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65in"/>
    </style:style>
    <style:style style:name="co3" style:family="table-column">
      <style:table-column-properties fo:break-before="auto" style:column-width="1.5874in"/>
    </style:style>
    <style:style style:name="co4" style:family="table-column">
      <style:table-column-properties fo:break-before="auto" style:column-width="1.3689in"/>
    </style:style>
    <style:style style:name="co5" style:family="table-column">
      <style:table-column-properties fo:break-before="auto" style:column-width="1.5728in"/>
    </style:style>
    <style:style style:name="co6" style:family="table-column">
      <style:table-column-properties fo:break-before="auto" style:column-width="1.470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4" table:default-cell-style-name="ce1"/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5"/>
          <table:table-cell office:value-type="float" office:value="512">
            <text:p>512</text:p>
          </table:table-cell>
          <table:table-cell office:value-type="string">
            <text:p>hash size</text:p>
          </table:table-cell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6"/>
          <table:table-cell office:value-type="string">
            <text:p>prob no collision </text:p>
          </table:table-cell>
          <table:table-cell office:value-type="string">
            <text:p>prob collision</text:p>
          </table:table-cell>
          <table:table-cell office:value-type="string">
            <text:p>prob no collision</text:p>
          </table:table-cell>
          <table:table-cell office:value-type="string">
            <text:p>prob collision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m</text:p>
          </table:table-cell>
          <table:table-cell office:value-type="string">
            <text:p>1-(m-1)/n</text:p>
          </table:table-cell>
          <table:table-cell table:number-columns-repeated="2" office:value-type="string">
            <text:p>exact</text:p>
          </table:table-cell>
          <table:table-cell office:value-type="string">
            <text:p>approx 1</text:p>
          </table:table-cell>
          <table:table-cell office:value-type="string">
            <text:p>Approx 1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float" office:value="1">
            <text:p>1</text:p>
          </table:table-cell>
          <table:table-cell table:style-name="ce2" table:formula="of:=EXP(-[.E14]*[.E14]/2/[.$F$7])" office:value-type="percentage" office:value="0.999023914181976">
            <text:p>99.90%</text:p>
          </table:table-cell>
          <table:table-cell table:style-name="ce2" table:formula="of:=[.G13]*[.F14]" office:value-type="percentage" office:value="0.999023914181976">
            <text:p>99.90%</text:p>
          </table:table-cell>
          <table:table-cell table:style-name="ce2" table:formula="of:=1-[.G14]" office:value-type="percentage" office:value="0.00097608581802433">
            <text:p>0.10%</text:p>
          </table:table-cell>
          <table:table-cell table:style-name="ce2" table:formula="of:=EXP(-[.E13]*([.E13]-1)/2/[.$F$7])" office:value-type="percentage" office:value="1">
            <text:p>100.00%</text:p>
          </table:table-cell>
          <table:table-cell table:formula="of:=1-[.I14]" office:value-type="percentage" office:value="0">
            <text:p>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">
            <text:p>2</text:p>
          </table:table-cell>
          <table:table-cell table:style-name="ce2" table:formula="of:=EXP(-[.E15]*[.E15]/2/[.$F$7])" office:value-type="percentage" office:value="0.996101369470117">
            <text:p>99.61%</text:p>
          </table:table-cell>
          <table:table-cell table:style-name="ce2" table:formula="of:=[.G14]*[.F15]" office:value-type="percentage" office:value="0.995129089050063">
            <text:p>99.51%</text:p>
          </table:table-cell>
          <table:table-cell table:style-name="ce2" table:formula="of:=1-[.G15]" office:value-type="percentage" office:value="0.00487091094993686">
            <text:p>0.49%</text:p>
          </table:table-cell>
          <table:table-cell table:style-name="ce2" table:formula="of:=EXP(-[.E14]*([.E14]-1)/2/[.$F$7])" office:value-type="percentage" office:value="1">
            <text:p>100.00%</text:p>
          </table:table-cell>
          <table:table-cell table:formula="of:=1-[.I15]" office:value-type="percentage" office:value="0">
            <text:p>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">
            <text:p>3</text:p>
          </table:table-cell>
          <table:table-cell table:style-name="ce2" table:formula="of:=EXP(-[.E16]*[.E16]/2/[.$F$7])" office:value-type="percentage" office:value="0.991249448402318">
            <text:p>99.12%</text:p>
          </table:table-cell>
          <table:table-cell table:style-name="ce2" table:formula="of:=[.G15]*[.F16]" office:value-type="percentage" office:value="0.986421160609977">
            <text:p>98.64%</text:p>
          </table:table-cell>
          <table:table-cell table:style-name="ce2" table:formula="of:=1-[.G16]" office:value-type="percentage" office:value="0.0135788393900234">
            <text:p>1.36%</text:p>
          </table:table-cell>
          <table:table-cell table:style-name="ce2" table:formula="of:=EXP(-[.E15]*([.E15]-1)/2/[.$F$7])" office:value-type="percentage" office:value="0.998048781107475">
            <text:p>99.80%</text:p>
          </table:table-cell>
          <table:table-cell table:formula="of:=1-[.I16]" office:value-type="percentage" office:value="0.00195121889252448">
            <text:p>0.2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">
            <text:p>4</text:p>
          </table:table-cell>
          <table:table-cell table:style-name="ce2" table:formula="of:=EXP(-[.E17]*[.E17]/2/[.$F$7])" office:value-type="percentage" office:value="0.984496437005408">
            <text:p>98.45%</text:p>
          </table:table-cell>
          <table:table-cell table:style-name="ce2" table:formula="of:=[.G16]*[.F17]" office:value-type="percentage" office:value="0.971128118007262">
            <text:p>97.11%</text:p>
          </table:table-cell>
          <table:table-cell table:style-name="ce2" table:formula="of:=1-[.G17]" office:value-type="percentage" office:value="0.0288718819927383">
            <text:p>2.89%</text:p>
          </table:table-cell>
          <table:table-cell table:style-name="ce2" table:formula="of:=EXP(-[.E16]*([.E16]-1)/2/[.$F$7])" office:value-type="percentage" office:value="0.994157757659138">
            <text:p>99.42%</text:p>
          </table:table-cell>
          <table:table-cell table:formula="of:=1-[.I17]" office:value-type="percentage" office:value="0.00584224234086217">
            <text:p>0.58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5">
            <text:p>5</text:p>
          </table:table-cell>
          <table:table-cell table:style-name="ce2" table:formula="of:=EXP(-[.E18]*[.E18]/2/[.$F$7])" office:value-type="percentage" office:value="0.975881550135659">
            <text:p>97.59%</text:p>
          </table:table-cell>
          <table:table-cell table:style-name="ce2" table:formula="of:=[.G17]*[.F18]" office:value-type="percentage" office:value="0.947706013181251">
            <text:p>94.77%</text:p>
          </table:table-cell>
          <table:table-cell table:style-name="ce2" table:formula="of:=1-[.G18]" office:value-type="percentage" office:value="0.0522939868187484">
            <text:p>5.23%</text:p>
          </table:table-cell>
          <table:table-cell table:style-name="ce2" table:formula="of:=EXP(-[.E17]*([.E17]-1)/2/[.$F$7])" office:value-type="percentage" office:value="0.988349647113845">
            <text:p>98.83%</text:p>
          </table:table-cell>
          <table:table-cell table:formula="of:=1-[.I18]" office:value-type="percentage" office:value="0.0116503528861549">
            <text:p>1.17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6">
            <text:p>6</text:p>
          </table:table-cell>
          <table:table-cell table:style-name="ce2" table:formula="of:=EXP(-[.E19]*[.E19]/2/[.$F$7])" office:value-type="percentage" office:value="0.965454552197838">
            <text:p>96.55%</text:p>
          </table:table-cell>
          <table:table-cell table:style-name="ce2" table:formula="of:=[.G18]*[.F19]" office:value-type="percentage" office:value="0.914967084571103">
            <text:p>91.50%</text:p>
          </table:table-cell>
          <table:table-cell table:style-name="ce2" table:formula="of:=1-[.G19]" office:value-type="percentage" office:value="0.0850329154288966">
            <text:p>8.50%</text:p>
          </table:table-cell>
          <table:table-cell table:style-name="ce2" table:formula="of:=EXP(-[.E18]*([.E18]-1)/2/[.$F$7])" office:value-type="percentage" office:value="0.980658249139539">
            <text:p>98.07%</text:p>
          </table:table-cell>
          <table:table-cell table:formula="of:=1-[.I19]" office:value-type="percentage" office:value="0.0193417508604614">
            <text:p>1.93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7">
            <text:p>7</text:p>
          </table:table-cell>
          <table:table-cell table:style-name="ce2" table:formula="of:=EXP(-[.E20]*[.E20]/2/[.$F$7])" office:value-type="percentage" office:value="0.953275278375071">
            <text:p>95.33%</text:p>
          </table:table-cell>
          <table:table-cell table:style-name="ce2" table:formula="of:=[.G19]*[.F20]" office:value-type="percentage" office:value="0.872215502248546">
            <text:p>87.22%</text:p>
          </table:table-cell>
          <table:table-cell table:style-name="ce2" table:formula="of:=1-[.G20]" office:value-type="percentage" office:value="0.127784497751454">
            <text:p>12.78%</text:p>
          </table:table-cell>
          <table:table-cell table:style-name="ce2" table:formula="of:=EXP(-[.E19]*([.E19]-1)/2/[.$F$7])" office:value-type="percentage" office:value="0.971128118007262">
            <text:p>97.11%</text:p>
          </table:table-cell>
          <table:table-cell table:formula="of:=1-[.I20]" office:value-type="percentage" office:value="0.0288718819927384">
            <text:p>2.89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8">
            <text:p>8</text:p>
          </table:table-cell>
          <table:table-cell table:style-name="ce2" table:formula="of:=EXP(-[.E21]*[.E21]/2/[.$F$7])" office:value-type="percentage" office:value="0.939413062813476">
            <text:p>93.94%</text:p>
          </table:table-cell>
          <table:table-cell table:style-name="ce2" table:formula="of:=[.G20]*[.F21]" office:value-type="percentage" office:value="0.819370636400701">
            <text:p>81.94%</text:p>
          </table:table-cell>
          <table:table-cell table:style-name="ce2" table:formula="of:=1-[.G21]" office:value-type="percentage" office:value="0.180629363599299">
            <text:p>18.06%</text:p>
          </table:table-cell>
          <table:table-cell table:style-name="ce2" table:formula="of:=EXP(-[.E20]*([.E20]-1)/2/[.$F$7])" office:value-type="percentage" office:value="0.95981413273481">
            <text:p>95.98%</text:p>
          </table:table-cell>
          <table:table-cell table:formula="of:=1-[.I21]" office:value-type="percentage" office:value="0.0401858672651905">
            <text:p>4.02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9">
            <text:p>9</text:p>
          </table:table-cell>
          <table:table-cell table:style-name="ce2" table:formula="of:=EXP(-[.E22]*[.E22]/2/[.$F$7])" office:value-type="percentage" office:value="0.923946081405808">
            <text:p>92.39%</text:p>
          </table:table-cell>
          <table:table-cell table:style-name="ce2" table:formula="of:=[.G21]*[.F22]" office:value-type="percentage" office:value="0.757054288721411">
            <text:p>75.71%</text:p>
          </table:table-cell>
          <table:table-cell table:style-name="ce2" table:formula="of:=1-[.G22]" office:value-type="percentage" office:value="0.242945711278589">
            <text:p>24.29%</text:p>
          </table:table-cell>
          <table:table-cell table:style-name="ce2" table:formula="of:=EXP(-[.E21]*([.E21]-1)/2/[.$F$7])" office:value-type="percentage" office:value="0.946780970782129">
            <text:p>94.68%</text:p>
          </table:table-cell>
          <table:table-cell table:formula="of:=1-[.I22]" office:value-type="percentage" office:value="0.0532190292178711">
            <text:p>5.32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0">
            <text:p>10</text:p>
          </table:table-cell>
          <table:table-cell table:style-name="ce2" table:formula="of:=EXP(-[.E23]*[.E23]/2/[.$F$7])" office:value-type="percentage" office:value="0.906960617887384">
            <text:p>90.70%</text:p>
          </table:table-cell>
          <table:table-cell table:style-name="ce2" table:formula="of:=[.G22]*[.F23]" office:value-type="percentage" office:value="0.686618425473064">
            <text:p>68.66%</text:p>
          </table:table-cell>
          <table:table-cell table:style-name="ce2" table:formula="of:=1-[.G23]" office:value-type="percentage" office:value="0.313381574526936">
            <text:p>31.34%</text:p>
          </table:table-cell>
          <table:table-cell table:style-name="ce2" table:formula="of:=EXP(-[.E22]*([.E22]-1)/2/[.$F$7])" office:value-type="percentage" office:value="0.932102492359527">
            <text:p>93.21%</text:p>
          </table:table-cell>
          <table:table-cell table:formula="of:=1-[.I23]" office:value-type="percentage" office:value="0.0678975076404724">
            <text:p>6.79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1">
            <text:p>11</text:p>
          </table:table-cell>
          <table:table-cell table:style-name="ce2" table:formula="of:=EXP(-[.E24]*[.E24]/2/[.$F$7])" office:value-type="percentage" office:value="0.888550262878127">
            <text:p>88.86%</text:p>
          </table:table-cell>
          <table:table-cell table:style-name="ce2" table:formula="of:=[.G23]*[.F24]" office:value-type="percentage" office:value="0.610094982451057">
            <text:p>61.01%</text:p>
          </table:table-cell>
          <table:table-cell table:style-name="ce2" table:formula="of:=1-[.G24]" office:value-type="percentage" office:value="0.389905017548943">
            <text:p>38.99%</text:p>
          </table:table-cell>
          <table:table-cell table:style-name="ce2" table:formula="of:=EXP(-[.E23]*([.E23]-1)/2/[.$F$7])" office:value-type="percentage" office:value="0.915861043546991">
            <text:p>91.59%</text:p>
          </table:table-cell>
          <table:table-cell table:formula="of:=1-[.I24]" office:value-type="percentage" office:value="0.0841389564530094">
            <text:p>8.41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2">
            <text:p>12</text:p>
          </table:table-cell>
          <table:table-cell table:style-name="ce2" table:formula="of:=EXP(-[.E25]*[.E25]/2/[.$F$7])" office:value-type="percentage" office:value="0.868815056262843">
            <text:p>86.88%</text:p>
          </table:table-cell>
          <table:table-cell table:style-name="ce2" table:formula="of:=[.G24]*[.F25]" office:value-type="percentage" office:value="0.530059706503893">
            <text:p>53.01%</text:p>
          </table:table-cell>
          <table:table-cell table:style-name="ce2" table:formula="of:=1-[.G25]" office:value-type="percentage" office:value="0.469940293496107">
            <text:p>46.99%</text:p>
          </table:table-cell>
          <table:table-cell table:style-name="ce2" table:formula="of:=EXP(-[.E24]*([.E24]-1)/2/[.$F$7])" office:value-type="percentage" office:value="0.898146687419902">
            <text:p>89.81%</text:p>
          </table:table-cell>
          <table:table-cell table:formula="of:=1-[.I25]" office:value-type="percentage" office:value="0.101853312580098">
            <text:p>10.19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3">
            <text:p>13</text:p>
          </table:table-cell>
          <table:table-cell table:style-name="ce2" table:formula="of:=EXP(-[.E26]*[.E26]/2/[.$F$7])" office:value-type="percentage" office:value="0.847860583886983">
            <text:p>84.79%</text:p>
          </table:table-cell>
          <table:table-cell table:style-name="ce2" table:formula="of:=[.G25]*[.F26]" office:value-type="percentage" office:value="0.449416732251354">
            <text:p>44.94%</text:p>
          </table:table-cell>
          <table:table-cell table:style-name="ce2" table:formula="of:=1-[.G26]" office:value-type="percentage" office:value="0.550583267748646">
            <text:p>55.06%</text:p>
          </table:table-cell>
          <table:table-cell table:style-name="ce2" table:formula="of:=EXP(-[.E25]*([.E25]-1)/2/[.$F$7])" office:value-type="percentage" office:value="0.879056373217652">
            <text:p>87.91%</text:p>
          </table:table-cell>
          <table:table-cell table:formula="of:=1-[.I26]" office:value-type="percentage" office:value="0.120943626782348">
            <text:p>12.09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4">
            <text:p>14</text:p>
          </table:table-cell>
          <table:table-cell table:style-name="ce2" table:formula="of:=EXP(-[.E27]*[.E27]/2/[.$F$7])" office:value-type="percentage" office:value="0.825797039950101">
            <text:p>82.58%</text:p>
          </table:table-cell>
          <table:table-cell table:style-name="ce2" table:formula="of:=[.G26]*[.F27]" office:value-type="percentage" office:value="0.371127007197215">
            <text:p>37.11%</text:p>
          </table:table-cell>
          <table:table-cell table:style-name="ce2" table:formula="of:=1-[.G27]" office:value-type="percentage" office:value="0.628872992802785">
            <text:p>62.89%</text:p>
          </table:table-cell>
          <table:table-cell table:style-name="ce2" table:formula="of:=EXP(-[.E26]*([.E26]-1)/2/[.$F$7])" office:value-type="percentage" office:value="0.858693054264576">
            <text:p>85.87%</text:p>
          </table:table-cell>
          <table:table-cell table:formula="of:=1-[.I27]" office:value-type="percentage" office:value="0.141306945735424">
            <text:p>14.13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5">
            <text:p>15</text:p>
          </table:table-cell>
          <table:table-cell table:style-name="ce2" table:formula="of:=EXP(-[.E28]*[.E28]/2/[.$F$7])" office:value-type="percentage" office:value="0.80273826670042">
            <text:p>80.27%</text:p>
          </table:table-cell>
          <table:table-cell table:style-name="ce2" table:formula="of:=[.G27]*[.F28]" office:value-type="percentage" office:value="0.297917850483207">
            <text:p>29.79%</text:p>
          </table:table-cell>
          <table:table-cell table:style-name="ce2" table:formula="of:=1-[.G28]" office:value-type="percentage" office:value="0.702082149516793">
            <text:p>70.21%</text:p>
          </table:table-cell>
          <table:table-cell table:style-name="ce2" table:formula="of:=EXP(-[.E27]*([.E27]-1)/2/[.$F$7])" office:value-type="percentage" office:value="0.837164765848545">
            <text:p>83.72%</text:p>
          </table:table-cell>
          <table:table-cell table:formula="of:=1-[.I28]" office:value-type="percentage" office:value="0.162835234151455">
            <text:p>16.28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6">
            <text:p>16</text:p>
          </table:table-cell>
          <table:table-cell table:style-name="ce2" table:formula="of:=EXP(-[.E29]*[.E29]/2/[.$F$7])" office:value-type="percentage" office:value="0.778800783071405">
            <text:p>77.88%</text:p>
          </table:table-cell>
          <table:table-cell table:style-name="ce2" table:formula="of:=[.G28]*[.F29]" office:value-type="percentage" office:value="0.232018655247271">
            <text:p>23.20%</text:p>
          </table:table-cell>
          <table:table-cell table:style-name="ce2" table:formula="of:=1-[.G29]" office:value-type="percentage" office:value="0.767981344752729">
            <text:p>76.80%</text:p>
          </table:table-cell>
          <table:table-cell table:style-name="ce2" table:formula="of:=EXP(-[.E28]*([.E28]-1)/2/[.$F$7])" office:value-type="percentage" office:value="0.814583674575861">
            <text:p>81.46%</text:p>
          </table:table-cell>
          <table:table-cell table:formula="of:=1-[.I29]" office:value-type="percentage" office:value="0.185416325424139">
            <text:p>18.54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7">
            <text:p>17</text:p>
          </table:table-cell>
          <table:table-cell table:style-name="ce2" table:formula="of:=EXP(-[.E30]*[.E30]/2/[.$F$7])" office:value-type="percentage" office:value="0.754102813758623">
            <text:p>75.41%</text:p>
          </table:table-cell>
          <table:table-cell table:style-name="ce2" table:formula="of:=[.G29]*[.F30]" office:value-type="percentage" office:value="0.174965920766459">
            <text:p>17.50%</text:p>
          </table:table-cell>
          <table:table-cell table:style-name="ce2" table:formula="of:=1-[.G30]" office:value-type="percentage" office:value="0.825034079233541">
            <text:p>82.50%</text:p>
          </table:table-cell>
          <table:table-cell table:style-name="ce2" table:formula="of:=EXP(-[.E29]*([.E29]-1)/2/[.$F$7])" office:value-type="percentage" office:value="0.791065110850296">
            <text:p>79.11%</text:p>
          </table:table-cell>
          <table:table-cell table:formula="of:=1-[.I30]" office:value-type="percentage" office:value="0.208934889149704">
            <text:p>20.89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8">
            <text:p>18</text:p>
          </table:table-cell>
          <table:table-cell table:style-name="ce2" table:formula="of:=EXP(-[.E31]*[.E31]/2/[.$F$7])" office:value-type="percentage" office:value="0.728763329919491">
            <text:p>72.88%</text:p>
          </table:table-cell>
          <table:table-cell table:style-name="ce2" table:formula="of:=[.G30]*[.F31]" office:value-type="percentage" office:value="0.127508747040194">
            <text:p>12.75%</text:p>
          </table:table-cell>
          <table:table-cell table:style-name="ce2" table:formula="of:=1-[.G31]" office:value-type="percentage" office:value="0.872491252959805">
            <text:p>87.25%</text:p>
          </table:table-cell>
          <table:table-cell table:style-name="ce2" table:formula="of:=EXP(-[.E30]*([.E30]-1)/2/[.$F$7])" office:value-type="percentage" office:value="0.76672659607082">
            <text:p>76.67%</text:p>
          </table:table-cell>
          <table:table-cell table:formula="of:=1-[.I31]" office:value-type="percentage" office:value="0.23327340392918">
            <text:p>23.33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9">
            <text:p>19</text:p>
          </table:table-cell>
          <table:table-cell table:style-name="ce2" table:formula="of:=EXP(-[.E32]*[.E32]/2/[.$F$7])" office:value-type="percentage" office:value="0.702901112199745">
            <text:p>70.29%</text:p>
          </table:table-cell>
          <table:table-cell table:style-name="ce2" table:formula="of:=[.G31]*[.F32]" office:value-type="percentage" office:value="0.0896260401097486">
            <text:p>8.96%</text:p>
          </table:table-cell>
          <table:table-cell table:style-name="ce2" table:formula="of:=1-[.G32]" office:value-type="percentage" office:value="0.910373959890251">
            <text:p>91.04%</text:p>
          </table:table-cell>
          <table:table-cell table:style-name="ce2" table:formula="of:=EXP(-[.E31]*([.E31]-1)/2/[.$F$7])" office:value-type="percentage" office:value="0.741686875912344">
            <text:p>74.17%</text:p>
          </table:table-cell>
          <table:table-cell table:formula="of:=1-[.I32]" office:value-type="percentage" office:value="0.258313124087656">
            <text:p>25.83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0">
            <text:p>20</text:p>
          </table:table-cell>
          <table:table-cell table:style-name="ce2" table:formula="of:=EXP(-[.E33]*[.E33]/2/[.$F$7])" office:value-type="percentage" office:value="0.676633846161729">
            <text:p>67.66%</text:p>
          </table:table-cell>
          <table:table-cell table:style-name="ce2" table:formula="of:=[.G32]*[.F33]" office:value-type="percentage" office:value="0.0606440122357046">
            <text:p>6.06%</text:p>
          </table:table-cell>
          <table:table-cell table:style-name="ce2" table:formula="of:=1-[.G33]" office:value-type="percentage" office:value="0.939355987764295">
            <text:p>93.94%</text:p>
          </table:table-cell>
          <table:table-cell table:style-name="ce2" table:formula="of:=EXP(-[.E32]*([.E32]-1)/2/[.$F$7])" office:value-type="percentage" office:value="0.716064970654965">
            <text:p>71.61%</text:p>
          </table:table-cell>
          <table:table-cell table:formula="of:=1-[.I33]" office:value-type="percentage" office:value="0.283935029345035">
            <text:p>28.39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1">
            <text:p>21</text:p>
          </table:table-cell>
          <table:table-cell table:style-name="ce2" table:formula="of:=EXP(-[.E34]*[.E34]/2/[.$F$7])" office:value-type="percentage" office:value="0.650077259426285">
            <text:p>65.01%</text:p>
          </table:table-cell>
          <table:table-cell table:style-name="ce2" table:formula="of:=[.G33]*[.F34]" office:value-type="percentage" office:value="0.0394232932748009">
            <text:p>3.94%</text:p>
          </table:table-cell>
          <table:table-cell table:style-name="ce2" table:formula="of:=1-[.G34]" office:value-type="percentage" office:value="0.960576706725199">
            <text:p>96.06%</text:p>
          </table:table-cell>
          <table:table-cell table:style-name="ce2" table:formula="of:=EXP(-[.E33]*([.E33]-1)/2/[.$F$7])" office:value-type="percentage" office:value="0.689979252971593">
            <text:p>69.00%</text:p>
          </table:table-cell>
          <table:table-cell table:formula="of:=1-[.I34]" office:value-type="percentage" office:value="0.310020747028407">
            <text:p>31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2">
            <text:p>22</text:p>
          </table:table-cell>
          <table:table-cell table:style-name="ce2" table:formula="of:=EXP(-[.E35]*[.E35]/2/[.$F$7])" office:value-type="percentage" office:value="0.623344308959634">
            <text:p>62.33%</text:p>
          </table:table-cell>
          <table:table-cell table:style-name="ce2" table:formula="of:=[.G34]*[.F35]" office:value-type="percentage" office:value="0.0245742855032938">
            <text:p>2.46%</text:p>
          </table:table-cell>
          <table:table-cell table:style-name="ce2" table:formula="of:=1-[.G35]" office:value-type="percentage" office:value="0.975425714496706">
            <text:p>97.54%</text:p>
          </table:table-cell>
          <table:table-cell table:style-name="ce2" table:formula="of:=EXP(-[.E34]*([.E34]-1)/2/[.$F$7])" office:value-type="percentage" office:value="0.663546562885513">
            <text:p>66.35%</text:p>
          </table:table-cell>
          <table:table-cell table:formula="of:=1-[.I35]" office:value-type="percentage" office:value="0.336453437114487">
            <text:p>33.65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3">
            <text:p>23</text:p>
          </table:table-cell>
          <table:table-cell table:style-name="ce2" table:formula="of:=EXP(-[.E36]*[.E36]/2/[.$F$7])" office:value-type="percentage" office:value="0.596544425958485">
            <text:p>59.65%</text:p>
          </table:table-cell>
          <table:table-cell table:style-name="ce2" table:formula="of:=[.G35]*[.F36]" office:value-type="percentage" office:value="0.0146596530389023">
            <text:p>1.47%</text:p>
          </table:table-cell>
          <table:table-cell table:style-name="ce2" table:formula="of:=1-[.G36]" office:value-type="percentage" office:value="0.985340346961098">
            <text:p>98.53%</text:p>
          </table:table-cell>
          <table:table-cell table:style-name="ce2" table:formula="of:=EXP(-[.E35]*([.E35]-1)/2/[.$F$7])" office:value-type="percentage" office:value="0.636881368785122">
            <text:p>63.69%</text:p>
          </table:table-cell>
          <table:table-cell table:formula="of:=1-[.I36]" office:value-type="percentage" office:value="0.363118631214878">
            <text:p>36.31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4">
            <text:p>24</text:p>
          </table:table-cell>
          <table:table-cell table:style-name="ce2" table:formula="of:=EXP(-[.E37]*[.E37]/2/[.$F$7])" office:value-type="percentage" office:value="0.569782824730923">
            <text:p>56.98%</text:p>
          </table:table-cell>
          <table:table-cell table:style-name="ce2" table:formula="of:=[.G36]*[.F37]" office:value-type="percentage" office:value="0.00835281851808102">
            <text:p>0.84%</text:p>
          </table:table-cell>
          <table:table-cell table:style-name="ce2" table:formula="of:=1-[.G37]" office:value-type="percentage" office:value="0.991647181481919">
            <text:p>99.16%</text:p>
          </table:table-cell>
          <table:table-cell table:style-name="ce2" table:formula="of:=EXP(-[.E36]*([.E36]-1)/2/[.$F$7])" office:value-type="percentage" office:value="0.610094982451056">
            <text:p>61.01%</text:p>
          </table:table-cell>
          <table:table-cell table:formula="of:=1-[.I37]" office:value-type="percentage" office:value="0.389905017548943">
            <text:p>38.99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5">
            <text:p>25</text:p>
          </table:table-cell>
          <table:table-cell table:style-name="ce2" table:formula="of:=EXP(-[.E38]*[.E38]/2/[.$F$7])" office:value-type="percentage" office:value="0.543159880858705">
            <text:p>54.32%</text:p>
          </table:table-cell>
          <table:table-cell table:style-name="ce2" table:formula="of:=[.G37]*[.F38]" office:value-type="percentage" office:value="0.00453691591111527">
            <text:p>0.45%</text:p>
          </table:table-cell>
          <table:table-cell table:style-name="ce2" table:formula="of:=1-[.G38]" office:value-type="percentage" office:value="0.995463084088885">
            <text:p>99.55%</text:p>
          </table:table-cell>
          <table:table-cell table:style-name="ce2" table:formula="of:=EXP(-[.E37]*([.E37]-1)/2/[.$F$7])" office:value-type="percentage" office:value="0.583294835031178">
            <text:p>58.33%</text:p>
          </table:table-cell>
          <table:table-cell table:formula="of:=1-[.I38]" office:value-type="percentage" office:value="0.416705164968822">
            <text:p>41.67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6">
            <text:p>26</text:p>
          </table:table-cell>
          <table:table-cell table:style-name="ce2" table:formula="of:=EXP(-[.E39]*[.E39]/2/[.$F$7])" office:value-type="percentage" office:value="0.516770582779577">
            <text:p>51.68%</text:p>
          </table:table-cell>
          <table:table-cell table:style-name="ce2" table:formula="of:=[.G38]*[.F39]" office:value-type="percentage" office:value="0.00234454467940897">
            <text:p>0.23%</text:p>
          </table:table-cell>
          <table:table-cell table:style-name="ce2" table:formula="of:=1-[.G39]" office:value-type="percentage" office:value="0.997655455320591">
            <text:p>99.77%</text:p>
          </table:table-cell>
          <table:table-cell table:style-name="ce2" table:formula="of:=EXP(-[.E38]*([.E38]-1)/2/[.$F$7])" office:value-type="percentage" office:value="0.556583819812148">
            <text:p>55.66%</text:p>
          </table:table-cell>
          <table:table-cell table:formula="of:=1-[.I39]" office:value-type="percentage" office:value="0.443416180187852">
            <text:p>44.34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7">
            <text:p>27</text:p>
          </table:table-cell>
          <table:table-cell table:style-name="ce2" table:formula="of:=EXP(-[.E40]*[.E40]/2/[.$F$7])" office:value-type="percentage" office:value="0.490704059767441">
            <text:p>49.07%</text:p>
          </table:table-cell>
          <table:table-cell table:style-name="ce2" table:formula="of:=[.G39]*[.F40]" office:value-type="percentage" office:value="0.00115047759249214">
            <text:p>0.12%</text:p>
          </table:table-cell>
          <table:table-cell table:style-name="ce2" table:formula="of:=1-[.G40]" office:value-type="percentage" office:value="0.998849522407508">
            <text:p>99.88%</text:p>
          </table:table-cell>
          <table:table-cell table:style-name="ce2" table:formula="of:=EXP(-[.E39]*([.E39]-1)/2/[.$F$7])" office:value-type="percentage" office:value="0.530059706503893">
            <text:p>53.01%</text:p>
          </table:table-cell>
          <table:table-cell table:formula="of:=1-[.I40]" office:value-type="percentage" office:value="0.469940293496107">
            <text:p>46.99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8">
            <text:p>28</text:p>
          </table:table-cell>
          <table:table-cell table:style-name="ce2" table:formula="of:=EXP(-[.E41]*[.E41]/2/[.$F$7])" office:value-type="percentage" office:value="0.465043188134056">
            <text:p>46.50%</text:p>
          </table:table-cell>
          <table:table-cell table:style-name="ce2" table:formula="of:=[.G40]*[.F41]" office:value-type="percentage" office:value="0.000535021767489337">
            <text:p>0.05%</text:p>
          </table:table-cell>
          <table:table-cell table:style-name="ce2" table:formula="of:=1-[.G41]" office:value-type="percentage" office:value="0.999464978232511">
            <text:p>99.95%</text:p>
          </table:table-cell>
          <table:table-cell table:style-name="ce2" table:formula="of:=EXP(-[.E40]*([.E40]-1)/2/[.$F$7])" office:value-type="percentage" office:value="0.503814630596491">
            <text:p>50.38%</text:p>
          </table:table-cell>
          <table:table-cell table:formula="of:=1-[.I41]" office:value-type="percentage" office:value="0.496185369403509">
            <text:p>49.62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9">
            <text:p>29</text:p>
          </table:table-cell>
          <table:table-cell table:style-name="ce2" table:formula="of:=EXP(-[.E42]*[.E42]/2/[.$F$7])" office:value-type="percentage" office:value="0.439864276347883">
            <text:p>43.99%</text:p>
          </table:table-cell>
          <table:table-cell table:style-name="ce2" table:formula="of:=[.G41]*[.F42]" office:value-type="percentage" office:value="0.000235336962587063">
            <text:p>0.02%</text:p>
          </table:table-cell>
          <table:table-cell table:style-name="ce2" table:formula="of:=1-[.G42]" office:value-type="percentage" office:value="0.999764663037413">
            <text:p>99.98%</text:p>
          </table:table-cell>
          <table:table-cell table:style-name="ce2" table:formula="of:=EXP(-[.E41]*([.E41]-1)/2/[.$F$7])" office:value-type="percentage" office:value="0.477934660188738">
            <text:p>47.79%</text:p>
          </table:table-cell>
          <table:table-cell table:formula="of:=1-[.I42]" office:value-type="percentage" office:value="0.522065339811262">
            <text:p>52.21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0">
            <text:p>30</text:p>
          </table:table-cell>
          <table:table-cell table:style-name="ce2" table:formula="of:=EXP(-[.E43]*[.E43]/2/[.$F$7])" office:value-type="percentage" office:value="0.415236828681841">
            <text:p>41.52%</text:p>
          </table:table-cell>
          <table:table-cell table:style-name="ce2" table:formula="of:=[.G42]*[.F43]" office:value-type="percentage" office:value="0.000097720574016269">
            <text:p>0.01%</text:p>
          </table:table-cell>
          <table:table-cell table:style-name="ce2" table:formula="of:=1-[.G43]" office:value-type="percentage" office:value="0.999902279425984">
            <text:p>99.99%</text:p>
          </table:table-cell>
          <table:table-cell table:style-name="ce2" table:formula="of:=EXP(-[.E42]*([.E42]-1)/2/[.$F$7])" office:value-type="percentage" office:value="0.45249944154392">
            <text:p>45.25%</text:p>
          </table:table-cell>
          <table:table-cell table:formula="of:=1-[.I43]" office:value-type="percentage" office:value="0.54750055845608">
            <text:p>54.75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1">
            <text:p>31</text:p>
          </table:table-cell>
          <table:table-cell table:style-name="ce2" table:formula="of:=EXP(-[.E44]*[.E44]/2/[.$F$7])" office:value-type="percentage" office:value="0.391223385978341">
            <text:p>39.12%</text:p>
          </table:table-cell>
          <table:table-cell table:style-name="ce2" table:formula="of:=[.G43]*[.F44]" office:value-type="percentage" office:value="0.0000382305738463919">
            <text:p>0.00%</text:p>
          </table:table-cell>
          <table:table-cell table:style-name="ce2" table:formula="of:=1-[.G44]" office:value-type="percentage" office:value="0.999961769426153">
            <text:p>100.00%</text:p>
          </table:table-cell>
          <table:table-cell table:style-name="ce2" table:formula="of:=EXP(-[.E43]*([.E43]-1)/2/[.$F$7])" office:value-type="percentage" office:value="0.427581923519937">
            <text:p>42.76%</text:p>
          </table:table-cell>
          <table:table-cell table:formula="of:=1-[.I44]" office:value-type="percentage" office:value="0.572418076480063">
            <text:p>57.24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2">
            <text:p>32</text:p>
          </table:table-cell>
          <table:table-cell table:style-name="ce2" table:formula="of:=EXP(-[.E45]*[.E45]/2/[.$F$7])" office:value-type="percentage" office:value="0.367879441171442">
            <text:p>36.79%</text:p>
          </table:table-cell>
          <table:table-cell table:style-name="ce2" table:formula="of:=[.G44]*[.F45]" office:value-type="percentage" office:value="0.0000140642421422742">
            <text:p>0.00%</text:p>
          </table:table-cell>
          <table:table-cell table:style-name="ce2" table:formula="of:=1-[.G45]" office:value-type="percentage" office:value="0.999985935757858">
            <text:p>100.00%</text:p>
          </table:table-cell>
          <table:table-cell table:style-name="ce2" table:formula="of:=EXP(-[.E44]*([.E44]-1)/2/[.$F$7])" office:value-type="percentage" office:value="0.4032481599651">
            <text:p>40.32%</text:p>
          </table:table-cell>
          <table:table-cell table:formula="of:=1-[.I45]" office:value-type="percentage" office:value="0.5967518400349">
            <text:p>59.68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3">
            <text:p>33</text:p>
          </table:table-cell>
          <table:table-cell table:style-name="ce2" table:formula="of:=EXP(-[.E46]*[.E46]/2/[.$F$7])" office:value-type="percentage" office:value="0.345253426344544">
            <text:p>34.53%</text:p>
          </table:table-cell>
          <table:table-cell table:style-name="ce2" table:formula="of:=[.G45]*[.F46]" office:value-type="percentage" office:value="0.00000485572778855949">
            <text:p>0.00%</text:p>
          </table:table-cell>
          <table:table-cell table:style-name="ce2" table:formula="of:=1-[.G46]" office:value-type="percentage" office:value="0.999995144272211">
            <text:p>100.00%</text:p>
          </table:table-cell>
          <table:table-cell table:style-name="ce2" table:formula="of:=EXP(-[.E45]*([.E45]-1)/2/[.$F$7])" office:value-type="percentage" office:value="0.37955718818309">
            <text:p>37.96%</text:p>
          </table:table-cell>
          <table:table-cell table:formula="of:=1-[.I46]" office:value-type="percentage" office:value="0.62044281181691">
            <text:p>62.04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4">
            <text:p>34</text:p>
          </table:table-cell>
          <table:table-cell table:style-name="ce2" table:formula="of:=EXP(-[.E47]*[.E47]/2/[.$F$7])" office:value-type="percentage" office:value="0.323386767337505">
            <text:p>32.34%</text:p>
          </table:table-cell>
          <table:table-cell table:style-name="ce2" table:formula="of:=[.G46]*[.F47]" office:value-type="percentage" office:value="0.00000157027811261315">
            <text:p>0.00%</text:p>
          </table:table-cell>
          <table:table-cell table:style-name="ce2" table:formula="of:=1-[.G47]" office:value-type="percentage" office:value="0.999998429721887">
            <text:p>100.00%</text:p>
          </table:table-cell>
          <table:table-cell table:style-name="ce2" table:formula="of:=EXP(-[.E46]*([.E46]-1)/2/[.$F$7])" office:value-type="percentage" office:value="0.356560980663947">
            <text:p>35.66%</text:p>
          </table:table-cell>
          <table:table-cell table:formula="of:=1-[.I47]" office:value-type="percentage" office:value="0.643439019336053">
            <text:p>64.34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5">
            <text:p>35</text:p>
          </table:table-cell>
          <table:table-cell table:style-name="ce2" table:formula="of:=EXP(-[.E48]*[.E48]/2/[.$F$7])" office:value-type="percentage" office:value="0.302314001257049">
            <text:p>30.23%</text:p>
          </table:table-cell>
          <table:table-cell table:style-name="ce2" table:formula="of:=[.G47]*[.F48]" office:value-type="percentage" office:value="0.000000474717059310448">
            <text:p>0.00%</text:p>
          </table:table-cell>
          <table:table-cell table:style-name="ce2" table:formula="of:=1-[.G48]" office:value-type="percentage" office:value="0.999999525282941">
            <text:p>100.00%</text:p>
          </table:table-cell>
          <table:table-cell table:style-name="ce2" table:formula="of:=EXP(-[.E47]*([.E47]-1)/2/[.$F$7])" office:value-type="percentage" office:value="0.334304466463736">
            <text:p>33.43%</text:p>
          </table:table-cell>
          <table:table-cell table:formula="of:=1-[.I48]" office:value-type="percentage" office:value="0.665695533536264">
            <text:p>66.57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6">
            <text:p>36</text:p>
          </table:table-cell>
          <table:table-cell table:style-name="ce2" table:formula="of:=EXP(-[.E49]*[.E49]/2/[.$F$7])" office:value-type="percentage" office:value="0.282062951693815">
            <text:p>28.21%</text:p>
          </table:table-cell>
          <table:table-cell table:style-name="ce2" table:formula="of:=[.G48]*[.F49]" office:value-type="percentage" office:value="0.000000133900094968513">
            <text:p>0.00%</text:p>
          </table:table-cell>
          <table:table-cell table:style-name="ce2" table:formula="of:=1-[.G49]" office:value-type="percentage" office:value="0.999999866099905">
            <text:p>100.00%</text:p>
          </table:table-cell>
          <table:table-cell table:style-name="ce2" table:formula="of:=EXP(-[.E48]*([.E48]-1)/2/[.$F$7])" office:value-type="percentage" office:value="0.312825617902254">
            <text:p>31.28%</text:p>
          </table:table-cell>
          <table:table-cell table:formula="of:=1-[.I49]" office:value-type="percentage" office:value="0.687174382097746">
            <text:p>68.72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7">
            <text:p>37</text:p>
          </table:table-cell>
          <table:table-cell table:style-name="ce2" table:formula="of:=EXP(-[.E50]*[.E50]/2/[.$F$7])" office:value-type="percentage" office:value="0.262654956011189">
            <text:p>26.27%</text:p>
          </table:table-cell>
          <table:table-cell table:style-name="ce2" table:formula="of:=[.G49]*[.F50]" office:value-type="percentage" office:value="0.0000000351695235538487">
            <text:p>0.00%</text:p>
          </table:table-cell>
          <table:table-cell table:style-name="ce2" table:formula="of:=1-[.G50]" office:value-type="percentage" office:value="0.999999964830476">
            <text:p>100.00%</text:p>
          </table:table-cell>
          <table:table-cell table:style-name="ce2" table:formula="of:=EXP(-[.E49]*([.E49]-1)/2/[.$F$7])" office:value-type="percentage" office:value="0.292155597642276">
            <text:p>29.22%</text:p>
          </table:table-cell>
          <table:table-cell table:formula="of:=1-[.I50]" office:value-type="percentage" office:value="0.707844402357724">
            <text:p>70.78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8">
            <text:p>38</text:p>
          </table:table-cell>
          <table:table-cell table:style-name="ce2" table:formula="of:=EXP(-[.E51]*[.E51]/2/[.$F$7])" office:value-type="percentage" office:value="0.244105138745554">
            <text:p>24.41%</text:p>
          </table:table-cell>
          <table:table-cell table:style-name="ce2" table:formula="of:=[.G50]*[.F51]" office:value-type="percentage" office:value="0.00000000858506142672727">
            <text:p>0.00%</text:p>
          </table:table-cell>
          <table:table-cell table:style-name="ce2" table:formula="of:=1-[.G51]" office:value-type="percentage" office:value="0.999999991414938">
            <text:p>100.00%</text:p>
          </table:table-cell>
          <table:table-cell table:style-name="ce2" table:formula="of:=EXP(-[.E50]*([.E50]-1)/2/[.$F$7])" office:value-type="percentage" office:value="0.272318960719153">
            <text:p>27.23%</text:p>
          </table:table-cell>
          <table:table-cell table:formula="of:=1-[.I51]" office:value-type="percentage" office:value="0.727681039280847">
            <text:p>72.77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9">
            <text:p>39</text:p>
          </table:table-cell>
          <table:table-cell table:style-name="ce2" table:formula="of:=EXP(-[.E52]*[.E52]/2/[.$F$7])" office:value-type="percentage" office:value="0.226422724943098">
            <text:p>22.64%</text:p>
          </table:table-cell>
          <table:table-cell table:style-name="ce2" table:formula="of:=[.G51]*[.F52]" office:value-type="percentage" office:value="0.00000000194385300204347">
            <text:p>0.00%</text:p>
          </table:table-cell>
          <table:table-cell table:style-name="ce2" table:formula="of:=1-[.G52]" office:value-type="percentage" office:value="0.999999998056147">
            <text:p>100.00%</text:p>
          </table:table-cell>
          <table:table-cell table:style-name="ce2" table:formula="of:=EXP(-[.E51]*([.E51]-1)/2/[.$F$7])" office:value-type="percentage" office:value="0.25333390570768">
            <text:p>25.33%</text:p>
          </table:table-cell>
          <table:table-cell table:formula="of:=1-[.I52]" office:value-type="percentage" office:value="0.74666609429232">
            <text:p>74.67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0">
            <text:p>40</text:p>
          </table:table-cell>
          <table:table-cell table:style-name="ce2" table:formula="of:=EXP(-[.E53]*[.E53]/2/[.$F$7])" office:value-type="percentage" office:value="0.209611387151098">
            <text:p>20.96%</text:p>
          </table:table-cell>
          <table:table-cell table:style-name="ce2" table:formula="of:=[.G52]*[.F53]" office:value-type="percentage" office:value="0.000000000407453724176157">
            <text:p>0.00%</text:p>
          </table:table-cell>
          <table:table-cell table:style-name="ce2" table:formula="of:=1-[.G53]" office:value-type="percentage" office:value="0.999999999592546">
            <text:p>100.00%</text:p>
          </table:table-cell>
          <table:table-cell table:style-name="ce2" table:formula="of:=EXP(-[.E52]*([.E52]-1)/2/[.$F$7])" office:value-type="percentage" office:value="0.235212568943469">
            <text:p>23.52%</text:p>
          </table:table-cell>
          <table:table-cell table:formula="of:=1-[.I53]" office:value-type="percentage" office:value="0.764787431056531">
            <text:p>76.48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1">
            <text:p>41</text:p>
          </table:table-cell>
          <table:table-cell table:style-name="ce2" table:formula="of:=EXP(-[.E54]*[.E54]/2/[.$F$7])" office:value-type="percentage" office:value="0.193669619776293">
            <text:p>19.37%</text:p>
          </table:table-cell>
          <table:table-cell table:style-name="ce2" table:formula="of:=[.G53]*[.F54]" office:value-type="percentage" office:value="0.0000000000789114078376307">
            <text:p>0.00%</text:p>
          </table:table-cell>
          <table:table-cell table:style-name="ce2" table:formula="of:=1-[.G54]" office:value-type="percentage" office:value="0.999999999921089">
            <text:p>100.00%</text:p>
          </table:table-cell>
          <table:table-cell table:style-name="ce2" table:formula="of:=EXP(-[.E53]*([.E53]-1)/2/[.$F$7])" office:value-type="percentage" office:value="0.217961355555703">
            <text:p>21.80%</text:p>
          </table:table-cell>
          <table:table-cell table:formula="of:=1-[.I54]" office:value-type="percentage" office:value="0.782038644444297">
            <text:p>78.2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2">
            <text:p>42</text:p>
          </table:table-cell>
          <table:table-cell table:style-name="ce2" table:formula="of:=EXP(-[.E55]*[.E55]/2/[.$F$7])" office:value-type="percentage" office:value="0.178591134612436">
            <text:p>17.86%</text:p>
          </table:table-cell>
          <table:table-cell table:style-name="ce2" table:formula="of:=[.G54]*[.F55]" office:value-type="percentage" office:value="0.0000000000140928778595871">
            <text:p>0.00%</text:p>
          </table:table-cell>
          <table:table-cell table:style-name="ce2" table:formula="of:=1-[.G55]" office:value-type="percentage" office:value="0.999999999985907">
            <text:p>100.00%</text:p>
          </table:table-cell>
          <table:table-cell table:style-name="ce2" table:formula="of:=EXP(-[.E54]*([.E54]-1)/2/[.$F$7])" office:value-type="percentage" office:value="0.201581301012687">
            <text:p>20.16%</text:p>
          </table:table-cell>
          <table:table-cell table:formula="of:=1-[.I55]" office:value-type="percentage" office:value="0.798418698987313">
            <text:p>79.84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3">
            <text:p>43</text:p>
          </table:table-cell>
          <table:table-cell table:style-name="ce2" table:formula="of:=EXP(-[.E56]*[.E56]/2/[.$F$7])" office:value-type="percentage" office:value="0.164365271515199">
            <text:p>16.44%</text:p>
          </table:table-cell>
          <table:table-cell table:style-name="ce2" table:formula="of:=[.G55]*[.F56]" office:value-type="percentage" office:value="0.00000000000231637969582157">
            <text:p>0.00%</text:p>
          </table:table-cell>
          <table:table-cell table:style-name="ce2" table:formula="of:=1-[.G56]" office:value-type="percentage" office:value="0.999999999997684">
            <text:p>100.00%</text:p>
          </table:table-cell>
          <table:table-cell table:style-name="ce2" table:formula="of:=EXP(-[.E55]*([.E55]-1)/2/[.$F$7])" office:value-type="percentage" office:value="0.186068456924648">
            <text:p>18.61%</text:p>
          </table:table-cell>
          <table:table-cell table:formula="of:=1-[.I56]" office:value-type="percentage" office:value="0.813931543075352">
            <text:p>81.39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4">
            <text:p>44</text:p>
          </table:table-cell>
          <table:table-cell table:style-name="ce2" table:formula="of:=EXP(-[.E57]*[.E57]/2/[.$F$7])" office:value-type="percentage" office:value="0.150977418455915">
            <text:p>15.10%</text:p>
          </table:table-cell>
          <table:table-cell table:style-name="ce2" table:formula="of:=[.G56]*[.F57]" office:value-type="percentage" office:value="0.000000000000349721026638838">
            <text:p>0.00%</text:p>
          </table:table-cell>
          <table:table-cell table:style-name="ce2" table:formula="of:=1-[.G57]" office:value-type="percentage" office:value="0.99999999999965">
            <text:p>100.00%</text:p>
          </table:table-cell>
          <table:table-cell table:style-name="ce2" table:formula="of:=EXP(-[.E56]*([.E56]-1)/2/[.$F$7])" office:value-type="percentage" office:value="0.171414294982161">
            <text:p>17.14%</text:p>
          </table:table-cell>
          <table:table-cell table:formula="of:=1-[.I57]" office:value-type="percentage" office:value="0.82858570501784">
            <text:p>82.86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5">
            <text:p>45</text:p>
          </table:table-cell>
          <table:table-cell table:style-name="ce2" table:formula="of:=EXP(-[.E58]*[.E58]/2/[.$F$7])" office:value-type="percentage" office:value="0.138409435506143">
            <text:p>13.84%</text:p>
          </table:table-cell>
          <table:table-cell table:style-name="ce2" table:formula="of:=[.G57]*[.F58]" office:value-type="percentage" office:value="0.0000000000000484046898817103">
            <text:p>0.00%</text:p>
          </table:table-cell>
          <table:table-cell table:style-name="ce2" table:formula="of:=1-[.G58]" office:value-type="percentage" office:value="0.999999999999952">
            <text:p>100.00%</text:p>
          </table:table-cell>
          <table:table-cell table:style-name="ce2" table:formula="of:=EXP(-[.E57]*([.E57]-1)/2/[.$F$7])" office:value-type="percentage" office:value="0.157606123124543">
            <text:p>15.76%</text:p>
          </table:table-cell>
          <table:table-cell table:formula="of:=1-[.I58]" office:value-type="percentage" office:value="0.842393876875457">
            <text:p>84.24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6">
            <text:p>46</text:p>
          </table:table-cell>
          <table:table-cell table:style-name="ce2" table:formula="of:=EXP(-[.E59]*[.E59]/2/[.$F$7])" office:value-type="percentage" office:value="0.126640077682188">
            <text:p>12.66%</text:p>
          </table:table-cell>
          <table:table-cell table:style-name="ce2" table:formula="of:=[.G58]*[.F59]" office:value-type="percentage" office:value="6.129973686802E-015">
            <text:p>0.00%</text:p>
          </table:table-cell>
          <table:table-cell table:style-name="ce2" table:formula="of:=1-[.G59]" office:value-type="percentage" office:value="0.999999999999994">
            <text:p>100.00%</text:p>
          </table:table-cell>
          <table:table-cell table:style-name="ce2" table:formula="of:=EXP(-[.E58]*([.E58]-1)/2/[.$F$7])" office:value-type="percentage" office:value="0.144627508320854">
            <text:p>14.46%</text:p>
          </table:table-cell>
          <table:table-cell table:formula="of:=1-[.I59]" office:value-type="percentage" office:value="0.855372491679146">
            <text:p>85.54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7">
            <text:p>47</text:p>
          </table:table-cell>
          <table:table-cell table:style-name="ce2" table:formula="of:=EXP(-[.E60]*[.E60]/2/[.$F$7])" office:value-type="percentage" office:value="0.115645412001621">
            <text:p>11.56%</text:p>
          </table:table-cell>
          <table:table-cell table:style-name="ce2" table:formula="of:=[.G59]*[.F60]" office:value-type="percentage" office:value="7.08903332569312E-016">
            <text:p>0.00%</text:p>
          </table:table-cell>
          <table:table-cell table:style-name="ce2" table:formula="of:=1-[.G60]" office:value-type="percentage" office:value="1">
            <text:p>100.00%</text:p>
          </table:table-cell>
          <table:table-cell table:style-name="ce2" table:formula="of:=EXP(-[.E59]*([.E59]-1)/2/[.$F$7])" office:value-type="percentage" office:value="0.132458700696338">
            <text:p>13.25%</text:p>
          </table:table-cell>
          <table:table-cell table:formula="of:=1-[.I60]" office:value-type="percentage" office:value="0.867541299303662">
            <text:p>86.75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8">
            <text:p>48</text:p>
          </table:table-cell>
          <table:table-cell table:style-name="ce2" table:formula="of:=EXP(-[.E61]*[.E61]/2/[.$F$7])" office:value-type="percentage" office:value="0.105399224561864">
            <text:p>10.54%</text:p>
          </table:table-cell>
          <table:table-cell table:style-name="ce2" table:formula="of:=[.G60]*[.F61]" office:value-type="percentage" office:value="7.47178615421269E-017">
            <text:p>0.00%</text:p>
          </table:table-cell>
          <table:table-cell table:style-name="ce2" table:formula="of:=1-[.G61]" office:value-type="percentage" office:value="1">
            <text:p>100.00%</text:p>
          </table:table-cell>
          <table:table-cell table:style-name="ce2" table:formula="of:=EXP(-[.E60]*([.E60]-1)/2/[.$F$7])" office:value-type="percentage" office:value="0.121077054138686">
            <text:p>12.11%</text:p>
          </table:table-cell>
          <table:table-cell table:formula="of:=1-[.I61]" office:value-type="percentage" office:value="0.878922945861314">
            <text:p>87.89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9">
            <text:p>49</text:p>
          </table:table-cell>
          <table:table-cell table:style-name="ce2" table:formula="of:=EXP(-[.E62]*[.E62]/2/[.$F$7])" office:value-type="percentage" office:value="0.0958734139333128">
            <text:p>9.59%</text:p>
          </table:table-cell>
          <table:table-cell table:style-name="ce2" table:formula="of:=[.G61]*[.F62]" office:value-type="percentage" office:value="7.16345646784029E-018">
            <text:p>0.00%</text:p>
          </table:table-cell>
          <table:table-cell table:style-name="ce2" table:formula="of:=1-[.G62]" office:value-type="percentage" office:value="1">
            <text:p>100.00%</text:p>
          </table:table-cell>
          <table:table-cell table:style-name="ce2" table:formula="of:=EXP(-[.E61]*([.E61]-1)/2/[.$F$7])" office:value-type="percentage" office:value="0.110457438960364">
            <text:p>11.05%</text:p>
          </table:table-cell>
          <table:table-cell table:formula="of:=1-[.I62]" office:value-type="percentage" office:value="0.889542561039636">
            <text:p>88.95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50">
            <text:p>50</text:p>
          </table:table-cell>
          <table:table-cell table:style-name="ce2" table:formula="of:=EXP(-[.E63]*[.E63]/2/[.$F$7])" office:value-type="percentage" office:value="0.0870383676562235">
            <text:p>8.70%</text:p>
          </table:table-cell>
          <table:table-cell table:style-name="ce2" table:formula="of:=[.G62]*[.F63]" office:value-type="percentage" office:value="6.23495557737235E-019">
            <text:p>0.00%</text:p>
          </table:table-cell>
          <table:table-cell table:style-name="ce2" table:formula="of:=1-[.G63]" office:value-type="percentage" office:value="1">
            <text:p>100.00%</text:p>
          </table:table-cell>
          <table:table-cell table:style-name="ce2" table:formula="of:=EXP(-[.E62]*([.E62]-1)/2/[.$F$7])" office:value-type="percentage" office:value="0.100572642664914">
            <text:p>10.06%</text:p>
          </table:table-cell>
          <table:table-cell table:formula="of:=1-[.I63]" office:value-type="percentage" office:value="0.899427357335086">
            <text:p>89.94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51">
            <text:p>51</text:p>
          </table:table-cell>
          <table:table-cell table:style-name="ce2" table:formula="of:=EXP(-[.E64]*[.E64]/2/[.$F$7])" office:value-type="percentage" office:value="0.0788633191321026">
            <text:p>7.89%</text:p>
          </table:table-cell>
          <table:table-cell table:style-name="ce2" table:formula="of:=[.G63]*[.F64]" office:value-type="percentage" office:value="4.91709291472799E-020">
            <text:p>0.00%</text:p>
          </table:table-cell>
          <table:table-cell table:style-name="ce2" table:formula="of:=1-[.G64]" office:value-type="percentage" office:value="1">
            <text:p>100.00%</text:p>
          </table:table-cell>
          <table:table-cell table:style-name="ce2" table:formula="of:=EXP(-[.E63]*([.E63]-1)/2/[.$F$7])" office:value-type="percentage" office:value="0.0913937553560472">
            <text:p>9.14%</text:p>
          </table:table-cell>
          <table:table-cell table:formula="of:=1-[.I64]" office:value-type="percentage" office:value="0.908606244643953">
            <text:p>90.86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52">
            <text:p>52</text:p>
          </table:table-cell>
          <table:table-cell table:style-name="ce2" table:formula="of:=EXP(-[.E65]*[.E65]/2/[.$F$7])" office:value-type="percentage" office:value="0.071316682697758">
            <text:p>7.13%</text:p>
          </table:table-cell>
          <table:table-cell table:style-name="ce2" table:formula="of:=[.G64]*[.F65]" office:value-type="percentage" office:value="3.5067075519505E-021">
            <text:p>0.00%</text:p>
          </table:table-cell>
          <table:table-cell table:style-name="ce2" table:formula="of:=1-[.G65]" office:value-type="percentage" office:value="1">
            <text:p>100.00%</text:p>
          </table:table-cell>
          <table:table-cell table:style-name="ce2" table:formula="of:=EXP(-[.E64]*([.E64]-1)/2/[.$F$7])" office:value-type="percentage" office:value="0.082890536828769">
            <text:p>8.29%</text:p>
          </table:table-cell>
          <table:table-cell table:formula="of:=1-[.I65]" office:value-type="percentage" office:value="0.917109463171231">
            <text:p>91.71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53">
            <text:p>53</text:p>
          </table:table-cell>
          <table:table-cell table:style-name="ce2" table:formula="of:=EXP(-[.E66]*[.E66]/2/[.$F$7])" office:value-type="percentage" office:value="0.0643663651556118">
            <text:p>6.44%</text:p>
          </table:table-cell>
          <table:table-cell table:style-name="ce2" table:formula="of:=[.G65]*[.F66]" office:value-type="percentage" office:value="2.25714018782788E-022">
            <text:p>0.00%</text:p>
          </table:table-cell>
          <table:table-cell table:style-name="ce2" table:formula="of:=1-[.G66]" office:value-type="percentage" office:value="1">
            <text:p>100.00%</text:p>
          </table:table-cell>
          <table:table-cell table:style-name="ce2" table:formula="of:=EXP(-[.E65]*([.E65]-1)/2/[.$F$7])" office:value-type="percentage" office:value="0.07503176288241">
            <text:p>7.50%</text:p>
          </table:table-cell>
          <table:table-cell table:formula="of:=1-[.I66]" office:value-type="percentage" office:value="0.92496823711759">
            <text:p>92.5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54">
            <text:p>54</text:p>
          </table:table-cell>
          <table:table-cell table:style-name="ce2" table:formula="of:=EXP(-[.E67]*[.E67]/2/[.$F$7])" office:value-type="percentage" office:value="0.0579800525002544">
            <text:p>5.80%</text:p>
          </table:table-cell>
          <table:table-cell table:style-name="ce2" table:formula="of:=[.G66]*[.F67]" office:value-type="percentage" office:value="1.30869106590694E-023">
            <text:p>0.00%</text:p>
          </table:table-cell>
          <table:table-cell table:style-name="ce2" table:formula="of:=1-[.G67]" office:value-type="percentage" office:value="1">
            <text:p>100.00%</text:p>
          </table:table-cell>
          <table:table-cell table:style-name="ce2" table:formula="of:=EXP(-[.E66]*([.E66]-1)/2/[.$F$7])" office:value-type="percentage" office:value="0.0677855488879237">
            <text:p>6.78%</text:p>
          </table:table-cell>
          <table:table-cell table:formula="of:=1-[.I67]" office:value-type="percentage" office:value="0.932214451112076">
            <text:p>93.22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55">
            <text:p>55</text:p>
          </table:table-cell>
          <table:table-cell table:style-name="ce2" table:formula="of:=EXP(-[.E68]*[.E68]/2/[.$F$7])" office:value-type="percentage" office:value="0.0521254710225585">
            <text:p>5.21%</text:p>
          </table:table-cell>
          <table:table-cell table:style-name="ce2" table:formula="of:=[.G67]*[.F68]" office:value-type="percentage" office:value="6.82161382334135E-025">
            <text:p>0.00%</text:p>
          </table:table-cell>
          <table:table-cell table:style-name="ce2" table:formula="of:=1-[.G68]" office:value-type="percentage" office:value="1">
            <text:p>100.00%</text:p>
          </table:table-cell>
          <table:table-cell table:style-name="ce2" table:formula="of:=EXP(-[.E67]*([.E67]-1)/2/[.$F$7])" office:value-type="percentage" office:value="0.0611196491186582">
            <text:p>6.11%</text:p>
          </table:table-cell>
          <table:table-cell table:formula="of:=1-[.I68]" office:value-type="percentage" office:value="0.938880350881342">
            <text:p>93.89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56">
            <text:p>56</text:p>
          </table:table-cell>
          <table:table-cell table:style-name="ce2" table:formula="of:=EXP(-[.E69]*[.E69]/2/[.$F$7])" office:value-type="percentage" office:value="0.046770622383959">
            <text:p>4.68%</text:p>
          </table:table-cell>
          <table:table-cell table:style-name="ce2" table:formula="of:=[.G68]*[.F69]" office:value-type="percentage" office:value="3.19051124180693E-026">
            <text:p>0.00%</text:p>
          </table:table-cell>
          <table:table-cell table:style-name="ce2" table:formula="of:=1-[.G69]" office:value-type="percentage" office:value="1">
            <text:p>100.00%</text:p>
          </table:table-cell>
          <table:table-cell table:style-name="ce2" table:formula="of:=EXP(-[.E68]*([.E68]-1)/2/[.$F$7])" office:value-type="percentage" office:value="0.0550017308084647">
            <text:p>5.50%</text:p>
          </table:table-cell>
          <table:table-cell table:formula="of:=1-[.I69]" office:value-type="percentage" office:value="0.944998269191535">
            <text:p>94.5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57">
            <text:p>57</text:p>
          </table:table-cell>
          <table:table-cell table:style-name="ce2" table:formula="of:=EXP(-[.E70]*[.E70]/2/[.$F$7])" office:value-type="percentage" office:value="0.0418839926308007">
            <text:p>4.19%</text:p>
          </table:table-cell>
          <table:table-cell table:style-name="ce2" table:formula="of:=[.G69]*[.F70]" office:value-type="percentage" office:value="1.33631349340328E-027">
            <text:p>0.00%</text:p>
          </table:table-cell>
          <table:table-cell table:style-name="ce2" table:formula="of:=1-[.G70]" office:value-type="percentage" office:value="1">
            <text:p>100.00%</text:p>
          </table:table-cell>
          <table:table-cell table:style-name="ce2" table:formula="of:=EXP(-[.E69]*([.E69]-1)/2/[.$F$7])" office:value-type="percentage" office:value="0.0493996223279838">
            <text:p>4.94%</text:p>
          </table:table-cell>
          <table:table-cell table:formula="of:=1-[.I70]" office:value-type="percentage" office:value="0.950600377672016">
            <text:p>95.06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58">
            <text:p>58</text:p>
          </table:table-cell>
          <table:table-cell table:style-name="ce2" table:formula="of:=EXP(-[.E71]*[.E71]/2/[.$F$7])" office:value-type="percentage" office:value="0.0374347354590011">
            <text:p>3.74%</text:p>
          </table:table-cell>
          <table:table-cell table:style-name="ce2" table:formula="of:=[.G70]*[.F71]" office:value-type="percentage" office:value="5.00245421158455E-029">
            <text:p>0.00%</text:p>
          </table:table-cell>
          <table:table-cell table:style-name="ce2" table:formula="of:=1-[.G71]" office:value-type="percentage" office:value="1">
            <text:p>100.00%</text:p>
          </table:table-cell>
          <table:table-cell table:style-name="ce2" table:formula="of:=EXP(-[.E70]*([.E70]-1)/2/[.$F$7])" office:value-type="percentage" office:value="0.0442815352647691">
            <text:p>4.43%</text:p>
          </table:table-cell>
          <table:table-cell table:formula="of:=1-[.I71]" office:value-type="percentage" office:value="0.955718464735231">
            <text:p>95.57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59">
            <text:p>59</text:p>
          </table:table-cell>
          <table:table-cell table:style-name="ce2" table:formula="of:=EXP(-[.E72]*[.E72]/2/[.$F$7])" office:value-type="percentage" office:value="0.033392830340714">
            <text:p>3.34%</text:p>
          </table:table-cell>
          <table:table-cell table:style-name="ce2" table:formula="of:=[.G71]*[.F72]" office:value-type="percentage" office:value="1.67046104774633E-030">
            <text:p>0.00%</text:p>
          </table:table-cell>
          <table:table-cell table:style-name="ce2" table:formula="of:=1-[.G72]" office:value-type="percentage" office:value="1">
            <text:p>100.00%</text:p>
          </table:table-cell>
          <table:table-cell table:style-name="ce2" table:formula="of:=EXP(-[.E71]*([.E71]-1)/2/[.$F$7])" office:value-type="percentage" office:value="0.0396162605521198">
            <text:p>3.96%</text:p>
          </table:table-cell>
          <table:table-cell table:formula="of:=1-[.I72]" office:value-type="percentage" office:value="0.96038373944788">
            <text:p>96.04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60">
            <text:p>60</text:p>
          </table:table-cell>
          <table:table-cell table:style-name="ce2" table:formula="of:=EXP(-[.E73]*[.E73]/2/[.$F$7])" office:value-type="percentage" office:value="0.0297292163861587">
            <text:p>2.97%</text:p>
          </table:table-cell>
          <table:table-cell table:style-name="ce2" table:formula="of:=[.G72]*[.F73]" office:value-type="percentage" office:value="4.96614979531002E-032">
            <text:p>0.00%</text:p>
          </table:table-cell>
          <table:table-cell table:style-name="ce2" table:formula="of:=1-[.G73]" office:value-type="percentage" office:value="1">
            <text:p>100.00%</text:p>
          </table:table-cell>
          <table:table-cell table:style-name="ce2" table:formula="of:=EXP(-[.E72]*([.E72]-1)/2/[.$F$7])" office:value-type="percentage" office:value="0.035373339112654">
            <text:p>3.54%</text:p>
          </table:table-cell>
          <table:table-cell table:formula="of:=1-[.I73]" office:value-type="percentage" office:value="0.964626660887346">
            <text:p>96.46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61">
            <text:p>61</text:p>
          </table:table-cell>
          <table:table-cell table:style-name="ce2" table:formula="of:=EXP(-[.E74]*[.E74]/2/[.$F$7])" office:value-type="percentage" office:value="0.0264159030350821">
            <text:p>2.64%</text:p>
          </table:table-cell>
          <table:table-cell table:style-name="ce2" table:formula="of:=[.G73]*[.F74]" office:value-type="percentage" office:value="1.31185331450602E-033">
            <text:p>0.00%</text:p>
          </table:table-cell>
          <table:table-cell table:style-name="ce2" table:formula="of:=1-[.G74]" office:value-type="percentage" office:value="1">
            <text:p>100.00%</text:p>
          </table:table-cell>
          <table:table-cell table:style-name="ce2" table:formula="of:=EXP(-[.E73]*([.E73]-1)/2/[.$F$7])" office:value-type="percentage" office:value="0.031523207764257">
            <text:p>3.15%</text:p>
          </table:table-cell>
          <table:table-cell table:formula="of:=1-[.I74]" office:value-type="percentage" office:value="0.968476792235743">
            <text:p>96.85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62">
            <text:p>62</text:p>
          </table:table-cell>
          <table:table-cell table:style-name="ce2" table:formula="of:=EXP(-[.E75]*[.E75]/2/[.$F$7])" office:value-type="percentage" office:value="0.0234260588540209">
            <text:p>2.34%</text:p>
          </table:table-cell>
          <table:table-cell table:style-name="ce2" table:formula="of:=[.G74]*[.F75]" office:value-type="percentage" office:value="3.07315529534604E-035">
            <text:p>0.00%</text:p>
          </table:table-cell>
          <table:table-cell table:style-name="ce2" table:formula="of:=1-[.G75]" office:value-type="percentage" office:value="1">
            <text:p>100.00%</text:p>
          </table:table-cell>
          <table:table-cell table:style-name="ce2" table:formula="of:=EXP(-[.E74]*([.E74]-1)/2/[.$F$7])" office:value-type="percentage" office:value="0.0280373213774643">
            <text:p>2.80%</text:p>
          </table:table-cell>
          <table:table-cell table:formula="of:=1-[.I75]" office:value-type="percentage" office:value="0.971962678622536">
            <text:p>97.2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63">
            <text:p>63</text:p>
          </table:table-cell>
          <table:table-cell table:style-name="ce2" table:formula="of:=EXP(-[.E76]*[.E76]/2/[.$F$7])" office:value-type="percentage" office:value="0.0207340798588387">
            <text:p>2.07%</text:p>
          </table:table-cell>
          <table:table-cell table:style-name="ce2" table:formula="of:=[.G75]*[.F76]" office:value-type="percentage" office:value="6.37190473123179E-037">
            <text:p>0.00%</text:p>
          </table:table-cell>
          <table:table-cell table:style-name="ce2" table:formula="of:=1-[.G76]" office:value-type="percentage" office:value="1">
            <text:p>100.00%</text:p>
          </table:table-cell>
          <table:table-cell table:style-name="ce2" table:formula="of:=EXP(-[.E75]*([.E75]-1)/2/[.$F$7])" office:value-type="percentage" office:value="0.0248882524747793">
            <text:p>2.49%</text:p>
          </table:table-cell>
          <table:table-cell table:formula="of:=1-[.I76]" office:value-type="percentage" office:value="0.975111747525221">
            <text:p>97.51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64">
            <text:p>64</text:p>
          </table:table-cell>
          <table:table-cell table:style-name="ce2" table:formula="of:=EXP(-[.E77]*[.E77]/2/[.$F$7])" office:value-type="percentage" office:value="0.0183156388887342">
            <text:p>1.83%</text:p>
          </table:table-cell>
          <table:table-cell table:style-name="ce2" table:formula="of:=[.G76]*[.F77]" office:value-type="percentage" office:value="1.16705506090658E-038">
            <text:p>0.00%</text:p>
          </table:table-cell>
          <table:table-cell table:style-name="ce2" table:formula="of:=1-[.G77]" office:value-type="percentage" office:value="1">
            <text:p>100.00%</text:p>
          </table:table-cell>
          <table:table-cell table:style-name="ce2" table:formula="of:=EXP(-[.E76]*([.E76]-1)/2/[.$F$7])" office:value-type="percentage" office:value="0.0220497696247721">
            <text:p>2.20%</text:p>
          </table:table-cell>
          <table:table-cell table:formula="of:=1-[.I77]" office:value-type="percentage" office:value="0.977950230375228">
            <text:p>97.8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65">
            <text:p>65</text:p>
          </table:table-cell>
          <table:table-cell table:style-name="ce2" table:formula="of:=EXP(-[.E78]*[.E78]/2/[.$F$7])" office:value-type="percentage" office:value="0.0161477176303287">
            <text:p>1.61%</text:p>
          </table:table-cell>
          <table:table-cell table:style-name="ce2" table:formula="of:=[.G77]*[.F78]" office:value-type="percentage" office:value="1.88452755825655E-040">
            <text:p>0.00%</text:p>
          </table:table-cell>
          <table:table-cell table:style-name="ce2" table:formula="of:=1-[.G78]" office:value-type="percentage" office:value="1">
            <text:p>100.00%</text:p>
          </table:table-cell>
          <table:table-cell table:style-name="ce2" table:formula="of:=EXP(-[.E77]*([.E77]-1)/2/[.$F$7])" office:value-type="percentage" office:value="0.019496896108598">
            <text:p>1.95%</text:p>
          </table:table-cell>
          <table:table-cell table:formula="of:=1-[.I78]" office:value-type="percentage" office:value="0.980503103891402">
            <text:p>98.05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66">
            <text:p>66</text:p>
          </table:table-cell>
          <table:table-cell table:style-name="ce2" table:formula="of:=EXP(-[.E79]*[.E79]/2/[.$F$7])" office:value-type="percentage" office:value="0.0142086229311962">
            <text:p>1.42%</text:p>
          </table:table-cell>
          <table:table-cell table:style-name="ce2" table:formula="of:=[.G78]*[.F79]" office:value-type="percentage" office:value="2.67765414787153E-042">
            <text:p>0.00%</text:p>
          </table:table-cell>
          <table:table-cell table:style-name="ce2" table:formula="of:=1-[.G79]" office:value-type="percentage" office:value="1">
            <text:p>100.00%</text:p>
          </table:table-cell>
          <table:table-cell table:style-name="ce2" table:formula="of:=EXP(-[.E78]*([.E78]-1)/2/[.$F$7])" office:value-type="percentage" office:value="0.0172059504258514">
            <text:p>1.72%</text:p>
          </table:table-cell>
          <table:table-cell table:formula="of:=1-[.I79]" office:value-type="percentage" office:value="0.982794049574149">
            <text:p>98.28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67">
            <text:p>67</text:p>
          </table:table-cell>
          <table:table-cell table:style-name="ce2" table:formula="of:=EXP(-[.E80]*[.E80]/2/[.$F$7])" office:value-type="percentage" office:value="0.0124779890542226">
            <text:p>1.25%</text:p>
          </table:table-cell>
          <table:table-cell table:style-name="ce2" table:formula="of:=[.G79]*[.F80]" office:value-type="percentage" office:value="3.34117391481347E-044">
            <text:p>0.00%</text:p>
          </table:table-cell>
          <table:table-cell table:style-name="ce2" table:formula="of:=1-[.G80]" office:value-type="percentage" office:value="1">
            <text:p>100.00%</text:p>
          </table:table-cell>
          <table:table-cell table:style-name="ce2" table:formula="of:=EXP(-[.E79]*([.E79]-1)/2/[.$F$7])" office:value-type="percentage" office:value="0.0151545702629167">
            <text:p>1.52%</text:p>
          </table:table-cell>
          <table:table-cell table:formula="of:=1-[.I80]" office:value-type="percentage" office:value="0.984845429737083">
            <text:p>98.48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68">
            <text:p>68</text:p>
          </table:table-cell>
          <table:table-cell table:style-name="ce2" table:formula="of:=EXP(-[.E81]*[.E81]/2/[.$F$7])" office:value-type="percentage" office:value="0.010936767510605">
            <text:p>1.09%</text:p>
          </table:table-cell>
          <table:table-cell table:style-name="ce2" table:formula="of:=[.G80]*[.F81]" office:value-type="percentage" office:value="3.65416423188128E-046">
            <text:p>0.00%</text:p>
          </table:table-cell>
          <table:table-cell table:style-name="ce2" table:formula="of:=1-[.G81]" office:value-type="percentage" office:value="1">
            <text:p>100.00%</text:p>
          </table:table-cell>
          <table:table-cell table:style-name="ce2" table:formula="of:=EXP(-[.E80]*([.E80]-1)/2/[.$F$7])" office:value-type="percentage" office:value="0.0133217215729917">
            <text:p>1.33%</text:p>
          </table:table-cell>
          <table:table-cell table:formula="of:=1-[.I81]" office:value-type="percentage" office:value="0.986678278427008">
            <text:p>98.67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69">
            <text:p>69</text:p>
          </table:table-cell>
          <table:table-cell table:style-name="ce2" table:formula="of:=EXP(-[.E82]*[.E82]/2/[.$F$7])" office:value-type="percentage" office:value="0.00956720607335306">
            <text:p>0.96%</text:p>
          </table:table-cell>
          <table:table-cell table:style-name="ce2" table:formula="of:=[.G81]*[.F82]" office:value-type="percentage" office:value="3.49601422322841E-048">
            <text:p>0.00%</text:p>
          </table:table-cell>
          <table:table-cell table:style-name="ce2" table:formula="of:=1-[.G82]" office:value-type="percentage" office:value="1">
            <text:p>100.00%</text:p>
          </table:table-cell>
          <table:table-cell table:style-name="ce2" table:formula="of:=EXP(-[.E81]*([.E81]-1)/2/[.$F$7])" office:value-type="percentage" office:value="0.0116876944157852">
            <text:p>1.17%</text:p>
          </table:table-cell>
          <table:table-cell table:formula="of:=1-[.I82]" office:value-type="percentage" office:value="0.988312305584215">
            <text:p>98.83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70">
            <text:p>70</text:p>
          </table:table-cell>
          <table:table-cell table:style-name="ce2" table:formula="of:=EXP(-[.E83]*[.E83]/2/[.$F$7])" office:value-type="percentage" office:value="0.00835281851808101">
            <text:p>0.84%</text:p>
          </table:table-cell>
          <table:table-cell table:style-name="ce2" table:formula="of:=[.G82]*[.F83]" office:value-type="percentage" office:value="2.92015723432569E-050">
            <text:p>0.00%</text:p>
          </table:table-cell>
          <table:table-cell table:style-name="ce2" table:formula="of:=1-[.G83]" office:value-type="percentage" office:value="1">
            <text:p>100.00%</text:p>
          </table:table-cell>
          <table:table-cell table:style-name="ce2" table:formula="of:=EXP(-[.E82]*([.E82]-1)/2/[.$F$7])" office:value-type="percentage" office:value="0.0102340871797159">
            <text:p>1.02%</text:p>
          </table:table-cell>
          <table:table-cell table:formula="of:=1-[.I83]" office:value-type="percentage" office:value="0.989765912820284">
            <text:p>98.98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71">
            <text:p>71</text:p>
          </table:table-cell>
          <table:table-cell table:style-name="ce2" table:formula="of:=EXP(-[.E84]*[.E84]/2/[.$F$7])" office:value-type="percentage" office:value="0.00727834656690363">
            <text:p>0.73%</text:p>
          </table:table-cell>
          <table:table-cell table:style-name="ce2" table:formula="of:=[.G83]*[.F84]" office:value-type="percentage" office:value="2.12539163812732E-052">
            <text:p>0.00%</text:p>
          </table:table-cell>
          <table:table-cell table:style-name="ce2" table:formula="of:=1-[.G84]" office:value-type="percentage" office:value="1">
            <text:p>100.00%</text:p>
          </table:table-cell>
          <table:table-cell table:style-name="ce2" table:formula="of:=EXP(-[.E83]*([.E83]-1)/2/[.$F$7])" office:value-type="percentage" office:value="0.00894378076350768">
            <text:p>0.89%</text:p>
          </table:table-cell>
          <table:table-cell table:formula="of:=1-[.I84]" office:value-type="percentage" office:value="0.991056219236492">
            <text:p>99.11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72">
            <text:p>72</text:p>
          </table:table-cell>
          <table:table-cell table:style-name="ce2" table:formula="of:=EXP(-[.E85]*[.E85]/2/[.$F$7])" office:value-type="percentage" office:value="0.00632971542748575">
            <text:p>0.63%</text:p>
          </table:table-cell>
          <table:table-cell table:style-name="ce2" table:formula="of:=[.G84]*[.F85]" office:value-type="percentage" office:value="1.34531242413037E-054">
            <text:p>0.00%</text:p>
          </table:table-cell>
          <table:table-cell table:style-name="ce2" table:formula="of:=1-[.G85]" office:value-type="percentage" office:value="1">
            <text:p>100.00%</text:p>
          </table:table-cell>
          <table:table-cell table:style-name="ce2" table:formula="of:=EXP(-[.E84]*([.E84]-1)/2/[.$F$7])" office:value-type="percentage" office:value="0.00780090423064374">
            <text:p>0.78%</text:p>
          </table:table-cell>
          <table:table-cell table:formula="of:=1-[.I85]" office:value-type="percentage" office:value="0.992199095769356">
            <text:p>99.22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73">
            <text:p>73</text:p>
          </table:table-cell>
          <table:table-cell table:style-name="ce2" table:formula="of:=EXP(-[.E86]*[.E86]/2/[.$F$7])" office:value-type="percentage" office:value="0.00549398422569959">
            <text:p>0.55%</text:p>
          </table:table-cell>
          <table:table-cell table:style-name="ce2" table:formula="of:=[.G85]*[.F86]" office:value-type="percentage" office:value="7.39112523680992E-057">
            <text:p>0.00%</text:p>
          </table:table-cell>
          <table:table-cell table:style-name="ce2" table:formula="of:=1-[.G86]" office:value-type="percentage" office:value="1">
            <text:p>100.00%</text:p>
          </table:table-cell>
          <table:table-cell table:style-name="ce2" table:formula="of:=EXP(-[.E85]*([.E85]-1)/2/[.$F$7])" office:value-type="percentage" office:value="0.00679079337237119">
            <text:p>0.68%</text:p>
          </table:table-cell>
          <table:table-cell table:formula="of:=1-[.I86]" office:value-type="percentage" office:value="0.993209206627629">
            <text:p>99.32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74">
            <text:p>74</text:p>
          </table:table-cell>
          <table:table-cell table:style-name="ce2" table:formula="of:=EXP(-[.E87]*[.E87]/2/[.$F$7])" office:value-type="percentage" office:value="0.00475929252969696">
            <text:p>0.48%</text:p>
          </table:table-cell>
          <table:table-cell table:style-name="ce2" table:formula="of:=[.G86]*[.F87]" office:value-type="percentage" office:value="3.51765271256042E-059">
            <text:p>0.00%</text:p>
          </table:table-cell>
          <table:table-cell table:style-name="ce2" table:formula="of:=1-[.G87]" office:value-type="percentage" office:value="1">
            <text:p>100.00%</text:p>
          </table:table-cell>
          <table:table-cell table:style-name="ce2" table:formula="of:=EXP(-[.E86]*([.E86]-1)/2/[.$F$7])" office:value-type="percentage" office:value="0.00589994352588602">
            <text:p>0.59%</text:p>
          </table:table-cell>
          <table:table-cell table:formula="of:=1-[.I87]" office:value-type="percentage" office:value="0.994100056474114">
            <text:p>99.41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75">
            <text:p>75</text:p>
          </table:table-cell>
          <table:table-cell table:style-name="ce2" table:formula="of:=EXP(-[.E88]*[.E88]/2/[.$F$7])" office:value-type="percentage" office:value="0.00411480405804821">
            <text:p>0.41%</text:p>
          </table:table-cell>
          <table:table-cell table:style-name="ce2" table:formula="of:=[.G87]*[.F88]" office:value-type="percentage" office:value="1.44744516564479E-061">
            <text:p>0.00%</text:p>
          </table:table-cell>
          <table:table-cell table:style-name="ce2" table:formula="of:=1-[.G88]" office:value-type="percentage" office:value="1">
            <text:p>100.00%</text:p>
          </table:table-cell>
          <table:table-cell table:style-name="ce2" table:formula="of:=EXP(-[.E87]*([.E87]-1)/2/[.$F$7])" office:value-type="percentage" office:value="0.00511595789685176">
            <text:p>0.51%</text:p>
          </table:table-cell>
          <table:table-cell table:formula="of:=1-[.I88]" office:value-type="percentage" office:value="0.994884042103148">
            <text:p>99.49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76">
            <text:p>76</text:p>
          </table:table-cell>
          <table:table-cell table:style-name="ce2" table:formula="of:=EXP(-[.E89]*[.E89]/2/[.$F$7])" office:value-type="percentage" office:value="0.00355064855724254">
            <text:p>0.36%</text:p>
          </table:table-cell>
          <table:table-cell table:style-name="ce2" table:formula="of:=[.G88]*[.F89]" office:value-type="percentage" office:value="5.13936908908436E-064">
            <text:p>0.00%</text:p>
          </table:table-cell>
          <table:table-cell table:style-name="ce2" table:formula="of:=1-[.G89]" office:value-type="percentage" office:value="1">
            <text:p>100.00%</text:p>
          </table:table-cell>
          <table:table-cell table:style-name="ce2" table:formula="of:=EXP(-[.E88]*([.E88]-1)/2/[.$F$7])" office:value-type="percentage" office:value="0.0044274925321743">
            <text:p>0.44%</text:p>
          </table:table-cell>
          <table:table-cell table:formula="of:=1-[.I89]" office:value-type="percentage" office:value="0.995572507467826">
            <text:p>99.56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77">
            <text:p>77</text:p>
          </table:table-cell>
          <table:table-cell table:style-name="ce2" table:formula="of:=EXP(-[.E90]*[.E90]/2/[.$F$7])" office:value-type="percentage" office:value="0.00305786272632757">
            <text:p>0.31%</text:p>
          </table:table-cell>
          <table:table-cell table:style-name="ce2" table:formula="of:=[.G89]*[.F90]" office:value-type="percentage" office:value="1.57154851743511E-066">
            <text:p>0.00%</text:p>
          </table:table-cell>
          <table:table-cell table:style-name="ce2" table:formula="of:=1-[.G90]" office:value-type="percentage" office:value="1">
            <text:p>100.00%</text:p>
          </table:table-cell>
          <table:table-cell table:style-name="ce2" table:formula="of:=EXP(-[.E89]*([.E89]-1)/2/[.$F$7])" office:value-type="percentage" office:value="0.00382419898240122">
            <text:p>0.38%</text:p>
          </table:table-cell>
          <table:table-cell table:formula="of:=1-[.I90]" office:value-type="percentage" office:value="0.996175801017599">
            <text:p>99.62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78">
            <text:p>78</text:p>
          </table:table-cell>
          <table:table-cell table:style-name="ce2" table:formula="of:=EXP(-[.E91]*[.E91]/2/[.$F$7])" office:value-type="percentage" office:value="0.00262833096056771">
            <text:p>0.26%</text:p>
          </table:table-cell>
          <table:table-cell table:style-name="ce2" table:formula="of:=[.G90]*[.F91]" office:value-type="percentage" office:value="4.13054962440898E-069">
            <text:p>0.00%</text:p>
          </table:table-cell>
          <table:table-cell table:style-name="ce2" table:formula="of:=1-[.G91]" office:value-type="percentage" office:value="1">
            <text:p>100.00%</text:p>
          </table:table-cell>
          <table:table-cell table:style-name="ce2" table:formula="of:=EXP(-[.E90]*([.E90]-1)/2/[.$F$7])" office:value-type="percentage" office:value="0.00329666558541169">
            <text:p>0.33%</text:p>
          </table:table-cell>
          <table:table-cell table:formula="of:=1-[.I91]" office:value-type="percentage" office:value="0.996703334414588">
            <text:p>99.67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79">
            <text:p>79</text:p>
          </table:table-cell>
          <table:table-cell table:style-name="ce2" table:formula="of:=EXP(-[.E92]*[.E92]/2/[.$F$7])" office:value-type="percentage" office:value="0.00225472658323161">
            <text:p>0.23%</text:p>
          </table:table-cell>
          <table:table-cell table:style-name="ce2" table:formula="of:=[.G91]*[.F92]" office:value-type="percentage" office:value="9.31326004151229E-072">
            <text:p>0.00%</text:p>
          </table:table-cell>
          <table:table-cell table:style-name="ce2" table:formula="of:=1-[.G92]" office:value-type="percentage" office:value="1">
            <text:p>100.00%</text:p>
          </table:table-cell>
          <table:table-cell table:style-name="ce2" table:formula="of:=EXP(-[.E91]*([.E91]-1)/2/[.$F$7])" office:value-type="percentage" office:value="0.00283635819612433">
            <text:p>0.28%</text:p>
          </table:table-cell>
          <table:table-cell table:formula="of:=1-[.I92]" office:value-type="percentage" office:value="0.997163641803876">
            <text:p>99.72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80">
            <text:p>80</text:p>
          </table:table-cell>
          <table:table-cell table:style-name="ce2" table:formula="of:=EXP(-[.E93]*[.E93]/2/[.$F$7])" office:value-type="percentage" office:value="0.00193045413622771">
            <text:p>0.19%</text:p>
          </table:table-cell>
          <table:table-cell table:style-name="ce2" table:formula="of:=[.G92]*[.F93]" office:value-type="percentage" office:value="1.79788213689016E-074">
            <text:p>0.00%</text:p>
          </table:table-cell>
          <table:table-cell table:style-name="ce2" table:formula="of:=1-[.G93]" office:value-type="percentage" office:value="1">
            <text:p>100.00%</text:p>
          </table:table-cell>
          <table:table-cell table:style-name="ce2" table:formula="of:=EXP(-[.E92]*([.E92]-1)/2/[.$F$7])" office:value-type="percentage" office:value="0.00243556108241836">
            <text:p>0.24%</text:p>
          </table:table-cell>
          <table:table-cell table:formula="of:=1-[.I93]" office:value-type="percentage" office:value="0.997564438917582">
            <text:p>99.76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81">
            <text:p>81</text:p>
          </table:table-cell>
          <table:table-cell table:style-name="ce2" table:formula="of:=EXP(-[.E94]*[.E94]/2/[.$F$7])" office:value-type="percentage" office:value="0.00164959320729371">
            <text:p>0.16%</text:p>
          </table:table-cell>
          <table:table-cell table:style-name="ce2" table:formula="of:=[.G93]*[.F94]" office:value-type="percentage" office:value="2.96577416052871E-077">
            <text:p>0.00%</text:p>
          </table:table-cell>
          <table:table-cell table:style-name="ce2" table:formula="of:=1-[.G94]" office:value-type="percentage" office:value="1">
            <text:p>100.00%</text:p>
          </table:table-cell>
          <table:table-cell table:style-name="ce2" table:formula="of:=EXP(-[.E93]*([.E93]-1)/2/[.$F$7])" office:value-type="percentage" office:value="0.0020873186067185">
            <text:p>0.21%</text:p>
          </table:table-cell>
          <table:table-cell table:formula="of:=1-[.I94]" office:value-type="percentage" office:value="0.997912681393281">
            <text:p>99.79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82">
            <text:p>82</text:p>
          </table:table-cell>
          <table:table-cell table:style-name="ce2" table:formula="of:=EXP(-[.E95]*[.E95]/2/[.$F$7])" office:value-type="percentage" office:value="0.00140684418457416">
            <text:p>0.14%</text:p>
          </table:table-cell>
          <table:table-cell table:style-name="ce2" table:formula="of:=[.G94]*[.F95]" office:value-type="percentage" office:value="4.17238213050013E-080">
            <text:p>0.00%</text:p>
          </table:table-cell>
          <table:table-cell table:style-name="ce2" table:formula="of:=1-[.G95]" office:value-type="percentage" office:value="1">
            <text:p>100.00%</text:p>
          </table:table-cell>
          <table:table-cell table:style-name="ce2" table:formula="of:=EXP(-[.E94]*([.E94]-1)/2/[.$F$7])" office:value-type="percentage" office:value="0.00178537821685851">
            <text:p>0.18%</text:p>
          </table:table-cell>
          <table:table-cell table:formula="of:=1-[.I95]" office:value-type="percentage" office:value="0.998214621783141">
            <text:p>99.82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83">
            <text:p>83</text:p>
          </table:table-cell>
          <table:table-cell table:style-name="ce2" table:formula="of:=EXP(-[.E96]*[.E96]/2/[.$F$7])" office:value-type="percentage" office:value="0.00119747624923513">
            <text:p>0.12%</text:p>
          </table:table-cell>
          <table:table-cell table:style-name="ce2" table:formula="of:=[.G95]*[.F96]" office:value-type="percentage" office:value="4.99632850400699E-083">
            <text:p>0.00%</text:p>
          </table:table-cell>
          <table:table-cell table:style-name="ce2" table:formula="of:=1-[.G96]" office:value-type="percentage" office:value="1">
            <text:p>100.00%</text:p>
          </table:table-cell>
          <table:table-cell table:style-name="ce2" table:formula="of:=EXP(-[.E95]*([.E95]-1)/2/[.$F$7])" office:value-type="percentage" office:value="0.00152413517979266">
            <text:p>0.15%</text:p>
          </table:table-cell>
          <table:table-cell table:formula="of:=1-[.I96]" office:value-type="percentage" office:value="0.998475864820207">
            <text:p>99.85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84">
            <text:p>84</text:p>
          </table:table-cell>
          <table:table-cell table:style-name="ce2" table:formula="of:=EXP(-[.E97]*[.E97]/2/[.$F$7])" office:value-type="percentage" office:value="0.0010172778436147">
            <text:p>0.10%</text:p>
          </table:table-cell>
          <table:table-cell table:style-name="ce2" table:formula="of:=[.G96]*[.F97]" office:value-type="percentage" office:value="5.08265428654689E-086">
            <text:p>0.00%</text:p>
          </table:table-cell>
          <table:table-cell table:style-name="ce2" table:formula="of:=1-[.G97]" office:value-type="percentage" office:value="1">
            <text:p>100.00%</text:p>
          </table:table-cell>
          <table:table-cell table:style-name="ce2" table:formula="of:=EXP(-[.E96]*([.E96]-1)/2/[.$F$7])" office:value-type="percentage" office:value="0.00129857940812007">
            <text:p>0.13%</text:p>
          </table:table-cell>
          <table:table-cell table:formula="of:=1-[.I97]" office:value-type="percentage" office:value="0.99870142059188">
            <text:p>99.87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85">
            <text:p>85</text:p>
          </table:table-cell>
          <table:table-cell table:style-name="ce2" table:formula="of:=EXP(-[.E98]*[.E98]/2/[.$F$7])" office:value-type="percentage" office:value="0.000862509786462451">
            <text:p>0.09%</text:p>
          </table:table-cell>
          <table:table-cell table:style-name="ce2" table:formula="of:=[.G97]*[.F98]" office:value-type="percentage" office:value="4.38383906335202E-089">
            <text:p>0.00%</text:p>
          </table:table-cell>
          <table:table-cell table:style-name="ce2" table:formula="of:=1-[.G98]" office:value-type="percentage" office:value="1">
            <text:p>100.00%</text:p>
          </table:table-cell>
          <table:table-cell table:style-name="ce2" table:formula="of:=EXP(-[.E97]*([.E97]-1)/2/[.$F$7])" office:value-type="percentage" office:value="0.00110424465266867">
            <text:p>0.11%</text:p>
          </table:table-cell>
          <table:table-cell table:formula="of:=1-[.I98]" office:value-type="percentage" office:value="0.998895755347331">
            <text:p>99.89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86">
            <text:p>86</text:p>
          </table:table-cell>
          <table:table-cell table:style-name="ce2" table:formula="of:=EXP(-[.E99]*[.E99]/2/[.$F$7])" office:value-type="percentage" office:value="0.000729861148096993">
            <text:p>0.07%</text:p>
          </table:table-cell>
          <table:table-cell table:style-name="ce2" table:formula="of:=[.G98]*[.F99]" office:value-type="percentage" office:value="3.19959381185055E-092">
            <text:p>0.00%</text:p>
          </table:table-cell>
          <table:table-cell table:style-name="ce2" table:formula="of:=1-[.G99]" office:value-type="percentage" office:value="1">
            <text:p>100.00%</text:p>
          </table:table-cell>
          <table:table-cell table:style-name="ce2" table:formula="of:=EXP(-[.E98]*([.E98]-1)/2/[.$F$7])" office:value-type="percentage" office:value="0.000937160264809435">
            <text:p>0.09%</text:p>
          </table:table-cell>
          <table:table-cell table:formula="of:=1-[.I99]" office:value-type="percentage" office:value="0.999062839735191">
            <text:p>99.91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87">
            <text:p>87</text:p>
          </table:table-cell>
          <table:table-cell table:style-name="ce2" table:formula="of:=EXP(-[.E100]*[.E100]/2/[.$F$7])" office:value-type="percentage" office:value="0.000616407946691313">
            <text:p>0.06%</text:p>
          </table:table-cell>
          <table:table-cell table:style-name="ce2" table:formula="of:=[.G99]*[.F100]" office:value-type="percentage" office:value="1.97225505180903E-095">
            <text:p>0.00%</text:p>
          </table:table-cell>
          <table:table-cell table:style-name="ce2" table:formula="of:=1-[.G100]" office:value-type="percentage" office:value="1">
            <text:p>100.00%</text:p>
          </table:table-cell>
          <table:table-cell table:style-name="ce2" table:formula="of:=EXP(-[.E99]*([.E99]-1)/2/[.$F$7])" office:value-type="percentage" office:value="0.000793805669828281">
            <text:p>0.08%</text:p>
          </table:table-cell>
          <table:table-cell table:formula="of:=1-[.I100]" office:value-type="percentage" office:value="0.999206194330172">
            <text:p>99.92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88">
            <text:p>88</text:p>
          </table:table-cell>
          <table:table-cell table:style-name="ce2" table:formula="of:=EXP(-[.E101]*[.E101]/2/[.$F$7])" office:value-type="percentage" office:value="0.000519574682154838">
            <text:p>0.05%</text:p>
          </table:table-cell>
          <table:table-cell table:style-name="ce2" table:formula="of:=[.G100]*[.F101]" office:value-type="percentage" office:value="1.02473379167195E-098">
            <text:p>0.00%</text:p>
          </table:table-cell>
          <table:table-cell table:style-name="ce2" table:formula="of:=1-[.G101]" office:value-type="percentage" office:value="1">
            <text:p>100.00%</text:p>
          </table:table-cell>
          <table:table-cell table:style-name="ce2" table:formula="of:=EXP(-[.E100]*([.E100]-1)/2/[.$F$7])" office:value-type="percentage" office:value="0.000671067637519768">
            <text:p>0.07%</text:p>
          </table:table-cell>
          <table:table-cell table:formula="of:=1-[.I101]" office:value-type="percentage" office:value="0.99932893236248">
            <text:p>99.93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89">
            <text:p>89</text:p>
          </table:table-cell>
          <table:table-cell table:style-name="ce2" table:formula="of:=EXP(-[.E102]*[.E102]/2/[.$F$7])" office:value-type="percentage" office:value="0.000437098685902352">
            <text:p>0.04%</text:p>
          </table:table-cell>
          <table:table-cell table:style-name="ce2" table:formula="of:=[.G101]*[.F102]" office:value-type="percentage" office:value="4.47909793739545E-102">
            <text:p>0.00%</text:p>
          </table:table-cell>
          <table:table-cell table:style-name="ce2" table:formula="of:=1-[.G102]" office:value-type="percentage" office:value="1">
            <text:p>100.00%</text:p>
          </table:table-cell>
          <table:table-cell table:style-name="ce2" table:formula="of:=EXP(-[.E101]*([.E101]-1)/2/[.$F$7])" office:value-type="percentage" office:value="0.000566200388009335">
            <text:p>0.06%</text:p>
          </table:table-cell>
          <table:table-cell table:formula="of:=1-[.I102]" office:value-type="percentage" office:value="0.999433799611991">
            <text:p>99.94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90">
            <text:p>90</text:p>
          </table:table-cell>
          <table:table-cell table:style-name="ce2" table:formula="of:=EXP(-[.E103]*[.E103]/2/[.$F$7])" office:value-type="percentage" office:value="0.000366997232797294">
            <text:p>0.04%</text:p>
          </table:table-cell>
          <table:table-cell table:style-name="ce2" table:formula="of:=[.G102]*[.F103]" office:value-type="percentage" office:value="1.64381654845219E-105">
            <text:p>0.00%</text:p>
          </table:table-cell>
          <table:table-cell table:style-name="ce2" table:formula="of:=1-[.G103]" office:value-type="percentage" office:value="1">
            <text:p>100.00%</text:p>
          </table:table-cell>
          <table:table-cell table:style-name="ce2" table:formula="of:=EXP(-[.E102]*([.E102]-1)/2/[.$F$7])" office:value-type="percentage" office:value="0.000476788529385202">
            <text:p>0.05%</text:p>
          </table:table-cell>
          <table:table-cell table:formula="of:=1-[.I103]" office:value-type="percentage" office:value="0.999523211470615">
            <text:p>99.95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91">
            <text:p>91</text:p>
          </table:table-cell>
          <table:table-cell table:style-name="ce2" table:formula="of:=EXP(-[.E104]*[.E104]/2/[.$F$7])" office:value-type="percentage" office:value="0.000307537335293303">
            <text:p>0.03%</text:p>
          </table:table-cell>
          <table:table-cell table:style-name="ce2" table:formula="of:=[.G103]*[.F104]" office:value-type="percentage" office:value="5.05534961022023E-109">
            <text:p>0.00%</text:p>
          </table:table-cell>
          <table:table-cell table:style-name="ce2" table:formula="of:=1-[.G104]" office:value-type="percentage" office:value="1">
            <text:p>100.00%</text:p>
          </table:table-cell>
          <table:table-cell table:style-name="ce2" table:formula="of:=EXP(-[.E103]*([.E103]-1)/2/[.$F$7])" office:value-type="percentage" office:value="0.000400712788673672">
            <text:p>0.04%</text:p>
          </table:table-cell>
          <table:table-cell table:formula="of:=1-[.I104]" office:value-type="percentage" office:value="0.999599287211326">
            <text:p>99.96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92">
            <text:p>92</text:p>
          </table:table-cell>
          <table:table-cell table:style-name="ce2" table:formula="of:=EXP(-[.E105]*[.E105]/2/[.$F$7])" office:value-type="percentage" office:value="0.000257208118800665">
            <text:p>0.03%</text:p>
          </table:table-cell>
          <table:table-cell table:style-name="ce2" table:formula="of:=[.G104]*[.F105]" office:value-type="percentage" office:value="1.30027696312442E-112">
            <text:p>0.00%</text:p>
          </table:table-cell>
          <table:table-cell table:style-name="ce2" table:formula="of:=1-[.G105]" office:value-type="percentage" office:value="1">
            <text:p>100.00%</text:p>
          </table:table-cell>
          <table:table-cell table:style-name="ce2" table:formula="of:=EXP(-[.E104]*([.E104]-1)/2/[.$F$7])" office:value-type="percentage" office:value="0.000336118468608587">
            <text:p>0.03%</text:p>
          </table:table-cell>
          <table:table-cell table:formula="of:=1-[.I105]" office:value-type="percentage" office:value="0.999663881531391">
            <text:p>99.97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93">
            <text:p>93</text:p>
          </table:table-cell>
          <table:table-cell table:style-name="ce2" table:formula="of:=EXP(-[.E106]*[.E106]/2/[.$F$7])" office:value-type="percentage" office:value="0.000214695661081271">
            <text:p>0.02%</text:p>
          </table:table-cell>
          <table:table-cell table:style-name="ce2" table:formula="of:=[.G105]*[.F106]" office:value-type="percentage" office:value="2.79163822186744E-116">
            <text:p>0.00%</text:p>
          </table:table-cell>
          <table:table-cell table:style-name="ce2" table:formula="of:=1-[.G106]" office:value-type="percentage" office:value="1">
            <text:p>100.00%</text:p>
          </table:table-cell>
          <table:table-cell table:style-name="ce2" table:formula="of:=EXP(-[.E105]*([.E105]-1)/2/[.$F$7])" office:value-type="percentage" office:value="0.000281386539070079">
            <text:p>0.03%</text:p>
          </table:table-cell>
          <table:table-cell table:formula="of:=1-[.I106]" office:value-type="percentage" office:value="0.99971861346093">
            <text:p>99.97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94">
            <text:p>94</text:p>
          </table:table-cell>
          <table:table-cell table:style-name="ce2" table:formula="of:=EXP(-[.E107]*[.E107]/2/[.$F$7])" office:value-type="percentage" office:value="0.000178860166527008">
            <text:p>0.02%</text:p>
          </table:table-cell>
          <table:table-cell table:style-name="ce2" table:formula="of:=[.G106]*[.F107]" office:value-type="percentage" office:value="4.99312877246371E-120">
            <text:p>0.00%</text:p>
          </table:table-cell>
          <table:table-cell table:style-name="ce2" table:formula="of:=1-[.G107]" office:value-type="percentage" office:value="1">
            <text:p>100.00%</text:p>
          </table:table-cell>
          <table:table-cell table:style-name="ce2" table:formula="of:=EXP(-[.E106]*([.E106]-1)/2/[.$F$7])" office:value-type="percentage" office:value="0.000235107253515424">
            <text:p>0.02%</text:p>
          </table:table-cell>
          <table:table-cell table:formula="of:=1-[.I107]" office:value-type="percentage" office:value="0.999764892746485">
            <text:p>99.98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95">
            <text:p>95</text:p>
          </table:table-cell>
          <table:table-cell table:style-name="ce2" table:formula="of:=EXP(-[.E108]*[.E108]/2/[.$F$7])" office:value-type="percentage" office:value="0.00014871533800611">
            <text:p>0.01%</text:p>
          </table:table-cell>
          <table:table-cell table:style-name="ce2" table:formula="of:=[.G107]*[.F108]" office:value-type="percentage" office:value="7.42554833104973E-124">
            <text:p>0.00%</text:p>
          </table:table-cell>
          <table:table-cell table:style-name="ce2" table:formula="of:=1-[.G108]" office:value-type="percentage" office:value="1">
            <text:p>100.00%</text:p>
          </table:table-cell>
          <table:table-cell table:style-name="ce2" table:formula="of:=EXP(-[.E107]*([.E107]-1)/2/[.$F$7])" office:value-type="percentage" office:value="0.000196056166697978">
            <text:p>0.02%</text:p>
          </table:table-cell>
          <table:table-cell table:formula="of:=1-[.I108]" office:value-type="percentage" office:value="0.999803943833302">
            <text:p>99.98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96">
            <text:p>96</text:p>
          </table:table-cell>
          <table:table-cell table:style-name="ce2" table:formula="of:=EXP(-[.E109]*[.E109]/2/[.$F$7])" office:value-type="percentage" office:value="0.00012340980408668">
            <text:p>0.01%</text:p>
          </table:table-cell>
          <table:table-cell table:style-name="ce2" table:formula="of:=[.G108]*[.F109]" office:value-type="percentage" office:value="9.16385464771017E-128">
            <text:p>0.00%</text:p>
          </table:table-cell>
          <table:table-cell table:style-name="ce2" table:formula="of:=1-[.G109]" office:value-type="percentage" office:value="1">
            <text:p>100.00%</text:p>
          </table:table-cell>
          <table:table-cell table:style-name="ce2" table:formula="of:=EXP(-[.E108]*([.E108]-1)/2/[.$F$7])" office:value-type="percentage" office:value="0.000163172419969583">
            <text:p>0.02%</text:p>
          </table:table-cell>
          <table:table-cell table:formula="of:=1-[.I109]" office:value-type="percentage" office:value="0.99983682758003">
            <text:p>99.98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97">
            <text:p>97</text:p>
          </table:table-cell>
          <table:table-cell table:style-name="ce2" table:formula="of:=EXP(-[.E110]*[.E110]/2/[.$F$7])" office:value-type="percentage" office:value="0.000102210457403375">
            <text:p>0.01%</text:p>
          </table:table-cell>
          <table:table-cell table:style-name="ce2" table:formula="of:=[.G109]*[.F110]" office:value-type="percentage" office:value="9.36641775120499E-132">
            <text:p>0.00%</text:p>
          </table:table-cell>
          <table:table-cell table:style-name="ce2" table:formula="of:=1-[.G110]" office:value-type="percentage" office:value="1">
            <text:p>100.00%</text:p>
          </table:table-cell>
          <table:table-cell table:style-name="ce2" table:formula="of:=EXP(-[.E109]*([.E109]-1)/2/[.$F$7])" office:value-type="percentage" office:value="0.0001355391539967">
            <text:p>0.01%</text:p>
          </table:table-cell>
          <table:table-cell table:formula="of:=1-[.I110]" office:value-type="percentage" office:value="0.999864460846003">
            <text:p>99.99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98">
            <text:p>98</text:p>
          </table:table-cell>
          <table:table-cell table:style-name="ce2" table:formula="of:=EXP(-[.E111]*[.E111]/2/[.$F$7])" office:value-type="percentage" office:value="0.0000844875602850465">
            <text:p>0.01%</text:p>
          </table:table-cell>
          <table:table-cell table:style-name="ce2" table:formula="of:=[.G110]*[.F111]" office:value-type="percentage" office:value="7.91345784409861E-136">
            <text:p>0.00%</text:p>
          </table:table-cell>
          <table:table-cell table:style-name="ce2" table:formula="of:=1-[.G111]" office:value-type="percentage" office:value="1">
            <text:p>100.00%</text:p>
          </table:table-cell>
          <table:table-cell table:style-name="ce2" table:formula="of:=EXP(-[.E110]*([.E110]-1)/2/[.$F$7])" office:value-type="percentage" office:value="0.000112365905316802">
            <text:p>0.01%</text:p>
          </table:table-cell>
          <table:table-cell table:formula="of:=1-[.I111]" office:value-type="percentage" office:value="0.999887634094683">
            <text:p>99.99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99">
            <text:p>99</text:p>
          </table:table-cell>
          <table:table-cell table:style-name="ce2" table:formula="of:=EXP(-[.E112]*[.E112]/2/[.$F$7])" office:value-type="percentage" office:value="0.0000697014761011665">
            <text:p>0.01%</text:p>
          </table:table-cell>
          <table:table-cell table:style-name="ce2" table:formula="of:=[.G111]*[.F112]" office:value-type="percentage" office:value="5.51579692798028E-140">
            <text:p>0.00%</text:p>
          </table:table-cell>
          <table:table-cell table:style-name="ce2" table:formula="of:=1-[.G112]" office:value-type="percentage" office:value="1">
            <text:p>100.00%</text:p>
          </table:table-cell>
          <table:table-cell table:style-name="ce2" table:formula="of:=EXP(-[.E111]*([.E111]-1)/2/[.$F$7])" office:value-type="percentage" office:value="0.0000929728423684492">
            <text:p>0.01%</text:p>
          </table:table-cell>
          <table:table-cell table:formula="of:=1-[.I112]" office:value-type="percentage" office:value="0.999907027157632">
            <text:p>99.99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00">
            <text:p>100</text:p>
          </table:table-cell>
          <table:table-cell table:style-name="ce2" table:formula="of:=EXP(-[.E113]*[.E113]/2/[.$F$7])" office:value-type="percentage" office:value="0.0000573908887394687">
            <text:p>0.01%</text:p>
          </table:table-cell>
          <table:table-cell table:style-name="ce2" table:formula="of:=[.G112]*[.F113]" office:value-type="percentage" office:value="3.1655648780322E-144">
            <text:p>0.00%</text:p>
          </table:table-cell>
          <table:table-cell table:style-name="ce2" table:formula="of:=1-[.G113]" office:value-type="percentage" office:value="1">
            <text:p>100.00%</text:p>
          </table:table-cell>
          <table:table-cell table:style-name="ce2" table:formula="of:=EXP(-[.E112]*([.E112]-1)/2/[.$F$7])" office:value-type="percentage" office:value="0.0000767766980236127">
            <text:p>0.01%</text:p>
          </table:table-cell>
          <table:table-cell table:formula="of:=1-[.I113]" office:value-type="percentage" office:value="0.999923223301976">
            <text:p>99.99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01">
            <text:p>101</text:p>
          </table:table-cell>
          <table:table-cell table:style-name="ce2" table:formula="of:=EXP(-[.E114]*[.E114]/2/[.$F$7])" office:value-type="percentage" office:value="0.0000471623778574821">
            <text:p>0.00%</text:p>
          </table:table-cell>
          <table:table-cell table:style-name="ce2" table:formula="of:=[.G113]*[.F114]" office:value-type="percentage" office:value="1.49295566910129E-148">
            <text:p>0.00%</text:p>
          </table:table-cell>
          <table:table-cell table:style-name="ce2" table:formula="of:=1-[.G114]" office:value-type="percentage" office:value="1">
            <text:p>100.00%</text:p>
          </table:table-cell>
          <table:table-cell table:style-name="ce2" table:formula="of:=EXP(-[.E113]*([.E113]-1)/2/[.$F$7])" office:value-type="percentage" office:value="0.000063278258843423">
            <text:p>0.01%</text:p>
          </table:table-cell>
          <table:table-cell table:formula="of:=1-[.I114]" office:value-type="percentage" office:value="0.999936721741157">
            <text:p>99.99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02">
            <text:p>102</text:p>
          </table:table-cell>
          <table:table-cell table:style-name="ce2" table:formula="of:=EXP(-[.E115]*[.E115]/2/[.$F$7])" office:value-type="percentage" office:value="0.0000386812237531848">
            <text:p>0.00%</text:p>
          </table:table-cell>
          <table:table-cell table:style-name="ce2" table:formula="of:=[.G114]*[.F115]" office:value-type="percentage" office:value="5.77493522900927E-153">
            <text:p>0.00%</text:p>
          </table:table-cell>
          <table:table-cell table:style-name="ce2" table:formula="of:=1-[.G115]" office:value-type="percentage" office:value="1">
            <text:p>100.00%</text:p>
          </table:table-cell>
          <table:table-cell table:style-name="ce2" table:formula="of:=EXP(-[.E114]*([.E114]-1)/2/[.$F$7])" office:value-type="percentage" office:value="0.0000520512759122547">
            <text:p>0.01%</text:p>
          </table:table-cell>
          <table:table-cell table:formula="of:=1-[.I115]" office:value-type="percentage" office:value="0.999947948724088">
            <text:p>99.99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03">
            <text:p>103</text:p>
          </table:table-cell>
          <table:table-cell table:style-name="ce2" table:formula="of:=EXP(-[.E116]*[.E116]/2/[.$F$7])" office:value-type="percentage" office:value="0.000031663322606757">
            <text:p>0.00%</text:p>
          </table:table-cell>
          <table:table-cell table:style-name="ce2" table:formula="of:=[.G115]*[.F116]" office:value-type="percentage" office:value="1.82853637189247E-157">
            <text:p>0.00%</text:p>
          </table:table-cell>
          <table:table-cell table:style-name="ce2" table:formula="of:=1-[.G116]" office:value-type="percentage" office:value="1">
            <text:p>100.00%</text:p>
          </table:table-cell>
          <table:table-cell table:style-name="ce2" table:formula="of:=EXP(-[.E115]*([.E115]-1)/2/[.$F$7])" office:value-type="percentage" office:value="0.0000427326678585461">
            <text:p>0.00%</text:p>
          </table:table-cell>
          <table:table-cell table:formula="of:=1-[.I116]" office:value-type="percentage" office:value="0.99995726733214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04">
            <text:p>104</text:p>
          </table:table-cell>
          <table:table-cell table:style-name="ce2" table:formula="of:=EXP(-[.E117]*[.E117]/2/[.$F$7])" office:value-type="percentage" office:value="0.0000258681002226541">
            <text:p>0.00%</text:p>
          </table:table-cell>
          <table:table-cell table:style-name="ce2" table:formula="of:=[.G116]*[.F117]" office:value-type="percentage" office:value="4.73007621288826E-162">
            <text:p>0.00%</text:p>
          </table:table-cell>
          <table:table-cell table:style-name="ce2" table:formula="of:=1-[.G117]" office:value-type="percentage" office:value="1">
            <text:p>100.00%</text:p>
          </table:table-cell>
          <table:table-cell table:style-name="ce2" table:formula="of:=EXP(-[.E116]*([.E116]-1)/2/[.$F$7])" office:value-type="percentage" office:value="0.0000350138932583567">
            <text:p>0.00%</text:p>
          </table:table-cell>
          <table:table-cell table:formula="of:=1-[.I117]" office:value-type="percentage" office:value="0.999964986106742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05">
            <text:p>105</text:p>
          </table:table-cell>
          <table:table-cell table:style-name="ce2" table:formula="of:=EXP(-[.E118]*[.E118]/2/[.$F$7])" office:value-type="percentage" office:value="0.0000210923200481345">
            <text:p>0.00%</text:p>
          </table:table-cell>
          <table:table-cell table:style-name="ce2" table:formula="of:=[.G117]*[.F118]" office:value-type="percentage" office:value="9.97682813343071E-167">
            <text:p>0.00%</text:p>
          </table:table-cell>
          <table:table-cell table:style-name="ce2" table:formula="of:=1-[.G118]" office:value-type="percentage" office:value="1">
            <text:p>100.00%</text:p>
          </table:table-cell>
          <table:table-cell table:style-name="ce2" table:formula="of:=EXP(-[.E117]*([.E117]-1)/2/[.$F$7])" office:value-type="percentage" office:value="0.0000286333767885206">
            <text:p>0.00%</text:p>
          </table:table-cell>
          <table:table-cell table:formula="of:=1-[.I118]" office:value-type="percentage" office:value="0.99997136662321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06">
            <text:p>106</text:p>
          </table:table-cell>
          <table:table-cell table:style-name="ce2" table:formula="of:=EXP(-[.E119]*[.E119]/2/[.$F$7])" office:value-type="percentage" office:value="0.0000171646889911201">
            <text:p>0.00%</text:p>
          </table:table-cell>
          <table:table-cell table:style-name="ce2" table:formula="of:=[.G118]*[.F119]" office:value-type="percentage" office:value="1.71249152028196E-171">
            <text:p>0.00%</text:p>
          </table:table-cell>
          <table:table-cell table:style-name="ce2" table:formula="of:=1-[.G119]" office:value-type="percentage" office:value="1">
            <text:p>100.00%</text:p>
          </table:table-cell>
          <table:table-cell table:style-name="ce2" table:formula="of:=EXP(-[.E118]*([.E118]-1)/2/[.$F$7])" office:value-type="percentage" office:value="0.0000233698810332965">
            <text:p>0.00%</text:p>
          </table:table-cell>
          <table:table-cell table:formula="of:=1-[.I119]" office:value-type="percentage" office:value="0.999976630118967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07">
            <text:p>107</text:p>
          </table:table-cell>
          <table:table-cell table:style-name="ce2" table:formula="of:=EXP(-[.E120]*[.E120]/2/[.$F$7])" office:value-type="percentage" office:value="0.0000139411722657259">
            <text:p>0.00%</text:p>
          </table:table-cell>
          <table:table-cell table:style-name="ce2" table:formula="of:=[.G119]*[.F120]" office:value-type="percentage" office:value="2.38741392878456E-176">
            <text:p>0.00%</text:p>
          </table:table-cell>
          <table:table-cell table:style-name="ce2" table:formula="of:=1-[.G120]" office:value-type="percentage" office:value="1">
            <text:p>100.00%</text:p>
          </table:table-cell>
          <table:table-cell table:style-name="ce2" table:formula="of:=EXP(-[.E119]*([.E119]-1)/2/[.$F$7])" office:value-type="percentage" office:value="0.0000190367235665034">
            <text:p>0.00%</text:p>
          </table:table-cell>
          <table:table-cell table:formula="of:=1-[.I120]" office:value-type="percentage" office:value="0.999980963276433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08">
            <text:p>108</text:p>
          </table:table-cell>
          <table:table-cell table:style-name="ce2" table:formula="of:=EXP(-[.E121]*[.E121]/2/[.$F$7])" office:value-type="percentage" office:value="0.0000113009360431463">
            <text:p>0.00%</text:p>
          </table:table-cell>
          <table:table-cell table:style-name="ce2" table:formula="of:=[.G120]*[.F121]" office:value-type="percentage" office:value="2.6980012117711E-181">
            <text:p>0.00%</text:p>
          </table:table-cell>
          <table:table-cell table:style-name="ce2" table:formula="of:=1-[.G121]" office:value-type="percentage" office:value="1">
            <text:p>100.00%</text:p>
          </table:table-cell>
          <table:table-cell table:style-name="ce2" table:formula="of:=EXP(-[.E120]*([.E120]-1)/2/[.$F$7])" office:value-type="percentage" office:value="0.000015476746675058">
            <text:p>0.00%</text:p>
          </table:table-cell>
          <table:table-cell table:formula="of:=1-[.I121]" office:value-type="percentage" office:value="0.999984523253325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09">
            <text:p>109</text:p>
          </table:table-cell>
          <table:table-cell table:style-name="ce2" table:formula="of:=EXP(-[.E122]*[.E122]/2/[.$F$7])" office:value-type="percentage" office:value="0.00000914284398775726">
            <text:p>0.00%</text:p>
          </table:table-cell>
          <table:table-cell table:style-name="ce2" table:formula="of:=[.G121]*[.F122]" office:value-type="percentage" office:value="2.46674041580032E-186">
            <text:p>0.00%</text:p>
          </table:table-cell>
          <table:table-cell table:style-name="ce2" table:formula="of:=1-[.G122]" office:value-type="percentage" office:value="1">
            <text:p>100.00%</text:p>
          </table:table-cell>
          <table:table-cell table:style-name="ce2" table:formula="of:=EXP(-[.E121]*([.E121]-1)/2/[.$F$7])" office:value-type="percentage" office:value="0.0000125579547319118">
            <text:p>0.00%</text:p>
          </table:table-cell>
          <table:table-cell table:formula="of:=1-[.I122]" office:value-type="percentage" office:value="0.999987442045268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10">
            <text:p>110</text:p>
          </table:table-cell>
          <table:table-cell table:style-name="ce2" table:formula="of:=EXP(-[.E123]*[.E123]/2/[.$F$7])" office:value-type="percentage" office:value="0.00000738244074333424">
            <text:p>0.00%</text:p>
          </table:table-cell>
          <table:table-cell table:style-name="ce2" table:formula="of:=[.G122]*[.F123]" office:value-type="percentage" office:value="1.82105649488335E-191">
            <text:p>0.00%</text:p>
          </table:table-cell>
          <table:table-cell table:style-name="ce2" table:formula="of:=1-[.G123]" office:value-type="percentage" office:value="1">
            <text:p>100.00%</text:p>
          </table:table-cell>
          <table:table-cell table:style-name="ce2" table:formula="of:=EXP(-[.E122]*([.E122]-1)/2/[.$F$7])" office:value-type="percentage" office:value="0.0000101697416639629">
            <text:p>0.00%</text:p>
          </table:table-cell>
          <table:table-cell table:formula="of:=1-[.I123]" office:value-type="percentage" office:value="0.999989830258336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11">
            <text:p>111</text:p>
          </table:table-cell>
          <table:table-cell table:style-name="ce2" table:formula="of:=EXP(-[.E124]*[.E124]/2/[.$F$7])" office:value-type="percentage" office:value="0.00000594936205084745">
            <text:p>0.00%</text:p>
          </table:table-cell>
          <table:table-cell table:style-name="ce2" table:formula="of:=[.G123]*[.F124]" office:value-type="percentage" office:value="1.08341244031083E-196">
            <text:p>0.00%</text:p>
          </table:table-cell>
          <table:table-cell table:style-name="ce2" table:formula="of:=1-[.G124]" office:value-type="percentage" office:value="1">
            <text:p>100.00%</text:p>
          </table:table-cell>
          <table:table-cell table:style-name="ce2" table:formula="of:=EXP(-[.E123]*([.E123]-1)/2/[.$F$7])" office:value-type="percentage" office:value="0.00000821963811339293">
            <text:p>0.00%</text:p>
          </table:table-cell>
          <table:table-cell table:formula="of:=1-[.I124]" office:value-type="percentage" office:value="0.999991780361887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12">
            <text:p>112</text:p>
          </table:table-cell>
          <table:table-cell table:style-name="ce2" table:formula="of:=EXP(-[.E125]*[.E125]/2/[.$F$7])" office:value-type="percentage" office:value="0.00000478511739212901">
            <text:p>0.00%</text:p>
          </table:table-cell>
          <table:table-cell table:style-name="ce2" table:formula="of:=[.G124]*[.F125]" office:value-type="percentage" office:value="5.18425571098028E-202">
            <text:p>0.00%</text:p>
          </table:table-cell>
          <table:table-cell table:style-name="ce2" table:formula="of:=1-[.G125]" office:value-type="percentage" office:value="1">
            <text:p>100.00%</text:p>
          </table:table-cell>
          <table:table-cell table:style-name="ce2" table:formula="of:=EXP(-[.E124]*([.E124]-1)/2/[.$F$7])" office:value-type="percentage" office:value="0.00000663051469869937">
            <text:p>0.00%</text:p>
          </table:table-cell>
          <table:table-cell table:formula="of:=1-[.I125]" office:value-type="percentage" office:value="0.99999336948530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13">
            <text:p>113</text:p>
          </table:table-cell>
          <table:table-cell table:style-name="ce2" table:formula="of:=EXP(-[.E126]*[.E126]/2/[.$F$7])" office:value-type="percentage" office:value="0.00000384119684131568">
            <text:p>0.00%</text:p>
          </table:table-cell>
          <table:table-cell table:style-name="ce2" table:formula="of:=[.G125]*[.F126]" office:value-type="percentage" office:value="1.99137466615902E-207">
            <text:p>0.00%</text:p>
          </table:table-cell>
          <table:table-cell table:style-name="ce2" table:formula="of:=1-[.G126]" office:value-type="percentage" office:value="1">
            <text:p>100.00%</text:p>
          </table:table-cell>
          <table:table-cell table:style-name="ce2" table:formula="of:=EXP(-[.E125]*([.E125]-1)/2/[.$F$7])" office:value-type="percentage" office:value="0.00000533818420144771">
            <text:p>0.00%</text:p>
          </table:table-cell>
          <table:table-cell table:formula="of:=1-[.I126]" office:value-type="percentage" office:value="0.999994661815799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14">
            <text:p>114</text:p>
          </table:table-cell>
          <table:table-cell table:style-name="ce2" table:formula="of:=EXP(-[.E127]*[.E127]/2/[.$F$7])" office:value-type="percentage" office:value="0.00000307745915842322">
            <text:p>0.00%</text:p>
          </table:table-cell>
          <table:table-cell table:style-name="ce2" table:formula="of:=[.G126]*[.F127]" office:value-type="percentage" office:value="6.12837420422306E-213">
            <text:p>0.00%</text:p>
          </table:table-cell>
          <table:table-cell table:style-name="ce2" table:formula="of:=1-[.G127]" office:value-type="percentage" office:value="1">
            <text:p>100.00%</text:p>
          </table:table-cell>
          <table:table-cell table:style-name="ce2" table:formula="of:=EXP(-[.E126]*([.E126]-1)/2/[.$F$7])" office:value-type="percentage" office:value="0.00000428935150837354">
            <text:p>0.00%</text:p>
          </table:table-cell>
          <table:table-cell table:formula="of:=1-[.I127]" office:value-type="percentage" office:value="0.999995710648492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15">
            <text:p>115</text:p>
          </table:table-cell>
          <table:table-cell table:style-name="ce2" table:formula="of:=EXP(-[.E128]*[.E128]/2/[.$F$7])" office:value-type="percentage" office:value="0.00000246076307630544">
            <text:p>0.00%</text:p>
          </table:table-cell>
          <table:table-cell table:style-name="ce2" table:formula="of:=[.G127]*[.F128]" office:value-type="percentage" office:value="1.50804769595348E-218">
            <text:p>0.00%</text:p>
          </table:table-cell>
          <table:table-cell table:style-name="ce2" table:formula="of:=1-[.G128]" office:value-type="percentage" office:value="1">
            <text:p>100.00%</text:p>
          </table:table-cell>
          <table:table-cell table:style-name="ce2" table:formula="of:=EXP(-[.E127]*([.E127]-1)/2/[.$F$7])" office:value-type="percentage" office:value="0.00000343986571045289">
            <text:p>0.00%</text:p>
          </table:table-cell>
          <table:table-cell table:formula="of:=1-[.I128]" office:value-type="percentage" office:value="0.99999656013429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16">
            <text:p>116</text:p>
          </table:table-cell>
          <table:table-cell table:style-name="ce2" table:formula="of:=EXP(-[.E129]*[.E129]/2/[.$F$7])" office:value-type="percentage" office:value="0.0000019638082208988">
            <text:p>0.00%</text:p>
          </table:table-cell>
          <table:table-cell table:style-name="ce2" table:formula="of:=[.G128]*[.F129]" office:value-type="percentage" office:value="2.96151646282095E-224">
            <text:p>0.00%</text:p>
          </table:table-cell>
          <table:table-cell table:style-name="ce2" table:formula="of:=1-[.G129]" office:value-type="percentage" office:value="1">
            <text:p>100.00%</text:p>
          </table:table-cell>
          <table:table-cell table:style-name="ce2" table:formula="of:=EXP(-[.E128]*([.E128]-1)/2/[.$F$7])" office:value-type="percentage" office:value="0.00000275323389601626">
            <text:p>0.00%</text:p>
          </table:table-cell>
          <table:table-cell table:formula="of:=1-[.I129]" office:value-type="percentage" office:value="0.999997246766104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17">
            <text:p>117</text:p>
          </table:table-cell>
          <table:table-cell table:style-name="ce2" table:formula="of:=EXP(-[.E130]*[.E130]/2/[.$F$7])" office:value-type="percentage" office:value="0.00000156415617842291">
            <text:p>0.00%</text:p>
          </table:table-cell>
          <table:table-cell table:style-name="ce2" table:formula="of:=[.G129]*[.F130]" office:value-type="percentage" office:value="4.63227427282254E-230">
            <text:p>0.00%</text:p>
          </table:table-cell>
          <table:table-cell table:style-name="ce2" table:formula="of:=1-[.G130]" office:value-type="percentage" office:value="1">
            <text:p>100.00%</text:p>
          </table:table-cell>
          <table:table-cell table:style-name="ce2" table:formula="of:=EXP(-[.E129]*([.E129]-1)/2/[.$F$7])" office:value-type="percentage" office:value="0.00000219936087757378">
            <text:p>0.00%</text:p>
          </table:table-cell>
          <table:table-cell table:formula="of:=1-[.I130]" office:value-type="percentage" office:value="0.999997800639122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18">
            <text:p>118</text:p>
          </table:table-cell>
          <table:table-cell table:style-name="ce2" table:formula="of:=EXP(-[.E131]*[.E131]/2/[.$F$7])" office:value-type="percentage" office:value="0.00000124340590008523">
            <text:p>0.00%</text:p>
          </table:table-cell>
          <table:table-cell table:style-name="ce2" table:formula="of:=[.G130]*[.F131]" office:value-type="percentage" office:value="5.75979716164057E-236">
            <text:p>0.00%</text:p>
          </table:table-cell>
          <table:table-cell table:style-name="ce2" table:formula="of:=1-[.G131]" office:value-type="percentage" office:value="1">
            <text:p>100.00%</text:p>
          </table:table-cell>
          <table:table-cell table:style-name="ce2" table:formula="of:=EXP(-[.E130]*([.E130]-1)/2/[.$F$7])" office:value-type="percentage" office:value="0.00000175348337228043">
            <text:p>0.00%</text:p>
          </table:table-cell>
          <table:table-cell table:formula="of:=1-[.I131]" office:value-type="percentage" office:value="0.999998246516628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19">
            <text:p>119</text:p>
          </table:table-cell>
          <table:table-cell table:style-name="ce2" table:formula="of:=EXP(-[.E132]*[.E132]/2/[.$F$7])" office:value-type="percentage" office:value="0.000000986500936172905">
            <text:p>0.00%</text:p>
          </table:table-cell>
          <table:table-cell table:style-name="ce2" table:formula="of:=[.G131]*[.F132]" office:value-type="percentage" office:value="5.68204529212446E-242">
            <text:p>0.00%</text:p>
          </table:table-cell>
          <table:table-cell table:style-name="ce2" table:formula="of:=1-[.G132]" office:value-type="percentage" office:value="1">
            <text:p>100.00%</text:p>
          </table:table-cell>
          <table:table-cell table:style-name="ce2" table:formula="of:=EXP(-[.E131]*([.E131]-1)/2/[.$F$7])" office:value-type="percentage" office:value="0.00000139527102975418">
            <text:p>0.00%</text:p>
          </table:table-cell>
          <table:table-cell table:formula="of:=1-[.I132]" office:value-type="percentage" office:value="0.99999860472897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20">
            <text:p>120</text:p>
          </table:table-cell>
          <table:table-cell table:style-name="ce2" table:formula="of:=EXP(-[.E133]*[.E133]/2/[.$F$7])" office:value-type="percentage" office:value="0.000000781148940830449">
            <text:p>0.00%</text:p>
          </table:table-cell>
          <table:table-cell table:style-name="ce2" table:formula="of:=[.G132]*[.F133]" office:value-type="percentage" office:value="4.43852366169366E-248">
            <text:p>0.00%</text:p>
          </table:table-cell>
          <table:table-cell table:style-name="ce2" table:formula="of:=1-[.G133]" office:value-type="percentage" office:value="1">
            <text:p>100.00%</text:p>
          </table:table-cell>
          <table:table-cell table:style-name="ce2" table:formula="of:=EXP(-[.E132]*([.E132]-1)/2/[.$F$7])" office:value-type="percentage" office:value="0.00000110807018808321">
            <text:p>0.00%</text:p>
          </table:table-cell>
          <table:table-cell table:formula="of:=1-[.I133]" office:value-type="percentage" office:value="0.999998891929812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21">
            <text:p>121</text:p>
          </table:table-cell>
          <table:table-cell table:style-name="ce2" table:formula="of:=EXP(-[.E134]*[.E134]/2/[.$F$7])" office:value-type="percentage" office:value="0.000000617336511316963">
            <text:p>0.00%</text:p>
          </table:table-cell>
          <table:table-cell table:style-name="ce2" table:formula="of:=[.G133]*[.F134]" office:value-type="percentage" office:value="2.74006271270776E-254">
            <text:p>0.00%</text:p>
          </table:table-cell>
          <table:table-cell table:style-name="ce2" table:formula="of:=1-[.G134]" office:value-type="percentage" office:value="1">
            <text:p>100.00%</text:p>
          </table:table-cell>
          <table:table-cell table:style-name="ce2" table:formula="of:=EXP(-[.E133]*([.E133]-1)/2/[.$F$7])" office:value-type="percentage" office:value="0.000000878269361937691">
            <text:p>0.00%</text:p>
          </table:table-cell>
          <table:table-cell table:formula="of:=1-[.I134]" office:value-type="percentage" office:value="0.999999121730638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22">
            <text:p>122</text:p>
          </table:table-cell>
          <table:table-cell table:style-name="ce2" table:formula="of:=EXP(-[.E135]*[.E135]/2/[.$F$7])" office:value-type="percentage" office:value="0.000000486924746716507">
            <text:p>0.00%</text:p>
          </table:table-cell>
          <table:table-cell table:style-name="ce2" table:formula="of:=[.G134]*[.F135]" office:value-type="percentage" office:value="1.33420434237257E-260">
            <text:p>0.00%</text:p>
          </table:table-cell>
          <table:table-cell table:style-name="ce2" table:formula="of:=1-[.G135]" office:value-type="percentage" office:value="1">
            <text:p>100.00%</text:p>
          </table:table-cell>
          <table:table-cell table:style-name="ce2" table:formula="of:=EXP(-[.E134]*([.E134]-1)/2/[.$F$7])" office:value-type="percentage" office:value="0.000000694768250157658">
            <text:p>0.00%</text:p>
          </table:table-cell>
          <table:table-cell table:formula="of:=1-[.I135]" office:value-type="percentage" office:value="0.99999930523175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23">
            <text:p>123</text:p>
          </table:table-cell>
          <table:table-cell table:style-name="ce2" table:formula="of:=EXP(-[.E136]*[.E136]/2/[.$F$7])" office:value-type="percentage" office:value="0.000000383312956548538">
            <text:p>0.00%</text:p>
          </table:table-cell>
          <table:table-cell table:style-name="ce2" table:formula="of:=[.G135]*[.F136]" office:value-type="percentage" office:value="5.11417811114728E-267">
            <text:p>0.00%</text:p>
          </table:table-cell>
          <table:table-cell table:style-name="ce2" table:formula="of:=1-[.G136]" office:value-type="percentage" office:value="1">
            <text:p>100.00%</text:p>
          </table:table-cell>
          <table:table-cell table:style-name="ce2" table:formula="of:=EXP(-[.E135]*([.E135]-1)/2/[.$F$7])" office:value-type="percentage" office:value="0.000000548534519414953">
            <text:p>0.00%</text:p>
          </table:table-cell>
          <table:table-cell table:formula="of:=1-[.I136]" office:value-type="percentage" office:value="0.99999945146548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24">
            <text:p>124</text:p>
          </table:table-cell>
          <table:table-cell table:style-name="ce2" table:formula="of:=EXP(-[.E137]*[.E137]/2/[.$F$7])" office:value-type="percentage" office:value="0.000000301159744605734">
            <text:p>0.00%</text:p>
          </table:table-cell>
          <table:table-cell table:style-name="ce2" table:formula="of:=[.G136]*[.F137]" office:value-type="percentage" office:value="1.54018457382135E-273">
            <text:p>0.00%</text:p>
          </table:table-cell>
          <table:table-cell table:style-name="ce2" table:formula="of:=1-[.G137]" office:value-type="percentage" office:value="1">
            <text:p>100.00%</text:p>
          </table:table-cell>
          <table:table-cell table:style-name="ce2" table:formula="of:=EXP(-[.E136]*([.E136]-1)/2/[.$F$7])" office:value-type="percentage" office:value="0.000000432234801226023">
            <text:p>0.00%</text:p>
          </table:table-cell>
          <table:table-cell table:formula="of:=1-[.I137]" office:value-type="percentage" office:value="0.999999567765199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25">
            <text:p>125</text:p>
          </table:table-cell>
          <table:table-cell table:style-name="ce2" table:formula="of:=EXP(-[.E138]*[.E138]/2/[.$F$7])" office:value-type="percentage" office:value="0.000000236152261880159">
            <text:p>0.00%</text:p>
          </table:table-cell>
          <table:table-cell table:style-name="ce2" table:formula="of:=[.G137]*[.F138]" office:value-type="percentage" office:value="3.63718070820841E-280">
            <text:p>0.00%</text:p>
          </table:table-cell>
          <table:table-cell table:style-name="ce2" table:formula="of:=1-[.G138]" office:value-type="percentage" office:value="1">
            <text:p>100.00%</text:p>
          </table:table-cell>
          <table:table-cell table:style-name="ce2" table:formula="of:=EXP(-[.E137]*([.E137]-1)/2/[.$F$7])" office:value-type="percentage" office:value="0.000000339928257144547">
            <text:p>0.00%</text:p>
          </table:table-cell>
          <table:table-cell table:formula="of:=1-[.I138]" office:value-type="percentage" office:value="0.999999660071743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26">
            <text:p>126</text:p>
          </table:table-cell>
          <table:table-cell table:style-name="ce2" table:formula="of:=EXP(-[.E139]*[.E139]/2/[.$F$7])" office:value-type="percentage" office:value="0.00000018481578772048">
            <text:p>0.00%</text:p>
          </table:table-cell>
          <table:table-cell table:style-name="ce2" table:formula="of:=[.G138]*[.F139]" office:value-type="percentage" office:value="6.72208417669271E-287">
            <text:p>0.00%</text:p>
          </table:table-cell>
          <table:table-cell table:style-name="ce2" table:formula="of:=1-[.G139]" office:value-type="percentage" office:value="1">
            <text:p>100.00%</text:p>
          </table:table-cell>
          <table:table-cell table:style-name="ce2" table:formula="of:=EXP(-[.E138]*([.E138]-1)/2/[.$F$7])" office:value-type="percentage" office:value="0.000000266812746115496">
            <text:p>0.00%</text:p>
          </table:table-cell>
          <table:table-cell table:formula="of:=1-[.I139]" office:value-type="percentage" office:value="0.999999733187254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27">
            <text:p>127</text:p>
          </table:table-cell>
          <table:table-cell table:style-name="ce2" table:formula="of:=EXP(-[.E140]*[.E140]/2/[.$F$7])" office:value-type="percentage" office:value="0.000000144356982138369">
            <text:p>0.00%</text:p>
          </table:table-cell>
          <table:table-cell table:style-name="ce2" table:formula="of:=[.G139]*[.F140]" office:value-type="percentage" office:value="9.70379785427444E-294">
            <text:p>0.00%</text:p>
          </table:table-cell>
          <table:table-cell table:style-name="ce2" table:formula="of:=1-[.G140]" office:value-type="percentage" office:value="1">
            <text:p>100.00%</text:p>
          </table:table-cell>
          <table:table-cell table:style-name="ce2" table:formula="of:=EXP(-[.E139]*([.E139]-1)/2/[.$F$7])" office:value-type="percentage" office:value="0.00000020901509243106">
            <text:p>0.00%</text:p>
          </table:table-cell>
          <table:table-cell table:formula="of:=1-[.I140]" office:value-type="percentage" office:value="0.999999790984908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28">
            <text:p>128</text:p>
          </table:table-cell>
          <table:table-cell table:style-name="ce2" table:formula="of:=EXP(-[.E141]*[.E141]/2/[.$F$7])" office:value-type="percentage" office:value="0.000000112535174719259">
            <text:p>0.00%</text:p>
          </table:table-cell>
          <table:table-cell table:style-name="ce2" table:formula="of:=[.G140]*[.F141]" office:value-type="percentage" office:value="1.09201858697115E-300">
            <text:p>0.00%</text:p>
          </table:table-cell>
          <table:table-cell table:style-name="ce2" table:formula="of:=1-[.G141]" office:value-type="percentage" office:value="1">
            <text:p>100.00%</text:p>
          </table:table-cell>
          <table:table-cell table:style-name="ce2" table:formula="of:=EXP(-[.E140]*([.E140]-1)/2/[.$F$7])" office:value-type="percentage" office:value="0.000000163418224939942">
            <text:p>0.00%</text:p>
          </table:table-cell>
          <table:table-cell table:formula="of:=1-[.I141]" office:value-type="percentage" office:value="0.999999836581775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29">
            <text:p>129</text:p>
          </table:table-cell>
          <table:table-cell table:style-name="ce2" table:formula="of:=EXP(-[.E142]*[.E142]/2/[.$F$7])" office:value-type="percentage" office:value="0.0000000875569356105099">
            <text:p>0.00%</text:p>
          </table:table-cell>
          <table:table-cell table:style-name="ce2" table:formula="of:=[.G141]*[.F142]" office:value-type="percentage" office:value="9.56138011049127E-308">
            <text:p>0.00%</text:p>
          </table:table-cell>
          <table:table-cell table:style-name="ce2" table:formula="of:=1-[.G142]" office:value-type="percentage" office:value="1">
            <text:p>100.00%</text:p>
          </table:table-cell>
          <table:table-cell table:style-name="ce2" table:formula="of:=EXP(-[.E141]*([.E141]-1)/2/[.$F$7])" office:value-type="percentage" office:value="0.000000127519059148733">
            <text:p>0.00%</text:p>
          </table:table-cell>
          <table:table-cell table:formula="of:=1-[.I142]" office:value-type="percentage" office:value="0.99999987248094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30">
            <text:p>130</text:p>
          </table:table-cell>
          <table:table-cell table:style-name="ce2" table:formula="of:=EXP(-[.E143]*[.E143]/2/[.$F$7])" office:value-type="percentage" office:value="0.0000000679899287062702">
            <text:p>0.00%</text:p>
          </table:table-cell>
          <table:table-cell table:style-name="ce2" table:formula="of:=[.G142]*[.F143]" office:value-type="percentage" office:value="6.50077553237513E-315">
            <text:p>0.00%</text:p>
          </table:table-cell>
          <table:table-cell table:style-name="ce2" table:formula="of:=1-[.G143]" office:value-type="percentage" office:value="1">
            <text:p>100.00%</text:p>
          </table:table-cell>
          <table:table-cell table:style-name="ce2" table:formula="of:=EXP(-[.E142]*([.E142]-1)/2/[.$F$7])" office:value-type="percentage" office:value="0.0000000993119431215624">
            <text:p>0.00%</text:p>
          </table:table-cell>
          <table:table-cell table:formula="of:=1-[.I143]" office:value-type="percentage" office:value="0.999999900688057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31">
            <text:p>131</text:p>
          </table:table-cell>
          <table:table-cell table:style-name="ce2" table:formula="of:=EXP(-[.E144]*[.E144]/2/[.$F$7])" office:value-type="percentage" office:value="0.0000000526926920127339">
            <text:p>0.00%</text:p>
          </table:table-cell>
          <table:table-cell table:style-name="ce2" table:formula="of:=[.G143]*[.F144]" office:value-type="percentage" office:value="3.45E-322">
            <text:p>0.00%</text:p>
          </table:table-cell>
          <table:table-cell table:style-name="ce2" table:formula="of:=1-[.G144]" office:value-type="percentage" office:value="1">
            <text:p>100.00%</text:p>
          </table:table-cell>
          <table:table-cell table:style-name="ce2" table:formula="of:=EXP(-[.E143]*([.E143]-1)/2/[.$F$7])" office:value-type="percentage" office:value="0.000000077193303569936">
            <text:p>0.00%</text:p>
          </table:table-cell>
          <table:table-cell table:formula="of:=1-[.I144]" office:value-type="percentage" office:value="0.999999922806696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32">
            <text:p>132</text:p>
          </table:table-cell>
          <table:table-cell table:style-name="ce2" table:formula="of:=EXP(-[.E145]*[.E145]/2/[.$F$7])" office:value-type="percentage" office:value="0.000000040757539335683">
            <text:p>0.00%</text:p>
          </table:table-cell>
          <table:table-cell table:style-name="ce2" table:formula="of:=[.G144]*[.F145]" office:value-type="percentage" office:value="0">
            <text:p>0.00%</text:p>
          </table:table-cell>
          <table:table-cell table:style-name="ce2" table:formula="of:=1-[.G145]" office:value-type="percentage" office:value="1">
            <text:p>100.00%</text:p>
          </table:table-cell>
          <table:table-cell table:style-name="ce2" table:formula="of:=EXP(-[.E144]*([.E144]-1)/2/[.$F$7])" office:value-type="percentage" office:value="0.0000000598838265976747">
            <text:p>0.00%</text:p>
          </table:table-cell>
          <table:table-cell table:formula="of:=1-[.I145]" office:value-type="percentage" office:value="0.999999940116173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33">
            <text:p>133</text:p>
          </table:table-cell>
          <table:table-cell table:style-name="ce2" table:formula="of:=EXP(-[.E146]*[.E146]/2/[.$F$7])" office:value-type="percentage" office:value="0.0000000314642435108093">
            <text:p>0.00%</text:p>
          </table:table-cell>
          <table:table-cell table:style-name="ce2" table:formula="of:=[.G145]*[.F146]" office:value-type="percentage" office:value="0">
            <text:p>0.00%</text:p>
          </table:table-cell>
          <table:table-cell table:style-name="ce2" table:formula="of:=1-[.G146]" office:value-type="percentage" office:value="1">
            <text:p>100.00%</text:p>
          </table:table-cell>
          <table:table-cell table:style-name="ce2" table:formula="of:=EXP(-[.E145]*([.E145]-1)/2/[.$F$7])" office:value-type="percentage" office:value="0.0000000463651030553321">
            <text:p>0.00%</text:p>
          </table:table-cell>
          <table:table-cell table:formula="of:=1-[.I146]" office:value-type="percentage" office:value="0.999999953634897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34">
            <text:p>134</text:p>
          </table:table-cell>
          <table:table-cell table:style-name="ce2" table:formula="of:=EXP(-[.E147]*[.E147]/2/[.$F$7])" office:value-type="percentage" office:value="0.0000000242425556547795">
            <text:p>0.00%</text:p>
          </table:table-cell>
          <table:table-cell table:style-name="ce2" table:formula="of:=[.G146]*[.F147]" office:value-type="percentage" office:value="0">
            <text:p>0.00%</text:p>
          </table:table-cell>
          <table:table-cell table:style-name="ce2" table:formula="of:=1-[.G147]" office:value-type="percentage" office:value="1">
            <text:p>100.00%</text:p>
          </table:table-cell>
          <table:table-cell table:style-name="ce2" table:formula="of:=EXP(-[.E146]*([.E146]-1)/2/[.$F$7])" office:value-type="percentage" office:value="0.0000000358281747097013">
            <text:p>0.00%</text:p>
          </table:table-cell>
          <table:table-cell table:formula="of:=1-[.I147]" office:value-type="percentage" office:value="0.999999964171825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35">
            <text:p>135</text:p>
          </table:table-cell>
          <table:table-cell table:style-name="ce2" table:formula="of:=EXP(-[.E148]*[.E148]/2/[.$F$7])" office:value-type="percentage" office:value="0.0000000186419473328348">
            <text:p>0.00%</text:p>
          </table:table-cell>
          <table:table-cell table:style-name="ce2" table:formula="of:=[.G147]*[.F148]" office:value-type="percentage" office:value="0">
            <text:p>0.00%</text:p>
          </table:table-cell>
          <table:table-cell table:style-name="ce2" table:formula="of:=1-[.G148]" office:value-type="percentage" office:value="1">
            <text:p>100.00%</text:p>
          </table:table-cell>
          <table:table-cell table:style-name="ce2" table:formula="of:=EXP(-[.E147]*([.E147]-1)/2/[.$F$7])" office:value-type="percentage" office:value="0.000000027631846381486">
            <text:p>0.00%</text:p>
          </table:table-cell>
          <table:table-cell table:formula="of:=1-[.I148]" office:value-type="percentage" office:value="0.999999972368154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36">
            <text:p>136</text:p>
          </table:table-cell>
          <table:table-cell table:style-name="ce2" table:formula="of:=EXP(-[.E149]*[.E149]/2/[.$F$7])" office:value-type="percentage" office:value="0.0000000143072419185677">
            <text:p>0.00%</text:p>
          </table:table-cell>
          <table:table-cell table:style-name="ce2" table:formula="of:=[.G148]*[.F149]" office:value-type="percentage" office:value="0">
            <text:p>0.00%</text:p>
          </table:table-cell>
          <table:table-cell table:style-name="ce2" table:formula="of:=1-[.G149]" office:value-type="percentage" office:value="1">
            <text:p>100.00%</text:p>
          </table:table-cell>
          <table:table-cell table:style-name="ce2" table:formula="of:=EXP(-[.E148]*([.E148]-1)/2/[.$F$7])" office:value-type="percentage" office:value="0.0000000212689914586691">
            <text:p>0.00%</text:p>
          </table:table-cell>
          <table:table-cell table:formula="of:=1-[.I149]" office:value-type="percentage" office:value="0.999999978731008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37">
            <text:p>137</text:p>
          </table:table-cell>
          <table:table-cell table:style-name="ce2" table:formula="of:=EXP(-[.E150]*[.E150]/2/[.$F$7])" office:value-type="percentage" office:value="0.0000000109590354849176">
            <text:p>0.00%</text:p>
          </table:table-cell>
          <table:table-cell table:style-name="ce2" table:formula="of:=[.G149]*[.F150]" office:value-type="percentage" office:value="0">
            <text:p>0.00%</text:p>
          </table:table-cell>
          <table:table-cell table:style-name="ce2" table:formula="of:=1-[.G150]" office:value-type="percentage" office:value="1">
            <text:p>100.00%</text:p>
          </table:table-cell>
          <table:table-cell table:style-name="ce2" table:formula="of:=EXP(-[.E149]*([.E149]-1)/2/[.$F$7])" office:value-type="percentage" office:value="0.000000016339383136032">
            <text:p>0.00%</text:p>
          </table:table-cell>
          <table:table-cell table:formula="of:=1-[.I150]" office:value-type="percentage" office:value="0.999999983660617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38">
            <text:p>138</text:p>
          </table:table-cell>
          <table:table-cell table:style-name="ce2" table:formula="of:=EXP(-[.E151]*[.E151]/2/[.$F$7])" office:value-type="percentage" office:value="0.00000000837800305312445">
            <text:p>0.00%</text:p>
          </table:table-cell>
          <table:table-cell table:style-name="ce2" table:formula="of:=[.G150]*[.F151]" office:value-type="percentage" office:value="0">
            <text:p>0.00%</text:p>
          </table:table-cell>
          <table:table-cell table:style-name="ce2" table:formula="of:=1-[.G151]" office:value-type="percentage" office:value="1">
            <text:p>100.00%</text:p>
          </table:table-cell>
          <table:table-cell table:style-name="ce2" table:formula="of:=EXP(-[.E150]*([.E150]-1)/2/[.$F$7])" office:value-type="percentage" office:value="0.0000000125278396137867">
            <text:p>0.00%</text:p>
          </table:table-cell>
          <table:table-cell table:formula="of:=1-[.I151]" office:value-type="percentage" office:value="0.99999998747216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39">
            <text:p>139</text:p>
          </table:table-cell>
          <table:table-cell table:style-name="ce2" table:formula="of:=EXP(-[.E152]*[.E152]/2/[.$F$7])" office:value-type="percentage" office:value="0.00000000639234879527583">
            <text:p>0.00%</text:p>
          </table:table-cell>
          <table:table-cell table:style-name="ce2" table:formula="of:=[.G151]*[.F152]" office:value-type="percentage" office:value="0">
            <text:p>0.00%</text:p>
          </table:table-cell>
          <table:table-cell table:style-name="ce2" table:formula="of:=1-[.G152]" office:value-type="percentage" office:value="1">
            <text:p>100.00%</text:p>
          </table:table-cell>
          <table:table-cell table:style-name="ce2" table:formula="of:=EXP(-[.E151]*([.E151]-1)/2/[.$F$7])" office:value-type="percentage" office:value="0.00000000958668553096048">
            <text:p>0.00%</text:p>
          </table:table-cell>
          <table:table-cell table:formula="of:=1-[.I152]" office:value-type="percentage" office:value="0.999999990413314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40">
            <text:p>140</text:p>
          </table:table-cell>
          <table:table-cell table:style-name="ce2" table:formula="of:=EXP(-[.E153]*[.E153]/2/[.$F$7])" office:value-type="percentage" office:value="0.0000000048677939021082">
            <text:p>0.00%</text:p>
          </table:table-cell>
          <table:table-cell table:style-name="ce2" table:formula="of:=[.G152]*[.F153]" office:value-type="percentage" office:value="0">
            <text:p>0.00%</text:p>
          </table:table-cell>
          <table:table-cell table:style-name="ce2" table:formula="of:=1-[.G153]" office:value-type="percentage" office:value="1">
            <text:p>100.00%</text:p>
          </table:table-cell>
          <table:table-cell table:style-name="ce2" table:formula="of:=EXP(-[.E152]*([.E152]-1)/2/[.$F$7])" office:value-type="percentage" office:value="0.00000000732171040047981">
            <text:p>0.00%</text:p>
          </table:table-cell>
          <table:table-cell table:formula="of:=1-[.I153]" office:value-type="percentage" office:value="0.99999999267829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41">
            <text:p>141</text:p>
          </table:table-cell>
          <table:table-cell table:style-name="ce2" table:formula="of:=EXP(-[.E154]*[.E154]/2/[.$F$7])" office:value-type="percentage" office:value="0.00000000369960765354966">
            <text:p>0.00%</text:p>
          </table:table-cell>
          <table:table-cell table:style-name="ce2" table:formula="of:=[.G153]*[.F154]" office:value-type="percentage" office:value="0">
            <text:p>0.00%</text:p>
          </table:table-cell>
          <table:table-cell table:style-name="ce2" table:formula="of:=1-[.G154]" office:value-type="percentage" office:value="1">
            <text:p>100.00%</text:p>
          </table:table-cell>
          <table:table-cell table:style-name="ce2" table:formula="of:=EXP(-[.E153]*([.E153]-1)/2/[.$F$7])" office:value-type="percentage" office:value="0.00000000558095320429317">
            <text:p>0.00%</text:p>
          </table:table-cell>
          <table:table-cell table:formula="of:=1-[.I154]" office:value-type="percentage" office:value="0.999999994419047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42">
            <text:p>142</text:p>
          </table:table-cell>
          <table:table-cell table:style-name="ce2" table:formula="of:=EXP(-[.E155]*[.E155]/2/[.$F$7])" office:value-type="percentage" office:value="0.00000000280627950629671">
            <text:p>0.00%</text:p>
          </table:table-cell>
          <table:table-cell table:style-name="ce2" table:formula="of:=[.G154]*[.F155]" office:value-type="percentage" office:value="0">
            <text:p>0.00%</text:p>
          </table:table-cell>
          <table:table-cell table:style-name="ce2" table:formula="of:=1-[.G155]" office:value-type="percentage" office:value="1">
            <text:p>100.00%</text:p>
          </table:table-cell>
          <table:table-cell table:style-name="ce2" table:formula="of:=EXP(-[.E154]*([.E154]-1)/2/[.$F$7])" office:value-type="percentage" office:value="0.00000000424576530316971">
            <text:p>0.00%</text:p>
          </table:table-cell>
          <table:table-cell table:formula="of:=1-[.I155]" office:value-type="percentage" office:value="0.999999995754235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43">
            <text:p>143</text:p>
          </table:table-cell>
          <table:table-cell table:style-name="ce2" table:formula="of:=EXP(-[.E156]*[.E156]/2/[.$F$7])" office:value-type="percentage" office:value="0.00000000212450593559293">
            <text:p>0.00%</text:p>
          </table:table-cell>
          <table:table-cell table:style-name="ce2" table:formula="of:=[.G155]*[.F156]" office:value-type="percentage" office:value="0">
            <text:p>0.00%</text:p>
          </table:table-cell>
          <table:table-cell table:style-name="ce2" table:formula="of:=1-[.G156]" office:value-type="percentage" office:value="1">
            <text:p>100.00%</text:p>
          </table:table-cell>
          <table:table-cell table:style-name="ce2" table:formula="of:=EXP(-[.E155]*([.E155]-1)/2/[.$F$7])" office:value-type="percentage" office:value="0.00000000322370546011693">
            <text:p>0.00%</text:p>
          </table:table-cell>
          <table:table-cell table:formula="of:=1-[.I156]" office:value-type="percentage" office:value="0.999999996776295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44">
            <text:p>144</text:p>
          </table:table-cell>
          <table:table-cell table:style-name="ce2" table:formula="of:=EXP(-[.E157]*[.E157]/2/[.$F$7])" office:value-type="percentage" office:value="0.00000000160522805518561">
            <text:p>0.00%</text:p>
          </table:table-cell>
          <table:table-cell table:style-name="ce2" table:formula="of:=[.G156]*[.F157]" office:value-type="percentage" office:value="0">
            <text:p>0.00%</text:p>
          </table:table-cell>
          <table:table-cell table:style-name="ce2" table:formula="of:=1-[.G157]" office:value-type="percentage" office:value="1">
            <text:p>100.00%</text:p>
          </table:table-cell>
          <table:table-cell table:style-name="ce2" table:formula="of:=EXP(-[.E156]*([.E156]-1)/2/[.$F$7])" office:value-type="percentage" office:value="0.00000000244290452862132">
            <text:p>0.00%</text:p>
          </table:table-cell>
          <table:table-cell table:formula="of:=1-[.I157]" office:value-type="percentage" office:value="0.999999997557095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45">
            <text:p>145</text:p>
          </table:table-cell>
          <table:table-cell table:style-name="ce2" table:formula="of:=EXP(-[.E158]*[.E158]/2/[.$F$7])" office:value-type="percentage" office:value="0.00000000121050699313975">
            <text:p>0.00%</text:p>
          </table:table-cell>
          <table:table-cell table:style-name="ce2" table:formula="of:=[.G157]*[.F158]" office:value-type="percentage" office:value="0">
            <text:p>0.00%</text:p>
          </table:table-cell>
          <table:table-cell table:style-name="ce2" table:formula="of:=1-[.G158]" office:value-type="percentage" office:value="1">
            <text:p>100.00%</text:p>
          </table:table-cell>
          <table:table-cell table:style-name="ce2" table:formula="of:=EXP(-[.E157]*([.E157]-1)/2/[.$F$7])" office:value-type="percentage" office:value="0.00000000184760616613898">
            <text:p>0.00%</text:p>
          </table:table-cell>
          <table:table-cell table:formula="of:=1-[.I158]" office:value-type="percentage" office:value="0.999999998152394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46">
            <text:p>146</text:p>
          </table:table-cell>
          <table:table-cell table:style-name="ce2" table:formula="of:=EXP(-[.E159]*[.E159]/2/[.$F$7])" office:value-type="percentage" office:value="0.000000000911065565816399">
            <text:p>0.00%</text:p>
          </table:table-cell>
          <table:table-cell table:style-name="ce2" table:formula="of:=[.G158]*[.F159]" office:value-type="percentage" office:value="0">
            <text:p>0.00%</text:p>
          </table:table-cell>
          <table:table-cell table:style-name="ce2" table:formula="of:=1-[.G159]" office:value-type="percentage" office:value="1">
            <text:p>100.00%</text:p>
          </table:table-cell>
          <table:table-cell table:style-name="ce2" table:formula="of:=EXP(-[.E158]*([.E158]-1)/2/[.$F$7])" office:value-type="percentage" office:value="0.00000000139464630308078">
            <text:p>0.00%</text:p>
          </table:table-cell>
          <table:table-cell table:formula="of:=1-[.I159]" office:value-type="percentage" office:value="0.999999998605354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47">
            <text:p>147</text:p>
          </table:table-cell>
          <table:table-cell table:style-name="ce2" table:formula="of:=EXP(-[.E160]*[.E160]/2/[.$F$7])" office:value-type="percentage" office:value="0.000000000684358602861393">
            <text:p>0.00%</text:p>
          </table:table-cell>
          <table:table-cell table:style-name="ce2" table:formula="of:=[.G159]*[.F160]" office:value-type="percentage" office:value="0">
            <text:p>0.00%</text:p>
          </table:table-cell>
          <table:table-cell table:style-name="ce2" table:formula="of:=1-[.G160]" office:value-type="percentage" office:value="1">
            <text:p>100.00%</text:p>
          </table:table-cell>
          <table:table-cell table:style-name="ce2" table:formula="of:=EXP(-[.E159]*([.E159]-1)/2/[.$F$7])" office:value-type="percentage" office:value="0.00000000105068014535537">
            <text:p>0.00%</text:p>
          </table:table-cell>
          <table:table-cell table:formula="of:=1-[.I160]" office:value-type="percentage" office:value="0.99999999894932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48">
            <text:p>148</text:p>
          </table:table-cell>
          <table:table-cell table:style-name="ce2" table:formula="of:=EXP(-[.E161]*[.E161]/2/[.$F$7])" office:value-type="percentage" office:value="0.000000000513061702609176">
            <text:p>0.00%</text:p>
          </table:table-cell>
          <table:table-cell table:style-name="ce2" table:formula="of:=[.G160]*[.F161]" office:value-type="percentage" office:value="0">
            <text:p>0.00%</text:p>
          </table:table-cell>
          <table:table-cell table:style-name="ce2" table:formula="of:=1-[.G161]" office:value-type="percentage" office:value="1">
            <text:p>100.00%</text:p>
          </table:table-cell>
          <table:table-cell table:style-name="ce2" table:formula="of:=EXP(-[.E160]*([.E160]-1)/2/[.$F$7])" office:value-type="percentage" office:value="0.000000000790002998425">
            <text:p>0.00%</text:p>
          </table:table-cell>
          <table:table-cell table:formula="of:=1-[.I161]" office:value-type="percentage" office:value="0.999999999209997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49">
            <text:p>149</text:p>
          </table:table-cell>
          <table:table-cell table:style-name="ce2" table:formula="of:=EXP(-[.E162]*[.E162]/2/[.$F$7])" office:value-type="percentage" office:value="0.000000000383890383971262">
            <text:p>0.00%</text:p>
          </table:table-cell>
          <table:table-cell table:style-name="ce2" table:formula="of:=[.G161]*[.F162]" office:value-type="percentage" office:value="0">
            <text:p>0.00%</text:p>
          </table:table-cell>
          <table:table-cell table:style-name="ce2" table:formula="of:=1-[.G162]" office:value-type="percentage" office:value="1">
            <text:p>100.00%</text:p>
          </table:table-cell>
          <table:table-cell table:style-name="ce2" table:formula="of:=EXP(-[.E161]*([.E161]-1)/2/[.$F$7])" office:value-type="percentage" office:value="0.000000000592841670530521">
            <text:p>0.00%</text:p>
          </table:table-cell>
          <table:table-cell table:formula="of:=1-[.I162]" office:value-type="percentage" office:value="0.999999999407158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50">
            <text:p>150</text:p>
          </table:table-cell>
          <table:table-cell table:style-name="ce2" table:formula="of:=EXP(-[.E163]*[.E163]/2/[.$F$7])" office:value-type="percentage" office:value="0.000000000286679499687312">
            <text:p>0.00%</text:p>
          </table:table-cell>
          <table:table-cell table:style-name="ce2" table:formula="of:=[.G162]*[.F163]" office:value-type="percentage" office:value="0">
            <text:p>0.00%</text:p>
          </table:table-cell>
          <table:table-cell table:style-name="ce2" table:formula="of:=1-[.G163]" office:value-type="percentage" office:value="1">
            <text:p>100.00%</text:p>
          </table:table-cell>
          <table:table-cell table:style-name="ce2" table:formula="of:=EXP(-[.E162]*([.E162]-1)/2/[.$F$7])" office:value-type="percentage" office:value="0.000000000444017895112983">
            <text:p>0.00%</text:p>
          </table:table-cell>
          <table:table-cell table:formula="of:=1-[.I163]" office:value-type="percentage" office:value="0.999999999555982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51">
            <text:p>151</text:p>
          </table:table-cell>
          <table:table-cell table:style-name="ce2" table:formula="of:=EXP(-[.E164]*[.E164]/2/[.$F$7])" office:value-type="percentage" office:value="0.000000000213667176299877">
            <text:p>0.00%</text:p>
          </table:table-cell>
          <table:table-cell table:style-name="ce2" table:formula="of:=[.G163]*[.F164]" office:value-type="percentage" office:value="0">
            <text:p>0.00%</text:p>
          </table:table-cell>
          <table:table-cell table:style-name="ce2" table:formula="of:=1-[.G164]" office:value-type="percentage" office:value="1">
            <text:p>100.00%</text:p>
          </table:table-cell>
          <table:table-cell table:style-name="ce2" table:formula="of:=EXP(-[.E163]*([.E163]-1)/2/[.$F$7])" office:value-type="percentage" office:value="0.000000000331905151859033">
            <text:p>0.00%</text:p>
          </table:table-cell>
          <table:table-cell table:formula="of:=1-[.I164]" office:value-type="percentage" office:value="0.999999999668095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52">
            <text:p>152</text:p>
          </table:table-cell>
          <table:table-cell table:style-name="ce2" table:formula="of:=EXP(-[.E165]*[.E165]/2/[.$F$7])" office:value-type="percentage" office:value="0.000000000158939100945164">
            <text:p>0.00%</text:p>
          </table:table-cell>
          <table:table-cell table:style-name="ce2" table:formula="of:=[.G164]*[.F165]" office:value-type="percentage" office:value="0">
            <text:p>0.00%</text:p>
          </table:table-cell>
          <table:table-cell table:style-name="ce2" table:formula="of:=1-[.G165]" office:value-type="percentage" office:value="1">
            <text:p>100.00%</text:p>
          </table:table-cell>
          <table:table-cell table:style-name="ce2" table:formula="of:=EXP(-[.E164]*([.E164]-1)/2/[.$F$7])" office:value-type="percentage" office:value="0.000000000247616329787713">
            <text:p>0.00%</text:p>
          </table:table-cell>
          <table:table-cell table:formula="of:=1-[.I165]" office:value-type="percentage" office:value="0.999999999752384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53">
            <text:p>153</text:p>
          </table:table-cell>
          <table:table-cell table:style-name="ce2" table:formula="of:=EXP(-[.E166]*[.E166]/2/[.$F$7])" office:value-type="percentage" office:value="0.000000000117998221631021">
            <text:p>0.00%</text:p>
          </table:table-cell>
          <table:table-cell table:style-name="ce2" table:formula="of:=[.G165]*[.F166]" office:value-type="percentage" office:value="0">
            <text:p>0.00%</text:p>
          </table:table-cell>
          <table:table-cell table:style-name="ce2" table:formula="of:=1-[.G166]" office:value-type="percentage" office:value="1">
            <text:p>100.00%</text:p>
          </table:table-cell>
          <table:table-cell table:style-name="ce2" table:formula="of:=EXP(-[.E165]*([.E165]-1)/2/[.$F$7])" office:value-type="percentage" office:value="0.000000000184372582644702">
            <text:p>0.00%</text:p>
          </table:table-cell>
          <table:table-cell table:formula="of:=1-[.I166]" office:value-type="percentage" office:value="0.999999999815627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54">
            <text:p>154</text:p>
          </table:table-cell>
          <table:table-cell table:style-name="ce2" table:formula="of:=EXP(-[.E167]*[.E167]/2/[.$F$7])" office:value-type="percentage" office:value="0.0000000000874323075473376">
            <text:p>0.00%</text:p>
          </table:table-cell>
          <table:table-cell table:style-name="ce2" table:formula="of:=[.G166]*[.F167]" office:value-type="percentage" office:value="0">
            <text:p>0.00%</text:p>
          </table:table-cell>
          <table:table-cell table:style-name="ce2" table:formula="of:=1-[.G167]" office:value-type="percentage" office:value="1">
            <text:p>100.00%</text:p>
          </table:table-cell>
          <table:table-cell table:style-name="ce2" table:formula="of:=EXP(-[.E166]*([.E166]-1)/2/[.$F$7])" office:value-type="percentage" office:value="0.000000000137014069266133">
            <text:p>0.00%</text:p>
          </table:table-cell>
          <table:table-cell table:formula="of:=1-[.I167]" office:value-type="percentage" office:value="0.999999999862986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55">
            <text:p>155</text:p>
          </table:table-cell>
          <table:table-cell table:style-name="ce2" table:formula="of:=EXP(-[.E168]*[.E168]/2/[.$F$7])" office:value-type="percentage" office:value="0.0000000000646576904591947">
            <text:p>0.00%</text:p>
          </table:table-cell>
          <table:table-cell table:style-name="ce2" table:formula="of:=[.G167]*[.F168]" office:value-type="percentage" office:value="0">
            <text:p>0.00%</text:p>
          </table:table-cell>
          <table:table-cell table:style-name="ce2" table:formula="of:=1-[.G168]" office:value-type="percentage" office:value="1">
            <text:p>100.00%</text:p>
          </table:table-cell>
          <table:table-cell table:style-name="ce2" table:formula="of:=EXP(-[.E167]*([.E167]-1)/2/[.$F$7])" office:value-type="percentage" office:value="0.000000000101621536990036">
            <text:p>0.00%</text:p>
          </table:table-cell>
          <table:table-cell table:formula="of:=1-[.I168]" office:value-type="percentage" office:value="0.999999999898379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56">
            <text:p>156</text:p>
          </table:table-cell>
          <table:table-cell table:style-name="ce2" table:formula="of:=EXP(-[.E169]*[.E169]/2/[.$F$7])" office:value-type="percentage" office:value="0.0000000000477221722017458">
            <text:p>0.00%</text:p>
          </table:table-cell>
          <table:table-cell table:style-name="ce2" table:formula="of:=[.G168]*[.F169]" office:value-type="percentage" office:value="0">
            <text:p>0.00%</text:p>
          </table:table-cell>
          <table:table-cell table:style-name="ce2" table:formula="of:=1-[.G169]" office:value-type="percentage" office:value="1">
            <text:p>100.00%</text:p>
          </table:table-cell>
          <table:table-cell table:style-name="ce2" table:formula="of:=EXP(-[.E168]*([.E168]-1)/2/[.$F$7])" office:value-type="percentage" office:value="0.0000000000752242942733862">
            <text:p>0.00%</text:p>
          </table:table-cell>
          <table:table-cell table:formula="of:=1-[.I169]" office:value-type="percentage" office:value="0.999999999924776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57">
            <text:p>157</text:p>
          </table:table-cell>
          <table:table-cell table:style-name="ce2" table:formula="of:=EXP(-[.E170]*[.E170]/2/[.$F$7])" office:value-type="percentage" office:value="0.0000000000351537765491549">
            <text:p>0.00%</text:p>
          </table:table-cell>
          <table:table-cell table:style-name="ce2" table:formula="of:=[.G169]*[.F170]" office:value-type="percentage" office:value="0">
            <text:p>0.00%</text:p>
          </table:table-cell>
          <table:table-cell table:style-name="ce2" table:formula="of:=1-[.G170]" office:value-type="percentage" office:value="1">
            <text:p>100.00%</text:p>
          </table:table-cell>
          <table:table-cell table:style-name="ce2" table:formula="of:=EXP(-[.E169]*([.E169]-1)/2/[.$F$7])" office:value-type="percentage" office:value="0.0000000000555753560189412">
            <text:p>0.00%</text:p>
          </table:table-cell>
          <table:table-cell table:formula="of:=1-[.I170]" office:value-type="percentage" office:value="0.999999999944425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58">
            <text:p>158</text:p>
          </table:table-cell>
          <table:table-cell table:style-name="ce2" table:formula="of:=EXP(-[.E171]*[.E171]/2/[.$F$7])" office:value-type="percentage" office:value="0.0000000000258449407447336">
            <text:p>0.00%</text:p>
          </table:table-cell>
          <table:table-cell table:style-name="ce2" table:formula="of:=[.G170]*[.F171]" office:value-type="percentage" office:value="0">
            <text:p>0.00%</text:p>
          </table:table-cell>
          <table:table-cell table:style-name="ce2" table:formula="of:=1-[.G171]" office:value-type="percentage" office:value="1">
            <text:p>100.00%</text:p>
          </table:table-cell>
          <table:table-cell table:style-name="ce2" table:formula="of:=EXP(-[.E170]*([.E170]-1)/2/[.$F$7])" office:value-type="percentage" office:value="0.0000000000409786978040572">
            <text:p>0.00%</text:p>
          </table:table-cell>
          <table:table-cell table:formula="of:=1-[.I171]" office:value-type="percentage" office:value="0.99999999995902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59">
            <text:p>159</text:p>
          </table:table-cell>
          <table:table-cell table:style-name="ce2" table:formula="of:=EXP(-[.E172]*[.E172]/2/[.$F$7])" office:value-type="percentage" office:value="0.000000000018964039983525">
            <text:p>0.00%</text:p>
          </table:table-cell>
          <table:table-cell table:style-name="ce2" table:formula="of:=[.G171]*[.F172]" office:value-type="percentage" office:value="0">
            <text:p>0.00%</text:p>
          </table:table-cell>
          <table:table-cell table:style-name="ce2" table:formula="of:=1-[.G172]" office:value-type="percentage" office:value="1">
            <text:p>100.00%</text:p>
          </table:table-cell>
          <table:table-cell table:style-name="ce2" table:formula="of:=EXP(-[.E171]*([.E171]-1)/2/[.$F$7])" office:value-type="percentage" office:value="0.0000000000301568393309354">
            <text:p>0.00%</text:p>
          </table:table-cell>
          <table:table-cell table:formula="of:=1-[.I172]" office:value-type="percentage" office:value="0.999999999969843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60">
            <text:p>160</text:p>
          </table:table-cell>
          <table:table-cell table:style-name="ce2" table:formula="of:=EXP(-[.E173]*[.E173]/2/[.$F$7])" office:value-type="percentage" office:value="0.000000000013887943864964">
            <text:p>0.00%</text:p>
          </table:table-cell>
          <table:table-cell table:style-name="ce2" table:formula="of:=[.G172]*[.F173]" office:value-type="percentage" office:value="0">
            <text:p>0.00%</text:p>
          </table:table-cell>
          <table:table-cell table:style-name="ce2" table:formula="of:=1-[.G173]" office:value-type="percentage" office:value="1">
            <text:p>100.00%</text:p>
          </table:table-cell>
          <table:table-cell table:style-name="ce2" table:formula="of:=EXP(-[.E172]*([.E172]-1)/2/[.$F$7])" office:value-type="percentage" office:value="0.0000000000221495679560021">
            <text:p>0.00%</text:p>
          </table:table-cell>
          <table:table-cell table:formula="of:=1-[.I173]" office:value-type="percentage" office:value="0.99999999997785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61">
            <text:p>161</text:p>
          </table:table-cell>
          <table:table-cell table:style-name="ce2" table:formula="of:=EXP(-[.E174]*[.E174]/2/[.$F$7])" office:value-type="percentage" office:value="0.0000000000101507191320728">
            <text:p>0.00%</text:p>
          </table:table-cell>
          <table:table-cell table:style-name="ce2" table:formula="of:=[.G173]*[.F174]" office:value-type="percentage" office:value="0">
            <text:p>0.00%</text:p>
          </table:table-cell>
          <table:table-cell table:style-name="ce2" table:formula="of:=1-[.G174]" office:value-type="percentage" office:value="1">
            <text:p>100.00%</text:p>
          </table:table-cell>
          <table:table-cell table:style-name="ce2" table:formula="of:=EXP(-[.E173]*([.E173]-1)/2/[.$F$7])" office:value-type="percentage" office:value="0.000000000016236651351896">
            <text:p>0.00%</text:p>
          </table:table-cell>
          <table:table-cell table:formula="of:=1-[.I174]" office:value-type="percentage" office:value="0.999999999983763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62">
            <text:p>162</text:p>
          </table:table-cell>
          <table:table-cell table:style-name="ce2" table:formula="of:=EXP(-[.E175]*[.E175]/2/[.$F$7])" office:value-type="percentage" office:value="0.00000000000740469949793356">
            <text:p>0.00%</text:p>
          </table:table-cell>
          <table:table-cell table:style-name="ce2" table:formula="of:=[.G174]*[.F175]" office:value-type="percentage" office:value="0">
            <text:p>0.00%</text:p>
          </table:table-cell>
          <table:table-cell table:style-name="ce2" table:formula="of:=1-[.G175]" office:value-type="percentage" office:value="1">
            <text:p>100.00%</text:p>
          </table:table-cell>
          <table:table-cell table:style-name="ce2" table:formula="of:=EXP(-[.E174]*([.E174]-1)/2/[.$F$7])" office:value-type="percentage" office:value="0.0000000000118789878908048">
            <text:p>0.00%</text:p>
          </table:table-cell>
          <table:table-cell table:formula="of:=1-[.I175]" office:value-type="percentage" office:value="0.99999999998812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63">
            <text:p>163</text:p>
          </table:table-cell>
          <table:table-cell table:style-name="ce2" table:formula="of:=EXP(-[.E176]*[.E176]/2/[.$F$7])" office:value-type="percentage" office:value="0.00000000000539100623716967">
            <text:p>0.00%</text:p>
          </table:table-cell>
          <table:table-cell table:style-name="ce2" table:formula="of:=[.G175]*[.F176]" office:value-type="percentage" office:value="0">
            <text:p>0.00%</text:p>
          </table:table-cell>
          <table:table-cell table:style-name="ce2" table:formula="of:=1-[.G176]" office:value-type="percentage" office:value="1">
            <text:p>100.00%</text:p>
          </table:table-cell>
          <table:table-cell table:style-name="ce2" table:formula="of:=EXP(-[.E175]*([.E175]-1)/2/[.$F$7])" office:value-type="percentage" office:value="0.00000000000867389544003056">
            <text:p>0.00%</text:p>
          </table:table-cell>
          <table:table-cell table:formula="of:=1-[.I176]" office:value-type="percentage" office:value="0.999999999991326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64">
            <text:p>164</text:p>
          </table:table-cell>
          <table:table-cell table:style-name="ce2" table:formula="of:=EXP(-[.E177]*[.E177]/2/[.$F$7])" office:value-type="percentage" office:value="0.00000000000391727443950977">
            <text:p>0.00%</text:p>
          </table:table-cell>
          <table:table-cell table:style-name="ce2" table:formula="of:=[.G176]*[.F177]" office:value-type="percentage" office:value="0">
            <text:p>0.00%</text:p>
          </table:table-cell>
          <table:table-cell table:style-name="ce2" table:formula="of:=1-[.G177]" office:value-type="percentage" office:value="1">
            <text:p>100.00%</text:p>
          </table:table-cell>
          <table:table-cell table:style-name="ce2" table:formula="of:=EXP(-[.E176]*([.E176]-1)/2/[.$F$7])" office:value-type="percentage" office:value="0.00000000000632121692425016">
            <text:p>0.00%</text:p>
          </table:table-cell>
          <table:table-cell table:formula="of:=1-[.I177]" office:value-type="percentage" office:value="0.999999999993679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65">
            <text:p>165</text:p>
          </table:table-cell>
          <table:table-cell table:style-name="ce2" table:formula="of:=EXP(-[.E178]*[.E178]/2/[.$F$7])" office:value-type="percentage" office:value="0.00000000000284086065394846">
            <text:p>0.00%</text:p>
          </table:table-cell>
          <table:table-cell table:style-name="ce2" table:formula="of:=[.G177]*[.F178]" office:value-type="percentage" office:value="0">
            <text:p>0.00%</text:p>
          </table:table-cell>
          <table:table-cell table:style-name="ce2" table:formula="of:=1-[.G178]" office:value-type="percentage" office:value="1">
            <text:p>100.00%</text:p>
          </table:table-cell>
          <table:table-cell table:style-name="ce2" table:formula="of:=EXP(-[.E177]*([.E177]-1)/2/[.$F$7])" office:value-type="percentage" office:value="0.00000000000459768247118805">
            <text:p>0.00%</text:p>
          </table:table-cell>
          <table:table-cell table:formula="of:=1-[.I178]" office:value-type="percentage" office:value="0.999999999995402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66">
            <text:p>166</text:p>
          </table:table-cell>
          <table:table-cell table:style-name="ce2" table:formula="of:=EXP(-[.E179]*[.E179]/2/[.$F$7])" office:value-type="percentage" office:value="0.00000000000205621078850271">
            <text:p>0.00%</text:p>
          </table:table-cell>
          <table:table-cell table:style-name="ce2" table:formula="of:=[.G178]*[.F179]" office:value-type="percentage" office:value="0">
            <text:p>0.00%</text:p>
          </table:table-cell>
          <table:table-cell table:style-name="ce2" table:formula="of:=1-[.G179]" office:value-type="percentage" office:value="1">
            <text:p>100.00%</text:p>
          </table:table-cell>
          <table:table-cell table:style-name="ce2" table:formula="of:=EXP(-[.E178]*([.E178]-1)/2/[.$F$7])" office:value-type="percentage" office:value="0.00000000000333755954888102">
            <text:p>0.00%</text:p>
          </table:table-cell>
          <table:table-cell table:formula="of:=1-[.I179]" office:value-type="percentage" office:value="0.999999999996662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67">
            <text:p>167</text:p>
          </table:table-cell>
          <table:table-cell table:style-name="ce2" table:formula="of:=EXP(-[.E180]*[.E180]/2/[.$F$7])" office:value-type="percentage" office:value="0.00000000000148537839824555">
            <text:p>0.00%</text:p>
          </table:table-cell>
          <table:table-cell table:style-name="ce2" table:formula="of:=[.G179]*[.F180]" office:value-type="percentage" office:value="0">
            <text:p>0.00%</text:p>
          </table:table-cell>
          <table:table-cell table:style-name="ce2" table:formula="of:=1-[.G180]" office:value-type="percentage" office:value="1">
            <text:p>100.00%</text:p>
          </table:table-cell>
          <table:table-cell table:style-name="ce2" table:formula="of:=EXP(-[.E179]*([.E179]-1)/2/[.$F$7])" office:value-type="percentage" office:value="0.00000000000241808097711942">
            <text:p>0.00%</text:p>
          </table:table-cell>
          <table:table-cell table:formula="of:=1-[.I180]" office:value-type="percentage" office:value="0.999999999997582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68">
            <text:p>168</text:p>
          </table:table-cell>
          <table:table-cell table:style-name="ce2" table:formula="of:=EXP(-[.E181]*[.E181]/2/[.$F$7])" office:value-type="percentage" office:value="0.00000000000107092323825081">
            <text:p>0.00%</text:p>
          </table:table-cell>
          <table:table-cell table:style-name="ce2" table:formula="of:=[.G180]*[.F181]" office:value-type="percentage" office:value="0">
            <text:p>0.00%</text:p>
          </table:table-cell>
          <table:table-cell table:style-name="ce2" table:formula="of:=1-[.G181]" office:value-type="percentage" office:value="1">
            <text:p>100.00%</text:p>
          </table:table-cell>
          <table:table-cell table:style-name="ce2" table:formula="of:=EXP(-[.E180]*([.E180]-1)/2/[.$F$7])" office:value-type="percentage" office:value="0.00000000000174849512764937">
            <text:p>0.00%</text:p>
          </table:table-cell>
          <table:table-cell table:formula="of:=1-[.I181]" office:value-type="percentage" office:value="0.999999999998252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69">
            <text:p>169</text:p>
          </table:table-cell>
          <table:table-cell table:style-name="ce2" table:formula="of:=EXP(-[.E182]*[.E182]/2/[.$F$7])" office:value-type="percentage" office:value="0.000000000000770604161419711">
            <text:p>0.00%</text:p>
          </table:table-cell>
          <table:table-cell table:style-name="ce2" table:formula="of:=[.G181]*[.F182]" office:value-type="percentage" office:value="0">
            <text:p>0.00%</text:p>
          </table:table-cell>
          <table:table-cell table:style-name="ce2" table:formula="of:=1-[.G182]" office:value-type="percentage" office:value="1">
            <text:p>100.00%</text:p>
          </table:table-cell>
          <table:table-cell table:style-name="ce2" table:formula="of:=EXP(-[.E181]*([.E181]-1)/2/[.$F$7])" office:value-type="percentage" office:value="0.00000000000126185595320512">
            <text:p>0.00%</text:p>
          </table:table-cell>
          <table:table-cell table:formula="of:=1-[.I182]" office:value-type="percentage" office:value="0.999999999998738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70">
            <text:p>170</text:p>
          </table:table-cell>
          <table:table-cell table:style-name="ce2" table:formula="of:=EXP(-[.E183]*[.E183]/2/[.$F$7])" office:value-type="percentage" office:value="0.000000000000553421625943061">
            <text:p>0.00%</text:p>
          </table:table-cell>
          <table:table-cell table:style-name="ce2" table:formula="of:=[.G182]*[.F183]" office:value-type="percentage" office:value="0">
            <text:p>0.00%</text:p>
          </table:table-cell>
          <table:table-cell table:style-name="ce2" table:formula="of:=1-[.G183]" office:value-type="percentage" office:value="1">
            <text:p>100.00%</text:p>
          </table:table-cell>
          <table:table-cell table:style-name="ce2" table:formula="of:=EXP(-[.E182]*([.E182]-1)/2/[.$F$7])" office:value-type="percentage" office:value="0.000000000000908880747689564">
            <text:p>0.00%</text:p>
          </table:table-cell>
          <table:table-cell table:formula="of:=1-[.I183]" office:value-type="percentage" office:value="0.99999999999909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71">
            <text:p>171</text:p>
          </table:table-cell>
          <table:table-cell table:style-name="ce2" table:formula="of:=EXP(-[.E184]*[.E184]/2/[.$F$7])" office:value-type="percentage" office:value="0.00000000000039667302725704">
            <text:p>0.00%</text:p>
          </table:table-cell>
          <table:table-cell table:style-name="ce2" table:formula="of:=[.G183]*[.F184]" office:value-type="percentage" office:value="0">
            <text:p>0.00%</text:p>
          </table:table-cell>
          <table:table-cell table:style-name="ce2" table:formula="of:=1-[.G184]" office:value-type="percentage" office:value="1">
            <text:p>100.00%</text:p>
          </table:table-cell>
          <table:table-cell table:style-name="ce2" table:formula="of:=EXP(-[.E183]*([.E183]-1)/2/[.$F$7])" office:value-type="percentage" office:value="0.000000000000653364894247055">
            <text:p>0.00%</text:p>
          </table:table-cell>
          <table:table-cell table:formula="of:=1-[.I184]" office:value-type="percentage" office:value="0.999999999999347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72">
            <text:p>172</text:p>
          </table:table-cell>
          <table:table-cell table:style-name="ce2" table:formula="of:=EXP(-[.E185]*[.E185]/2/[.$F$7])" office:value-type="percentage" office:value="0.000000000000283766408634571">
            <text:p>0.00%</text:p>
          </table:table-cell>
          <table:table-cell table:style-name="ce2" table:formula="of:=[.G184]*[.F185]" office:value-type="percentage" office:value="0">
            <text:p>0.00%</text:p>
          </table:table-cell>
          <table:table-cell table:style-name="ce2" table:formula="of:=1-[.G185]" office:value-type="percentage" office:value="1">
            <text:p>100.00%</text:p>
          </table:table-cell>
          <table:table-cell table:style-name="ce2" table:formula="of:=EXP(-[.E184]*([.E184]-1)/2/[.$F$7])" office:value-type="percentage" office:value="0.00000000000046876637964214">
            <text:p>0.00%</text:p>
          </table:table-cell>
          <table:table-cell table:formula="of:=1-[.I185]" office:value-type="percentage" office:value="0.99999999999953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73">
            <text:p>173</text:p>
          </table:table-cell>
          <table:table-cell table:style-name="ce2" table:formula="of:=EXP(-[.E186]*[.E186]/2/[.$F$7])" office:value-type="percentage" office:value="0.000000000000202600757846188">
            <text:p>0.00%</text:p>
          </table:table-cell>
          <table:table-cell table:style-name="ce2" table:formula="of:=[.G185]*[.F186]" office:value-type="percentage" office:value="0">
            <text:p>0.00%</text:p>
          </table:table-cell>
          <table:table-cell table:style-name="ce2" table:formula="of:=1-[.G186]" office:value-type="percentage" office:value="1">
            <text:p>100.00%</text:p>
          </table:table-cell>
          <table:table-cell table:style-name="ce2" table:formula="of:=EXP(-[.E185]*([.E185]-1)/2/[.$F$7])" office:value-type="percentage" office:value="0.000000000000335667183882483">
            <text:p>0.00%</text:p>
          </table:table-cell>
          <table:table-cell table:formula="of:=1-[.I186]" office:value-type="percentage" office:value="0.999999999999664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74">
            <text:p>174</text:p>
          </table:table-cell>
          <table:table-cell table:style-name="ce2" table:formula="of:=EXP(-[.E187]*[.E187]/2/[.$F$7])" office:value-type="percentage" office:value="0.000000000000144368656826598">
            <text:p>0.00%</text:p>
          </table:table-cell>
          <table:table-cell table:style-name="ce2" table:formula="of:=[.G186]*[.F187]" office:value-type="percentage" office:value="0">
            <text:p>0.00%</text:p>
          </table:table-cell>
          <table:table-cell table:style-name="ce2" table:formula="of:=1-[.G187]" office:value-type="percentage" office:value="1">
            <text:p>100.00%</text:p>
          </table:table-cell>
          <table:table-cell table:style-name="ce2" table:formula="of:=EXP(-[.E186]*([.E186]-1)/2/[.$F$7])" office:value-type="percentage" office:value="0.000000000000239890518155488">
            <text:p>0.00%</text:p>
          </table:table-cell>
          <table:table-cell table:formula="of:=1-[.I187]" office:value-type="percentage" office:value="0.99999999999976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75">
            <text:p>175</text:p>
          </table:table-cell>
          <table:table-cell table:style-name="ce2" table:formula="of:=EXP(-[.E188]*[.E188]/2/[.$F$7])" office:value-type="percentage" office:value="0.000000000000102673066911623">
            <text:p>0.00%</text:p>
          </table:table-cell>
          <table:table-cell table:style-name="ce2" table:formula="of:=[.G187]*[.F188]" office:value-type="percentage" office:value="0">
            <text:p>0.00%</text:p>
          </table:table-cell>
          <table:table-cell table:style-name="ce2" table:formula="of:=1-[.G188]" office:value-type="percentage" office:value="1">
            <text:p>100.00%</text:p>
          </table:table-cell>
          <table:table-cell table:style-name="ce2" table:formula="of:=EXP(-[.E187]*([.E187]-1)/2/[.$F$7])" office:value-type="percentage" office:value="0.000000000000171107501019463">
            <text:p>0.00%</text:p>
          </table:table-cell>
          <table:table-cell table:formula="of:=1-[.I188]" office:value-type="percentage" office:value="0.999999999999829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76">
            <text:p>176</text:p>
          </table:table-cell>
          <table:table-cell table:style-name="ce2" table:formula="of:=EXP(-[.E189]*[.E189]/2/[.$F$7])" office:value-type="percentage" office:value="0.0000000000000728772409581969">
            <text:p>0.00%</text:p>
          </table:table-cell>
          <table:table-cell table:style-name="ce2" table:formula="of:=[.G188]*[.F189]" office:value-type="percentage" office:value="0">
            <text:p>0.00%</text:p>
          </table:table-cell>
          <table:table-cell table:style-name="ce2" table:formula="of:=1-[.G189]" office:value-type="percentage" office:value="1">
            <text:p>100.00%</text:p>
          </table:table-cell>
          <table:table-cell table:style-name="ce2" table:formula="of:=EXP(-[.E188]*([.E188]-1)/2/[.$F$7])" office:value-type="percentage" office:value="0.000000000000121808272283431">
            <text:p>0.00%</text:p>
          </table:table-cell>
          <table:table-cell table:formula="of:=1-[.I189]" office:value-type="percentage" office:value="0.999999999999878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77">
            <text:p>177</text:p>
          </table:table-cell>
          <table:table-cell table:style-name="ce2" table:formula="of:=EXP(-[.E190]*[.E190]/2/[.$F$7])" office:value-type="percentage" office:value="0.0000000000000516272602502876">
            <text:p>0.00%</text:p>
          </table:table-cell>
          <table:table-cell table:style-name="ce2" table:formula="of:=[.G189]*[.F190]" office:value-type="percentage" office:value="0">
            <text:p>0.00%</text:p>
          </table:table-cell>
          <table:table-cell table:style-name="ce2" table:formula="of:=1-[.G190]" office:value-type="percentage" office:value="1">
            <text:p>100.00%</text:p>
          </table:table-cell>
          <table:table-cell table:style-name="ce2" table:formula="of:=EXP(-[.E189]*([.E189]-1)/2/[.$F$7])" office:value-type="percentage" office:value="0.0000000000000865438649725654">
            <text:p>0.00%</text:p>
          </table:table-cell>
          <table:table-cell table:formula="of:=1-[.I190]" office:value-type="percentage" office:value="0.999999999999913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78">
            <text:p>178</text:p>
          </table:table-cell>
          <table:table-cell table:style-name="ce2" table:formula="of:=EXP(-[.E191]*[.E191]/2/[.$F$7])" office:value-type="percentage" office:value="0.0000000000000365021128389113">
            <text:p>0.00%</text:p>
          </table:table-cell>
          <table:table-cell table:style-name="ce2" table:formula="of:=[.G190]*[.F191]" office:value-type="percentage" office:value="0">
            <text:p>0.00%</text:p>
          </table:table-cell>
          <table:table-cell table:style-name="ce2" table:formula="of:=1-[.G191]" office:value-type="percentage" office:value="1">
            <text:p>100.00%</text:p>
          </table:table-cell>
          <table:table-cell table:style-name="ce2" table:formula="of:=EXP(-[.E190]*([.E190]-1)/2/[.$F$7])" office:value-type="percentage" office:value="0.0000000000000613687897040735">
            <text:p>0.00%</text:p>
          </table:table-cell>
          <table:table-cell table:formula="of:=1-[.I191]" office:value-type="percentage" office:value="0.999999999999939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79">
            <text:p>179</text:p>
          </table:table-cell>
          <table:table-cell table:style-name="ce2" table:formula="of:=EXP(-[.E192]*[.E192]/2/[.$F$7])" office:value-type="percentage" office:value="0.0000000000000257577958413609">
            <text:p>0.00%</text:p>
          </table:table-cell>
          <table:table-cell table:style-name="ce2" table:formula="of:=[.G191]*[.F192]" office:value-type="percentage" office:value="0">
            <text:p>0.00%</text:p>
          </table:table-cell>
          <table:table-cell table:style-name="ce2" table:formula="of:=1-[.G192]" office:value-type="percentage" office:value="1">
            <text:p>100.00%</text:p>
          </table:table-cell>
          <table:table-cell table:style-name="ce2" table:formula="of:=EXP(-[.E191]*([.E191]-1)/2/[.$F$7])" office:value-type="percentage" office:value="0.0000000000000434320770183612">
            <text:p>0.00%</text:p>
          </table:table-cell>
          <table:table-cell table:formula="of:=1-[.I192]" office:value-type="percentage" office:value="0.999999999999957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80">
            <text:p>180</text:p>
          </table:table-cell>
          <table:table-cell table:style-name="ce2" table:formula="of:=EXP(-[.E193]*[.E193]/2/[.$F$7])" office:value-type="percentage" office:value="0.0000000000000181405795863167">
            <text:p>0.00%</text:p>
          </table:table-cell>
          <table:table-cell table:style-name="ce2" table:formula="of:=[.G192]*[.F193]" office:value-type="percentage" office:value="0">
            <text:p>0.00%</text:p>
          </table:table-cell>
          <table:table-cell table:style-name="ce2" table:formula="of:=1-[.G193]" office:value-type="percentage" office:value="1">
            <text:p>100.00%</text:p>
          </table:table-cell>
          <table:table-cell table:style-name="ce2" table:formula="of:=EXP(-[.E192]*([.E192]-1)/2/[.$F$7])" office:value-type="percentage" office:value="0.000000000000030677884484809">
            <text:p>0.00%</text:p>
          </table:table-cell>
          <table:table-cell table:formula="of:=1-[.I193]" office:value-type="percentage" office:value="0.999999999999969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81">
            <text:p>181</text:p>
          </table:table-cell>
          <table:table-cell table:style-name="ce2" table:formula="of:=EXP(-[.E194]*[.E194]/2/[.$F$7])" office:value-type="percentage" office:value="0.00000000000001275103356717">
            <text:p>0.00%</text:p>
          </table:table-cell>
          <table:table-cell table:style-name="ce2" table:formula="of:=[.G193]*[.F194]" office:value-type="percentage" office:value="0">
            <text:p>0.00%</text:p>
          </table:table-cell>
          <table:table-cell table:style-name="ce2" table:formula="of:=1-[.G194]" office:value-type="percentage" office:value="1">
            <text:p>100.00%</text:p>
          </table:table-cell>
          <table:table-cell table:style-name="ce2" table:formula="of:=EXP(-[.E193]*([.E193]-1)/2/[.$F$7])" office:value-type="percentage" office:value="0.0000000000000216267861277645">
            <text:p>0.00%</text:p>
          </table:table-cell>
          <table:table-cell table:formula="of:=1-[.I194]" office:value-type="percentage" office:value="0.999999999999978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82">
            <text:p>182</text:p>
          </table:table-cell>
          <table:table-cell table:style-name="ce2" table:formula="of:=EXP(-[.E195]*[.E195]/2/[.$F$7])" office:value-type="percentage" office:value="8.94522745590463E-015">
            <text:p>0.00%</text:p>
          </table:table-cell>
          <table:table-cell table:style-name="ce2" table:formula="of:=[.G194]*[.F195]" office:value-type="percentage" office:value="0">
            <text:p>0.00%</text:p>
          </table:table-cell>
          <table:table-cell table:style-name="ce2" table:formula="of:=1-[.G195]" office:value-type="percentage" office:value="1">
            <text:p>100.00%</text:p>
          </table:table-cell>
          <table:table-cell table:style-name="ce2" table:formula="of:=EXP(-[.E194]*([.E194]-1)/2/[.$F$7])" office:value-type="percentage" office:value="0.0000000000000152163444805614">
            <text:p>0.00%</text:p>
          </table:table-cell>
          <table:table-cell table:formula="of:=1-[.I195]" office:value-type="percentage" office:value="0.999999999999985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83">
            <text:p>183</text:p>
          </table:table-cell>
          <table:table-cell table:style-name="ce2" table:formula="of:=EXP(-[.E196]*[.E196]/2/[.$F$7])" office:value-type="percentage" office:value="6.26309725805174E-015">
            <text:p>0.00%</text:p>
          </table:table-cell>
          <table:table-cell table:style-name="ce2" table:formula="of:=[.G195]*[.F196]" office:value-type="percentage" office:value="0">
            <text:p>0.00%</text:p>
          </table:table-cell>
          <table:table-cell table:style-name="ce2" table:formula="of:=1-[.G196]" office:value-type="percentage" office:value="1">
            <text:p>100.00%</text:p>
          </table:table-cell>
          <table:table-cell table:style-name="ce2" table:formula="of:=EXP(-[.E195]*([.E195]-1)/2/[.$F$7])" office:value-type="percentage" office:value="0.000000000000010685145649719">
            <text:p>0.00%</text:p>
          </table:table-cell>
          <table:table-cell table:formula="of:=1-[.I196]" office:value-type="percentage" office:value="0.999999999999989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84">
            <text:p>184</text:p>
          </table:table-cell>
          <table:table-cell table:style-name="ce2" table:formula="of:=EXP(-[.E197]*[.E197]/2/[.$F$7])" office:value-type="percentage" office:value="4.37661850287085E-015">
            <text:p>0.00%</text:p>
          </table:table-cell>
          <table:table-cell table:style-name="ce2" table:formula="of:=[.G196]*[.F197]" office:value-type="percentage" office:value="0">
            <text:p>0.00%</text:p>
          </table:table-cell>
          <table:table-cell table:style-name="ce2" table:formula="of:=1-[.G197]" office:value-type="percentage" office:value="1">
            <text:p>100.00%</text:p>
          </table:table-cell>
          <table:table-cell table:style-name="ce2" table:formula="of:=EXP(-[.E196]*([.E196]-1)/2/[.$F$7])" office:value-type="percentage" office:value="7.48862924858437E-015">
            <text:p>0.00%</text:p>
          </table:table-cell>
          <table:table-cell table:formula="of:=1-[.I197]" office:value-type="percentage" office:value="0.999999999999993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85">
            <text:p>185</text:p>
          </table:table-cell>
          <table:table-cell table:style-name="ce2" table:formula="of:=EXP(-[.E198]*[.E198]/2/[.$F$7])" office:value-type="percentage" office:value="3.05238982324621E-015">
            <text:p>0.00%</text:p>
          </table:table-cell>
          <table:table-cell table:style-name="ce2" table:formula="of:=[.G197]*[.F198]" office:value-type="percentage" office:value="0">
            <text:p>0.00%</text:p>
          </table:table-cell>
          <table:table-cell table:style-name="ce2" table:formula="of:=1-[.G198]" office:value-type="percentage" office:value="1">
            <text:p>100.00%</text:p>
          </table:table-cell>
          <table:table-cell table:style-name="ce2" table:formula="of:=EXP(-[.E197]*([.E197]-1)/2/[.$F$7])" office:value-type="percentage" office:value="5.23812649307354E-015">
            <text:p>0.00%</text:p>
          </table:table-cell>
          <table:table-cell table:formula="of:=1-[.I198]" office:value-type="percentage" office:value="0.999999999999995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86">
            <text:p>186</text:p>
          </table:table-cell>
          <table:table-cell table:style-name="ce2" table:formula="of:=EXP(-[.E199]*[.E199]/2/[.$F$7])" office:value-type="percentage" office:value="2.12467775232165E-015">
            <text:p>0.00%</text:p>
          </table:table-cell>
          <table:table-cell table:style-name="ce2" table:formula="of:=[.G198]*[.F199]" office:value-type="percentage" office:value="0">
            <text:p>0.00%</text:p>
          </table:table-cell>
          <table:table-cell table:style-name="ce2" table:formula="of:=1-[.G199]" office:value-type="percentage" office:value="1">
            <text:p>100.00%</text:p>
          </table:table-cell>
          <table:table-cell table:style-name="ce2" table:formula="of:=EXP(-[.E198]*([.E198]-1)/2/[.$F$7])" office:value-type="percentage" office:value="3.65680163413392E-015">
            <text:p>0.00%</text:p>
          </table:table-cell>
          <table:table-cell table:formula="of:=1-[.I199]" office:value-type="percentage" office:value="0.999999999999996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87">
            <text:p>187</text:p>
          </table:table-cell>
          <table:table-cell table:style-name="ce2" table:formula="of:=EXP(-[.E200]*[.E200]/2/[.$F$7])" office:value-type="percentage" office:value="1.47603927132146E-015">
            <text:p>0.00%</text:p>
          </table:table-cell>
          <table:table-cell table:style-name="ce2" table:formula="of:=[.G199]*[.F200]" office:value-type="percentage" office:value="0">
            <text:p>0.00%</text:p>
          </table:table-cell>
          <table:table-cell table:style-name="ce2" table:formula="of:=1-[.G200]" office:value-type="percentage" office:value="1">
            <text:p>100.00%</text:p>
          </table:table-cell>
          <table:table-cell table:style-name="ce2" table:formula="of:=EXP(-[.E199]*([.E199]-1)/2/[.$F$7])" office:value-type="percentage" office:value="2.54787778097887E-015">
            <text:p>0.00%</text:p>
          </table:table-cell>
          <table:table-cell table:formula="of:=1-[.I200]" office:value-type="percentage" office:value="0.999999999999997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88">
            <text:p>188</text:p>
          </table:table-cell>
          <table:table-cell table:style-name="ce2" table:formula="of:=EXP(-[.E201]*[.E201]/2/[.$F$7])" office:value-type="percentage" office:value="1.02342146862102E-015">
            <text:p>0.00%</text:p>
          </table:table-cell>
          <table:table-cell table:style-name="ce2" table:formula="of:=[.G200]*[.F201]" office:value-type="percentage" office:value="0">
            <text:p>0.00%</text:p>
          </table:table-cell>
          <table:table-cell table:style-name="ce2" table:formula="of:=1-[.G201]" office:value-type="percentage" office:value="1">
            <text:p>100.00%</text:p>
          </table:table-cell>
          <table:table-cell table:style-name="ce2" table:formula="of:=EXP(-[.E200]*([.E200]-1)/2/[.$F$7])" office:value-type="percentage" office:value="1.77177083803299E-015">
            <text:p>0.00%</text:p>
          </table:table-cell>
          <table:table-cell table:formula="of:=1-[.I201]" office:value-type="percentage" office:value="0.999999999999998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89">
            <text:p>189</text:p>
          </table:table-cell>
          <table:table-cell table:style-name="ce2" table:formula="of:=EXP(-[.E202]*[.E202]/2/[.$F$7])" office:value-type="percentage" office:value="7.08211382080041E-016">
            <text:p>0.00%</text:p>
          </table:table-cell>
          <table:table-cell table:style-name="ce2" table:formula="of:=[.G201]*[.F202]" office:value-type="percentage" office:value="0">
            <text:p>0.00%</text:p>
          </table:table-cell>
          <table:table-cell table:style-name="ce2" table:formula="of:=1-[.G202]" office:value-type="percentage" office:value="1">
            <text:p>100.00%</text:p>
          </table:table-cell>
          <table:table-cell table:style-name="ce2" table:formula="of:=EXP(-[.E201]*([.E201]-1)/2/[.$F$7])" office:value-type="percentage" office:value="1.22966914440354E-015">
            <text:p>0.00%</text:p>
          </table:table-cell>
          <table:table-cell table:formula="of:=1-[.I202]" office:value-type="percentage" office:value="0.999999999999999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90">
            <text:p>190</text:p>
          </table:table-cell>
          <table:table-cell table:style-name="ce2" table:formula="of:=EXP(-[.E203]*[.E203]/2/[.$F$7])" office:value-type="percentage" office:value="4.89128591835247E-016">
            <text:p>0.00%</text:p>
          </table:table-cell>
          <table:table-cell table:style-name="ce2" table:formula="of:=[.G202]*[.F203]" office:value-type="percentage" office:value="0">
            <text:p>0.00%</text:p>
          </table:table-cell>
          <table:table-cell table:style-name="ce2" table:formula="of:=1-[.G203]" office:value-type="percentage" office:value="1">
            <text:p>100.00%</text:p>
          </table:table-cell>
          <table:table-cell table:style-name="ce2" table:formula="of:=EXP(-[.E202]*([.E202]-1)/2/[.$F$7])" office:value-type="percentage" office:value="8.51766922184949E-016">
            <text:p>0.00%</text:p>
          </table:table-cell>
          <table:table-cell table:formula="of:=1-[.I203]" office:value-type="percentage" office:value="0.999999999999999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91">
            <text:p>191</text:p>
          </table:table-cell>
          <table:table-cell table:style-name="ce2" table:formula="of:=EXP(-[.E204]*[.E204]/2/[.$F$7])" office:value-type="percentage" office:value="3.37159162584455E-016">
            <text:p>0.00%</text:p>
          </table:table-cell>
          <table:table-cell table:style-name="ce2" table:formula="of:=[.G203]*[.F204]" office:value-type="percentage" office:value="0">
            <text:p>0.00%</text:p>
          </table:table-cell>
          <table:table-cell table:style-name="ce2" table:formula="of:=1-[.G204]" office:value-type="percentage" office:value="1">
            <text:p>100.00%</text:p>
          </table:table-cell>
          <table:table-cell table:style-name="ce2" table:formula="of:=EXP(-[.E203]*([.E203]-1)/2/[.$F$7])" office:value-type="percentage" office:value="5.88850480858207E-016">
            <text:p>0.00%</text:p>
          </table:table-cell>
          <table:table-cell table:formula="of:=1-[.I20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92">
            <text:p>192</text:p>
          </table:table-cell>
          <table:table-cell table:style-name="ce2" table:formula="of:=EXP(-[.E205]*[.E205]/2/[.$F$7])" office:value-type="percentage" office:value="2.31952283024357E-016">
            <text:p>0.00%</text:p>
          </table:table-cell>
          <table:table-cell table:style-name="ce2" table:formula="of:=[.G204]*[.F205]" office:value-type="percentage" office:value="0">
            <text:p>0.00%</text:p>
          </table:table-cell>
          <table:table-cell table:style-name="ce2" table:formula="of:=1-[.G205]" office:value-type="percentage" office:value="1">
            <text:p>100.00%</text:p>
          </table:table-cell>
          <table:table-cell table:style-name="ce2" table:formula="of:=EXP(-[.E204]*([.E204]-1)/2/[.$F$7])" office:value-type="percentage" office:value="4.06294614894509E-016">
            <text:p>0.00%</text:p>
          </table:table-cell>
          <table:table-cell table:formula="of:=1-[.I205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93">
            <text:p>193</text:p>
          </table:table-cell>
          <table:table-cell table:style-name="ce2" table:formula="of:=EXP(-[.E206]*[.E206]/2/[.$F$7])" office:value-type="percentage" office:value="1.59262711355067E-016">
            <text:p>0.00%</text:p>
          </table:table-cell>
          <table:table-cell table:style-name="ce2" table:formula="of:=[.G205]*[.F206]" office:value-type="percentage" office:value="0">
            <text:p>0.00%</text:p>
          </table:table-cell>
          <table:table-cell table:style-name="ce2" table:formula="of:=1-[.G206]" office:value-type="percentage" office:value="1">
            <text:p>100.00%</text:p>
          </table:table-cell>
          <table:table-cell table:style-name="ce2" table:formula="of:=EXP(-[.E205]*([.E205]-1)/2/[.$F$7])" office:value-type="percentage" office:value="2.79787860206236E-016">
            <text:p>0.00%</text:p>
          </table:table-cell>
          <table:table-cell table:formula="of:=1-[.I206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94">
            <text:p>194</text:p>
          </table:table-cell>
          <table:table-cell table:style-name="ce2" table:formula="of:=EXP(-[.E207]*[.E207]/2/[.$F$7])" office:value-type="percentage" office:value="1.09139341029375E-016">
            <text:p>0.00%</text:p>
          </table:table-cell>
          <table:table-cell table:style-name="ce2" table:formula="of:=[.G206]*[.F207]" office:value-type="percentage" office:value="0">
            <text:p>0.00%</text:p>
          </table:table-cell>
          <table:table-cell table:style-name="ce2" table:formula="of:=1-[.G207]" office:value-type="percentage" office:value="1">
            <text:p>100.00%</text:p>
          </table:table-cell>
          <table:table-cell table:style-name="ce2" table:formula="of:=EXP(-[.E206]*([.E206]-1)/2/[.$F$7])" office:value-type="percentage" office:value="1.92295196655613E-016">
            <text:p>0.00%</text:p>
          </table:table-cell>
          <table:table-cell table:formula="of:=1-[.I207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95">
            <text:p>195</text:p>
          </table:table-cell>
          <table:table-cell table:style-name="ce2" table:formula="of:=EXP(-[.E208]*[.E208]/2/[.$F$7])" office:value-type="percentage" office:value="7.46449304971225E-017">
            <text:p>0.00%</text:p>
          </table:table-cell>
          <table:table-cell table:style-name="ce2" table:formula="of:=[.G207]*[.F208]" office:value-type="percentage" office:value="0">
            <text:p>0.00%</text:p>
          </table:table-cell>
          <table:table-cell table:style-name="ce2" table:formula="of:=1-[.G208]" office:value-type="percentage" office:value="1">
            <text:p>100.00%</text:p>
          </table:table-cell>
          <table:table-cell table:style-name="ce2" table:formula="of:=EXP(-[.E207]*([.E207]-1)/2/[.$F$7])" office:value-type="percentage" office:value="1.31904549199913E-016">
            <text:p>0.00%</text:p>
          </table:table-cell>
          <table:table-cell table:formula="of:=1-[.I208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96">
            <text:p>196</text:p>
          </table:table-cell>
          <table:table-cell table:style-name="ce2" table:formula="of:=EXP(-[.E209]*[.E209]/2/[.$F$7])" office:value-type="percentage" office:value="5.09531546273745E-017">
            <text:p>0.00%</text:p>
          </table:table-cell>
          <table:table-cell table:style-name="ce2" table:formula="of:=[.G208]*[.F209]" office:value-type="percentage" office:value="0">
            <text:p>0.00%</text:p>
          </table:table-cell>
          <table:table-cell table:style-name="ce2" table:formula="of:=1-[.G209]" office:value-type="percentage" office:value="1">
            <text:p>100.00%</text:p>
          </table:table-cell>
          <table:table-cell table:style-name="ce2" table:formula="of:=EXP(-[.E208]*([.E208]-1)/2/[.$F$7])" office:value-type="percentage" office:value="9.03031459686304E-017">
            <text:p>0.00%</text:p>
          </table:table-cell>
          <table:table-cell table:formula="of:=1-[.I209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97">
            <text:p>197</text:p>
          </table:table-cell>
          <table:table-cell table:style-name="ce2" table:formula="of:=EXP(-[.E210]*[.E210]/2/[.$F$7])" office:value-type="percentage" office:value="3.47131164564269E-017">
            <text:p>0.00%</text:p>
          </table:table-cell>
          <table:table-cell table:style-name="ce2" table:formula="of:=[.G209]*[.F210]" office:value-type="percentage" office:value="0">
            <text:p>0.00%</text:p>
          </table:table-cell>
          <table:table-cell table:style-name="ce2" table:formula="of:=1-[.G210]" office:value-type="percentage" office:value="1">
            <text:p>100.00%</text:p>
          </table:table-cell>
          <table:table-cell table:style-name="ce2" table:formula="of:=EXP(-[.E209]*([.E209]-1)/2/[.$F$7])" office:value-type="percentage" office:value="6.17017888928899E-017">
            <text:p>0.00%</text:p>
          </table:table-cell>
          <table:table-cell table:formula="of:=1-[.I210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98">
            <text:p>198</text:p>
          </table:table-cell>
          <table:table-cell table:style-name="ce2" table:formula="of:=EXP(-[.E211]*[.E211]/2/[.$F$7])" office:value-type="percentage" office:value="2.36030377954216E-017">
            <text:p>0.00%</text:p>
          </table:table-cell>
          <table:table-cell table:style-name="ce2" table:formula="of:=[.G210]*[.F211]" office:value-type="percentage" office:value="0">
            <text:p>0.00%</text:p>
          </table:table-cell>
          <table:table-cell table:style-name="ce2" table:formula="of:=1-[.G211]" office:value-type="percentage" office:value="1">
            <text:p>100.00%</text:p>
          </table:table-cell>
          <table:table-cell table:style-name="ce2" table:formula="of:=EXP(-[.E210]*([.E210]-1)/2/[.$F$7])" office:value-type="percentage" office:value="4.20769642674056E-017">
            <text:p>0.00%</text:p>
          </table:table-cell>
          <table:table-cell table:formula="of:=1-[.I211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199">
            <text:p>199</text:p>
          </table:table-cell>
          <table:table-cell table:style-name="ce2" table:formula="of:=EXP(-[.E212]*[.E212]/2/[.$F$7])" office:value-type="percentage" office:value="1.60174717589585E-017">
            <text:p>0.00%</text:p>
          </table:table-cell>
          <table:table-cell table:style-name="ce2" table:formula="of:=[.G211]*[.F212]" office:value-type="percentage" office:value="0">
            <text:p>0.00%</text:p>
          </table:table-cell>
          <table:table-cell table:style-name="ce2" table:formula="of:=1-[.G212]" office:value-type="percentage" office:value="1">
            <text:p>100.00%</text:p>
          </table:table-cell>
          <table:table-cell table:style-name="ce2" table:formula="of:=EXP(-[.E211]*([.E211]-1)/2/[.$F$7])" office:value-type="percentage" office:value="2.86380083520164E-017">
            <text:p>0.00%</text:p>
          </table:table-cell>
          <table:table-cell table:formula="of:=1-[.I212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00">
            <text:p>200</text:p>
          </table:table-cell>
          <table:table-cell table:style-name="ce2" table:formula="of:=EXP(-[.E213]*[.E213]/2/[.$F$7])" office:value-type="percentage" office:value="1.08485526404294E-017">
            <text:p>0.00%</text:p>
          </table:table-cell>
          <table:table-cell table:style-name="ce2" table:formula="of:=[.G212]*[.F213]" office:value-type="percentage" office:value="0">
            <text:p>0.00%</text:p>
          </table:table-cell>
          <table:table-cell table:style-name="ce2" table:formula="of:=1-[.G213]" office:value-type="percentage" office:value="1">
            <text:p>100.00%</text:p>
          </table:table-cell>
          <table:table-cell table:style-name="ce2" table:formula="of:=EXP(-[.E212]*([.E212]-1)/2/[.$F$7])" office:value-type="percentage" office:value="1.94532869159135E-017">
            <text:p>0.00%</text:p>
          </table:table-cell>
          <table:table-cell table:formula="of:=1-[.I213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01">
            <text:p>201</text:p>
          </table:table-cell>
          <table:table-cell table:style-name="ce2" table:formula="of:=EXP(-[.E214]*[.E214]/2/[.$F$7])" office:value-type="percentage" office:value="7.33333294248586E-018">
            <text:p>0.00%</text:p>
          </table:table-cell>
          <table:table-cell table:style-name="ce2" table:formula="of:=[.G213]*[.F214]" office:value-type="percentage" office:value="0">
            <text:p>0.00%</text:p>
          </table:table-cell>
          <table:table-cell table:style-name="ce2" table:formula="of:=1-[.G214]" office:value-type="percentage" office:value="1">
            <text:p>100.00%</text:p>
          </table:table-cell>
          <table:table-cell table:style-name="ce2" table:formula="of:=EXP(-[.E213]*([.E213]-1)/2/[.$F$7])" office:value-type="percentage" office:value="1.31884859693895E-017">
            <text:p>0.00%</text:p>
          </table:table-cell>
          <table:table-cell table:formula="of:=1-[.I21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02">
            <text:p>202</text:p>
          </table:table-cell>
          <table:table-cell table:style-name="ce2" table:formula="of:=EXP(-[.E215]*[.E215]/2/[.$F$7])" office:value-type="percentage" office:value="4.94746549327812E-018">
            <text:p>0.00%</text:p>
          </table:table-cell>
          <table:table-cell table:style-name="ce2" table:formula="of:=[.G214]*[.F215]" office:value-type="percentage" office:value="0">
            <text:p>0.00%</text:p>
          </table:table-cell>
          <table:table-cell table:style-name="ce2" table:formula="of:=1-[.G215]" office:value-type="percentage" office:value="1">
            <text:p>100.00%</text:p>
          </table:table-cell>
          <table:table-cell table:style-name="ce2" table:formula="of:=EXP(-[.E214]*([.E214]-1)/2/[.$F$7])" office:value-type="percentage" office:value="8.92377598651799E-018">
            <text:p>0.00%</text:p>
          </table:table-cell>
          <table:table-cell table:formula="of:=1-[.I215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03">
            <text:p>203</text:p>
          </table:table-cell>
          <table:table-cell table:style-name="ce2" table:formula="of:=EXP(-[.E216]*[.E216]/2/[.$F$7])" office:value-type="percentage" office:value="3.33131663386397E-018">
            <text:p>0.00%</text:p>
          </table:table-cell>
          <table:table-cell table:style-name="ce2" table:formula="of:=[.G215]*[.F216]" office:value-type="percentage" office:value="0">
            <text:p>0.00%</text:p>
          </table:table-cell>
          <table:table-cell table:style-name="ce2" table:formula="of:=1-[.G216]" office:value-type="percentage" office:value="1">
            <text:p>100.00%</text:p>
          </table:table-cell>
          <table:table-cell table:style-name="ce2" table:formula="of:=EXP(-[.E215]*([.E215]-1)/2/[.$F$7])" office:value-type="percentage" office:value="6.02634715692052E-018">
            <text:p>0.00%</text:p>
          </table:table-cell>
          <table:table-cell table:formula="of:=1-[.I216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04">
            <text:p>204</text:p>
          </table:table-cell>
          <table:table-cell table:style-name="ce2" table:formula="of:=EXP(-[.E217]*[.E217]/2/[.$F$7])" office:value-type="percentage" office:value="2.23872537276617E-018">
            <text:p>0.00%</text:p>
          </table:table-cell>
          <table:table-cell table:style-name="ce2" table:formula="of:=[.G216]*[.F217]" office:value-type="percentage" office:value="0">
            <text:p>0.00%</text:p>
          </table:table-cell>
          <table:table-cell table:style-name="ce2" table:formula="of:=1-[.G217]" office:value-type="percentage" office:value="1">
            <text:p>100.00%</text:p>
          </table:table-cell>
          <table:table-cell table:style-name="ce2" table:formula="of:=EXP(-[.E216]*([.E216]-1)/2/[.$F$7])" office:value-type="percentage" office:value="4.06173328051113E-018">
            <text:p>0.00%</text:p>
          </table:table-cell>
          <table:table-cell table:formula="of:=1-[.I217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05">
            <text:p>205</text:p>
          </table:table-cell>
          <table:table-cell table:style-name="ce2" table:formula="of:=EXP(-[.E218]*[.E218]/2/[.$F$7])" office:value-type="percentage" office:value="1.50154204702051E-018">
            <text:p>0.00%</text:p>
          </table:table-cell>
          <table:table-cell table:style-name="ce2" table:formula="of:=[.G217]*[.F218]" office:value-type="percentage" office:value="0">
            <text:p>0.00%</text:p>
          </table:table-cell>
          <table:table-cell table:style-name="ce2" table:formula="of:=1-[.G218]" office:value-type="percentage" office:value="1">
            <text:p>100.00%</text:p>
          </table:table-cell>
          <table:table-cell table:style-name="ce2" table:formula="of:=EXP(-[.E217]*([.E217]-1)/2/[.$F$7])" office:value-type="percentage" office:value="2.73224994075984E-018">
            <text:p>0.00%</text:p>
          </table:table-cell>
          <table:table-cell table:formula="of:=1-[.I218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06">
            <text:p>206</text:p>
          </table:table-cell>
          <table:table-cell table:style-name="ce2" table:formula="of:=EXP(-[.E219]*[.E219]/2/[.$F$7])" office:value-type="percentage" office:value="1.00513858134744E-018">
            <text:p>0.00%</text:p>
          </table:table-cell>
          <table:table-cell table:style-name="ce2" table:formula="of:=[.G218]*[.F219]" office:value-type="percentage" office:value="0">
            <text:p>0.00%</text:p>
          </table:table-cell>
          <table:table-cell table:style-name="ce2" table:formula="of:=1-[.G219]" office:value-type="percentage" office:value="1">
            <text:p>100.00%</text:p>
          </table:table-cell>
          <table:table-cell table:style-name="ce2" table:formula="of:=EXP(-[.E218]*([.E218]-1)/2/[.$F$7])" office:value-type="percentage" office:value="1.83434583340981E-018">
            <text:p>0.00%</text:p>
          </table:table-cell>
          <table:table-cell table:formula="of:=1-[.I219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07">
            <text:p>207</text:p>
          </table:table-cell>
          <table:table-cell table:style-name="ce2" table:formula="of:=EXP(-[.E220]*[.E220]/2/[.$F$7])" office:value-type="percentage" office:value="6.71531141139505E-019">
            <text:p>0.00%</text:p>
          </table:table-cell>
          <table:table-cell table:style-name="ce2" table:formula="of:=[.G219]*[.F220]" office:value-type="percentage" office:value="0">
            <text:p>0.00%</text:p>
          </table:table-cell>
          <table:table-cell table:style-name="ce2" table:formula="of:=1-[.G220]" office:value-type="percentage" office:value="1">
            <text:p>100.00%</text:p>
          </table:table-cell>
          <table:table-cell table:style-name="ce2" table:formula="of:=EXP(-[.E219]*([.E219]-1)/2/[.$F$7])" office:value-type="percentage" office:value="1.22911856527047E-018">
            <text:p>0.00%</text:p>
          </table:table-cell>
          <table:table-cell table:formula="of:=1-[.I220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08">
            <text:p>208</text:p>
          </table:table-cell>
          <table:table-cell table:style-name="ce2" table:formula="of:=EXP(-[.E221]*[.E221]/2/[.$F$7])" office:value-type="percentage" office:value="4.4777324417183E-019">
            <text:p>0.00%</text:p>
          </table:table-cell>
          <table:table-cell table:style-name="ce2" table:formula="of:=[.G220]*[.F221]" office:value-type="percentage" office:value="0">
            <text:p>0.00%</text:p>
          </table:table-cell>
          <table:table-cell table:style-name="ce2" table:formula="of:=1-[.G221]" office:value-type="percentage" office:value="1">
            <text:p>100.00%</text:p>
          </table:table-cell>
          <table:table-cell table:style-name="ce2" table:formula="of:=EXP(-[.E220]*([.E220]-1)/2/[.$F$7])" office:value-type="percentage" office:value="8.21974052186589E-019">
            <text:p>0.00%</text:p>
          </table:table-cell>
          <table:table-cell table:formula="of:=1-[.I221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09">
            <text:p>209</text:p>
          </table:table-cell>
          <table:table-cell table:style-name="ce2" table:formula="of:=EXP(-[.E222]*[.E222]/2/[.$F$7])" office:value-type="percentage" office:value="2.97990137516333E-019">
            <text:p>0.00%</text:p>
          </table:table-cell>
          <table:table-cell table:style-name="ce2" table:formula="of:=[.G221]*[.F222]" office:value-type="percentage" office:value="0">
            <text:p>0.00%</text:p>
          </table:table-cell>
          <table:table-cell table:style-name="ce2" table:formula="of:=1-[.G222]" office:value-type="percentage" office:value="1">
            <text:p>100.00%</text:p>
          </table:table-cell>
          <table:table-cell table:style-name="ce2" table:formula="of:=EXP(-[.E221]*([.E221]-1)/2/[.$F$7])" office:value-type="percentage" office:value="5.48623247072718E-019">
            <text:p>0.00%</text:p>
          </table:table-cell>
          <table:table-cell table:formula="of:=1-[.I222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10">
            <text:p>210</text:p>
          </table:table-cell>
          <table:table-cell table:style-name="ce2" table:formula="of:=EXP(-[.E223]*[.E223]/2/[.$F$7])" office:value-type="percentage" office:value="1.97923521865491E-019">
            <text:p>0.00%</text:p>
          </table:table-cell>
          <table:table-cell table:style-name="ce2" table:formula="of:=[.G222]*[.F223]" office:value-type="percentage" office:value="0">
            <text:p>0.00%</text:p>
          </table:table-cell>
          <table:table-cell table:style-name="ce2" table:formula="of:=1-[.G223]" office:value-type="percentage" office:value="1">
            <text:p>100.00%</text:p>
          </table:table-cell>
          <table:table-cell table:style-name="ce2" table:formula="of:=EXP(-[.E222]*([.E222]-1)/2/[.$F$7])" office:value-type="percentage" office:value="3.65461870720892E-019">
            <text:p>0.00%</text:p>
          </table:table-cell>
          <table:table-cell table:formula="of:=1-[.I223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11">
            <text:p>211</text:p>
          </table:table-cell>
          <table:table-cell table:style-name="ce2" table:formula="of:=EXP(-[.E224]*[.E224]/2/[.$F$7])" office:value-type="percentage" office:value="1.3120328186013E-019">
            <text:p>0.00%</text:p>
          </table:table-cell>
          <table:table-cell table:style-name="ce2" table:formula="of:=[.G223]*[.F224]" office:value-type="percentage" office:value="0">
            <text:p>0.00%</text:p>
          </table:table-cell>
          <table:table-cell table:style-name="ce2" table:formula="of:=1-[.G224]" office:value-type="percentage" office:value="1">
            <text:p>100.00%</text:p>
          </table:table-cell>
          <table:table-cell table:style-name="ce2" table:formula="of:=EXP(-[.E223]*([.E223]-1)/2/[.$F$7])" office:value-type="percentage" office:value="2.42975065721205E-019">
            <text:p>0.00%</text:p>
          </table:table-cell>
          <table:table-cell table:formula="of:=1-[.I22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12">
            <text:p>212</text:p>
          </table:table-cell>
          <table:table-cell table:style-name="ce2" table:formula="of:=EXP(-[.E225]*[.E225]/2/[.$F$7])" office:value-type="percentage" office:value="8.68048028817847E-020">
            <text:p>0.00%</text:p>
          </table:table-cell>
          <table:table-cell table:style-name="ce2" table:formula="of:=[.G224]*[.F225]" office:value-type="percentage" office:value="0">
            <text:p>0.00%</text:p>
          </table:table-cell>
          <table:table-cell table:style-name="ce2" table:formula="of:=1-[.G225]" office:value-type="percentage" office:value="1">
            <text:p>100.00%</text:p>
          </table:table-cell>
          <table:table-cell table:style-name="ce2" table:formula="of:=EXP(-[.E224]*([.E224]-1)/2/[.$F$7])" office:value-type="percentage" office:value="1.61225269726187E-019">
            <text:p>0.00%</text:p>
          </table:table-cell>
          <table:table-cell table:formula="of:=1-[.I225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13">
            <text:p>213</text:p>
          </table:table-cell>
          <table:table-cell table:style-name="ce2" table:formula="of:=EXP(-[.E226]*[.E226]/2/[.$F$7])" office:value-type="percentage" office:value="5.73184688550777E-020">
            <text:p>0.00%</text:p>
          </table:table-cell>
          <table:table-cell table:style-name="ce2" table:formula="of:=[.G225]*[.F226]" office:value-type="percentage" office:value="0">
            <text:p>0.00%</text:p>
          </table:table-cell>
          <table:table-cell table:style-name="ce2" table:formula="of:=1-[.G226]" office:value-type="percentage" office:value="1">
            <text:p>100.00%</text:p>
          </table:table-cell>
          <table:table-cell table:style-name="ce2" table:formula="of:=EXP(-[.E225]*([.E225]-1)/2/[.$F$7])" office:value-type="percentage" office:value="1.06771731255926E-019">
            <text:p>0.00%</text:p>
          </table:table-cell>
          <table:table-cell table:formula="of:=1-[.I226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14">
            <text:p>214</text:p>
          </table:table-cell>
          <table:table-cell table:style-name="ce2" table:formula="of:=EXP(-[.E227]*[.E227]/2/[.$F$7])" office:value-type="percentage" office:value="3.77743651857369E-020">
            <text:p>0.00%</text:p>
          </table:table-cell>
          <table:table-cell table:style-name="ce2" table:formula="of:=[.G226]*[.F227]" office:value-type="percentage" office:value="0">
            <text:p>0.00%</text:p>
          </table:table-cell>
          <table:table-cell table:style-name="ce2" table:formula="of:=1-[.G227]" office:value-type="percentage" office:value="1">
            <text:p>100.00%</text:p>
          </table:table-cell>
          <table:table-cell table:style-name="ce2" table:formula="of:=EXP(-[.E226]*([.E226]-1)/2/[.$F$7])" office:value-type="percentage" office:value="7.05718050528215E-020">
            <text:p>0.00%</text:p>
          </table:table-cell>
          <table:table-cell table:formula="of:=1-[.I227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15">
            <text:p>215</text:p>
          </table:table-cell>
          <table:table-cell table:style-name="ce2" table:formula="of:=EXP(-[.E228]*[.E228]/2/[.$F$7])" office:value-type="percentage" office:value="2.48457171692428E-020">
            <text:p>0.00%</text:p>
          </table:table-cell>
          <table:table-cell table:style-name="ce2" table:formula="of:=[.G227]*[.F228]" office:value-type="percentage" office:value="0">
            <text:p>0.00%</text:p>
          </table:table-cell>
          <table:table-cell table:style-name="ce2" table:formula="of:=1-[.G228]" office:value-type="percentage" office:value="1">
            <text:p>100.00%</text:p>
          </table:table-cell>
          <table:table-cell table:style-name="ce2" table:formula="of:=EXP(-[.E227]*([.E227]-1)/2/[.$F$7])" office:value-type="percentage" office:value="4.6554100032321E-020">
            <text:p>0.00%</text:p>
          </table:table-cell>
          <table:table-cell table:formula="of:=1-[.I228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16">
            <text:p>216</text:p>
          </table:table-cell>
          <table:table-cell table:style-name="ce2" table:formula="of:=EXP(-[.E229]*[.E229]/2/[.$F$7])" office:value-type="percentage" office:value="1.63101392267019E-020">
            <text:p>0.00%</text:p>
          </table:table-cell>
          <table:table-cell table:style-name="ce2" table:formula="of:=[.G228]*[.F229]" office:value-type="percentage" office:value="0">
            <text:p>0.00%</text:p>
          </table:table-cell>
          <table:table-cell table:style-name="ce2" table:formula="of:=1-[.G229]" office:value-type="percentage" office:value="1">
            <text:p>100.00%</text:p>
          </table:table-cell>
          <table:table-cell table:style-name="ce2" table:formula="of:=EXP(-[.E228]*([.E228]-1)/2/[.$F$7])" office:value-type="percentage" office:value="3.06504188502143E-020">
            <text:p>0.00%</text:p>
          </table:table-cell>
          <table:table-cell table:formula="of:=1-[.I229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17">
            <text:p>217</text:p>
          </table:table-cell>
          <table:table-cell table:style-name="ce2" table:formula="of:=EXP(-[.E230]*[.E230]/2/[.$F$7])" office:value-type="percentage" office:value="1.06860097973501E-020">
            <text:p>0.00%</text:p>
          </table:table-cell>
          <table:table-cell table:style-name="ce2" table:formula="of:=[.G229]*[.F230]" office:value-type="percentage" office:value="0">
            <text:p>0.00%</text:p>
          </table:table-cell>
          <table:table-cell table:style-name="ce2" table:formula="of:=1-[.G230]" office:value-type="percentage" office:value="1">
            <text:p>100.00%</text:p>
          </table:table-cell>
          <table:table-cell table:style-name="ce2" table:formula="of:=EXP(-[.E229]*([.E229]-1)/2/[.$F$7])" office:value-type="percentage" office:value="2.01403336336361E-020">
            <text:p>0.00%</text:p>
          </table:table-cell>
          <table:table-cell table:formula="of:=1-[.I230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18">
            <text:p>218</text:p>
          </table:table-cell>
          <table:table-cell table:style-name="ce2" table:formula="of:=EXP(-[.E231]*[.E231]/2/[.$F$7])" office:value-type="percentage" office:value="6.98755495266736E-021">
            <text:p>0.00%</text:p>
          </table:table-cell>
          <table:table-cell table:style-name="ce2" table:formula="of:=[.G230]*[.F231]" office:value-type="percentage" office:value="0">
            <text:p>0.00%</text:p>
          </table:table-cell>
          <table:table-cell table:style-name="ce2" table:formula="of:=1-[.G231]" office:value-type="percentage" office:value="1">
            <text:p>100.00%</text:p>
          </table:table-cell>
          <table:table-cell table:style-name="ce2" table:formula="of:=EXP(-[.E230]*([.E230]-1)/2/[.$F$7])" office:value-type="percentage" office:value="1.32083532692885E-020">
            <text:p>0.00%</text:p>
          </table:table-cell>
          <table:table-cell table:formula="of:=1-[.I231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19">
            <text:p>219</text:p>
          </table:table-cell>
          <table:table-cell table:style-name="ce2" table:formula="of:=EXP(-[.E232]*[.E232]/2/[.$F$7])" office:value-type="percentage" office:value="4.56022922259101E-021">
            <text:p>0.00%</text:p>
          </table:table-cell>
          <table:table-cell table:style-name="ce2" table:formula="of:=[.G231]*[.F232]" office:value-type="percentage" office:value="0">
            <text:p>0.00%</text:p>
          </table:table-cell>
          <table:table-cell table:style-name="ce2" table:formula="of:=1-[.G232]" office:value-type="percentage" office:value="1">
            <text:p>100.00%</text:p>
          </table:table-cell>
          <table:table-cell table:style-name="ce2" table:formula="of:=EXP(-[.E231]*([.E231]-1)/2/[.$F$7])" office:value-type="percentage" office:value="8.64534761154322E-021">
            <text:p>0.00%</text:p>
          </table:table-cell>
          <table:table-cell table:formula="of:=1-[.I232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20">
            <text:p>220</text:p>
          </table:table-cell>
          <table:table-cell table:style-name="ce2" table:formula="of:=EXP(-[.E233]*[.E233]/2/[.$F$7])" office:value-type="percentage" office:value="2.97029701502976E-021">
            <text:p>0.00%</text:p>
          </table:table-cell>
          <table:table-cell table:style-name="ce2" table:formula="of:=[.G232]*[.F233]" office:value-type="percentage" office:value="0">
            <text:p>0.00%</text:p>
          </table:table-cell>
          <table:table-cell table:style-name="ce2" table:formula="of:=1-[.G233]" office:value-type="percentage" office:value="1">
            <text:p>100.00%</text:p>
          </table:table-cell>
          <table:table-cell table:style-name="ce2" table:formula="of:=EXP(-[.E232]*([.E232]-1)/2/[.$F$7])" office:value-type="percentage" office:value="5.64765309741323E-021">
            <text:p>0.00%</text:p>
          </table:table-cell>
          <table:table-cell table:formula="of:=1-[.I233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21">
            <text:p>221</text:p>
          </table:table-cell>
          <table:table-cell table:style-name="ce2" table:formula="of:=EXP(-[.E234]*[.E234]/2/[.$F$7])" office:value-type="percentage" office:value="1.93092254321262E-021">
            <text:p>0.00%</text:p>
          </table:table-cell>
          <table:table-cell table:style-name="ce2" table:formula="of:=[.G233]*[.F234]" office:value-type="percentage" office:value="0">
            <text:p>0.00%</text:p>
          </table:table-cell>
          <table:table-cell table:style-name="ce2" table:formula="of:=1-[.G234]" office:value-type="percentage" office:value="1">
            <text:p>100.00%</text:p>
          </table:table-cell>
          <table:table-cell table:style-name="ce2" table:formula="of:=EXP(-[.E233]*([.E233]-1)/2/[.$F$7])" office:value-type="percentage" office:value="3.68218270560881E-021">
            <text:p>0.00%</text:p>
          </table:table-cell>
          <table:table-cell table:formula="of:=1-[.I23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22">
            <text:p>222</text:p>
          </table:table-cell>
          <table:table-cell table:style-name="ce2" table:formula="of:=EXP(-[.E235]*[.E235]/2/[.$F$7])" office:value-type="percentage" office:value="1.25279956981431E-021">
            <text:p>0.00%</text:p>
          </table:table-cell>
          <table:table-cell table:style-name="ce2" table:formula="of:=[.G234]*[.F235]" office:value-type="percentage" office:value="0">
            <text:p>0.00%</text:p>
          </table:table-cell>
          <table:table-cell table:style-name="ce2" table:formula="of:=1-[.G235]" office:value-type="percentage" office:value="1">
            <text:p>100.00%</text:p>
          </table:table-cell>
          <table:table-cell table:style-name="ce2" table:formula="of:=EXP(-[.E234]*([.E234]-1)/2/[.$F$7])" office:value-type="percentage" office:value="2.39604198456957E-021">
            <text:p>0.00%</text:p>
          </table:table-cell>
          <table:table-cell table:formula="of:=1-[.I235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23">
            <text:p>223</text:p>
          </table:table-cell>
          <table:table-cell table:style-name="ce2" table:formula="of:=EXP(-[.E236]*[.E236]/2/[.$F$7])" office:value-type="percentage" office:value="8.11241401881663E-022">
            <text:p>0.00%</text:p>
          </table:table-cell>
          <table:table-cell table:style-name="ce2" table:formula="of:=[.G235]*[.F236]" office:value-type="percentage" office:value="0">
            <text:p>0.00%</text:p>
          </table:table-cell>
          <table:table-cell table:style-name="ce2" table:formula="of:=1-[.G236]" office:value-type="percentage" office:value="1">
            <text:p>100.00%</text:p>
          </table:table-cell>
          <table:table-cell table:style-name="ce2" table:formula="of:=EXP(-[.E235]*([.E235]-1)/2/[.$F$7])" office:value-type="percentage" office:value="1.55609204341904E-021">
            <text:p>0.00%</text:p>
          </table:table-cell>
          <table:table-cell table:formula="of:=1-[.I236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24">
            <text:p>224</text:p>
          </table:table-cell>
          <table:table-cell table:style-name="ce2" table:formula="of:=EXP(-[.E237]*[.E237]/2/[.$F$7])" office:value-type="percentage" office:value="5.24288566336346E-022">
            <text:p>0.00%</text:p>
          </table:table-cell>
          <table:table-cell table:style-name="ce2" table:formula="of:=[.G236]*[.F237]" office:value-type="percentage" office:value="0">
            <text:p>0.00%</text:p>
          </table:table-cell>
          <table:table-cell table:style-name="ce2" table:formula="of:=1-[.G237]" office:value-type="percentage" office:value="1">
            <text:p>100.00%</text:p>
          </table:table-cell>
          <table:table-cell table:style-name="ce2" table:formula="of:=EXP(-[.E236]*([.E236]-1)/2/[.$F$7])" office:value-type="percentage" office:value="1.00862077456446E-021">
            <text:p>0.00%</text:p>
          </table:table-cell>
          <table:table-cell table:formula="of:=1-[.I237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25">
            <text:p>225</text:p>
          </table:table-cell>
          <table:table-cell table:style-name="ce2" table:formula="of:=EXP(-[.E238]*[.E238]/2/[.$F$7])" office:value-type="percentage" office:value="3.38175729235215E-022">
            <text:p>0.00%</text:p>
          </table:table-cell>
          <table:table-cell table:style-name="ce2" table:formula="of:=[.G237]*[.F238]" office:value-type="percentage" office:value="0">
            <text:p>0.00%</text:p>
          </table:table-cell>
          <table:table-cell table:style-name="ce2" table:formula="of:=1-[.G238]" office:value-type="percentage" office:value="1">
            <text:p>100.00%</text:p>
          </table:table-cell>
          <table:table-cell table:style-name="ce2" table:formula="of:=EXP(-[.E237]*([.E237]-1)/2/[.$F$7])" office:value-type="percentage" office:value="6.52487663077441E-022">
            <text:p>0.00%</text:p>
          </table:table-cell>
          <table:table-cell table:formula="of:=1-[.I238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26">
            <text:p>226</text:p>
          </table:table-cell>
          <table:table-cell table:style-name="ce2" table:formula="of:=EXP(-[.E239]*[.E239]/2/[.$F$7])" office:value-type="percentage" office:value="2.17703921599654E-022">
            <text:p>0.00%</text:p>
          </table:table-cell>
          <table:table-cell table:style-name="ce2" table:formula="of:=[.G238]*[.F239]" office:value-type="percentage" office:value="0">
            <text:p>0.00%</text:p>
          </table:table-cell>
          <table:table-cell table:style-name="ce2" table:formula="of:=1-[.G239]" office:value-type="percentage" office:value="1">
            <text:p>100.00%</text:p>
          </table:table-cell>
          <table:table-cell table:style-name="ce2" table:formula="of:=EXP(-[.E238]*([.E238]-1)/2/[.$F$7])" office:value-type="percentage" office:value="4.21277698178329E-022">
            <text:p>0.00%</text:p>
          </table:table-cell>
          <table:table-cell table:formula="of:=1-[.I239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27">
            <text:p>227</text:p>
          </table:table-cell>
          <table:table-cell table:style-name="ce2" table:formula="of:=EXP(-[.E240]*[.E240]/2/[.$F$7])" office:value-type="percentage" office:value="1.39875559882281E-022">
            <text:p>0.00%</text:p>
          </table:table-cell>
          <table:table-cell table:style-name="ce2" table:formula="of:=[.G239]*[.F240]" office:value-type="percentage" office:value="0">
            <text:p>0.00%</text:p>
          </table:table-cell>
          <table:table-cell table:style-name="ce2" table:formula="of:=1-[.G240]" office:value-type="percentage" office:value="1">
            <text:p>100.00%</text:p>
          </table:table-cell>
          <table:table-cell table:style-name="ce2" table:formula="of:=EXP(-[.E239]*([.E239]-1)/2/[.$F$7])" office:value-type="percentage" office:value="2.71466598726427E-022">
            <text:p>0.00%</text:p>
          </table:table-cell>
          <table:table-cell table:formula="of:=1-[.I240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28">
            <text:p>228</text:p>
          </table:table-cell>
          <table:table-cell table:style-name="ce2" table:formula="of:=EXP(-[.E241]*[.E241]/2/[.$F$7])" office:value-type="percentage" office:value="8.96951978410217E-023">
            <text:p>0.00%</text:p>
          </table:table-cell>
          <table:table-cell table:style-name="ce2" table:formula="of:=[.G240]*[.F241]" office:value-type="percentage" office:value="0">
            <text:p>0.00%</text:p>
          </table:table-cell>
          <table:table-cell table:style-name="ce2" table:formula="of:=1-[.G241]" office:value-type="percentage" office:value="1">
            <text:p>100.00%</text:p>
          </table:table-cell>
          <table:table-cell table:style-name="ce2" table:formula="of:=EXP(-[.E240]*([.E240]-1)/2/[.$F$7])" office:value-type="percentage" office:value="1.74588688635065E-022">
            <text:p>0.00%</text:p>
          </table:table-cell>
          <table:table-cell table:formula="of:=1-[.I241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29">
            <text:p>229</text:p>
          </table:table-cell>
          <table:table-cell table:style-name="ce2" table:formula="of:=EXP(-[.E242]*[.E242]/2/[.$F$7])" office:value-type="percentage" office:value="5.74048141120799E-023">
            <text:p>0.00%</text:p>
          </table:table-cell>
          <table:table-cell table:style-name="ce2" table:formula="of:=[.G241]*[.F242]" office:value-type="percentage" office:value="0">
            <text:p>0.00%</text:p>
          </table:table-cell>
          <table:table-cell table:style-name="ce2" table:formula="of:=1-[.G242]" office:value-type="percentage" office:value="1">
            <text:p>100.00%</text:p>
          </table:table-cell>
          <table:table-cell table:style-name="ce2" table:formula="of:=EXP(-[.E241]*([.E241]-1)/2/[.$F$7])" office:value-type="percentage" office:value="1.12064374876415E-022">
            <text:p>0.00%</text:p>
          </table:table-cell>
          <table:table-cell table:formula="of:=1-[.I242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30">
            <text:p>230</text:p>
          </table:table-cell>
          <table:table-cell table:style-name="ce2" table:formula="of:=EXP(-[.E243]*[.E243]/2/[.$F$7])" office:value-type="percentage" office:value="3.6667323179413E-023">
            <text:p>0.00%</text:p>
          </table:table-cell>
          <table:table-cell table:style-name="ce2" table:formula="of:=[.G242]*[.F243]" office:value-type="percentage" office:value="0">
            <text:p>0.00%</text:p>
          </table:table-cell>
          <table:table-cell table:style-name="ce2" table:formula="of:=1-[.G243]" office:value-type="percentage" office:value="1">
            <text:p>100.00%</text:p>
          </table:table-cell>
          <table:table-cell table:style-name="ce2" table:formula="of:=EXP(-[.E242]*([.E242]-1)/2/[.$F$7])" office:value-type="percentage" office:value="7.17911336641313E-023">
            <text:p>0.00%</text:p>
          </table:table-cell>
          <table:table-cell table:formula="of:=1-[.I243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31">
            <text:p>231</text:p>
          </table:table-cell>
          <table:table-cell table:style-name="ce2" table:formula="of:=EXP(-[.E244]*[.E244]/2/[.$F$7])" office:value-type="percentage" office:value="2.33755515205186E-023">
            <text:p>0.00%</text:p>
          </table:table-cell>
          <table:table-cell table:style-name="ce2" table:formula="of:=[.G243]*[.F244]" office:value-type="percentage" office:value="0">
            <text:p>0.00%</text:p>
          </table:table-cell>
          <table:table-cell table:style-name="ce2" table:formula="of:=1-[.G244]" office:value-type="percentage" office:value="1">
            <text:p>100.00%</text:p>
          </table:table-cell>
          <table:table-cell table:style-name="ce2" table:formula="of:=EXP(-[.E243]*([.E243]-1)/2/[.$F$7])" office:value-type="percentage" office:value="4.59013880273751E-023">
            <text:p>0.00%</text:p>
          </table:table-cell>
          <table:table-cell table:formula="of:=1-[.I24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32">
            <text:p>232</text:p>
          </table:table-cell>
          <table:table-cell table:style-name="ce2" table:formula="of:=EXP(-[.E245]*[.E245]/2/[.$F$7])" office:value-type="percentage" office:value="1.48729218165127E-023">
            <text:p>0.00%</text:p>
          </table:table-cell>
          <table:table-cell table:style-name="ce2" table:formula="of:=[.G244]*[.F245]" office:value-type="percentage" office:value="0">
            <text:p>0.00%</text:p>
          </table:table-cell>
          <table:table-cell table:style-name="ce2" table:formula="of:=1-[.G245]" office:value-type="percentage" office:value="1">
            <text:p>100.00%</text:p>
          </table:table-cell>
          <table:table-cell table:style-name="ce2" table:formula="of:=EXP(-[.E244]*([.E244]-1)/2/[.$F$7])" office:value-type="percentage" office:value="2.92908917774267E-023">
            <text:p>0.00%</text:p>
          </table:table-cell>
          <table:table-cell table:formula="of:=1-[.I245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33">
            <text:p>233</text:p>
          </table:table-cell>
          <table:table-cell table:style-name="ce2" table:formula="of:=EXP(-[.E246]*[.E246]/2/[.$F$7])" office:value-type="percentage" office:value="9.44457657506371E-024">
            <text:p>0.00%</text:p>
          </table:table-cell>
          <table:table-cell table:style-name="ce2" table:formula="of:=[.G245]*[.F246]" office:value-type="percentage" office:value="0">
            <text:p>0.00%</text:p>
          </table:table-cell>
          <table:table-cell table:style-name="ce2" table:formula="of:=1-[.G246]" office:value-type="percentage" office:value="1">
            <text:p>100.00%</text:p>
          </table:table-cell>
          <table:table-cell table:style-name="ce2" table:formula="of:=EXP(-[.E245]*([.E245]-1)/2/[.$F$7])" office:value-type="percentage" office:value="1.86548232481444E-023">
            <text:p>0.00%</text:p>
          </table:table-cell>
          <table:table-cell table:formula="of:=1-[.I246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34">
            <text:p>234</text:p>
          </table:table-cell>
          <table:table-cell table:style-name="ce2" table:formula="of:=EXP(-[.E247]*[.E247]/2/[.$F$7])" office:value-type="percentage" office:value="5.98577596273818E-024">
            <text:p>0.00%</text:p>
          </table:table-cell>
          <table:table-cell table:style-name="ce2" table:formula="of:=[.G246]*[.F247]" office:value-type="percentage" office:value="0">
            <text:p>0.00%</text:p>
          </table:table-cell>
          <table:table-cell table:style-name="ce2" table:formula="of:=1-[.G247]" office:value-type="percentage" office:value="1">
            <text:p>100.00%</text:p>
          </table:table-cell>
          <table:table-cell table:style-name="ce2" table:formula="of:=EXP(-[.E246]*([.E246]-1)/2/[.$F$7])" office:value-type="percentage" office:value="1.18577271099099E-023">
            <text:p>0.00%</text:p>
          </table:table-cell>
          <table:table-cell table:formula="of:=1-[.I247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35">
            <text:p>235</text:p>
          </table:table-cell>
          <table:table-cell table:style-name="ce2" table:formula="of:=EXP(-[.E248]*[.E248]/2/[.$F$7])" office:value-type="percentage" office:value="3.78625789811736E-024">
            <text:p>0.00%</text:p>
          </table:table-cell>
          <table:table-cell table:style-name="ce2" table:formula="of:=[.G247]*[.F248]" office:value-type="percentage" office:value="0">
            <text:p>0.00%</text:p>
          </table:table-cell>
          <table:table-cell table:style-name="ce2" table:formula="of:=1-[.G248]" office:value-type="percentage" office:value="1">
            <text:p>100.00%</text:p>
          </table:table-cell>
          <table:table-cell table:style-name="ce2" table:formula="of:=EXP(-[.E247]*([.E247]-1)/2/[.$F$7])" office:value-type="percentage" office:value="7.52252314928841E-024">
            <text:p>0.00%</text:p>
          </table:table-cell>
          <table:table-cell table:formula="of:=1-[.I248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36">
            <text:p>236</text:p>
          </table:table-cell>
          <table:table-cell table:style-name="ce2" table:formula="of:=EXP(-[.E249]*[.E249]/2/[.$F$7])" office:value-type="percentage" office:value="2.39029605786905E-024">
            <text:p>0.00%</text:p>
          </table:table-cell>
          <table:table-cell table:style-name="ce2" table:formula="of:=[.G248]*[.F249]" office:value-type="percentage" office:value="0">
            <text:p>0.00%</text:p>
          </table:table-cell>
          <table:table-cell table:style-name="ce2" table:formula="of:=1-[.G249]" office:value-type="percentage" office:value="1">
            <text:p>100.00%</text:p>
          </table:table-cell>
          <table:table-cell table:style-name="ce2" table:formula="of:=EXP(-[.E248]*([.E248]-1)/2/[.$F$7])" office:value-type="percentage" office:value="4.76296492081695E-024">
            <text:p>0.00%</text:p>
          </table:table-cell>
          <table:table-cell table:formula="of:=1-[.I249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37">
            <text:p>237</text:p>
          </table:table-cell>
          <table:table-cell table:style-name="ce2" table:formula="of:=EXP(-[.E250]*[.E250]/2/[.$F$7])" office:value-type="percentage" office:value="1.50606933780511E-024">
            <text:p>0.00%</text:p>
          </table:table-cell>
          <table:table-cell table:style-name="ce2" table:formula="of:=[.G249]*[.F250]" office:value-type="percentage" office:value="0">
            <text:p>0.00%</text:p>
          </table:table-cell>
          <table:table-cell table:style-name="ce2" table:formula="of:=1-[.G250]" office:value-type="percentage" office:value="1">
            <text:p>100.00%</text:p>
          </table:table-cell>
          <table:table-cell table:style-name="ce2" table:formula="of:=EXP(-[.E249]*([.E249]-1)/2/[.$F$7])" office:value-type="percentage" office:value="3.00983717272416E-024">
            <text:p>0.00%</text:p>
          </table:table-cell>
          <table:table-cell table:formula="of:=1-[.I250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38">
            <text:p>238</text:p>
          </table:table-cell>
          <table:table-cell table:style-name="ce2" table:formula="of:=EXP(-[.E251]*[.E251]/2/[.$F$7])" office:value-type="percentage" office:value="9.47087286789986E-025">
            <text:p>0.00%</text:p>
          </table:table-cell>
          <table:table-cell table:style-name="ce2" table:formula="of:=[.G250]*[.F251]" office:value-type="percentage" office:value="0">
            <text:p>0.00%</text:p>
          </table:table-cell>
          <table:table-cell table:style-name="ce2" table:formula="of:=1-[.G251]" office:value-type="percentage" office:value="1">
            <text:p>100.00%</text:p>
          </table:table-cell>
          <table:table-cell table:style-name="ce2" table:formula="of:=EXP(-[.E250]*([.E250]-1)/2/[.$F$7])" office:value-type="percentage" office:value="1.89828051033508E-024">
            <text:p>0.00%</text:p>
          </table:table-cell>
          <table:table-cell table:formula="of:=1-[.I251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39">
            <text:p>239</text:p>
          </table:table-cell>
          <table:table-cell table:style-name="ce2" table:formula="of:=EXP(-[.E252]*[.E252]/2/[.$F$7])" office:value-type="percentage" office:value="5.94410969714993E-025">
            <text:p>0.00%</text:p>
          </table:table-cell>
          <table:table-cell table:style-name="ce2" table:formula="of:=[.G251]*[.F252]" office:value-type="percentage" office:value="0">
            <text:p>0.00%</text:p>
          </table:table-cell>
          <table:table-cell table:style-name="ce2" table:formula="of:=1-[.G252]" office:value-type="percentage" office:value="1">
            <text:p>100.00%</text:p>
          </table:table-cell>
          <table:table-cell table:style-name="ce2" table:formula="of:=EXP(-[.E251]*([.E251]-1)/2/[.$F$7])" office:value-type="percentage" office:value="1.19489445207249E-024">
            <text:p>0.00%</text:p>
          </table:table-cell>
          <table:table-cell table:formula="of:=1-[.I252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40">
            <text:p>240</text:p>
          </table:table-cell>
          <table:table-cell table:style-name="ce2" table:formula="of:=EXP(-[.E253]*[.E253]/2/[.$F$7])" office:value-type="percentage" office:value="3.72336312175051E-025">
            <text:p>0.00%</text:p>
          </table:table-cell>
          <table:table-cell table:style-name="ce2" table:formula="of:=[.G252]*[.F253]" office:value-type="percentage" office:value="0">
            <text:p>0.00%</text:p>
          </table:table-cell>
          <table:table-cell table:style-name="ce2" table:formula="of:=1-[.G253]" office:value-type="percentage" office:value="1">
            <text:p>100.00%</text:p>
          </table:table-cell>
          <table:table-cell table:style-name="ce2" table:formula="of:=EXP(-[.E252]*([.E252]-1)/2/[.$F$7])" office:value-type="percentage" office:value="7.50672435748155E-025">
            <text:p>0.00%</text:p>
          </table:table-cell>
          <table:table-cell table:formula="of:=1-[.I253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41">
            <text:p>241</text:p>
          </table:table-cell>
          <table:table-cell table:style-name="ce2" table:formula="of:=EXP(-[.E254]*[.E254]/2/[.$F$7])" office:value-type="percentage" office:value="2.32774680298804E-025">
            <text:p>0.00%</text:p>
          </table:table-cell>
          <table:table-cell table:style-name="ce2" table:formula="of:=[.G253]*[.F254]" office:value-type="percentage" office:value="0">
            <text:p>0.00%</text:p>
          </table:table-cell>
          <table:table-cell table:style-name="ce2" table:formula="of:=1-[.G254]" office:value-type="percentage" office:value="1">
            <text:p>100.00%</text:p>
          </table:table-cell>
          <table:table-cell table:style-name="ce2" table:formula="of:=EXP(-[.E253]*([.E253]-1)/2/[.$F$7])" office:value-type="percentage" office:value="4.70677200988976E-025">
            <text:p>0.00%</text:p>
          </table:table-cell>
          <table:table-cell table:formula="of:=1-[.I25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42">
            <text:p>242</text:p>
          </table:table-cell>
          <table:table-cell table:style-name="ce2" table:formula="of:=EXP(-[.E255]*[.E255]/2/[.$F$7])" office:value-type="percentage" office:value="1.45240539464931E-025">
            <text:p>0.00%</text:p>
          </table:table-cell>
          <table:table-cell table:style-name="ce2" table:formula="of:=[.G254]*[.F255]" office:value-type="percentage" office:value="0">
            <text:p>0.00%</text:p>
          </table:table-cell>
          <table:table-cell table:style-name="ce2" table:formula="of:=1-[.G255]" office:value-type="percentage" office:value="1">
            <text:p>100.00%</text:p>
          </table:table-cell>
          <table:table-cell table:style-name="ce2" table:formula="of:=EXP(-[.E254]*([.E254]-1)/2/[.$F$7])" office:value-type="percentage" office:value="2.94542266064347E-025">
            <text:p>0.00%</text:p>
          </table:table-cell>
          <table:table-cell table:formula="of:=1-[.I255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43">
            <text:p>243</text:p>
          </table:table-cell>
          <table:table-cell table:style-name="ce2" table:formula="of:=EXP(-[.E256]*[.E256]/2/[.$F$7])" office:value-type="percentage" office:value="9.04464939091923E-026">
            <text:p>0.00%</text:p>
          </table:table-cell>
          <table:table-cell table:style-name="ce2" table:formula="of:=[.G255]*[.F256]" office:value-type="percentage" office:value="0">
            <text:p>0.00%</text:p>
          </table:table-cell>
          <table:table-cell table:style-name="ce2" table:formula="of:=1-[.G256]" office:value-type="percentage" office:value="1">
            <text:p>100.00%</text:p>
          </table:table-cell>
          <table:table-cell table:style-name="ce2" table:formula="of:=EXP(-[.E255]*([.E255]-1)/2/[.$F$7])" office:value-type="percentage" office:value="1.83960191901195E-025">
            <text:p>0.00%</text:p>
          </table:table-cell>
          <table:table-cell table:formula="of:=1-[.I256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44">
            <text:p>244</text:p>
          </table:table-cell>
          <table:table-cell table:style-name="ce2" table:formula="of:=EXP(-[.E257]*[.E257]/2/[.$F$7])" office:value-type="percentage" office:value="5.62143752095847E-026">
            <text:p>0.00%</text:p>
          </table:table-cell>
          <table:table-cell table:style-name="ce2" table:formula="of:=[.G256]*[.F257]" office:value-type="percentage" office:value="0">
            <text:p>0.00%</text:p>
          </table:table-cell>
          <table:table-cell table:style-name="ce2" table:formula="of:=1-[.G257]" office:value-type="percentage" office:value="1">
            <text:p>100.00%</text:p>
          </table:table-cell>
          <table:table-cell table:style-name="ce2" table:formula="of:=EXP(-[.E256]*([.E256]-1)/2/[.$F$7])" office:value-type="percentage" office:value="1.14670538696732E-025">
            <text:p>0.00%</text:p>
          </table:table-cell>
          <table:table-cell table:formula="of:=1-[.I257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45">
            <text:p>245</text:p>
          </table:table-cell>
          <table:table-cell table:style-name="ce2" table:formula="of:=EXP(-[.E258]*[.E258]/2/[.$F$7])" office:value-type="percentage" office:value="3.48702297121705E-026">
            <text:p>0.00%</text:p>
          </table:table-cell>
          <table:table-cell table:style-name="ce2" table:formula="of:=[.G257]*[.F258]" office:value-type="percentage" office:value="0">
            <text:p>0.00%</text:p>
          </table:table-cell>
          <table:table-cell table:style-name="ce2" table:formula="of:=1-[.G258]" office:value-type="percentage" office:value="1">
            <text:p>100.00%</text:p>
          </table:table-cell>
          <table:table-cell table:style-name="ce2" table:formula="of:=EXP(-[.E257]*([.E257]-1)/2/[.$F$7])" office:value-type="percentage" office:value="7.13397560824285E-026">
            <text:p>0.00%</text:p>
          </table:table-cell>
          <table:table-cell table:formula="of:=1-[.I258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46">
            <text:p>246</text:p>
          </table:table-cell>
          <table:table-cell table:style-name="ce2" table:formula="of:=EXP(-[.E259]*[.E259]/2/[.$F$7])" office:value-type="percentage" office:value="2.15880789276606E-026">
            <text:p>0.00%</text:p>
          </table:table-cell>
          <table:table-cell table:style-name="ce2" table:formula="of:=[.G258]*[.F259]" office:value-type="percentage" office:value="0">
            <text:p>0.00%</text:p>
          </table:table-cell>
          <table:table-cell table:style-name="ce2" table:formula="of:=1-[.G259]" office:value-type="percentage" office:value="1">
            <text:p>100.00%</text:p>
          </table:table-cell>
          <table:table-cell table:style-name="ce2" table:formula="of:=EXP(-[.E258]*([.E258]-1)/2/[.$F$7])" office:value-type="percentage" office:value="4.42958618551027E-026">
            <text:p>0.00%</text:p>
          </table:table-cell>
          <table:table-cell table:formula="of:=1-[.I259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47">
            <text:p>247</text:p>
          </table:table-cell>
          <table:table-cell table:style-name="ce2" table:formula="of:=EXP(-[.E260]*[.E260]/2/[.$F$7])" office:value-type="percentage" office:value="1.33390516644524E-026">
            <text:p>0.00%</text:p>
          </table:table-cell>
          <table:table-cell table:style-name="ce2" table:formula="of:=[.G259]*[.F260]" office:value-type="percentage" office:value="0">
            <text:p>0.00%</text:p>
          </table:table-cell>
          <table:table-cell table:style-name="ce2" table:formula="of:=1-[.G260]" office:value-type="percentage" office:value="1">
            <text:p>100.00%</text:p>
          </table:table-cell>
          <table:table-cell table:style-name="ce2" table:formula="of:=EXP(-[.E259]*([.E259]-1)/2/[.$F$7])" office:value-type="percentage" office:value="2.74502598946377E-026">
            <text:p>0.00%</text:p>
          </table:table-cell>
          <table:table-cell table:formula="of:=1-[.I260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48">
            <text:p>248</text:p>
          </table:table-cell>
          <table:table-cell table:style-name="ce2" table:formula="of:=EXP(-[.E261]*[.E261]/2/[.$F$7])" office:value-type="percentage" office:value="8.2259805951439E-027">
            <text:p>0.00%</text:p>
          </table:table-cell>
          <table:table-cell table:style-name="ce2" table:formula="of:=[.G260]*[.F261]" office:value-type="percentage" office:value="0">
            <text:p>0.00%</text:p>
          </table:table-cell>
          <table:table-cell table:style-name="ce2" table:formula="of:=1-[.G261]" office:value-type="percentage" office:value="1">
            <text:p>100.00%</text:p>
          </table:table-cell>
          <table:table-cell table:style-name="ce2" table:formula="of:=EXP(-[.E260]*([.E260]-1)/2/[.$F$7])" office:value-type="percentage" office:value="1.69778047120764E-026">
            <text:p>0.00%</text:p>
          </table:table-cell>
          <table:table-cell table:formula="of:=1-[.I261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49">
            <text:p>249</text:p>
          </table:table-cell>
          <table:table-cell table:style-name="ce2" table:formula="of:=EXP(-[.E262]*[.E262]/2/[.$F$7])" office:value-type="percentage" office:value="5.06293294278852E-027">
            <text:p>0.00%</text:p>
          </table:table-cell>
          <table:table-cell table:style-name="ce2" table:formula="of:=[.G261]*[.F262]" office:value-type="percentage" office:value="0">
            <text:p>0.00%</text:p>
          </table:table-cell>
          <table:table-cell table:style-name="ce2" table:formula="of:=1-[.G262]" office:value-type="percentage" office:value="1">
            <text:p>100.00%</text:p>
          </table:table-cell>
          <table:table-cell table:style-name="ce2" table:formula="of:=EXP(-[.E261]*([.E261]-1)/2/[.$F$7])" office:value-type="percentage" office:value="1.04801711601953E-026">
            <text:p>0.00%</text:p>
          </table:table-cell>
          <table:table-cell table:formula="of:=1-[.I262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50">
            <text:p>250</text:p>
          </table:table-cell>
          <table:table-cell table:style-name="ce2" table:formula="of:=EXP(-[.E263]*[.E263]/2/[.$F$7])" office:value-type="percentage" office:value="3.11005764328976E-027">
            <text:p>0.00%</text:p>
          </table:table-cell>
          <table:table-cell table:style-name="ce2" table:formula="of:=[.G262]*[.F263]" office:value-type="percentage" office:value="0">
            <text:p>0.00%</text:p>
          </table:table-cell>
          <table:table-cell table:style-name="ce2" table:formula="of:=1-[.G263]" office:value-type="percentage" office:value="1">
            <text:p>100.00%</text:p>
          </table:table-cell>
          <table:table-cell table:style-name="ce2" table:formula="of:=EXP(-[.E262]*([.E262]-1)/2/[.$F$7])" office:value-type="percentage" office:value="6.45664614798362E-027">
            <text:p>0.00%</text:p>
          </table:table-cell>
          <table:table-cell table:formula="of:=1-[.I263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51">
            <text:p>251</text:p>
          </table:table-cell>
          <table:table-cell table:style-name="ce2" table:formula="of:=EXP(-[.E264]*[.E264]/2/[.$F$7])" office:value-type="percentage" office:value="1.90671801697195E-027">
            <text:p>0.00%</text:p>
          </table:table-cell>
          <table:table-cell table:style-name="ce2" table:formula="of:=[.G263]*[.F264]" office:value-type="percentage" office:value="0">
            <text:p>0.00%</text:p>
          </table:table-cell>
          <table:table-cell table:style-name="ce2" table:formula="of:=1-[.G264]" office:value-type="percentage" office:value="1">
            <text:p>100.00%</text:p>
          </table:table-cell>
          <table:table-cell table:style-name="ce2" table:formula="of:=EXP(-[.E263]*([.E263]-1)/2/[.$F$7])" office:value-type="percentage" office:value="3.97006269132132E-027">
            <text:p>0.00%</text:p>
          </table:table-cell>
          <table:table-cell table:formula="of:=1-[.I26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52">
            <text:p>252</text:p>
          </table:table-cell>
          <table:table-cell table:style-name="ce2" table:formula="of:=EXP(-[.E265]*[.E265]/2/[.$F$7])" office:value-type="percentage" office:value="1.16669213645865E-027">
            <text:p>0.00%</text:p>
          </table:table-cell>
          <table:table-cell table:style-name="ce2" table:formula="of:=[.G264]*[.F265]" office:value-type="percentage" office:value="0">
            <text:p>0.00%</text:p>
          </table:table-cell>
          <table:table-cell table:style-name="ce2" table:formula="of:=1-[.G265]" office:value-type="percentage" office:value="1">
            <text:p>100.00%</text:p>
          </table:table-cell>
          <table:table-cell table:style-name="ce2" table:formula="of:=EXP(-[.E264]*([.E264]-1)/2/[.$F$7])" office:value-type="percentage" office:value="2.4363490696833E-027">
            <text:p>0.00%</text:p>
          </table:table-cell>
          <table:table-cell table:formula="of:=1-[.I265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53">
            <text:p>253</text:p>
          </table:table-cell>
          <table:table-cell table:style-name="ce2" table:formula="of:=EXP(-[.E266]*[.E266]/2/[.$F$7])" office:value-type="percentage" office:value="7.12488468408046E-028">
            <text:p>0.00%</text:p>
          </table:table-cell>
          <table:table-cell table:style-name="ce2" table:formula="of:=[.G265]*[.F266]" office:value-type="percentage" office:value="0">
            <text:p>0.00%</text:p>
          </table:table-cell>
          <table:table-cell table:style-name="ce2" table:formula="of:=1-[.G266]" office:value-type="percentage" office:value="1">
            <text:p>100.00%</text:p>
          </table:table-cell>
          <table:table-cell table:style-name="ce2" table:formula="of:=EXP(-[.E265]*([.E265]-1)/2/[.$F$7])" office:value-type="percentage" office:value="1.49222196502328E-027">
            <text:p>0.00%</text:p>
          </table:table-cell>
          <table:table-cell table:formula="of:=1-[.I266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54">
            <text:p>254</text:p>
          </table:table-cell>
          <table:table-cell table:style-name="ce2" table:formula="of:=EXP(-[.E267]*[.E267]/2/[.$F$7])" office:value-type="percentage" office:value="4.34261349141845E-028">
            <text:p>0.00%</text:p>
          </table:table-cell>
          <table:table-cell table:style-name="ce2" table:formula="of:=[.G266]*[.F267]" office:value-type="percentage" office:value="0">
            <text:p>0.00%</text:p>
          </table:table-cell>
          <table:table-cell table:style-name="ce2" table:formula="of:=1-[.G267]" office:value-type="percentage" office:value="1">
            <text:p>100.00%</text:p>
          </table:table-cell>
          <table:table-cell table:style-name="ce2" table:formula="of:=EXP(-[.E266]*([.E266]-1)/2/[.$F$7])" office:value-type="percentage" office:value="9.12176990541229E-028">
            <text:p>0.00%</text:p>
          </table:table-cell>
          <table:table-cell table:formula="of:=1-[.I267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55">
            <text:p>255</text:p>
          </table:table-cell>
          <table:table-cell table:style-name="ce2" table:formula="of:=EXP(-[.E268]*[.E268]/2/[.$F$7])" office:value-type="percentage" office:value="2.64165612706653E-028">
            <text:p>0.00%</text:p>
          </table:table-cell>
          <table:table-cell table:style-name="ce2" table:formula="of:=[.G267]*[.F268]" office:value-type="percentage" office:value="0">
            <text:p>0.00%</text:p>
          </table:table-cell>
          <table:table-cell table:style-name="ce2" table:formula="of:=1-[.G268]" office:value-type="percentage" office:value="1">
            <text:p>100.00%</text:p>
          </table:table-cell>
          <table:table-cell table:style-name="ce2" table:formula="of:=EXP(-[.E267]*([.E267]-1)/2/[.$F$7])" office:value-type="percentage" office:value="5.56514605036509E-028">
            <text:p>0.00%</text:p>
          </table:table-cell>
          <table:table-cell table:formula="of:=1-[.I268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56">
            <text:p>256</text:p>
          </table:table-cell>
          <table:table-cell table:style-name="ce2" table:formula="of:=EXP(-[.E269]*[.E269]/2/[.$F$7])" office:value-type="percentage" office:value="1.60381089054864E-028">
            <text:p>0.00%</text:p>
          </table:table-cell>
          <table:table-cell table:style-name="ce2" table:formula="of:=[.G268]*[.F269]" office:value-type="percentage" office:value="0">
            <text:p>0.00%</text:p>
          </table:table-cell>
          <table:table-cell table:style-name="ce2" table:formula="of:=1-[.G269]" office:value-type="percentage" office:value="1">
            <text:p>100.00%</text:p>
          </table:table-cell>
          <table:table-cell table:style-name="ce2" table:formula="of:=EXP(-[.E268]*([.E268]-1)/2/[.$F$7])" office:value-type="percentage" office:value="3.38864277148889E-028">
            <text:p>0.00%</text:p>
          </table:table-cell>
          <table:table-cell table:formula="of:=1-[.I269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57">
            <text:p>257</text:p>
          </table:table-cell>
          <table:table-cell table:style-name="ce2" table:formula="of:=EXP(-[.E270]*[.E270]/2/[.$F$7])" office:value-type="percentage" office:value="9.7181097979235E-029">
            <text:p>0.00%</text:p>
          </table:table-cell>
          <table:table-cell table:style-name="ce2" table:formula="of:=[.G269]*[.F270]" office:value-type="percentage" office:value="0">
            <text:p>0.00%</text:p>
          </table:table-cell>
          <table:table-cell table:style-name="ce2" table:formula="of:=1-[.G270]" office:value-type="percentage" office:value="1">
            <text:p>100.00%</text:p>
          </table:table-cell>
          <table:table-cell table:style-name="ce2" table:formula="of:=EXP(-[.E269]*([.E269]-1)/2/[.$F$7])" office:value-type="percentage" office:value="2.05933394702505E-028">
            <text:p>0.00%</text:p>
          </table:table-cell>
          <table:table-cell table:formula="of:=1-[.I270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58">
            <text:p>258</text:p>
          </table:table-cell>
          <table:table-cell table:style-name="ce2" table:formula="of:=EXP(-[.E271]*[.E271]/2/[.$F$7])" office:value-type="percentage" office:value="5.87708826848252E-029">
            <text:p>0.00%</text:p>
          </table:table-cell>
          <table:table-cell table:style-name="ce2" table:formula="of:=[.G270]*[.F271]" office:value-type="percentage" office:value="0">
            <text:p>0.00%</text:p>
          </table:table-cell>
          <table:table-cell table:style-name="ce2" table:formula="of:=1-[.G271]" office:value-type="percentage" office:value="1">
            <text:p>100.00%</text:p>
          </table:table-cell>
          <table:table-cell table:style-name="ce2" table:formula="of:=EXP(-[.E270]*([.E270]-1)/2/[.$F$7])" office:value-type="percentage" office:value="1.24904917745773E-028">
            <text:p>0.00%</text:p>
          </table:table-cell>
          <table:table-cell table:formula="of:=1-[.I271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59">
            <text:p>259</text:p>
          </table:table-cell>
          <table:table-cell table:style-name="ce2" table:formula="of:=EXP(-[.E272]*[.E272]/2/[.$F$7])" office:value-type="percentage" office:value="3.54727120879461E-029">
            <text:p>0.00%</text:p>
          </table:table-cell>
          <table:table-cell table:style-name="ce2" table:formula="of:=[.G271]*[.F272]" office:value-type="percentage" office:value="0">
            <text:p>0.00%</text:p>
          </table:table-cell>
          <table:table-cell table:style-name="ce2" table:formula="of:=1-[.G272]" office:value-type="percentage" office:value="1">
            <text:p>100.00%</text:p>
          </table:table-cell>
          <table:table-cell table:style-name="ce2" table:formula="of:=EXP(-[.E271]*([.E271]-1)/2/[.$F$7])" office:value-type="percentage" office:value="7.56108404288134E-029">
            <text:p>0.00%</text:p>
          </table:table-cell>
          <table:table-cell table:formula="of:=1-[.I272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60">
            <text:p>260</text:p>
          </table:table-cell>
          <table:table-cell table:style-name="ce2" table:formula="of:=EXP(-[.E273]*[.E273]/2/[.$F$7])" office:value-type="percentage" office:value="2.13687118657025E-029">
            <text:p>0.00%</text:p>
          </table:table-cell>
          <table:table-cell table:style-name="ce2" table:formula="of:=[.G272]*[.F273]" office:value-type="percentage" office:value="0">
            <text:p>0.00%</text:p>
          </table:table-cell>
          <table:table-cell table:style-name="ce2" table:formula="of:=1-[.G273]" office:value-type="percentage" office:value="1">
            <text:p>100.00%</text:p>
          </table:table-cell>
          <table:table-cell table:style-name="ce2" table:formula="of:=EXP(-[.E272]*([.E272]-1)/2/[.$F$7])" office:value-type="percentage" office:value="4.56815005886014E-029">
            <text:p>0.00%</text:p>
          </table:table-cell>
          <table:table-cell table:formula="of:=1-[.I273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61">
            <text:p>261</text:p>
          </table:table-cell>
          <table:table-cell table:style-name="ce2" table:formula="of:=EXP(-[.E274]*[.E274]/2/[.$F$7])" office:value-type="percentage" office:value="1.28473649405584E-029">
            <text:p>0.00%</text:p>
          </table:table-cell>
          <table:table-cell table:style-name="ce2" table:formula="of:=[.G273]*[.F274]" office:value-type="percentage" office:value="0">
            <text:p>0.00%</text:p>
          </table:table-cell>
          <table:table-cell table:style-name="ce2" table:formula="of:=1-[.G274]" office:value-type="percentage" office:value="1">
            <text:p>100.00%</text:p>
          </table:table-cell>
          <table:table-cell table:style-name="ce2" table:formula="of:=EXP(-[.E273]*([.E273]-1)/2/[.$F$7])" office:value-type="percentage" office:value="2.75453583323901E-029">
            <text:p>0.00%</text:p>
          </table:table-cell>
          <table:table-cell table:formula="of:=1-[.I27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62">
            <text:p>262</text:p>
          </table:table-cell>
          <table:table-cell table:style-name="ce2" table:formula="of:=EXP(-[.E275]*[.E275]/2/[.$F$7])" office:value-type="percentage" office:value="7.70906215286234E-030">
            <text:p>0.00%</text:p>
          </table:table-cell>
          <table:table-cell table:style-name="ce2" table:formula="of:=[.G274]*[.F275]" office:value-type="percentage" office:value="0">
            <text:p>0.00%</text:p>
          </table:table-cell>
          <table:table-cell table:style-name="ce2" table:formula="of:=1-[.G275]" office:value-type="percentage" office:value="1">
            <text:p>100.00%</text:p>
          </table:table-cell>
          <table:table-cell table:style-name="ce2" table:formula="of:=EXP(-[.E274]*([.E274]-1)/2/[.$F$7])" office:value-type="percentage" office:value="1.65770886437327E-029">
            <text:p>0.00%</text:p>
          </table:table-cell>
          <table:table-cell table:formula="of:=1-[.I275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63">
            <text:p>263</text:p>
          </table:table-cell>
          <table:table-cell table:style-name="ce2" table:formula="of:=EXP(-[.E276]*[.E276]/2/[.$F$7])" office:value-type="percentage" office:value="4.61679724334071E-030">
            <text:p>0.00%</text:p>
          </table:table-cell>
          <table:table-cell table:style-name="ce2" table:formula="of:=[.G275]*[.F276]" office:value-type="percentage" office:value="0">
            <text:p>0.00%</text:p>
          </table:table-cell>
          <table:table-cell table:style-name="ce2" table:formula="of:=1-[.G276]" office:value-type="percentage" office:value="1">
            <text:p>100.00%</text:p>
          </table:table-cell>
          <table:table-cell table:style-name="ce2" table:formula="of:=EXP(-[.E275]*([.E275]-1)/2/[.$F$7])" office:value-type="percentage" office:value="9.9568017921102E-030">
            <text:p>0.00%</text:p>
          </table:table-cell>
          <table:table-cell table:formula="of:=1-[.I276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64">
            <text:p>264</text:p>
          </table:table-cell>
          <table:table-cell table:style-name="ce2" table:formula="of:=EXP(-[.E277]*[.E277]/2/[.$F$7])" office:value-type="percentage" office:value="2.75950906752204E-030">
            <text:p>0.00%</text:p>
          </table:table-cell>
          <table:table-cell table:style-name="ce2" table:formula="of:=[.G276]*[.F277]" office:value-type="percentage" office:value="0">
            <text:p>0.00%</text:p>
          </table:table-cell>
          <table:table-cell table:style-name="ce2" table:formula="of:=1-[.G277]" office:value-type="percentage" office:value="1">
            <text:p>100.00%</text:p>
          </table:table-cell>
          <table:table-cell table:style-name="ce2" table:formula="of:=EXP(-[.E276]*([.E276]-1)/2/[.$F$7])" office:value-type="percentage" office:value="5.96874784871049E-030">
            <text:p>0.00%</text:p>
          </table:table-cell>
          <table:table-cell table:formula="of:=1-[.I277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65">
            <text:p>265</text:p>
          </table:table-cell>
          <table:table-cell table:style-name="ce2" table:formula="of:=EXP(-[.E278]*[.E278]/2/[.$F$7])" office:value-type="percentage" office:value="1.64616975261217E-030">
            <text:p>0.00%</text:p>
          </table:table-cell>
          <table:table-cell table:style-name="ce2" table:formula="of:=[.G277]*[.F278]" office:value-type="percentage" office:value="0">
            <text:p>0.00%</text:p>
          </table:table-cell>
          <table:table-cell table:style-name="ce2" table:formula="of:=1-[.G278]" office:value-type="percentage" office:value="1">
            <text:p>100.00%</text:p>
          </table:table-cell>
          <table:table-cell table:style-name="ce2" table:formula="of:=EXP(-[.E277]*([.E277]-1)/2/[.$F$7])" office:value-type="percentage" office:value="3.57107006802496E-030">
            <text:p>0.00%</text:p>
          </table:table-cell>
          <table:table-cell table:formula="of:=1-[.I278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66">
            <text:p>266</text:p>
          </table:table-cell>
          <table:table-cell table:style-name="ce2" table:formula="of:=EXP(-[.E279]*[.E279]/2/[.$F$7])" office:value-type="percentage" office:value="9.80097267022769E-031">
            <text:p>0.00%</text:p>
          </table:table-cell>
          <table:table-cell table:style-name="ce2" table:formula="of:=[.G278]*[.F279]" office:value-type="percentage" office:value="0">
            <text:p>0.00%</text:p>
          </table:table-cell>
          <table:table-cell table:style-name="ce2" table:formula="of:=1-[.G279]" office:value-type="percentage" office:value="1">
            <text:p>100.00%</text:p>
          </table:table-cell>
          <table:table-cell table:style-name="ce2" table:formula="of:=EXP(-[.E278]*([.E278]-1)/2/[.$F$7])" office:value-type="percentage" office:value="2.13238333291733E-030">
            <text:p>0.00%</text:p>
          </table:table-cell>
          <table:table-cell table:formula="of:=1-[.I279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67">
            <text:p>267</text:p>
          </table:table-cell>
          <table:table-cell table:style-name="ce2" table:formula="of:=EXP(-[.E280]*[.E280]/2/[.$F$7])" office:value-type="percentage" office:value="5.82392143139806E-031">
            <text:p>0.00%</text:p>
          </table:table-cell>
          <table:table-cell table:style-name="ce2" table:formula="of:=[.G279]*[.F280]" office:value-type="percentage" office:value="0">
            <text:p>0.00%</text:p>
          </table:table-cell>
          <table:table-cell table:style-name="ce2" table:formula="of:=1-[.G280]" office:value-type="percentage" office:value="1">
            <text:p>100.00%</text:p>
          </table:table-cell>
          <table:table-cell table:style-name="ce2" table:formula="of:=EXP(-[.E279]*([.E279]-1)/2/[.$F$7])" office:value-type="percentage" office:value="1.27081975017494E-030">
            <text:p>0.00%</text:p>
          </table:table-cell>
          <table:table-cell table:formula="of:=1-[.I280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68">
            <text:p>268</text:p>
          </table:table-cell>
          <table:table-cell table:style-name="ce2" table:formula="of:=EXP(-[.E281]*[.E281]/2/[.$F$7])" office:value-type="percentage" office:value="3.45393058597358E-031">
            <text:p>0.00%</text:p>
          </table:table-cell>
          <table:table-cell table:style-name="ce2" table:formula="of:=[.G280]*[.F281]" office:value-type="percentage" office:value="0">
            <text:p>0.00%</text:p>
          </table:table-cell>
          <table:table-cell table:style-name="ce2" table:formula="of:=1-[.G281]" office:value-type="percentage" office:value="1">
            <text:p>100.00%</text:p>
          </table:table-cell>
          <table:table-cell table:style-name="ce2" table:formula="of:=EXP(-[.E280]*([.E280]-1)/2/[.$F$7])" office:value-type="percentage" office:value="7.55882691226087E-031">
            <text:p>0.00%</text:p>
          </table:table-cell>
          <table:table-cell table:formula="of:=1-[.I281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69">
            <text:p>269</text:p>
          </table:table-cell>
          <table:table-cell table:style-name="ce2" table:formula="of:=EXP(-[.E282]*[.E282]/2/[.$F$7])" office:value-type="percentage" office:value="2.0443886994128E-031">
            <text:p>0.00%</text:p>
          </table:table-cell>
          <table:table-cell table:style-name="ce2" table:formula="of:=[.G281]*[.F282]" office:value-type="percentage" office:value="0">
            <text:p>0.00%</text:p>
          </table:table-cell>
          <table:table-cell table:style-name="ce2" table:formula="of:=1-[.G282]" office:value-type="percentage" office:value="1">
            <text:p>100.00%</text:p>
          </table:table-cell>
          <table:table-cell table:style-name="ce2" table:formula="of:=EXP(-[.E281]*([.E281]-1)/2/[.$F$7])" office:value-type="percentage" office:value="4.48721226624206E-031">
            <text:p>0.00%</text:p>
          </table:table-cell>
          <table:table-cell table:formula="of:=1-[.I282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70">
            <text:p>270</text:p>
          </table:table-cell>
          <table:table-cell table:style-name="ce2" table:formula="of:=EXP(-[.E283]*[.E283]/2/[.$F$7])" office:value-type="percentage" office:value="1.20771679743186E-031">
            <text:p>0.00%</text:p>
          </table:table-cell>
          <table:table-cell table:style-name="ce2" table:formula="of:=[.G282]*[.F283]" office:value-type="percentage" office:value="0">
            <text:p>0.00%</text:p>
          </table:table-cell>
          <table:table-cell table:style-name="ce2" table:formula="of:=1-[.G283]" office:value-type="percentage" office:value="1">
            <text:p>100.00%</text:p>
          </table:table-cell>
          <table:table-cell table:style-name="ce2" table:formula="of:=EXP(-[.E282]*([.E282]-1)/2/[.$F$7])" office:value-type="percentage" office:value="2.65858528299901E-031">
            <text:p>0.00%</text:p>
          </table:table-cell>
          <table:table-cell table:formula="of:=1-[.I283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71">
            <text:p>271</text:p>
          </table:table-cell>
          <table:table-cell table:style-name="ce2" table:formula="of:=EXP(-[.E284]*[.E284]/2/[.$F$7])" office:value-type="percentage" office:value="7.12063148574747E-032">
            <text:p>0.00%</text:p>
          </table:table-cell>
          <table:table-cell table:style-name="ce2" table:formula="of:=[.G283]*[.F284]" office:value-type="percentage" office:value="0">
            <text:p>0.00%</text:p>
          </table:table-cell>
          <table:table-cell table:style-name="ce2" table:formula="of:=1-[.G284]" office:value-type="percentage" office:value="1">
            <text:p>100.00%</text:p>
          </table:table-cell>
          <table:table-cell table:style-name="ce2" table:formula="of:=EXP(-[.E283]*([.E283]-1)/2/[.$F$7])" office:value-type="percentage" office:value="1.57208616966843E-031">
            <text:p>0.00%</text:p>
          </table:table-cell>
          <table:table-cell table:formula="of:=1-[.I28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72">
            <text:p>272</text:p>
          </table:table-cell>
          <table:table-cell table:style-name="ce2" table:formula="of:=EXP(-[.E285]*[.E285]/2/[.$F$7])" office:value-type="percentage" office:value="4.1900931944944E-032">
            <text:p>0.00%</text:p>
          </table:table-cell>
          <table:table-cell table:style-name="ce2" table:formula="of:=[.G284]*[.F285]" office:value-type="percentage" office:value="0">
            <text:p>0.00%</text:p>
          </table:table-cell>
          <table:table-cell table:style-name="ce2" table:formula="of:=1-[.G285]" office:value-type="percentage" office:value="1">
            <text:p>100.00%</text:p>
          </table:table-cell>
          <table:table-cell table:style-name="ce2" table:formula="of:=EXP(-[.E284]*([.E284]-1)/2/[.$F$7])" office:value-type="percentage" office:value="9.2779892790908E-032">
            <text:p>0.00%</text:p>
          </table:table-cell>
          <table:table-cell table:formula="of:=1-[.I285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73">
            <text:p>273</text:p>
          </table:table-cell>
          <table:table-cell table:style-name="ce2" table:formula="of:=EXP(-[.E286]*[.E286]/2/[.$F$7])" office:value-type="percentage" office:value="2.46082439398277E-032">
            <text:p>0.00%</text:p>
          </table:table-cell>
          <table:table-cell table:style-name="ce2" table:formula="of:=[.G285]*[.F286]" office:value-type="percentage" office:value="0">
            <text:p>0.00%</text:p>
          </table:table-cell>
          <table:table-cell table:style-name="ce2" table:formula="of:=1-[.G286]" office:value-type="percentage" office:value="1">
            <text:p>100.00%</text:p>
          </table:table-cell>
          <table:table-cell table:style-name="ce2" table:formula="of:=EXP(-[.E285]*([.E285]-1)/2/[.$F$7])" office:value-type="percentage" office:value="5.46491176381127E-032">
            <text:p>0.00%</text:p>
          </table:table-cell>
          <table:table-cell table:formula="of:=1-[.I286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74">
            <text:p>274</text:p>
          </table:table-cell>
          <table:table-cell table:style-name="ce2" table:formula="of:=EXP(-[.E287]*[.E287]/2/[.$F$7])" office:value-type="percentage" office:value="1.44241201942863E-032">
            <text:p>0.00%</text:p>
          </table:table-cell>
          <table:table-cell table:style-name="ce2" table:formula="of:=[.G286]*[.F287]" office:value-type="percentage" office:value="0">
            <text:p>0.00%</text:p>
          </table:table-cell>
          <table:table-cell table:style-name="ce2" table:formula="of:=1-[.G287]" office:value-type="percentage" office:value="1">
            <text:p>100.00%</text:p>
          </table:table-cell>
          <table:table-cell table:style-name="ce2" table:formula="of:=EXP(-[.E286]*([.E286]-1)/2/[.$F$7])" office:value-type="percentage" office:value="3.2126558922342E-032">
            <text:p>0.00%</text:p>
          </table:table-cell>
          <table:table-cell table:formula="of:=1-[.I287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75">
            <text:p>275</text:p>
          </table:table-cell>
          <table:table-cell table:style-name="ce2" table:formula="of:=EXP(-[.E288]*[.E288]/2/[.$F$7])" office:value-type="percentage" office:value="8.43819992053859E-033">
            <text:p>0.00%</text:p>
          </table:table-cell>
          <table:table-cell table:style-name="ce2" table:formula="of:=[.G287]*[.F288]" office:value-type="percentage" office:value="0">
            <text:p>0.00%</text:p>
          </table:table-cell>
          <table:table-cell table:style-name="ce2" table:formula="of:=1-[.G288]" office:value-type="percentage" office:value="1">
            <text:p>100.00%</text:p>
          </table:table-cell>
          <table:table-cell table:style-name="ce2" table:formula="of:=EXP(-[.E287]*([.E287]-1)/2/[.$F$7])" office:value-type="percentage" office:value="1.8849378524039E-032">
            <text:p>0.00%</text:p>
          </table:table-cell>
          <table:table-cell table:formula="of:=1-[.I288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76">
            <text:p>276</text:p>
          </table:table-cell>
          <table:table-cell table:style-name="ce2" table:formula="of:=EXP(-[.E289]*[.E289]/2/[.$F$7])" office:value-type="percentage" office:value="4.9267673783774E-033">
            <text:p>0.00%</text:p>
          </table:table-cell>
          <table:table-cell table:style-name="ce2" table:formula="of:=[.G288]*[.F289]" office:value-type="percentage" office:value="0">
            <text:p>0.00%</text:p>
          </table:table-cell>
          <table:table-cell table:style-name="ce2" table:formula="of:=1-[.G289]" office:value-type="percentage" office:value="1">
            <text:p>100.00%</text:p>
          </table:table-cell>
          <table:table-cell table:style-name="ce2" table:formula="of:=EXP(-[.E288]*([.E288]-1)/2/[.$F$7])" office:value-type="percentage" office:value="1.10377773523876E-032">
            <text:p>0.00%</text:p>
          </table:table-cell>
          <table:table-cell table:formula="of:=1-[.I289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77">
            <text:p>277</text:p>
          </table:table-cell>
          <table:table-cell table:style-name="ce2" table:formula="of:=EXP(-[.E290]*[.E290]/2/[.$F$7])" office:value-type="percentage" office:value="2.87095293081336E-033">
            <text:p>0.00%</text:p>
          </table:table-cell>
          <table:table-cell table:style-name="ce2" table:formula="of:=[.G289]*[.F290]" office:value-type="percentage" office:value="0">
            <text:p>0.00%</text:p>
          </table:table-cell>
          <table:table-cell table:style-name="ce2" table:formula="of:=1-[.G290]" office:value-type="percentage" office:value="1">
            <text:p>100.00%</text:p>
          </table:table-cell>
          <table:table-cell table:style-name="ce2" table:formula="of:=EXP(-[.E289]*([.E289]-1)/2/[.$F$7])" office:value-type="percentage" office:value="6.45086557064638E-033">
            <text:p>0.00%</text:p>
          </table:table-cell>
          <table:table-cell table:formula="of:=1-[.I290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78">
            <text:p>278</text:p>
          </table:table-cell>
          <table:table-cell table:style-name="ce2" table:formula="of:=EXP(-[.E291]*[.E291]/2/[.$F$7])" office:value-type="percentage" office:value="1.66971310591199E-033">
            <text:p>0.00%</text:p>
          </table:table-cell>
          <table:table-cell table:style-name="ce2" table:formula="of:=[.G290]*[.F291]" office:value-type="percentage" office:value="0">
            <text:p>0.00%</text:p>
          </table:table-cell>
          <table:table-cell table:style-name="ce2" table:formula="of:=1-[.G291]" office:value-type="percentage" office:value="1">
            <text:p>100.00%</text:p>
          </table:table-cell>
          <table:table-cell table:style-name="ce2" table:formula="of:=EXP(-[.E290]*([.E290]-1)/2/[.$F$7])" office:value-type="percentage" office:value="3.76275656883848E-033">
            <text:p>0.00%</text:p>
          </table:table-cell>
          <table:table-cell table:formula="of:=1-[.I291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79">
            <text:p>279</text:p>
          </table:table-cell>
          <table:table-cell table:style-name="ce2" table:formula="of:=EXP(-[.E292]*[.E292]/2/[.$F$7])" office:value-type="percentage" office:value="9.6919107985695E-034">
            <text:p>0.00%</text:p>
          </table:table-cell>
          <table:table-cell table:style-name="ce2" table:formula="of:=[.G291]*[.F292]" office:value-type="percentage" office:value="0">
            <text:p>0.00%</text:p>
          </table:table-cell>
          <table:table-cell table:style-name="ce2" table:formula="of:=1-[.G292]" office:value-type="percentage" office:value="1">
            <text:p>100.00%</text:p>
          </table:table-cell>
          <table:table-cell table:style-name="ce2" table:formula="of:=EXP(-[.E291]*([.E291]-1)/2/[.$F$7])" office:value-type="percentage" office:value="2.19051394374155E-033">
            <text:p>0.00%</text:p>
          </table:table-cell>
          <table:table-cell table:formula="of:=1-[.I292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80">
            <text:p>280</text:p>
          </table:table-cell>
          <table:table-cell table:style-name="ce2" table:formula="of:=EXP(-[.E293]*[.E293]/2/[.$F$7])" office:value-type="percentage" office:value="5.61472809238794E-034">
            <text:p>0.00%</text:p>
          </table:table-cell>
          <table:table-cell table:style-name="ce2" table:formula="of:=[.G292]*[.F293]" office:value-type="percentage" office:value="0">
            <text:p>0.00%</text:p>
          </table:table-cell>
          <table:table-cell table:style-name="ce2" table:formula="of:=1-[.G293]" office:value-type="percentage" office:value="1">
            <text:p>100.00%</text:p>
          </table:table-cell>
          <table:table-cell table:style-name="ce2" table:formula="of:=EXP(-[.E292]*([.E292]-1)/2/[.$F$7])" office:value-type="percentage" office:value="1.27273412891053E-033">
            <text:p>0.00%</text:p>
          </table:table-cell>
          <table:table-cell table:formula="of:=1-[.I293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81">
            <text:p>281</text:p>
          </table:table-cell>
          <table:table-cell table:style-name="ce2" table:formula="of:=EXP(-[.E294]*[.E294]/2/[.$F$7])" office:value-type="percentage" office:value="3.24638347329537E-034">
            <text:p>0.00%</text:p>
          </table:table-cell>
          <table:table-cell table:style-name="ce2" table:formula="of:=[.G293]*[.F294]" office:value-type="percentage" office:value="0">
            <text:p>0.00%</text:p>
          </table:table-cell>
          <table:table-cell table:style-name="ce2" table:formula="of:=1-[.G294]" office:value-type="percentage" office:value="1">
            <text:p>100.00%</text:p>
          </table:table-cell>
          <table:table-cell table:style-name="ce2" table:formula="of:=EXP(-[.E293]*([.E293]-1)/2/[.$F$7])" office:value-type="percentage" office:value="7.38042084310536E-034">
            <text:p>0.00%</text:p>
          </table:table-cell>
          <table:table-cell table:formula="of:=1-[.I29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82">
            <text:p>282</text:p>
          </table:table-cell>
          <table:table-cell table:style-name="ce2" table:formula="of:=EXP(-[.E295]*[.E295]/2/[.$F$7])" office:value-type="percentage" office:value="1.87336618544391E-034">
            <text:p>0.00%</text:p>
          </table:table-cell>
          <table:table-cell table:style-name="ce2" table:formula="of:=[.G294]*[.F295]" office:value-type="percentage" office:value="0">
            <text:p>0.00%</text:p>
          </table:table-cell>
          <table:table-cell table:style-name="ce2" table:formula="of:=1-[.G295]" office:value-type="percentage" office:value="1">
            <text:p>100.00%</text:p>
          </table:table-cell>
          <table:table-cell table:style-name="ce2" table:formula="of:=EXP(-[.E294]*([.E294]-1)/2/[.$F$7])" office:value-type="percentage" office:value="4.2714598830635E-034">
            <text:p>0.00%</text:p>
          </table:table-cell>
          <table:table-cell table:formula="of:=1-[.I295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83">
            <text:p>283</text:p>
          </table:table-cell>
          <table:table-cell table:style-name="ce2" table:formula="of:=EXP(-[.E296]*[.E296]/2/[.$F$7])" office:value-type="percentage" office:value="1.07894002331724E-034">
            <text:p>0.00%</text:p>
          </table:table-cell>
          <table:table-cell table:style-name="ce2" table:formula="of:=[.G295]*[.F296]" office:value-type="percentage" office:value="0">
            <text:p>0.00%</text:p>
          </table:table-cell>
          <table:table-cell table:style-name="ce2" table:formula="of:=1-[.G296]" office:value-type="percentage" office:value="1">
            <text:p>100.00%</text:p>
          </table:table-cell>
          <table:table-cell table:style-name="ce2" table:formula="of:=EXP(-[.E295]*([.E295]-1)/2/[.$F$7])" office:value-type="percentage" office:value="2.46730765223218E-034">
            <text:p>0.00%</text:p>
          </table:table-cell>
          <table:table-cell table:formula="of:=1-[.I296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84">
            <text:p>284</text:p>
          </table:table-cell>
          <table:table-cell table:style-name="ce2" table:formula="of:=EXP(-[.E297]*[.E297]/2/[.$F$7])" office:value-type="percentage" office:value="6.20188485543983E-035">
            <text:p>0.00%</text:p>
          </table:table-cell>
          <table:table-cell table:style-name="ce2" table:formula="of:=[.G296]*[.F297]" office:value-type="percentage" office:value="0">
            <text:p>0.00%</text:p>
          </table:table-cell>
          <table:table-cell table:style-name="ce2" table:formula="of:=1-[.G297]" office:value-type="percentage" office:value="1">
            <text:p>100.00%</text:p>
          </table:table-cell>
          <table:table-cell table:style-name="ce2" table:formula="of:=EXP(-[.E296]*([.E296]-1)/2/[.$F$7])" office:value-type="percentage" office:value="1.42240099713127E-034">
            <text:p>0.00%</text:p>
          </table:table-cell>
          <table:table-cell table:formula="of:=1-[.I297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85">
            <text:p>285</text:p>
          </table:table-cell>
          <table:table-cell table:style-name="ce2" table:formula="of:=EXP(-[.E298]*[.E298]/2/[.$F$7])" office:value-type="percentage" office:value="3.55796656580172E-035">
            <text:p>0.00%</text:p>
          </table:table-cell>
          <table:table-cell table:style-name="ce2" table:formula="of:=[.G297]*[.F298]" office:value-type="percentage" office:value="0">
            <text:p>0.00%</text:p>
          </table:table-cell>
          <table:table-cell table:style-name="ce2" table:formula="of:=1-[.G298]" office:value-type="percentage" office:value="1">
            <text:p>100.00%</text:p>
          </table:table-cell>
          <table:table-cell table:style-name="ce2" table:formula="of:=EXP(-[.E297]*([.E297]-1)/2/[.$F$7])" office:value-type="percentage" office:value="8.1841307497928E-035">
            <text:p>0.00%</text:p>
          </table:table-cell>
          <table:table-cell table:formula="of:=1-[.I298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86">
            <text:p>286</text:p>
          </table:table-cell>
          <table:table-cell table:style-name="ce2" table:formula="of:=EXP(-[.E299]*[.E299]/2/[.$F$7])" office:value-type="percentage" office:value="2.0371912171675E-035">
            <text:p>0.00%</text:p>
          </table:table-cell>
          <table:table-cell table:style-name="ce2" table:formula="of:=[.G298]*[.F299]" office:value-type="percentage" office:value="0">
            <text:p>0.00%</text:p>
          </table:table-cell>
          <table:table-cell table:style-name="ce2" table:formula="of:=1-[.G299]" office:value-type="percentage" office:value="1">
            <text:p>100.00%</text:p>
          </table:table-cell>
          <table:table-cell table:style-name="ce2" table:formula="of:=EXP(-[.E298]*([.E298]-1)/2/[.$F$7])" office:value-type="percentage" office:value="4.69975088815727E-035">
            <text:p>0.00%</text:p>
          </table:table-cell>
          <table:table-cell table:formula="of:=1-[.I299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87">
            <text:p>287</text:p>
          </table:table-cell>
          <table:table-cell table:style-name="ce2" table:formula="of:=EXP(-[.E300]*[.E300]/2/[.$F$7])" office:value-type="percentage" office:value="1.16416220653237E-035">
            <text:p>0.00%</text:p>
          </table:table-cell>
          <table:table-cell table:style-name="ce2" table:formula="of:=[.G299]*[.F300]" office:value-type="percentage" office:value="0">
            <text:p>0.00%</text:p>
          </table:table-cell>
          <table:table-cell table:style-name="ce2" table:formula="of:=1-[.G300]" office:value-type="percentage" office:value="1">
            <text:p>100.00%</text:p>
          </table:table-cell>
          <table:table-cell table:style-name="ce2" table:formula="of:=EXP(-[.E299]*([.E299]-1)/2/[.$F$7])" office:value-type="percentage" office:value="2.69357384776758E-035">
            <text:p>0.00%</text:p>
          </table:table-cell>
          <table:table-cell table:formula="of:=1-[.I300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88">
            <text:p>288</text:p>
          </table:table-cell>
          <table:table-cell table:style-name="ce2" table:formula="of:=EXP(-[.E301]*[.E301]/2/[.$F$7])" office:value-type="percentage" office:value="6.63967719958074E-036">
            <text:p>0.00%</text:p>
          </table:table-cell>
          <table:table-cell table:style-name="ce2" table:formula="of:=[.G300]*[.F301]" office:value-type="percentage" office:value="0">
            <text:p>0.00%</text:p>
          </table:table-cell>
          <table:table-cell table:style-name="ce2" table:formula="of:=1-[.G301]" office:value-type="percentage" office:value="1">
            <text:p>100.00%</text:p>
          </table:table-cell>
          <table:table-cell table:style-name="ce2" table:formula="of:=EXP(-[.E300]*([.E300]-1)/2/[.$F$7])" office:value-type="percentage" office:value="1.54075896554461E-035">
            <text:p>0.00%</text:p>
          </table:table-cell>
          <table:table-cell table:formula="of:=1-[.I301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89">
            <text:p>289</text:p>
          </table:table-cell>
          <table:table-cell table:style-name="ce2" table:formula="of:=EXP(-[.E302]*[.E302]/2/[.$F$7])" office:value-type="percentage" office:value="3.77948132756074E-036">
            <text:p>0.00%</text:p>
          </table:table-cell>
          <table:table-cell table:style-name="ce2" table:formula="of:=[.G301]*[.F302]" office:value-type="percentage" office:value="0">
            <text:p>0.00%</text:p>
          </table:table-cell>
          <table:table-cell table:style-name="ce2" table:formula="of:=1-[.G302]" office:value-type="percentage" office:value="1">
            <text:p>100.00%</text:p>
          </table:table-cell>
          <table:table-cell table:style-name="ce2" table:formula="of:=EXP(-[.E301]*([.E301]-1)/2/[.$F$7])" office:value-type="percentage" office:value="8.79614315688411E-036">
            <text:p>0.00%</text:p>
          </table:table-cell>
          <table:table-cell table:formula="of:=1-[.I302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90">
            <text:p>290</text:p>
          </table:table-cell>
          <table:table-cell table:style-name="ce2" table:formula="of:=EXP(-[.E303]*[.E303]/2/[.$F$7])" office:value-type="percentage" office:value="2.14718374573695E-036">
            <text:p>0.00%</text:p>
          </table:table-cell>
          <table:table-cell table:style-name="ce2" table:formula="of:=[.G302]*[.F303]" office:value-type="percentage" office:value="0">
            <text:p>0.00%</text:p>
          </table:table-cell>
          <table:table-cell table:style-name="ce2" table:formula="of:=1-[.G303]" office:value-type="percentage" office:value="1">
            <text:p>100.00%</text:p>
          </table:table-cell>
          <table:table-cell table:style-name="ce2" table:formula="of:=EXP(-[.E302]*([.E302]-1)/2/[.$F$7])" office:value-type="percentage" office:value="5.01189129466701E-036">
            <text:p>0.00%</text:p>
          </table:table-cell>
          <table:table-cell table:formula="of:=1-[.I303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91">
            <text:p>291</text:p>
          </table:table-cell>
          <table:table-cell table:style-name="ce2" table:formula="of:=EXP(-[.E304]*[.E304]/2/[.$F$7])" office:value-type="percentage" office:value="1.21746920897555E-036">
            <text:p>0.00%</text:p>
          </table:table-cell>
          <table:table-cell table:style-name="ce2" table:formula="of:=[.G303]*[.F304]" office:value-type="percentage" office:value="0">
            <text:p>0.00%</text:p>
          </table:table-cell>
          <table:table-cell table:style-name="ce2" table:formula="of:=1-[.G304]" office:value-type="percentage" office:value="1">
            <text:p>100.00%</text:p>
          </table:table-cell>
          <table:table-cell table:style-name="ce2" table:formula="of:=EXP(-[.E303]*([.E303]-1)/2/[.$F$7])" office:value-type="percentage" office:value="2.85011750366173E-036">
            <text:p>0.00%</text:p>
          </table:table-cell>
          <table:table-cell table:formula="of:=1-[.I30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92">
            <text:p>292</text:p>
          </table:table-cell>
          <table:table-cell table:style-name="ce2" table:formula="of:=EXP(-[.E305]*[.E305]/2/[.$F$7])" office:value-type="percentage" office:value="6.88967173896585E-037">
            <text:p>0.00%</text:p>
          </table:table-cell>
          <table:table-cell table:style-name="ce2" table:formula="of:=[.G304]*[.F305]" office:value-type="percentage" office:value="0">
            <text:p>0.00%</text:p>
          </table:table-cell>
          <table:table-cell table:style-name="ce2" table:formula="of:=1-[.G305]" office:value-type="percentage" office:value="1">
            <text:p>100.00%</text:p>
          </table:table-cell>
          <table:table-cell table:style-name="ce2" table:formula="of:=EXP(-[.E304]*([.E304]-1)/2/[.$F$7])" office:value-type="percentage" office:value="1.61761682879169E-036">
            <text:p>0.00%</text:p>
          </table:table-cell>
          <table:table-cell table:formula="of:=1-[.I305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93">
            <text:p>293</text:p>
          </table:table-cell>
          <table:table-cell table:style-name="ce2" table:formula="of:=EXP(-[.E306]*[.E306]/2/[.$F$7])" office:value-type="percentage" office:value="3.89126531406789E-037">
            <text:p>0.00%</text:p>
          </table:table-cell>
          <table:table-cell table:style-name="ce2" table:formula="of:=[.G305]*[.F306]" office:value-type="percentage" office:value="0">
            <text:p>0.00%</text:p>
          </table:table-cell>
          <table:table-cell table:style-name="ce2" table:formula="of:=1-[.G306]" office:value-type="percentage" office:value="1">
            <text:p>100.00%</text:p>
          </table:table-cell>
          <table:table-cell table:style-name="ce2" table:formula="of:=EXP(-[.E305]*([.E305]-1)/2/[.$F$7])" office:value-type="percentage" office:value="9.16305548026934E-037">
            <text:p>0.00%</text:p>
          </table:table-cell>
          <table:table-cell table:formula="of:=1-[.I306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94">
            <text:p>294</text:p>
          </table:table-cell>
          <table:table-cell table:style-name="ce2" table:formula="of:=EXP(-[.E307]*[.E307]/2/[.$F$7])" office:value-type="percentage" office:value="2.19348628881557E-037">
            <text:p>0.00%</text:p>
          </table:table-cell>
          <table:table-cell table:style-name="ce2" table:formula="of:=[.G306]*[.F307]" office:value-type="percentage" office:value="0">
            <text:p>0.00%</text:p>
          </table:table-cell>
          <table:table-cell table:style-name="ce2" table:formula="of:=1-[.G307]" office:value-type="percentage" office:value="1">
            <text:p>100.00%</text:p>
          </table:table-cell>
          <table:table-cell table:style-name="ce2" table:formula="of:=EXP(-[.E306]*([.E306]-1)/2/[.$F$7])" office:value-type="percentage" office:value="5.1803218667524E-037">
            <text:p>0.00%</text:p>
          </table:table-cell>
          <table:table-cell table:formula="of:=1-[.I307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95">
            <text:p>295</text:p>
          </table:table-cell>
          <table:table-cell table:style-name="ce2" table:formula="of:=EXP(-[.E308]*[.E308]/2/[.$F$7])" office:value-type="percentage" office:value="1.23404436654842E-037">
            <text:p>0.00%</text:p>
          </table:table-cell>
          <table:table-cell table:style-name="ce2" table:formula="of:=[.G307]*[.F308]" office:value-type="percentage" office:value="0">
            <text:p>0.00%</text:p>
          </table:table-cell>
          <table:table-cell table:style-name="ce2" table:formula="of:=1-[.G308]" office:value-type="percentage" office:value="1">
            <text:p>100.00%</text:p>
          </table:table-cell>
          <table:table-cell table:style-name="ce2" table:formula="of:=EXP(-[.E307]*([.E307]-1)/2/[.$F$7])" office:value-type="percentage" office:value="2.92297392593494E-037">
            <text:p>0.00%</text:p>
          </table:table-cell>
          <table:table-cell table:formula="of:=1-[.I308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96">
            <text:p>296</text:p>
          </table:table-cell>
          <table:table-cell table:style-name="ce2" table:formula="of:=EXP(-[.E309]*[.E309]/2/[.$F$7])" office:value-type="percentage" office:value="6.92912493881571E-038">
            <text:p>0.00%</text:p>
          </table:table-cell>
          <table:table-cell table:style-name="ce2" table:formula="of:=[.G308]*[.F309]" office:value-type="percentage" office:value="0">
            <text:p>0.00%</text:p>
          </table:table-cell>
          <table:table-cell table:style-name="ce2" table:formula="of:=1-[.G309]" office:value-type="percentage" office:value="1">
            <text:p>100.00%</text:p>
          </table:table-cell>
          <table:table-cell table:style-name="ce2" table:formula="of:=EXP(-[.E308]*([.E308]-1)/2/[.$F$7])" office:value-type="percentage" office:value="1.64605713945359E-037">
            <text:p>0.00%</text:p>
          </table:table-cell>
          <table:table-cell table:formula="of:=1-[.I309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97">
            <text:p>297</text:p>
          </table:table-cell>
          <table:table-cell table:style-name="ce2" table:formula="of:=EXP(-[.E310]*[.E310]/2/[.$F$7])" office:value-type="percentage" office:value="3.88309288450641E-038">
            <text:p>0.00%</text:p>
          </table:table-cell>
          <table:table-cell table:style-name="ce2" table:formula="of:=[.G309]*[.F310]" office:value-type="percentage" office:value="0">
            <text:p>0.00%</text:p>
          </table:table-cell>
          <table:table-cell table:style-name="ce2" table:formula="of:=1-[.G310]" office:value-type="percentage" office:value="1">
            <text:p>100.00%</text:p>
          </table:table-cell>
          <table:table-cell table:style-name="ce2" table:formula="of:=EXP(-[.E309]*([.E309]-1)/2/[.$F$7])" office:value-type="percentage" office:value="9.25159559840922E-038">
            <text:p>0.00%</text:p>
          </table:table-cell>
          <table:table-cell table:formula="of:=1-[.I310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98">
            <text:p>298</text:p>
          </table:table-cell>
          <table:table-cell table:style-name="ce2" table:formula="of:=EXP(-[.E311]*[.E311]/2/[.$F$7])" office:value-type="percentage" office:value="2.1718455365495E-038">
            <text:p>0.00%</text:p>
          </table:table-cell>
          <table:table-cell table:style-name="ce2" table:formula="of:=[.G310]*[.F311]" office:value-type="percentage" office:value="0">
            <text:p>0.00%</text:p>
          </table:table-cell>
          <table:table-cell table:style-name="ce2" table:formula="of:=1-[.G311]" office:value-type="percentage" office:value="1">
            <text:p>100.00%</text:p>
          </table:table-cell>
          <table:table-cell table:style-name="ce2" table:formula="of:=EXP(-[.E310]*([.E310]-1)/2/[.$F$7])" office:value-type="percentage" office:value="5.1896747871225E-038">
            <text:p>0.00%</text:p>
          </table:table-cell>
          <table:table-cell table:formula="of:=1-[.I311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299">
            <text:p>299</text:p>
          </table:table-cell>
          <table:table-cell table:style-name="ce2" table:formula="of:=EXP(-[.E312]*[.E312]/2/[.$F$7])" office:value-type="percentage" office:value="1.21236072502572E-038">
            <text:p>0.00%</text:p>
          </table:table-cell>
          <table:table-cell table:style-name="ce2" table:formula="of:=[.G311]*[.F312]" office:value-type="percentage" office:value="0">
            <text:p>0.00%</text:p>
          </table:table-cell>
          <table:table-cell table:style-name="ce2" table:formula="of:=1-[.G312]" office:value-type="percentage" office:value="1">
            <text:p>100.00%</text:p>
          </table:table-cell>
          <table:table-cell table:style-name="ce2" table:formula="of:=EXP(-[.E311]*([.E311]-1)/2/[.$F$7])" office:value-type="percentage" office:value="2.90546343811743E-038">
            <text:p>0.00%</text:p>
          </table:table-cell>
          <table:table-cell table:formula="of:=1-[.I312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00">
            <text:p>300</text:p>
          </table:table-cell>
          <table:table-cell table:style-name="ce2" table:formula="of:=EXP(-[.E313]*[.E313]/2/[.$F$7])" office:value-type="percentage" office:value="6.75439650388718E-039">
            <text:p>0.00%</text:p>
          </table:table-cell>
          <table:table-cell table:style-name="ce2" table:formula="of:=[.G312]*[.F313]" office:value-type="percentage" office:value="0">
            <text:p>0.00%</text:p>
          </table:table-cell>
          <table:table-cell table:style-name="ce2" table:formula="of:=1-[.G313]" office:value-type="percentage" office:value="1">
            <text:p>100.00%</text:p>
          </table:table-cell>
          <table:table-cell table:style-name="ce2" table:formula="of:=EXP(-[.E312]*([.E312]-1)/2/[.$F$7])" office:value-type="percentage" office:value="1.62346322199334E-038">
            <text:p>0.00%</text:p>
          </table:table-cell>
          <table:table-cell table:formula="of:=1-[.I313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01">
            <text:p>301</text:p>
          </table:table-cell>
          <table:table-cell table:style-name="ce2" table:formula="of:=EXP(-[.E314]*[.E314]/2/[.$F$7])" office:value-type="percentage" office:value="3.75571832153681E-039">
            <text:p>0.00%</text:p>
          </table:table-cell>
          <table:table-cell table:style-name="ce2" table:formula="of:=[.G313]*[.F314]" office:value-type="percentage" office:value="0">
            <text:p>0.00%</text:p>
          </table:table-cell>
          <table:table-cell table:style-name="ce2" table:formula="of:=1-[.G314]" office:value-type="percentage" office:value="1">
            <text:p>100.00%</text:p>
          </table:table-cell>
          <table:table-cell table:style-name="ce2" table:formula="of:=EXP(-[.E313]*([.E313]-1)/2/[.$F$7])" office:value-type="percentage" office:value="9.05359916795778E-039">
            <text:p>0.00%</text:p>
          </table:table-cell>
          <table:table-cell table:formula="of:=1-[.I31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02">
            <text:p>302</text:p>
          </table:table-cell>
          <table:table-cell table:style-name="ce2" table:formula="of:=EXP(-[.E315]*[.E315]/2/[.$F$7])" office:value-type="percentage" office:value="2.08425687482492E-039">
            <text:p>0.00%</text:p>
          </table:table-cell>
          <table:table-cell table:style-name="ce2" table:formula="of:=[.G314]*[.F315]" office:value-type="percentage" office:value="0">
            <text:p>0.00%</text:p>
          </table:table-cell>
          <table:table-cell table:style-name="ce2" table:formula="of:=1-[.G315]" office:value-type="percentage" office:value="1">
            <text:p>100.00%</text:p>
          </table:table-cell>
          <table:table-cell table:style-name="ce2" table:formula="of:=EXP(-[.E314]*([.E314]-1)/2/[.$F$7])" office:value-type="percentage" office:value="5.03908680795003E-039">
            <text:p>0.00%</text:p>
          </table:table-cell>
          <table:table-cell table:formula="of:=1-[.I315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03">
            <text:p>303</text:p>
          </table:table-cell>
          <table:table-cell table:style-name="ce2" table:formula="of:=EXP(-[.E316]*[.E316]/2/[.$F$7])" office:value-type="percentage" office:value="1.15441308611044E-039">
            <text:p>0.00%</text:p>
          </table:table-cell>
          <table:table-cell table:style-name="ce2" table:formula="of:=[.G315]*[.F316]" office:value-type="percentage" office:value="0">
            <text:p>0.00%</text:p>
          </table:table-cell>
          <table:table-cell table:style-name="ce2" table:formula="of:=1-[.G316]" office:value-type="percentage" office:value="1">
            <text:p>100.00%</text:p>
          </table:table-cell>
          <table:table-cell table:style-name="ce2" table:formula="of:=EXP(-[.E315]*([.E315]-1)/2/[.$F$7])" office:value-type="percentage" office:value="2.79920165067876E-039">
            <text:p>0.00%</text:p>
          </table:table-cell>
          <table:table-cell table:formula="of:=1-[.I316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04">
            <text:p>304</text:p>
          </table:table-cell>
          <table:table-cell table:style-name="ce2" table:formula="of:=EXP(-[.E317]*[.E317]/2/[.$F$7])" office:value-type="percentage" office:value="6.38150344806079E-040">
            <text:p>0.00%</text:p>
          </table:table-cell>
          <table:table-cell table:style-name="ce2" table:formula="of:=[.G316]*[.F317]" office:value-type="percentage" office:value="0">
            <text:p>0.00%</text:p>
          </table:table-cell>
          <table:table-cell table:style-name="ce2" table:formula="of:=1-[.G317]" office:value-type="percentage" office:value="1">
            <text:p>100.00%</text:p>
          </table:table-cell>
          <table:table-cell table:style-name="ce2" table:formula="of:=EXP(-[.E316]*([.E316]-1)/2/[.$F$7])" office:value-type="percentage" office:value="1.55191631842656E-039">
            <text:p>0.00%</text:p>
          </table:table-cell>
          <table:table-cell table:formula="of:=1-[.I317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05">
            <text:p>305</text:p>
          </table:table-cell>
          <table:table-cell table:style-name="ce2" table:formula="of:=EXP(-[.E318]*[.E318]/2/[.$F$7])" office:value-type="percentage" office:value="3.52076099238242E-040">
            <text:p>0.00%</text:p>
          </table:table-cell>
          <table:table-cell table:style-name="ce2" table:formula="of:=[.G317]*[.F318]" office:value-type="percentage" office:value="0">
            <text:p>0.00%</text:p>
          </table:table-cell>
          <table:table-cell table:style-name="ce2" table:formula="of:=1-[.G318]" office:value-type="percentage" office:value="1">
            <text:p>100.00%</text:p>
          </table:table-cell>
          <table:table-cell table:style-name="ce2" table:formula="of:=EXP(-[.E317]*([.E317]-1)/2/[.$F$7])" office:value-type="percentage" office:value="8.58725150035276E-040">
            <text:p>0.00%</text:p>
          </table:table-cell>
          <table:table-cell table:formula="of:=1-[.I318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06">
            <text:p>306</text:p>
          </table:table-cell>
          <table:table-cell table:style-name="ce2" table:formula="of:=EXP(-[.E319]*[.E319]/2/[.$F$7])" office:value-type="percentage" office:value="1.93866088595654E-040">
            <text:p>0.00%</text:p>
          </table:table-cell>
          <table:table-cell table:style-name="ce2" table:formula="of:=[.G318]*[.F319]" office:value-type="percentage" office:value="0">
            <text:p>0.00%</text:p>
          </table:table-cell>
          <table:table-cell table:style-name="ce2" table:formula="of:=1-[.G319]" office:value-type="percentage" office:value="1">
            <text:p>100.00%</text:p>
          </table:table-cell>
          <table:table-cell table:style-name="ce2" table:formula="of:=EXP(-[.E318]*([.E318]-1)/2/[.$F$7])" office:value-type="percentage" office:value="4.74233068123588E-040">
            <text:p>0.00%</text:p>
          </table:table-cell>
          <table:table-cell table:formula="of:=1-[.I319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07">
            <text:p>307</text:p>
          </table:table-cell>
          <table:table-cell table:style-name="ce2" table:formula="of:=EXP(-[.E320]*[.E320]/2/[.$F$7])" office:value-type="percentage" office:value="1.06541527982181E-040">
            <text:p>0.00%</text:p>
          </table:table-cell>
          <table:table-cell table:style-name="ce2" table:formula="of:=[.G319]*[.F320]" office:value-type="percentage" office:value="0">
            <text:p>0.00%</text:p>
          </table:table-cell>
          <table:table-cell table:style-name="ce2" table:formula="of:=1-[.G320]" office:value-type="percentage" office:value="1">
            <text:p>100.00%</text:p>
          </table:table-cell>
          <table:table-cell table:style-name="ce2" table:formula="of:=EXP(-[.E319]*([.E319]-1)/2/[.$F$7])" office:value-type="percentage" office:value="2.61385356667098E-040">
            <text:p>0.00%</text:p>
          </table:table-cell>
          <table:table-cell table:formula="of:=1-[.I320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08">
            <text:p>308</text:p>
          </table:table-cell>
          <table:table-cell table:style-name="ce2" table:formula="of:=EXP(-[.E321]*[.E321]/2/[.$F$7])" office:value-type="percentage" office:value="5.84369798326555E-041">
            <text:p>0.00%</text:p>
          </table:table-cell>
          <table:table-cell table:style-name="ce2" table:formula="of:=[.G320]*[.F321]" office:value-type="percentage" office:value="0">
            <text:p>0.00%</text:p>
          </table:table-cell>
          <table:table-cell table:style-name="ce2" table:formula="of:=1-[.G321]" office:value-type="percentage" office:value="1">
            <text:p>100.00%</text:p>
          </table:table-cell>
          <table:table-cell table:style-name="ce2" table:formula="of:=EXP(-[.E320]*([.E320]-1)/2/[.$F$7])" office:value-type="percentage" office:value="1.43787933595856E-040">
            <text:p>0.00%</text:p>
          </table:table-cell>
          <table:table-cell table:formula="of:=1-[.I321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09">
            <text:p>309</text:p>
          </table:table-cell>
          <table:table-cell table:style-name="ce2" table:formula="of:=EXP(-[.E322]*[.E322]/2/[.$F$7])" office:value-type="percentage" office:value="3.19895677952586E-041">
            <text:p>0.00%</text:p>
          </table:table-cell>
          <table:table-cell table:style-name="ce2" table:formula="of:=[.G321]*[.F322]" office:value-type="percentage" office:value="0">
            <text:p>0.00%</text:p>
          </table:table-cell>
          <table:table-cell table:style-name="ce2" table:formula="of:=1-[.G322]" office:value-type="percentage" office:value="1">
            <text:p>100.00%</text:p>
          </table:table-cell>
          <table:table-cell table:style-name="ce2" table:formula="of:=EXP(-[.E321]*([.E321]-1)/2/[.$F$7])" office:value-type="percentage" office:value="7.89433223004812E-041">
            <text:p>0.00%</text:p>
          </table:table-cell>
          <table:table-cell table:formula="of:=1-[.I322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10">
            <text:p>310</text:p>
          </table:table-cell>
          <table:table-cell table:style-name="ce2" table:formula="of:=EXP(-[.E323]*[.E323]/2/[.$F$7])" office:value-type="percentage" office:value="1.74775579615319E-041">
            <text:p>0.00%</text:p>
          </table:table-cell>
          <table:table-cell table:style-name="ce2" table:formula="of:=[.G322]*[.F323]" office:value-type="percentage" office:value="0">
            <text:p>0.00%</text:p>
          </table:table-cell>
          <table:table-cell table:style-name="ce2" table:formula="of:=1-[.G323]" office:value-type="percentage" office:value="1">
            <text:p>100.00%</text:p>
          </table:table-cell>
          <table:table-cell table:style-name="ce2" table:formula="of:=EXP(-[.E322]*([.E322]-1)/2/[.$F$7])" office:value-type="percentage" office:value="4.32573713956978E-041">
            <text:p>0.00%</text:p>
          </table:table-cell>
          <table:table-cell table:formula="of:=1-[.I323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11">
            <text:p>311</text:p>
          </table:table-cell>
          <table:table-cell table:style-name="ce2" table:formula="of:=EXP(-[.E324]*[.E324]/2/[.$F$7])" office:value-type="percentage" office:value="9.53026327545024E-042">
            <text:p>0.00%</text:p>
          </table:table-cell>
          <table:table-cell table:style-name="ce2" table:formula="of:=[.G323]*[.F324]" office:value-type="percentage" office:value="0">
            <text:p>0.00%</text:p>
          </table:table-cell>
          <table:table-cell table:style-name="ce2" table:formula="of:=1-[.G324]" office:value-type="percentage" office:value="1">
            <text:p>100.00%</text:p>
          </table:table-cell>
          <table:table-cell table:style-name="ce2" table:formula="of:=EXP(-[.E323]*([.E323]-1)/2/[.$F$7])" office:value-type="percentage" office:value="2.36568338461088E-041">
            <text:p>0.00%</text:p>
          </table:table-cell>
          <table:table-cell table:formula="of:=1-[.I32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12">
            <text:p>312</text:p>
          </table:table-cell>
          <table:table-cell table:style-name="ce2" table:formula="of:=EXP(-[.E325]*[.E325]/2/[.$F$7])" office:value-type="percentage" office:value="5.18657681190857E-042">
            <text:p>0.00%</text:p>
          </table:table-cell>
          <table:table-cell table:style-name="ce2" table:formula="of:=[.G324]*[.F325]" office:value-type="percentage" office:value="0">
            <text:p>0.00%</text:p>
          </table:table-cell>
          <table:table-cell table:style-name="ce2" table:formula="of:=1-[.G325]" office:value-type="percentage" office:value="1">
            <text:p>100.00%</text:p>
          </table:table-cell>
          <table:table-cell table:style-name="ce2" table:formula="of:=EXP(-[.E324]*([.E324]-1)/2/[.$F$7])" office:value-type="percentage" office:value="1.291233790142E-041">
            <text:p>0.00%</text:p>
          </table:table-cell>
          <table:table-cell table:formula="of:=1-[.I325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13">
            <text:p>313</text:p>
          </table:table-cell>
          <table:table-cell table:style-name="ce2" table:formula="of:=EXP(-[.E326]*[.E326]/2/[.$F$7])" office:value-type="percentage" office:value="2.81714044322078E-042">
            <text:p>0.00%</text:p>
          </table:table-cell>
          <table:table-cell table:style-name="ce2" table:formula="of:=[.G325]*[.F326]" office:value-type="percentage" office:value="0">
            <text:p>0.00%</text:p>
          </table:table-cell>
          <table:table-cell table:style-name="ce2" table:formula="of:=1-[.G326]" office:value-type="percentage" office:value="1">
            <text:p>100.00%</text:p>
          </table:table-cell>
          <table:table-cell table:style-name="ce2" table:formula="of:=EXP(-[.E325]*([.E325]-1)/2/[.$F$7])" office:value-type="percentage" office:value="7.03404130164589E-042">
            <text:p>0.00%</text:p>
          </table:table-cell>
          <table:table-cell table:formula="of:=1-[.I326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14">
            <text:p>314</text:p>
          </table:table-cell>
          <table:table-cell table:style-name="ce2" table:formula="of:=EXP(-[.E327]*[.E327]/2/[.$F$7])" office:value-type="percentage" office:value="1.52717199495267E-042">
            <text:p>0.00%</text:p>
          </table:table-cell>
          <table:table-cell table:style-name="ce2" table:formula="of:=[.G326]*[.F327]" office:value-type="percentage" office:value="0">
            <text:p>0.00%</text:p>
          </table:table-cell>
          <table:table-cell table:style-name="ce2" table:formula="of:=1-[.G327]" office:value-type="percentage" office:value="1">
            <text:p>100.00%</text:p>
          </table:table-cell>
          <table:table-cell table:style-name="ce2" table:formula="of:=EXP(-[.E326]*([.E326]-1)/2/[.$F$7])" office:value-type="percentage" office:value="3.82434192126982E-042">
            <text:p>0.00%</text:p>
          </table:table-cell>
          <table:table-cell table:formula="of:=1-[.I327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15">
            <text:p>315</text:p>
          </table:table-cell>
          <table:table-cell table:style-name="ce2" table:formula="of:=EXP(-[.E328]*[.E328]/2/[.$F$7])" office:value-type="percentage" office:value="8.26264650423298E-043">
            <text:p>0.00%</text:p>
          </table:table-cell>
          <table:table-cell table:style-name="ce2" table:formula="of:=[.G327]*[.F328]" office:value-type="percentage" office:value="0">
            <text:p>0.00%</text:p>
          </table:table-cell>
          <table:table-cell table:style-name="ce2" table:formula="of:=1-[.G328]" office:value-type="percentage" office:value="1">
            <text:p>100.00%</text:p>
          </table:table-cell>
          <table:table-cell table:style-name="ce2" table:formula="of:=EXP(-[.E327]*([.E327]-1)/2/[.$F$7])" office:value-type="percentage" office:value="2.07520154845231E-042">
            <text:p>0.00%</text:p>
          </table:table-cell>
          <table:table-cell table:formula="of:=1-[.I328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16">
            <text:p>316</text:p>
          </table:table-cell>
          <table:table-cell table:style-name="ce2" table:formula="of:=EXP(-[.E329]*[.E329]/2/[.$F$7])" office:value-type="percentage" office:value="4.46171846887944E-043">
            <text:p>0.00%</text:p>
          </table:table-cell>
          <table:table-cell table:style-name="ce2" table:formula="of:=[.G328]*[.F329]" office:value-type="percentage" office:value="0">
            <text:p>0.00%</text:p>
          </table:table-cell>
          <table:table-cell table:style-name="ce2" table:formula="of:=1-[.G329]" office:value-type="percentage" office:value="1">
            <text:p>100.00%</text:p>
          </table:table-cell>
          <table:table-cell table:style-name="ce2" table:formula="of:=EXP(-[.E328]*([.E328]-1)/2/[.$F$7])" office:value-type="percentage" office:value="1.12386881356518E-042">
            <text:p>0.00%</text:p>
          </table:table-cell>
          <table:table-cell table:formula="of:=1-[.I329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17">
            <text:p>317</text:p>
          </table:table-cell>
          <table:table-cell table:style-name="ce2" table:formula="of:=EXP(-[.E330]*[.E330]/2/[.$F$7])" office:value-type="percentage" office:value="2.40456721755492E-043">
            <text:p>0.00%</text:p>
          </table:table-cell>
          <table:table-cell table:style-name="ce2" table:formula="of:=[.G329]*[.F330]" office:value-type="percentage" office:value="0">
            <text:p>0.00%</text:p>
          </table:table-cell>
          <table:table-cell table:style-name="ce2" table:formula="of:=1-[.G330]" office:value-type="percentage" office:value="1">
            <text:p>100.00%</text:p>
          </table:table-cell>
          <table:table-cell table:style-name="ce2" table:formula="of:=EXP(-[.E329]*([.E329]-1)/2/[.$F$7])" office:value-type="percentage" office:value="6.07467049800417E-043">
            <text:p>0.00%</text:p>
          </table:table-cell>
          <table:table-cell table:formula="of:=1-[.I330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18">
            <text:p>318</text:p>
          </table:table-cell>
          <table:table-cell table:style-name="ce2" table:formula="of:=EXP(-[.E331]*[.E331]/2/[.$F$7])" office:value-type="percentage" office:value="1.29337198359562E-043">
            <text:p>0.00%</text:p>
          </table:table-cell>
          <table:table-cell table:style-name="ce2" table:formula="of:=[.G330]*[.F331]" office:value-type="percentage" office:value="0">
            <text:p>0.00%</text:p>
          </table:table-cell>
          <table:table-cell table:style-name="ce2" table:formula="of:=1-[.G331]" office:value-type="percentage" office:value="1">
            <text:p>100.00%</text:p>
          </table:table-cell>
          <table:table-cell table:style-name="ce2" table:formula="of:=EXP(-[.E330]*([.E330]-1)/2/[.$F$7])" office:value-type="percentage" office:value="3.27703892780363E-043">
            <text:p>0.00%</text:p>
          </table:table-cell>
          <table:table-cell table:formula="of:=1-[.I331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19">
            <text:p>319</text:p>
          </table:table-cell>
          <table:table-cell table:style-name="ce2" table:formula="of:=EXP(-[.E332]*[.E332]/2/[.$F$7])" office:value-type="percentage" office:value="6.94323309060708E-044">
            <text:p>0.00%</text:p>
          </table:table-cell>
          <table:table-cell table:style-name="ce2" table:formula="of:=[.G331]*[.F332]" office:value-type="percentage" office:value="0">
            <text:p>0.00%</text:p>
          </table:table-cell>
          <table:table-cell table:style-name="ce2" table:formula="of:=1-[.G332]" office:value-type="percentage" office:value="1">
            <text:p>100.00%</text:p>
          </table:table-cell>
          <table:table-cell table:style-name="ce2" table:formula="of:=EXP(-[.E331]*([.E331]-1)/2/[.$F$7])" office:value-type="percentage" office:value="1.76438047613156E-043">
            <text:p>0.00%</text:p>
          </table:table-cell>
          <table:table-cell table:formula="of:=1-[.I332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20">
            <text:p>320</text:p>
          </table:table-cell>
          <table:table-cell table:style-name="ce2" table:formula="of:=EXP(-[.E333]*[.E333]/2/[.$F$7])" office:value-type="percentage" office:value="3.72007597602084E-044">
            <text:p>0.00%</text:p>
          </table:table-cell>
          <table:table-cell table:style-name="ce2" table:formula="of:=[.G332]*[.F333]" office:value-type="percentage" office:value="0">
            <text:p>0.00%</text:p>
          </table:table-cell>
          <table:table-cell table:style-name="ce2" table:formula="of:=1-[.G333]" office:value-type="percentage" office:value="1">
            <text:p>100.00%</text:p>
          </table:table-cell>
          <table:table-cell table:style-name="ce2" table:formula="of:=EXP(-[.E332]*([.E332]-1)/2/[.$F$7])" office:value-type="percentage" office:value="9.48101110038204E-044">
            <text:p>0.00%</text:p>
          </table:table-cell>
          <table:table-cell table:formula="of:=1-[.I333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21">
            <text:p>321</text:p>
          </table:table-cell>
          <table:table-cell table:style-name="ce2" table:formula="of:=EXP(-[.E334]*[.E334]/2/[.$F$7])" office:value-type="percentage" office:value="1.98926958617733E-044">
            <text:p>0.00%</text:p>
          </table:table-cell>
          <table:table-cell table:style-name="ce2" table:formula="of:=[.G333]*[.F334]" office:value-type="percentage" office:value="0">
            <text:p>0.00%</text:p>
          </table:table-cell>
          <table:table-cell table:style-name="ce2" table:formula="of:=1-[.G334]" office:value-type="percentage" office:value="1">
            <text:p>100.00%</text:p>
          </table:table-cell>
          <table:table-cell table:style-name="ce2" table:formula="of:=EXP(-[.E333]*([.E333]-1)/2/[.$F$7])" office:value-type="percentage" office:value="5.08474098807442E-044">
            <text:p>0.00%</text:p>
          </table:table-cell>
          <table:table-cell table:formula="of:=1-[.I33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22">
            <text:p>322</text:p>
          </table:table-cell>
          <table:table-cell table:style-name="ce2" table:formula="of:=EXP(-[.E335]*[.E335]/2/[.$F$7])" office:value-type="percentage" office:value="1.06166437493636E-044">
            <text:p>0.00%</text:p>
          </table:table-cell>
          <table:table-cell table:style-name="ce2" table:formula="of:=[.G334]*[.F335]" office:value-type="percentage" office:value="0">
            <text:p>0.00%</text:p>
          </table:table-cell>
          <table:table-cell table:style-name="ce2" table:formula="of:=1-[.G335]" office:value-type="percentage" office:value="1">
            <text:p>100.00%</text:p>
          </table:table-cell>
          <table:table-cell table:style-name="ce2" table:formula="of:=EXP(-[.E334]*([.E334]-1)/2/[.$F$7])" office:value-type="percentage" office:value="2.72166572492578E-044">
            <text:p>0.00%</text:p>
          </table:table-cell>
          <table:table-cell table:formula="of:=1-[.I335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23">
            <text:p>323</text:p>
          </table:table-cell>
          <table:table-cell table:style-name="ce2" table:formula="of:=EXP(-[.E336]*[.E336]/2/[.$F$7])" office:value-type="percentage" office:value="5.65500007161476E-045">
            <text:p>0.00%</text:p>
          </table:table-cell>
          <table:table-cell table:style-name="ce2" table:formula="of:=[.G335]*[.F336]" office:value-type="percentage" office:value="0">
            <text:p>0.00%</text:p>
          </table:table-cell>
          <table:table-cell table:style-name="ce2" table:formula="of:=1-[.G336]" office:value-type="percentage" office:value="1">
            <text:p>100.00%</text:p>
          </table:table-cell>
          <table:table-cell table:style-name="ce2" table:formula="of:=EXP(-[.E335]*([.E335]-1)/2/[.$F$7])" office:value-type="percentage" office:value="1.45396014295549E-044">
            <text:p>0.00%</text:p>
          </table:table-cell>
          <table:table-cell table:formula="of:=1-[.I336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24">
            <text:p>324</text:p>
          </table:table-cell>
          <table:table-cell table:style-name="ce2" table:formula="of:=EXP(-[.E337]*[.E337]/2/[.$F$7])" office:value-type="percentage" office:value="3.00628225681505E-045">
            <text:p>0.00%</text:p>
          </table:table-cell>
          <table:table-cell table:style-name="ce2" table:formula="of:=[.G336]*[.F337]" office:value-type="percentage" office:value="0">
            <text:p>0.00%</text:p>
          </table:table-cell>
          <table:table-cell table:style-name="ce2" table:formula="of:=1-[.G337]" office:value-type="percentage" office:value="1">
            <text:p>100.00%</text:p>
          </table:table-cell>
          <table:table-cell table:style-name="ce2" table:formula="of:=EXP(-[.E336]*([.E336]-1)/2/[.$F$7])" office:value-type="percentage" office:value="7.75214678662282E-045">
            <text:p>0.00%</text:p>
          </table:table-cell>
          <table:table-cell table:formula="of:=1-[.I337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25">
            <text:p>325</text:p>
          </table:table-cell>
          <table:table-cell table:style-name="ce2" table:formula="of:=EXP(-[.E338]*[.E338]/2/[.$F$7])" office:value-type="percentage" office:value="1.5950660120284E-045">
            <text:p>0.00%</text:p>
          </table:table-cell>
          <table:table-cell table:style-name="ce2" table:formula="of:=[.G337]*[.F338]" office:value-type="percentage" office:value="0">
            <text:p>0.00%</text:p>
          </table:table-cell>
          <table:table-cell table:style-name="ce2" table:formula="of:=1-[.G338]" office:value-type="percentage" office:value="1">
            <text:p>100.00%</text:p>
          </table:table-cell>
          <table:table-cell table:style-name="ce2" table:formula="of:=EXP(-[.E337]*([.E337]-1)/2/[.$F$7])" office:value-type="percentage" office:value="4.12518321571855E-045">
            <text:p>0.00%</text:p>
          </table:table-cell>
          <table:table-cell table:formula="of:=1-[.I338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26">
            <text:p>326</text:p>
          </table:table-cell>
          <table:table-cell table:style-name="ce2" table:formula="of:=EXP(-[.E339]*[.E339]/2/[.$F$7])" office:value-type="percentage" office:value="8.44654960935808E-046">
            <text:p>0.00%</text:p>
          </table:table-cell>
          <table:table-cell table:style-name="ce2" table:formula="of:=[.G338]*[.F339]" office:value-type="percentage" office:value="0">
            <text:p>0.00%</text:p>
          </table:table-cell>
          <table:table-cell table:style-name="ce2" table:formula="of:=1-[.G339]" office:value-type="percentage" office:value="1">
            <text:p>100.00%</text:p>
          </table:table-cell>
          <table:table-cell table:style-name="ce2" table:formula="of:=EXP(-[.E338]*([.E338]-1)/2/[.$F$7])" office:value-type="percentage" office:value="2.19086826815442E-045">
            <text:p>0.00%</text:p>
          </table:table-cell>
          <table:table-cell table:formula="of:=1-[.I339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27">
            <text:p>327</text:p>
          </table:table-cell>
          <table:table-cell table:style-name="ce2" table:formula="of:=EXP(-[.E340]*[.E340]/2/[.$F$7])" office:value-type="percentage" office:value="4.4640780766994E-046">
            <text:p>0.00%</text:p>
          </table:table-cell>
          <table:table-cell table:style-name="ce2" table:formula="of:=[.G339]*[.F340]" office:value-type="percentage" office:value="0">
            <text:p>0.00%</text:p>
          </table:table-cell>
          <table:table-cell table:style-name="ce2" table:formula="of:=1-[.G340]" office:value-type="percentage" office:value="1">
            <text:p>100.00%</text:p>
          </table:table-cell>
          <table:table-cell table:style-name="ce2" table:formula="of:=EXP(-[.E339]*([.E339]-1)/2/[.$F$7])" office:value-type="percentage" office:value="1.16129099120662E-045">
            <text:p>0.00%</text:p>
          </table:table-cell>
          <table:table-cell table:formula="of:=1-[.I340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28">
            <text:p>328</text:p>
          </table:table-cell>
          <table:table-cell table:style-name="ce2" table:formula="of:=EXP(-[.E341]*[.E341]/2/[.$F$7])" office:value-type="percentage" office:value="2.35470222968382E-046">
            <text:p>0.00%</text:p>
          </table:table-cell>
          <table:table-cell table:style-name="ce2" table:formula="of:=[.G340]*[.F341]" office:value-type="percentage" office:value="0">
            <text:p>0.00%</text:p>
          </table:table-cell>
          <table:table-cell table:style-name="ce2" table:formula="of:=1-[.G341]" office:value-type="percentage" office:value="1">
            <text:p>100.00%</text:p>
          </table:table-cell>
          <table:table-cell table:style-name="ce2" table:formula="of:=EXP(-[.E340]*([.E340]-1)/2/[.$F$7])" office:value-type="percentage" office:value="6.14352482225131E-046">
            <text:p>0.00%</text:p>
          </table:table-cell>
          <table:table-cell table:formula="of:=1-[.I341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29">
            <text:p>329</text:p>
          </table:table-cell>
          <table:table-cell table:style-name="ce2" table:formula="of:=EXP(-[.E342]*[.E342]/2/[.$F$7])" office:value-type="percentage" office:value="1.23962971145411E-046">
            <text:p>0.00%</text:p>
          </table:table-cell>
          <table:table-cell table:style-name="ce2" table:formula="of:=[.G341]*[.F342]" office:value-type="percentage" office:value="0">
            <text:p>0.00%</text:p>
          </table:table-cell>
          <table:table-cell table:style-name="ce2" table:formula="of:=1-[.G342]" office:value-type="percentage" office:value="1">
            <text:p>100.00%</text:p>
          </table:table-cell>
          <table:table-cell table:style-name="ce2" table:formula="of:=EXP(-[.E341]*([.E341]-1)/2/[.$F$7])" office:value-type="percentage" office:value="3.24373932741197E-046">
            <text:p>0.00%</text:p>
          </table:table-cell>
          <table:table-cell table:formula="of:=1-[.I342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30">
            <text:p>330</text:p>
          </table:table-cell>
          <table:table-cell table:style-name="ce2" table:formula="of:=EXP(-[.E343]*[.E343]/2/[.$F$7])" office:value-type="percentage" office:value="6.51327968175315E-047">
            <text:p>0.00%</text:p>
          </table:table-cell>
          <table:table-cell table:style-name="ce2" table:formula="of:=[.G342]*[.F343]" office:value-type="percentage" office:value="0">
            <text:p>0.00%</text:p>
          </table:table-cell>
          <table:table-cell table:style-name="ce2" table:formula="of:=1-[.G343]" office:value-type="percentage" office:value="1">
            <text:p>100.00%</text:p>
          </table:table-cell>
          <table:table-cell table:style-name="ce2" table:formula="of:=EXP(-[.E342]*([.E342]-1)/2/[.$F$7])" office:value-type="percentage" office:value="1.70933050742451E-046">
            <text:p>0.00%</text:p>
          </table:table-cell>
          <table:table-cell table:formula="of:=1-[.I343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31">
            <text:p>331</text:p>
          </table:table-cell>
          <table:table-cell table:style-name="ce2" table:formula="of:=EXP(-[.E344]*[.E344]/2/[.$F$7])" office:value-type="percentage" office:value="3.41553898142771E-047">
            <text:p>0.00%</text:p>
          </table:table-cell>
          <table:table-cell table:style-name="ce2" table:formula="of:=[.G343]*[.F344]" office:value-type="percentage" office:value="0">
            <text:p>0.00%</text:p>
          </table:table-cell>
          <table:table-cell table:style-name="ce2" table:formula="of:=1-[.G344]" office:value-type="percentage" office:value="1">
            <text:p>100.00%</text:p>
          </table:table-cell>
          <table:table-cell table:style-name="ce2" table:formula="of:=EXP(-[.E343]*([.E343]-1)/2/[.$F$7])" office:value-type="percentage" office:value="8.98996311623286E-047">
            <text:p>0.00%</text:p>
          </table:table-cell>
          <table:table-cell table:formula="of:=1-[.I34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32">
            <text:p>332</text:p>
          </table:table-cell>
          <table:table-cell table:style-name="ce2" table:formula="of:=EXP(-[.E345]*[.E345]/2/[.$F$7])" office:value-type="percentage" office:value="1.78760077339277E-047">
            <text:p>0.00%</text:p>
          </table:table-cell>
          <table:table-cell table:style-name="ce2" table:formula="of:=[.G344]*[.F345]" office:value-type="percentage" office:value="0">
            <text:p>0.00%</text:p>
          </table:table-cell>
          <table:table-cell table:style-name="ce2" table:formula="of:=1-[.G345]" office:value-type="percentage" office:value="1">
            <text:p>100.00%</text:p>
          </table:table-cell>
          <table:table-cell table:style-name="ce2" table:formula="of:=EXP(-[.E344]*([.E344]-1)/2/[.$F$7])" office:value-type="percentage" office:value="4.71890837195283E-047">
            <text:p>0.00%</text:p>
          </table:table-cell>
          <table:table-cell table:formula="of:=1-[.I345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33">
            <text:p>333</text:p>
          </table:table-cell>
          <table:table-cell table:style-name="ce2" table:formula="of:=EXP(-[.E346]*[.E346]/2/[.$F$7])" office:value-type="percentage" office:value="9.33756396914633E-048">
            <text:p>0.00%</text:p>
          </table:table-cell>
          <table:table-cell table:style-name="ce2" table:formula="of:=[.G345]*[.F346]" office:value-type="percentage" office:value="0">
            <text:p>0.00%</text:p>
          </table:table-cell>
          <table:table-cell table:style-name="ce2" table:formula="of:=1-[.G346]" office:value-type="percentage" office:value="1">
            <text:p>100.00%</text:p>
          </table:table-cell>
          <table:table-cell table:style-name="ce2" table:formula="of:=EXP(-[.E345]*([.E345]-1)/2/[.$F$7])" office:value-type="percentage" office:value="2.47216212185627E-047">
            <text:p>0.00%</text:p>
          </table:table-cell>
          <table:table-cell table:formula="of:=1-[.I346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34">
            <text:p>334</text:p>
          </table:table-cell>
          <table:table-cell table:style-name="ce2" table:formula="of:=EXP(-[.E347]*[.E347]/2/[.$F$7])" office:value-type="percentage" office:value="4.86797584791074E-048">
            <text:p>0.00%</text:p>
          </table:table-cell>
          <table:table-cell table:style-name="ce2" table:formula="of:=[.G346]*[.F347]" office:value-type="percentage" office:value="0">
            <text:p>0.00%</text:p>
          </table:table-cell>
          <table:table-cell table:style-name="ce2" table:formula="of:=1-[.G347]" office:value-type="percentage" office:value="1">
            <text:p>100.00%</text:p>
          </table:table-cell>
          <table:table-cell table:style-name="ce2" table:formula="of:=EXP(-[.E346]*([.E346]-1)/2/[.$F$7])" office:value-type="percentage" office:value="1.29259990547668E-047">
            <text:p>0.00%</text:p>
          </table:table-cell>
          <table:table-cell table:formula="of:=1-[.I347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35">
            <text:p>335</text:p>
          </table:table-cell>
          <table:table-cell table:style-name="ce2" table:formula="of:=EXP(-[.E348]*[.E348]/2/[.$F$7])" office:value-type="percentage" office:value="2.53288229471795E-048">
            <text:p>0.00%</text:p>
          </table:table-cell>
          <table:table-cell table:style-name="ce2" table:formula="of:=[.G347]*[.F348]" office:value-type="percentage" office:value="0">
            <text:p>0.00%</text:p>
          </table:table-cell>
          <table:table-cell table:style-name="ce2" table:formula="of:=1-[.G348]" office:value-type="percentage" office:value="1">
            <text:p>100.00%</text:p>
          </table:table-cell>
          <table:table-cell table:style-name="ce2" table:formula="of:=EXP(-[.E347]*([.E347]-1)/2/[.$F$7])" office:value-type="percentage" office:value="6.74532780858795E-048">
            <text:p>0.00%</text:p>
          </table:table-cell>
          <table:table-cell table:formula="of:=1-[.I348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36">
            <text:p>336</text:p>
          </table:table-cell>
          <table:table-cell table:style-name="ce2" table:formula="of:=EXP(-[.E349]*[.E349]/2/[.$F$7])" office:value-type="percentage" office:value="1.31532589485746E-048">
            <text:p>0.00%</text:p>
          </table:table-cell>
          <table:table-cell table:style-name="ce2" table:formula="of:=[.G348]*[.F349]" office:value-type="percentage" office:value="0">
            <text:p>0.00%</text:p>
          </table:table-cell>
          <table:table-cell table:style-name="ce2" table:formula="of:=1-[.G349]" office:value-type="percentage" office:value="1">
            <text:p>100.00%</text:p>
          </table:table-cell>
          <table:table-cell table:style-name="ce2" table:formula="of:=EXP(-[.E348]*([.E348]-1)/2/[.$F$7])" office:value-type="percentage" office:value="3.51312634882944E-048">
            <text:p>0.00%</text:p>
          </table:table-cell>
          <table:table-cell table:formula="of:=1-[.I349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37">
            <text:p>337</text:p>
          </table:table-cell>
          <table:table-cell table:style-name="ce2" table:formula="of:=EXP(-[.E350]*[.E350]/2/[.$F$7])" office:value-type="percentage" office:value="6.81716021384134E-049">
            <text:p>0.00%</text:p>
          </table:table-cell>
          <table:table-cell table:style-name="ce2" table:formula="of:=[.G349]*[.F350]" office:value-type="percentage" office:value="0">
            <text:p>0.00%</text:p>
          </table:table-cell>
          <table:table-cell table:style-name="ce2" table:formula="of:=1-[.G350]" office:value-type="percentage" office:value="1">
            <text:p>100.00%</text:p>
          </table:table-cell>
          <table:table-cell table:style-name="ce2" table:formula="of:=EXP(-[.E349]*([.E349]-1)/2/[.$F$7])" office:value-type="percentage" office:value="1.82614915658621E-048">
            <text:p>0.00%</text:p>
          </table:table-cell>
          <table:table-cell table:formula="of:=1-[.I350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38">
            <text:p>338</text:p>
          </table:table-cell>
          <table:table-cell table:style-name="ce2" table:formula="of:=EXP(-[.E351]*[.E351]/2/[.$F$7])" office:value-type="percentage" office:value="3.52634987671258E-049">
            <text:p>0.00%</text:p>
          </table:table-cell>
          <table:table-cell table:style-name="ce2" table:formula="of:=[.G350]*[.F351]" office:value-type="percentage" office:value="0">
            <text:p>0.00%</text:p>
          </table:table-cell>
          <table:table-cell table:style-name="ce2" table:formula="of:=1-[.G351]" office:value-type="percentage" office:value="1">
            <text:p>100.00%</text:p>
          </table:table-cell>
          <table:table-cell table:style-name="ce2" table:formula="of:=EXP(-[.E350]*([.E350]-1)/2/[.$F$7])" office:value-type="percentage" office:value="9.47393701901541E-049">
            <text:p>0.00%</text:p>
          </table:table-cell>
          <table:table-cell table:formula="of:=1-[.I351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39">
            <text:p>339</text:p>
          </table:table-cell>
          <table:table-cell table:style-name="ce2" table:formula="of:=EXP(-[.E352]*[.E352]/2/[.$F$7])" office:value-type="percentage" office:value="1.82053514613834E-049">
            <text:p>0.00%</text:p>
          </table:table-cell>
          <table:table-cell table:style-name="ce2" table:formula="of:=[.G351]*[.F352]" office:value-type="percentage" office:value="0">
            <text:p>0.00%</text:p>
          </table:table-cell>
          <table:table-cell table:style-name="ce2" table:formula="of:=1-[.G352]" office:value-type="percentage" office:value="1">
            <text:p>100.00%</text:p>
          </table:table-cell>
          <table:table-cell table:style-name="ce2" table:formula="of:=EXP(-[.E351]*([.E351]-1)/2/[.$F$7])" office:value-type="percentage" office:value="4.90542350956129E-049">
            <text:p>0.00%</text:p>
          </table:table-cell>
          <table:table-cell table:formula="of:=1-[.I352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40">
            <text:p>340</text:p>
          </table:table-cell>
          <table:table-cell table:style-name="ce2" table:formula="of:=EXP(-[.E353]*[.E353]/2/[.$F$7])" office:value-type="percentage" office:value="9.38046794876945E-050">
            <text:p>0.00%</text:p>
          </table:table-cell>
          <table:table-cell table:style-name="ce2" table:formula="of:=[.G352]*[.F353]" office:value-type="percentage" office:value="0">
            <text:p>0.00%</text:p>
          </table:table-cell>
          <table:table-cell table:style-name="ce2" table:formula="of:=1-[.G353]" office:value-type="percentage" office:value="1">
            <text:p>100.00%</text:p>
          </table:table-cell>
          <table:table-cell table:style-name="ce2" table:formula="of:=EXP(-[.E352]*([.E352]-1)/2/[.$F$7])" office:value-type="percentage" office:value="2.53497856581663E-049">
            <text:p>0.00%</text:p>
          </table:table-cell>
          <table:table-cell table:formula="of:=1-[.I353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41">
            <text:p>341</text:p>
          </table:table-cell>
          <table:table-cell table:style-name="ce2" table:formula="of:=EXP(-[.E354]*[.E354]/2/[.$F$7])" office:value-type="percentage" office:value="4.82393790479783E-050">
            <text:p>0.00%</text:p>
          </table:table-cell>
          <table:table-cell table:style-name="ce2" table:formula="of:=[.G353]*[.F354]" office:value-type="percentage" office:value="0">
            <text:p>0.00%</text:p>
          </table:table-cell>
          <table:table-cell table:style-name="ce2" table:formula="of:=1-[.G354]" office:value-type="percentage" office:value="1">
            <text:p>100.00%</text:p>
          </table:table-cell>
          <table:table-cell table:style-name="ce2" table:formula="of:=EXP(-[.E353]*([.E353]-1)/2/[.$F$7])" office:value-type="percentage" office:value="1.30744624945468E-049">
            <text:p>0.00%</text:p>
          </table:table-cell>
          <table:table-cell table:formula="of:=1-[.I35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42">
            <text:p>342</text:p>
          </table:table-cell>
          <table:table-cell table:style-name="ce2" table:formula="of:=EXP(-[.E355]*[.E355]/2/[.$F$7])" office:value-type="percentage" office:value="2.47588621773718E-050">
            <text:p>0.00%</text:p>
          </table:table-cell>
          <table:table-cell table:style-name="ce2" table:formula="of:=[.G354]*[.F355]" office:value-type="percentage" office:value="0">
            <text:p>0.00%</text:p>
          </table:table-cell>
          <table:table-cell table:style-name="ce2" table:formula="of:=1-[.G355]" office:value-type="percentage" office:value="1">
            <text:p>100.00%</text:p>
          </table:table-cell>
          <table:table-cell table:style-name="ce2" table:formula="of:=EXP(-[.E354]*([.E354]-1)/2/[.$F$7])" office:value-type="percentage" office:value="6.73015651500716E-050">
            <text:p>0.00%</text:p>
          </table:table-cell>
          <table:table-cell table:formula="of:=1-[.I355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43">
            <text:p>343</text:p>
          </table:table-cell>
          <table:table-cell table:style-name="ce2" table:formula="of:=EXP(-[.E356]*[.E356]/2/[.$F$7])" office:value-type="percentage" office:value="1.26826913770413E-050">
            <text:p>0.00%</text:p>
          </table:table-cell>
          <table:table-cell table:style-name="ce2" table:formula="of:=[.G355]*[.F356]" office:value-type="percentage" office:value="0">
            <text:p>0.00%</text:p>
          </table:table-cell>
          <table:table-cell table:style-name="ce2" table:formula="of:=1-[.G356]" office:value-type="percentage" office:value="1">
            <text:p>100.00%</text:p>
          </table:table-cell>
          <table:table-cell table:style-name="ce2" table:formula="of:=EXP(-[.E355]*([.E355]-1)/2/[.$F$7])" office:value-type="percentage" office:value="3.45762789579352E-050">
            <text:p>0.00%</text:p>
          </table:table-cell>
          <table:table-cell table:formula="of:=1-[.I356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44">
            <text:p>344</text:p>
          </table:table-cell>
          <table:table-cell table:style-name="ce2" table:formula="of:=EXP(-[.E357]*[.E357]/2/[.$F$7])" office:value-type="percentage" office:value="6.48401386814252E-051">
            <text:p>0.00%</text:p>
          </table:table-cell>
          <table:table-cell table:style-name="ce2" table:formula="of:=[.G356]*[.F357]" office:value-type="percentage" office:value="0">
            <text:p>0.00%</text:p>
          </table:table-cell>
          <table:table-cell table:style-name="ce2" table:formula="of:=1-[.G357]" office:value-type="percentage" office:value="1">
            <text:p>100.00%</text:p>
          </table:table-cell>
          <table:table-cell table:style-name="ce2" table:formula="of:=EXP(-[.E356]*([.E356]-1)/2/[.$F$7])" office:value-type="percentage" office:value="1.772895391849E-050">
            <text:p>0.00%</text:p>
          </table:table-cell>
          <table:table-cell table:formula="of:=1-[.I357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45">
            <text:p>345</text:p>
          </table:table-cell>
          <table:table-cell table:style-name="ce2" table:formula="of:=EXP(-[.E358]*[.E358]/2/[.$F$7])" office:value-type="percentage" office:value="3.30847771973066E-051">
            <text:p>0.00%</text:p>
          </table:table-cell>
          <table:table-cell table:style-name="ce2" table:formula="of:=[.G357]*[.F358]" office:value-type="percentage" office:value="0">
            <text:p>0.00%</text:p>
          </table:table-cell>
          <table:table-cell table:style-name="ce2" table:formula="of:=1-[.G358]" office:value-type="percentage" office:value="1">
            <text:p>100.00%</text:p>
          </table:table-cell>
          <table:table-cell table:style-name="ce2" table:formula="of:=EXP(-[.E357]*([.E357]-1)/2/[.$F$7])" office:value-type="percentage" office:value="9.07276657747539E-051">
            <text:p>0.00%</text:p>
          </table:table-cell>
          <table:table-cell table:formula="of:=1-[.I358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46">
            <text:p>346</text:p>
          </table:table-cell>
          <table:table-cell table:style-name="ce2" table:formula="of:=EXP(-[.E359]*[.E359]/2/[.$F$7])" office:value-type="percentage" office:value="1.68486171585767E-051">
            <text:p>0.00%</text:p>
          </table:table-cell>
          <table:table-cell table:style-name="ce2" table:formula="of:=[.G358]*[.F359]" office:value-type="percentage" office:value="0">
            <text:p>0.00%</text:p>
          </table:table-cell>
          <table:table-cell table:style-name="ce2" table:formula="of:=1-[.G359]" office:value-type="percentage" office:value="1">
            <text:p>100.00%</text:p>
          </table:table-cell>
          <table:table-cell table:style-name="ce2" table:formula="of:=EXP(-[.E358]*([.E358]-1)/2/[.$F$7])" office:value-type="percentage" office:value="4.63391573928967E-051">
            <text:p>0.00%</text:p>
          </table:table-cell>
          <table:table-cell table:formula="of:=1-[.I359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47">
            <text:p>347</text:p>
          </table:table-cell>
          <table:table-cell table:style-name="ce2" table:formula="of:=EXP(-[.E360]*[.E360]/2/[.$F$7])" office:value-type="percentage" office:value="8.5635153124088E-052">
            <text:p>0.00%</text:p>
          </table:table-cell>
          <table:table-cell table:style-name="ce2" table:formula="of:=[.G359]*[.F360]" office:value-type="percentage" office:value="0">
            <text:p>0.00%</text:p>
          </table:table-cell>
          <table:table-cell table:style-name="ce2" table:formula="of:=1-[.G360]" office:value-type="percentage" office:value="1">
            <text:p>100.00%</text:p>
          </table:table-cell>
          <table:table-cell table:style-name="ce2" table:formula="of:=EXP(-[.E359]*([.E359]-1)/2/[.$F$7])" office:value-type="percentage" office:value="2.3621544796652E-051">
            <text:p>0.00%</text:p>
          </table:table-cell>
          <table:table-cell table:formula="of:=1-[.I360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48">
            <text:p>348</text:p>
          </table:table-cell>
          <table:table-cell table:style-name="ce2" table:formula="of:=EXP(-[.E361]*[.E361]/2/[.$F$7])" office:value-type="percentage" office:value="4.34401847532646E-052">
            <text:p>0.00%</text:p>
          </table:table-cell>
          <table:table-cell table:style-name="ce2" table:formula="of:=[.G360]*[.F361]" office:value-type="percentage" office:value="0">
            <text:p>0.00%</text:p>
          </table:table-cell>
          <table:table-cell table:style-name="ce2" table:formula="of:=1-[.G361]" office:value-type="percentage" office:value="1">
            <text:p>100.00%</text:p>
          </table:table-cell>
          <table:table-cell table:style-name="ce2" table:formula="of:=EXP(-[.E360]*([.E360]-1)/2/[.$F$7])" office:value-type="percentage" office:value="1.20176687257355E-051">
            <text:p>0.00%</text:p>
          </table:table-cell>
          <table:table-cell table:formula="of:=1-[.I361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49">
            <text:p>349</text:p>
          </table:table-cell>
          <table:table-cell table:style-name="ce2" table:formula="of:=EXP(-[.E362]*[.E362]/2/[.$F$7])" office:value-type="percentage" office:value="2.19929262196538E-052">
            <text:p>0.00%</text:p>
          </table:table-cell>
          <table:table-cell table:style-name="ce2" table:formula="of:=[.G361]*[.F362]" office:value-type="percentage" office:value="0">
            <text:p>0.00%</text:p>
          </table:table-cell>
          <table:table-cell table:style-name="ce2" table:formula="of:=1-[.G362]" office:value-type="percentage" office:value="1">
            <text:p>100.00%</text:p>
          </table:table-cell>
          <table:table-cell table:style-name="ce2" table:formula="of:=EXP(-[.E361]*([.E361]-1)/2/[.$F$7])" office:value-type="percentage" office:value="6.10216475253787E-052">
            <text:p>0.00%</text:p>
          </table:table-cell>
          <table:table-cell table:formula="of:=1-[.I362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50">
            <text:p>350</text:p>
          </table:table-cell>
          <table:table-cell table:style-name="ce2" table:formula="of:=EXP(-[.E363]*[.E363]/2/[.$F$7])" office:value-type="percentage" office:value="1.11128675836253E-052">
            <text:p>0.00%</text:p>
          </table:table-cell>
          <table:table-cell table:style-name="ce2" table:formula="of:=[.G362]*[.F363]" office:value-type="percentage" office:value="0">
            <text:p>0.00%</text:p>
          </table:table-cell>
          <table:table-cell table:style-name="ce2" table:formula="of:=1-[.G363]" office:value-type="percentage" office:value="1">
            <text:p>100.00%</text:p>
          </table:table-cell>
          <table:table-cell table:style-name="ce2" table:formula="of:=EXP(-[.E362]*([.E362]-1)/2/[.$F$7])" office:value-type="percentage" office:value="3.09242658617656E-052">
            <text:p>0.00%</text:p>
          </table:table-cell>
          <table:table-cell table:formula="of:=1-[.I363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51">
            <text:p>351</text:p>
          </table:table-cell>
          <table:table-cell table:style-name="ce2" table:formula="of:=EXP(-[.E364]*[.E364]/2/[.$F$7])" office:value-type="percentage" office:value="5.60429554991818E-053">
            <text:p>0.00%</text:p>
          </table:table-cell>
          <table:table-cell table:style-name="ce2" table:formula="of:=[.G363]*[.F364]" office:value-type="percentage" office:value="0">
            <text:p>0.00%</text:p>
          </table:table-cell>
          <table:table-cell table:style-name="ce2" table:formula="of:=1-[.G364]" office:value-type="percentage" office:value="1">
            <text:p>100.00%</text:p>
          </table:table-cell>
          <table:table-cell table:style-name="ce2" table:formula="of:=EXP(-[.E363]*([.E363]-1)/2/[.$F$7])" office:value-type="percentage" office:value="1.56410763594282E-052">
            <text:p>0.00%</text:p>
          </table:table-cell>
          <table:table-cell table:formula="of:=1-[.I36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52">
            <text:p>352</text:p>
          </table:table-cell>
          <table:table-cell table:style-name="ce2" table:formula="of:=EXP(-[.E365]*[.E365]/2/[.$F$7])" office:value-type="percentage" office:value="2.82077008846014E-053">
            <text:p>0.00%</text:p>
          </table:table-cell>
          <table:table-cell table:style-name="ce2" table:formula="of:=[.G364]*[.F365]" office:value-type="percentage" office:value="0">
            <text:p>0.00%</text:p>
          </table:table-cell>
          <table:table-cell table:style-name="ce2" table:formula="of:=1-[.G365]" office:value-type="percentage" office:value="1">
            <text:p>100.00%</text:p>
          </table:table-cell>
          <table:table-cell table:style-name="ce2" table:formula="of:=EXP(-[.E364]*([.E364]-1)/2/[.$F$7])" office:value-type="percentage" office:value="7.89560916993721E-053">
            <text:p>0.00%</text:p>
          </table:table-cell>
          <table:table-cell table:formula="of:=1-[.I365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53">
            <text:p>353</text:p>
          </table:table-cell>
          <table:table-cell table:style-name="ce2" table:formula="of:=EXP(-[.E366]*[.E366]/2/[.$F$7])" office:value-type="percentage" office:value="1.41698782161165E-053">
            <text:p>0.00%</text:p>
          </table:table-cell>
          <table:table-cell table:style-name="ce2" table:formula="of:=[.G365]*[.F366]" office:value-type="percentage" office:value="0">
            <text:p>0.00%</text:p>
          </table:table-cell>
          <table:table-cell table:style-name="ce2" table:formula="of:=1-[.G366]" office:value-type="percentage" office:value="1">
            <text:p>100.00%</text:p>
          </table:table-cell>
          <table:table-cell table:style-name="ce2" table:formula="of:=EXP(-[.E365]*([.E365]-1)/2/[.$F$7])" office:value-type="percentage" office:value="3.97792341728618E-053">
            <text:p>0.00%</text:p>
          </table:table-cell>
          <table:table-cell table:formula="of:=1-[.I366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54">
            <text:p>354</text:p>
          </table:table-cell>
          <table:table-cell table:style-name="ce2" table:formula="of:=EXP(-[.E367]*[.E367]/2/[.$F$7])" office:value-type="percentage" office:value="7.10421856494517E-054">
            <text:p>0.00%</text:p>
          </table:table-cell>
          <table:table-cell table:style-name="ce2" table:formula="of:=[.G366]*[.F367]" office:value-type="percentage" office:value="0">
            <text:p>0.00%</text:p>
          </table:table-cell>
          <table:table-cell table:style-name="ce2" table:formula="of:=1-[.G367]" office:value-type="percentage" office:value="1">
            <text:p>100.00%</text:p>
          </table:table-cell>
          <table:table-cell table:style-name="ce2" table:formula="of:=EXP(-[.E366]*([.E366]-1)/2/[.$F$7])" office:value-type="percentage" office:value="2.00022550896157E-053">
            <text:p>0.00%</text:p>
          </table:table-cell>
          <table:table-cell table:formula="of:=1-[.I367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55">
            <text:p>355</text:p>
          </table:table-cell>
          <table:table-cell table:style-name="ce2" table:formula="of:=EXP(-[.E368]*[.E368]/2/[.$F$7])" office:value-type="percentage" office:value="3.55482543929305E-054">
            <text:p>0.00%</text:p>
          </table:table-cell>
          <table:table-cell table:style-name="ce2" table:formula="of:=[.G367]*[.F368]" office:value-type="percentage" office:value="0">
            <text:p>0.00%</text:p>
          </table:table-cell>
          <table:table-cell table:style-name="ce2" table:formula="of:=1-[.G368]" office:value-type="percentage" office:value="1">
            <text:p>100.00%</text:p>
          </table:table-cell>
          <table:table-cell table:style-name="ce2" table:formula="of:=EXP(-[.E367]*([.E367]-1)/2/[.$F$7])" office:value-type="percentage" office:value="1.00381405876487E-053">
            <text:p>0.00%</text:p>
          </table:table-cell>
          <table:table-cell table:formula="of:=1-[.I368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56">
            <text:p>356</text:p>
          </table:table-cell>
          <table:table-cell table:style-name="ce2" table:formula="of:=EXP(-[.E369]*[.E369]/2/[.$F$7])" office:value-type="percentage" office:value="1.77530106331244E-054">
            <text:p>0.00%</text:p>
          </table:table-cell>
          <table:table-cell table:style-name="ce2" table:formula="of:=[.G368]*[.F369]" office:value-type="percentage" office:value="0">
            <text:p>0.00%</text:p>
          </table:table-cell>
          <table:table-cell table:style-name="ce2" table:formula="of:=1-[.G369]" office:value-type="percentage" office:value="1">
            <text:p>100.00%</text:p>
          </table:table-cell>
          <table:table-cell table:style-name="ce2" table:formula="of:=EXP(-[.E368]*([.E368]-1)/2/[.$F$7])" office:value-type="percentage" office:value="5.02781575709467E-054">
            <text:p>0.00%</text:p>
          </table:table-cell>
          <table:table-cell table:formula="of:=1-[.I369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57">
            <text:p>357</text:p>
          </table:table-cell>
          <table:table-cell table:style-name="ce2" table:formula="of:=EXP(-[.E370]*[.E370]/2/[.$F$7])" office:value-type="percentage" office:value="8.8486601508349E-055">
            <text:p>0.00%</text:p>
          </table:table-cell>
          <table:table-cell table:style-name="ce2" table:formula="of:=[.G369]*[.F370]" office:value-type="percentage" office:value="0">
            <text:p>0.00%</text:p>
          </table:table-cell>
          <table:table-cell table:style-name="ce2" table:formula="of:=1-[.G370]" office:value-type="percentage" office:value="1">
            <text:p>100.00%</text:p>
          </table:table-cell>
          <table:table-cell table:style-name="ce2" table:formula="of:=EXP(-[.E369]*([.E369]-1)/2/[.$F$7])" office:value-type="percentage" office:value="2.5133744978649E-054">
            <text:p>0.00%</text:p>
          </table:table-cell>
          <table:table-cell table:formula="of:=1-[.I370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58">
            <text:p>358</text:p>
          </table:table-cell>
          <table:table-cell table:style-name="ce2" table:formula="of:=EXP(-[.E371]*[.E371]/2/[.$F$7])" office:value-type="percentage" office:value="4.40184541137787E-055">
            <text:p>0.00%</text:p>
          </table:table-cell>
          <table:table-cell table:style-name="ce2" table:formula="of:=[.G370]*[.F371]" office:value-type="percentage" office:value="0">
            <text:p>0.00%</text:p>
          </table:table-cell>
          <table:table-cell table:style-name="ce2" table:formula="of:=1-[.G371]" office:value-type="percentage" office:value="1">
            <text:p>100.00%</text:p>
          </table:table-cell>
          <table:table-cell table:style-name="ce2" table:formula="of:=EXP(-[.E370]*([.E370]-1)/2/[.$F$7])" office:value-type="percentage" office:value="1.25396906353415E-054">
            <text:p>0.00%</text:p>
          </table:table-cell>
          <table:table-cell table:formula="of:=1-[.I371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59">
            <text:p>359</text:p>
          </table:table-cell>
          <table:table-cell table:style-name="ce2" table:formula="of:=EXP(-[.E372]*[.E372]/2/[.$F$7])" office:value-type="percentage" office:value="2.18546485056113E-055">
            <text:p>0.00%</text:p>
          </table:table-cell>
          <table:table-cell table:style-name="ce2" table:formula="of:=[.G371]*[.F372]" office:value-type="percentage" office:value="0">
            <text:p>0.00%</text:p>
          </table:table-cell>
          <table:table-cell table:style-name="ce2" table:formula="of:=1-[.G372]" office:value-type="percentage" office:value="1">
            <text:p>100.00%</text:p>
          </table:table-cell>
          <table:table-cell table:style-name="ce2" table:formula="of:=EXP(-[.E371]*([.E371]-1)/2/[.$F$7])" office:value-type="percentage" office:value="6.24407640841618E-055">
            <text:p>0.00%</text:p>
          </table:table-cell>
          <table:table-cell table:formula="of:=1-[.I372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60">
            <text:p>360</text:p>
          </table:table-cell>
          <table:table-cell table:style-name="ce2" table:formula="of:=EXP(-[.E373]*[.E373]/2/[.$F$7])" office:value-type="percentage" office:value="1.0829405954552E-055">
            <text:p>0.00%</text:p>
          </table:table-cell>
          <table:table-cell table:style-name="ce2" table:formula="of:=[.G372]*[.F373]" office:value-type="percentage" office:value="0">
            <text:p>0.00%</text:p>
          </table:table-cell>
          <table:table-cell table:style-name="ce2" table:formula="of:=1-[.G373]" office:value-type="percentage" office:value="1">
            <text:p>100.00%</text:p>
          </table:table-cell>
          <table:table-cell table:style-name="ce2" table:formula="of:=EXP(-[.E372]*([.E372]-1)/2/[.$F$7])" office:value-type="percentage" office:value="3.10313996150846E-055">
            <text:p>0.00%</text:p>
          </table:table-cell>
          <table:table-cell table:formula="of:=1-[.I373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61">
            <text:p>361</text:p>
          </table:table-cell>
          <table:table-cell table:style-name="ce2" table:formula="of:=EXP(-[.E374]*[.E374]/2/[.$F$7])" office:value-type="percentage" office:value="5.35571194780653E-056">
            <text:p>0.00%</text:p>
          </table:table-cell>
          <table:table-cell table:style-name="ce2" table:formula="of:=[.G373]*[.F374]" office:value-type="percentage" office:value="0">
            <text:p>0.00%</text:p>
          </table:table-cell>
          <table:table-cell table:style-name="ce2" table:formula="of:=1-[.G374]" office:value-type="percentage" office:value="1">
            <text:p>100.00%</text:p>
          </table:table-cell>
          <table:table-cell table:style-name="ce2" table:formula="of:=EXP(-[.E373]*([.E373]-1)/2/[.$F$7])" office:value-type="percentage" office:value="1.53916892962714E-055">
            <text:p>0.00%</text:p>
          </table:table-cell>
          <table:table-cell table:formula="of:=1-[.I37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62">
            <text:p>362</text:p>
          </table:table-cell>
          <table:table-cell table:style-name="ce2" table:formula="of:=EXP(-[.E375]*[.E375]/2/[.$F$7])" office:value-type="percentage" office:value="2.64351364306783E-056">
            <text:p>0.00%</text:p>
          </table:table-cell>
          <table:table-cell table:style-name="ce2" table:formula="of:=[.G374]*[.F375]" office:value-type="percentage" office:value="0">
            <text:p>0.00%</text:p>
          </table:table-cell>
          <table:table-cell table:style-name="ce2" table:formula="of:=1-[.G375]" office:value-type="percentage" office:value="1">
            <text:p>100.00%</text:p>
          </table:table-cell>
          <table:table-cell table:style-name="ce2" table:formula="of:=EXP(-[.E374]*([.E374]-1)/2/[.$F$7])" office:value-type="percentage" office:value="7.6194387159891E-056">
            <text:p>0.00%</text:p>
          </table:table-cell>
          <table:table-cell table:formula="of:=1-[.I375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63">
            <text:p>363</text:p>
          </table:table-cell>
          <table:table-cell table:style-name="ce2" table:formula="of:=EXP(-[.E376]*[.E376]/2/[.$F$7])" office:value-type="percentage" office:value="1.30225990693502E-056">
            <text:p>0.00%</text:p>
          </table:table-cell>
          <table:table-cell table:style-name="ce2" table:formula="of:=[.G375]*[.F376]" office:value-type="percentage" office:value="0">
            <text:p>0.00%</text:p>
          </table:table-cell>
          <table:table-cell table:style-name="ce2" table:formula="of:=1-[.G376]" office:value-type="percentage" office:value="1">
            <text:p>100.00%</text:p>
          </table:table-cell>
          <table:table-cell table:style-name="ce2" table:formula="of:=EXP(-[.E375]*([.E375]-1)/2/[.$F$7])" office:value-type="percentage" office:value="3.76453588473468E-056">
            <text:p>0.00%</text:p>
          </table:table-cell>
          <table:table-cell table:formula="of:=1-[.I376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64">
            <text:p>364</text:p>
          </table:table-cell>
          <table:table-cell table:style-name="ce2" table:formula="of:=EXP(-[.E377]*[.E377]/2/[.$F$7])" office:value-type="percentage" office:value="6.40273537027218E-057">
            <text:p>0.00%</text:p>
          </table:table-cell>
          <table:table-cell table:style-name="ce2" table:formula="of:=[.G376]*[.F377]" office:value-type="percentage" office:value="0">
            <text:p>0.00%</text:p>
          </table:table-cell>
          <table:table-cell table:style-name="ce2" table:formula="of:=1-[.G377]" office:value-type="percentage" office:value="1">
            <text:p>100.00%</text:p>
          </table:table-cell>
          <table:table-cell table:style-name="ce2" table:formula="of:=EXP(-[.E376]*([.E376]-1)/2/[.$F$7])" office:value-type="percentage" office:value="1.85631498677514E-056">
            <text:p>0.00%</text:p>
          </table:table-cell>
          <table:table-cell table:formula="of:=1-[.I377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65">
            <text:p>365</text:p>
          </table:table-cell>
          <table:table-cell table:style-name="ce2" table:formula="of:=EXP(-[.E378]*[.E378]/2/[.$F$7])" office:value-type="percentage" office:value="3.14184823980915E-057">
            <text:p>0.00%</text:p>
          </table:table-cell>
          <table:table-cell table:style-name="ce2" table:formula="of:=[.G377]*[.F378]" office:value-type="percentage" office:value="0">
            <text:p>0.00%</text:p>
          </table:table-cell>
          <table:table-cell table:style-name="ce2" table:formula="of:=1-[.G378]" office:value-type="percentage" office:value="1">
            <text:p>100.00%</text:p>
          </table:table-cell>
          <table:table-cell table:style-name="ce2" table:formula="of:=EXP(-[.E377]*([.E377]-1)/2/[.$F$7])" office:value-type="percentage" office:value="9.13573869355313E-057">
            <text:p>0.00%</text:p>
          </table:table-cell>
          <table:table-cell table:formula="of:=1-[.I378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66">
            <text:p>366</text:p>
          </table:table-cell>
          <table:table-cell table:style-name="ce2" table:formula="of:=EXP(-[.E379]*[.E379]/2/[.$F$7])" office:value-type="percentage" office:value="1.5387094577708E-057">
            <text:p>0.00%</text:p>
          </table:table-cell>
          <table:table-cell table:style-name="ce2" table:formula="of:=[.G378]*[.F379]" office:value-type="percentage" office:value="0">
            <text:p>0.00%</text:p>
          </table:table-cell>
          <table:table-cell table:style-name="ce2" table:formula="of:=1-[.G379]" office:value-type="percentage" office:value="1">
            <text:p>100.00%</text:p>
          </table:table-cell>
          <table:table-cell table:style-name="ce2" table:formula="of:=EXP(-[.E378]*([.E378]-1)/2/[.$F$7])" office:value-type="percentage" office:value="4.4873240792957E-057">
            <text:p>0.00%</text:p>
          </table:table-cell>
          <table:table-cell table:formula="of:=1-[.I379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67">
            <text:p>367</text:p>
          </table:table-cell>
          <table:table-cell table:style-name="ce2" table:formula="of:=EXP(-[.E380]*[.E380]/2/[.$F$7])" office:value-type="percentage" office:value="7.52107312937292E-058">
            <text:p>0.00%</text:p>
          </table:table-cell>
          <table:table-cell table:style-name="ce2" table:formula="of:=[.G379]*[.F380]" office:value-type="percentage" office:value="0">
            <text:p>0.00%</text:p>
          </table:table-cell>
          <table:table-cell table:style-name="ce2" table:formula="of:=1-[.G380]" office:value-type="percentage" office:value="1">
            <text:p>100.00%</text:p>
          </table:table-cell>
          <table:table-cell table:style-name="ce2" table:formula="of:=EXP(-[.E379]*([.E379]-1)/2/[.$F$7])" office:value-type="percentage" office:value="2.19979885284799E-057">
            <text:p>0.00%</text:p>
          </table:table-cell>
          <table:table-cell table:formula="of:=1-[.I380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68">
            <text:p>368</text:p>
          </table:table-cell>
          <table:table-cell table:style-name="ce2" table:formula="of:=EXP(-[.E381]*[.E381]/2/[.$F$7])" office:value-type="percentage" office:value="3.66905961542916E-058">
            <text:p>0.00%</text:p>
          </table:table-cell>
          <table:table-cell table:style-name="ce2" table:formula="of:=[.G380]*[.F381]" office:value-type="percentage" office:value="0">
            <text:p>0.00%</text:p>
          </table:table-cell>
          <table:table-cell table:style-name="ce2" table:formula="of:=1-[.G381]" office:value-type="percentage" office:value="1">
            <text:p>100.00%</text:p>
          </table:table-cell>
          <table:table-cell table:style-name="ce2" table:formula="of:=EXP(-[.E380]*([.E380]-1)/2/[.$F$7])" office:value-type="percentage" office:value="1.07629240390231E-057">
            <text:p>0.00%</text:p>
          </table:table-cell>
          <table:table-cell table:formula="of:=1-[.I381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69">
            <text:p>369</text:p>
          </table:table-cell>
          <table:table-cell table:style-name="ce2" table:formula="of:=EXP(-[.E382]*[.E382]/2/[.$F$7])" office:value-type="percentage" office:value="1.7864114501655E-058">
            <text:p>0.00%</text:p>
          </table:table-cell>
          <table:table-cell table:style-name="ce2" table:formula="of:=[.G381]*[.F382]" office:value-type="percentage" office:value="0">
            <text:p>0.00%</text:p>
          </table:table-cell>
          <table:table-cell table:style-name="ce2" table:formula="of:=1-[.G382]" office:value-type="percentage" office:value="1">
            <text:p>100.00%</text:p>
          </table:table-cell>
          <table:table-cell table:style-name="ce2" table:formula="of:=EXP(-[.E381]*([.E381]-1)/2/[.$F$7])" office:value-type="percentage" office:value="5.2556852405798E-058">
            <text:p>0.00%</text:p>
          </table:table-cell>
          <table:table-cell table:formula="of:=1-[.I382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70">
            <text:p>370</text:p>
          </table:table-cell>
          <table:table-cell table:style-name="ce2" table:formula="of:=EXP(-[.E383]*[.E383]/2/[.$F$7])" office:value-type="percentage" office:value="8.68080474253792E-059">
            <text:p>0.00%</text:p>
          </table:table-cell>
          <table:table-cell table:style-name="ce2" table:formula="of:=[.G382]*[.F383]" office:value-type="percentage" office:value="0">
            <text:p>0.00%</text:p>
          </table:table-cell>
          <table:table-cell table:style-name="ce2" table:formula="of:=1-[.G383]" office:value-type="percentage" office:value="1">
            <text:p>100.00%</text:p>
          </table:table-cell>
          <table:table-cell table:style-name="ce2" table:formula="of:=EXP(-[.E382]*([.E382]-1)/2/[.$F$7])" office:value-type="percentage" office:value="2.56141641771685E-058">
            <text:p>0.00%</text:p>
          </table:table-cell>
          <table:table-cell table:formula="of:=1-[.I383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71">
            <text:p>371</text:p>
          </table:table-cell>
          <table:table-cell table:style-name="ce2" table:formula="of:=EXP(-[.E384]*[.E384]/2/[.$F$7])" office:value-type="percentage" office:value="4.21007904961518E-059">
            <text:p>0.00%</text:p>
          </table:table-cell>
          <table:table-cell table:style-name="ce2" table:formula="of:=[.G383]*[.F384]" office:value-type="percentage" office:value="0">
            <text:p>0.00%</text:p>
          </table:table-cell>
          <table:table-cell table:style-name="ce2" table:formula="of:=1-[.G384]" office:value-type="percentage" office:value="1">
            <text:p>100.00%</text:p>
          </table:table-cell>
          <table:table-cell table:style-name="ce2" table:formula="of:=EXP(-[.E383]*([.E383]-1)/2/[.$F$7])" office:value-type="percentage" office:value="1.2458988890713E-058">
            <text:p>0.00%</text:p>
          </table:table-cell>
          <table:table-cell table:formula="of:=1-[.I38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72">
            <text:p>372</text:p>
          </table:table-cell>
          <table:table-cell table:style-name="ce2" table:formula="of:=EXP(-[.E385]*[.E385]/2/[.$F$7])" office:value-type="percentage" office:value="2.03785031816355E-059">
            <text:p>0.00%</text:p>
          </table:table-cell>
          <table:table-cell table:style-name="ce2" table:formula="of:=[.G384]*[.F385]" office:value-type="percentage" office:value="0">
            <text:p>0.00%</text:p>
          </table:table-cell>
          <table:table-cell table:style-name="ce2" table:formula="of:=1-[.G385]" office:value-type="percentage" office:value="1">
            <text:p>100.00%</text:p>
          </table:table-cell>
          <table:table-cell table:style-name="ce2" table:formula="of:=EXP(-[.E384]*([.E384]-1)/2/[.$F$7])" office:value-type="percentage" office:value="6.04835365366127E-059">
            <text:p>0.00%</text:p>
          </table:table-cell>
          <table:table-cell table:formula="of:=1-[.I385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73">
            <text:p>373</text:p>
          </table:table-cell>
          <table:table-cell table:style-name="ce2" table:formula="of:=EXP(-[.E386]*[.E386]/2/[.$F$7])" office:value-type="percentage" office:value="9.8447814931584E-060">
            <text:p>0.00%</text:p>
          </table:table-cell>
          <table:table-cell table:style-name="ce2" table:formula="of:=[.G385]*[.F386]" office:value-type="percentage" office:value="0">
            <text:p>0.00%</text:p>
          </table:table-cell>
          <table:table-cell table:style-name="ce2" table:formula="of:=1-[.G386]" office:value-type="percentage" office:value="1">
            <text:p>100.00%</text:p>
          </table:table-cell>
          <table:table-cell table:style-name="ce2" table:formula="of:=EXP(-[.E385]*([.E385]-1)/2/[.$F$7])" office:value-type="percentage" office:value="2.93051078342274E-059">
            <text:p>0.00%</text:p>
          </table:table-cell>
          <table:table-cell table:formula="of:=1-[.I386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74">
            <text:p>374</text:p>
          </table:table-cell>
          <table:table-cell table:style-name="ce2" table:formula="of:=EXP(-[.E387]*[.E387]/2/[.$F$7])" office:value-type="percentage" office:value="4.74669852795253E-060">
            <text:p>0.00%</text:p>
          </table:table-cell>
          <table:table-cell table:style-name="ce2" table:formula="of:=[.G386]*[.F387]" office:value-type="percentage" office:value="0">
            <text:p>0.00%</text:p>
          </table:table-cell>
          <table:table-cell table:style-name="ce2" table:formula="of:=1-[.G387]" office:value-type="percentage" office:value="1">
            <text:p>100.00%</text:p>
          </table:table-cell>
          <table:table-cell table:style-name="ce2" table:formula="of:=EXP(-[.E386]*([.E386]-1)/2/[.$F$7])" office:value-type="percentage" office:value="1.41710241870836E-059">
            <text:p>0.00%</text:p>
          </table:table-cell>
          <table:table-cell table:formula="of:=1-[.I387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75">
            <text:p>375</text:p>
          </table:table-cell>
          <table:table-cell table:style-name="ce2" table:formula="of:=EXP(-[.E388]*[.E388]/2/[.$F$7])" office:value-type="percentage" office:value="2.28417296324583E-060">
            <text:p>0.00%</text:p>
          </table:table-cell>
          <table:table-cell table:style-name="ce2" table:formula="of:=[.G387]*[.F388]" office:value-type="percentage" office:value="0">
            <text:p>0.00%</text:p>
          </table:table-cell>
          <table:table-cell table:style-name="ce2" table:formula="of:=1-[.G388]" office:value-type="percentage" office:value="1">
            <text:p>100.00%</text:p>
          </table:table-cell>
          <table:table-cell table:style-name="ce2" table:formula="of:=EXP(-[.E387]*([.E387]-1)/2/[.$F$7])" office:value-type="percentage" office:value="6.83928849238529E-060">
            <text:p>0.00%</text:p>
          </table:table-cell>
          <table:table-cell table:formula="of:=1-[.I388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76">
            <text:p>376</text:p>
          </table:table-cell>
          <table:table-cell table:style-name="ce2" table:formula="of:=EXP(-[.E389]*[.E389]/2/[.$F$7])" office:value-type="percentage" office:value="1.0970289593718E-060">
            <text:p>0.00%</text:p>
          </table:table-cell>
          <table:table-cell table:style-name="ce2" table:formula="of:=[.G388]*[.F389]" office:value-type="percentage" office:value="0">
            <text:p>0.00%</text:p>
          </table:table-cell>
          <table:table-cell table:style-name="ce2" table:formula="of:=1-[.G389]" office:value-type="percentage" office:value="1">
            <text:p>100.00%</text:p>
          </table:table-cell>
          <table:table-cell table:style-name="ce2" table:formula="of:=EXP(-[.E388]*([.E388]-1)/2/[.$F$7])" office:value-type="percentage" office:value="3.29437001237078E-060">
            <text:p>0.00%</text:p>
          </table:table-cell>
          <table:table-cell table:formula="of:=1-[.I389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77">
            <text:p>377</text:p>
          </table:table-cell>
          <table:table-cell table:style-name="ce2" table:formula="of:=EXP(-[.E390]*[.E390]/2/[.$F$7])" office:value-type="percentage" office:value="5.25846474271096E-061">
            <text:p>0.00%</text:p>
          </table:table-cell>
          <table:table-cell table:style-name="ce2" table:formula="of:=[.G389]*[.F390]" office:value-type="percentage" office:value="0">
            <text:p>0.00%</text:p>
          </table:table-cell>
          <table:table-cell table:style-name="ce2" table:formula="of:=1-[.G390]" office:value-type="percentage" office:value="1">
            <text:p>100.00%</text:p>
          </table:table-cell>
          <table:table-cell table:style-name="ce2" table:formula="of:=EXP(-[.E389]*([.E389]-1)/2/[.$F$7])" office:value-type="percentage" office:value="1.58374624174913E-060">
            <text:p>0.00%</text:p>
          </table:table-cell>
          <table:table-cell table:formula="of:=1-[.I390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78">
            <text:p>378</text:p>
          </table:table-cell>
          <table:table-cell table:style-name="ce2" table:formula="of:=EXP(-[.E391]*[.E391]/2/[.$F$7])" office:value-type="percentage" office:value="2.51565805807551E-061">
            <text:p>0.00%</text:p>
          </table:table-cell>
          <table:table-cell table:style-name="ce2" table:formula="of:=[.G390]*[.F391]" office:value-type="percentage" office:value="0">
            <text:p>0.00%</text:p>
          </table:table-cell>
          <table:table-cell table:style-name="ce2" table:formula="of:=1-[.G391]" office:value-type="percentage" office:value="1">
            <text:p>100.00%</text:p>
          </table:table-cell>
          <table:table-cell table:style-name="ce2" table:formula="of:=EXP(-[.E390]*([.E390]-1)/2/[.$F$7])" office:value-type="percentage" office:value="7.59889751259163E-061">
            <text:p>0.00%</text:p>
          </table:table-cell>
          <table:table-cell table:formula="of:=1-[.I391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79">
            <text:p>379</text:p>
          </table:table-cell>
          <table:table-cell table:style-name="ce2" table:formula="of:=EXP(-[.E392]*[.E392]/2/[.$F$7])" office:value-type="percentage" office:value="1.2011466114618E-061">
            <text:p>0.00%</text:p>
          </table:table-cell>
          <table:table-cell table:style-name="ce2" table:formula="of:=[.G391]*[.F392]" office:value-type="percentage" office:value="0">
            <text:p>0.00%</text:p>
          </table:table-cell>
          <table:table-cell table:style-name="ce2" table:formula="of:=1-[.G392]" office:value-type="percentage" office:value="1">
            <text:p>100.00%</text:p>
          </table:table-cell>
          <table:table-cell table:style-name="ce2" table:formula="of:=EXP(-[.E391]*([.E391]-1)/2/[.$F$7])" office:value-type="percentage" office:value="3.638876745543E-061">
            <text:p>0.00%</text:p>
          </table:table-cell>
          <table:table-cell table:formula="of:=1-[.I392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80">
            <text:p>380</text:p>
          </table:table-cell>
          <table:table-cell table:style-name="ce2" table:formula="of:=EXP(-[.E393]*[.E393]/2/[.$F$7])" office:value-type="percentage" office:value="5.72390214296975E-062">
            <text:p>0.00%</text:p>
          </table:table-cell>
          <table:table-cell table:style-name="ce2" table:formula="of:=[.G392]*[.F393]" office:value-type="percentage" office:value="0">
            <text:p>0.00%</text:p>
          </table:table-cell>
          <table:table-cell table:style-name="ce2" table:formula="of:=1-[.G393]" office:value-type="percentage" office:value="1">
            <text:p>100.00%</text:p>
          </table:table-cell>
          <table:table-cell table:style-name="ce2" table:formula="of:=EXP(-[.E392]*([.E392]-1)/2/[.$F$7])" office:value-type="percentage" office:value="1.7391453208498E-061">
            <text:p>0.00%</text:p>
          </table:table-cell>
          <table:table-cell table:formula="of:=1-[.I393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81">
            <text:p>381</text:p>
          </table:table-cell>
          <table:table-cell table:style-name="ce2" table:formula="of:=EXP(-[.E394]*[.E394]/2/[.$F$7])" office:value-type="percentage" office:value="2.72232611214359E-062">
            <text:p>0.00%</text:p>
          </table:table-cell>
          <table:table-cell table:style-name="ce2" table:formula="of:=[.G393]*[.F394]" office:value-type="percentage" office:value="0">
            <text:p>0.00%</text:p>
          </table:table-cell>
          <table:table-cell table:style-name="ce2" table:formula="of:=1-[.G394]" office:value-type="percentage" office:value="1">
            <text:p>100.00%</text:p>
          </table:table-cell>
          <table:table-cell table:style-name="ce2" table:formula="of:=EXP(-[.E393]*([.E393]-1)/2/[.$F$7])" office:value-type="percentage" office:value="8.2957597903388E-062">
            <text:p>0.00%</text:p>
          </table:table-cell>
          <table:table-cell table:formula="of:=1-[.I39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82">
            <text:p>382</text:p>
          </table:table-cell>
          <table:table-cell table:style-name="ce2" table:formula="of:=EXP(-[.E395]*[.E395]/2/[.$F$7])" office:value-type="percentage" office:value="1.29223013896383E-062">
            <text:p>0.00%</text:p>
          </table:table-cell>
          <table:table-cell table:style-name="ce2" table:formula="of:=[.G394]*[.F395]" office:value-type="percentage" office:value="0">
            <text:p>0.00%</text:p>
          </table:table-cell>
          <table:table-cell table:style-name="ce2" table:formula="of:=1-[.G395]" office:value-type="percentage" office:value="1">
            <text:p>100.00%</text:p>
          </table:table-cell>
          <table:table-cell table:style-name="ce2" table:formula="of:=EXP(-[.E394]*([.E394]-1)/2/[.$F$7])" office:value-type="percentage" office:value="3.94937372468876E-062">
            <text:p>0.00%</text:p>
          </table:table-cell>
          <table:table-cell table:formula="of:=1-[.I395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83">
            <text:p>383</text:p>
          </table:table-cell>
          <table:table-cell table:style-name="ce2" table:formula="of:=EXP(-[.E396]*[.E396]/2/[.$F$7])" office:value-type="percentage" office:value="6.12197217925656E-063">
            <text:p>0.00%</text:p>
          </table:table-cell>
          <table:table-cell table:style-name="ce2" table:formula="of:=[.G395]*[.F396]" office:value-type="percentage" office:value="0">
            <text:p>0.00%</text:p>
          </table:table-cell>
          <table:table-cell table:style-name="ce2" table:formula="of:=1-[.G396]" office:value-type="percentage" office:value="1">
            <text:p>100.00%</text:p>
          </table:table-cell>
          <table:table-cell table:style-name="ce2" table:formula="of:=EXP(-[.E395]*([.E395]-1)/2/[.$F$7])" office:value-type="percentage" office:value="1.87651510783342E-062">
            <text:p>0.00%</text:p>
          </table:table-cell>
          <table:table-cell table:formula="of:=1-[.I396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84">
            <text:p>384</text:p>
          </table:table-cell>
          <table:table-cell table:style-name="ce2" table:formula="of:=EXP(-[.E397]*[.E397]/2/[.$F$7])" office:value-type="percentage" office:value="2.8946403116483E-063">
            <text:p>0.00%</text:p>
          </table:table-cell>
          <table:table-cell table:style-name="ce2" table:formula="of:=[.G396]*[.F397]" office:value-type="percentage" office:value="0">
            <text:p>0.00%</text:p>
          </table:table-cell>
          <table:table-cell table:style-name="ce2" table:formula="of:=1-[.G397]" office:value-type="percentage" office:value="1">
            <text:p>100.00%</text:p>
          </table:table-cell>
          <table:table-cell table:style-name="ce2" table:formula="of:=EXP(-[.E396]*([.E396]-1)/2/[.$F$7])" office:value-type="percentage" office:value="8.89872255797857E-063">
            <text:p>0.00%</text:p>
          </table:table-cell>
          <table:table-cell table:formula="of:=1-[.I397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85">
            <text:p>385</text:p>
          </table:table-cell>
          <table:table-cell table:style-name="ce2" table:formula="of:=EXP(-[.E398]*[.E398]/2/[.$F$7])" office:value-type="percentage" office:value="1.36599663278175E-063">
            <text:p>0.00%</text:p>
          </table:table-cell>
          <table:table-cell table:style-name="ce2" table:formula="of:=[.G397]*[.F398]" office:value-type="percentage" office:value="0">
            <text:p>0.00%</text:p>
          </table:table-cell>
          <table:table-cell table:style-name="ce2" table:formula="of:=1-[.G398]" office:value-type="percentage" office:value="1">
            <text:p>100.00%</text:p>
          </table:table-cell>
          <table:table-cell table:style-name="ce2" table:formula="of:=EXP(-[.E397]*([.E397]-1)/2/[.$F$7])" office:value-type="percentage" office:value="4.21167680185603E-063">
            <text:p>0.00%</text:p>
          </table:table-cell>
          <table:table-cell table:formula="of:=1-[.I398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86">
            <text:p>386</text:p>
          </table:table-cell>
          <table:table-cell table:style-name="ce2" table:formula="of:=EXP(-[.E399]*[.E399]/2/[.$F$7])" office:value-type="percentage" office:value="6.43363502756067E-064">
            <text:p>0.00%</text:p>
          </table:table-cell>
          <table:table-cell table:style-name="ce2" table:formula="of:=[.G398]*[.F399]" office:value-type="percentage" office:value="0">
            <text:p>0.00%</text:p>
          </table:table-cell>
          <table:table-cell table:style-name="ce2" table:formula="of:=1-[.G399]" office:value-type="percentage" office:value="1">
            <text:p>100.00%</text:p>
          </table:table-cell>
          <table:table-cell table:style-name="ce2" table:formula="of:=EXP(-[.E398]*([.E398]-1)/2/[.$F$7])" office:value-type="percentage" office:value="1.98945525215204E-063">
            <text:p>0.00%</text:p>
          </table:table-cell>
          <table:table-cell table:formula="of:=1-[.I399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87">
            <text:p>387</text:p>
          </table:table-cell>
          <table:table-cell table:style-name="ce2" table:formula="of:=EXP(-[.E400]*[.E400]/2/[.$F$7])" office:value-type="percentage" office:value="3.02423113557698E-064">
            <text:p>0.00%</text:p>
          </table:table-cell>
          <table:table-cell table:style-name="ce2" table:formula="of:=[.G399]*[.F400]" office:value-type="percentage" office:value="0">
            <text:p>0.00%</text:p>
          </table:table-cell>
          <table:table-cell table:style-name="ce2" table:formula="of:=1-[.G400]" office:value-type="percentage" office:value="1">
            <text:p>100.00%</text:p>
          </table:table-cell>
          <table:table-cell table:style-name="ce2" table:formula="of:=EXP(-[.E399]*([.E399]-1)/2/[.$F$7])" office:value-type="percentage" office:value="9.37918457202111E-064">
            <text:p>0.00%</text:p>
          </table:table-cell>
          <table:table-cell table:formula="of:=1-[.I400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88">
            <text:p>388</text:p>
          </table:table-cell>
          <table:table-cell table:style-name="ce2" table:formula="of:=EXP(-[.E401]*[.E401]/2/[.$F$7])" office:value-type="percentage" office:value="1.41881348959115E-064">
            <text:p>0.00%</text:p>
          </table:table-cell>
          <table:table-cell table:style-name="ce2" table:formula="of:=[.G400]*[.F401]" office:value-type="percentage" office:value="0">
            <text:p>0.00%</text:p>
          </table:table-cell>
          <table:table-cell table:style-name="ce2" table:formula="of:=1-[.G401]" office:value-type="percentage" office:value="1">
            <text:p>100.00%</text:p>
          </table:table-cell>
          <table:table-cell table:style-name="ce2" table:formula="of:=EXP(-[.E400]*([.E400]-1)/2/[.$F$7])" office:value-type="percentage" office:value="4.4131405400988E-064">
            <text:p>0.00%</text:p>
          </table:table-cell>
          <table:table-cell table:formula="of:=1-[.I401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89">
            <text:p>389</text:p>
          </table:table-cell>
          <table:table-cell table:style-name="ce2" table:formula="of:=EXP(-[.E402]*[.E402]/2/[.$F$7])" office:value-type="percentage" office:value="6.64335417055554E-065">
            <text:p>0.00%</text:p>
          </table:table-cell>
          <table:table-cell table:style-name="ce2" table:formula="of:=[.G401]*[.F402]" office:value-type="percentage" office:value="0">
            <text:p>0.00%</text:p>
          </table:table-cell>
          <table:table-cell table:style-name="ce2" table:formula="of:=1-[.G402]" office:value-type="percentage" office:value="1">
            <text:p>100.00%</text:p>
          </table:table-cell>
          <table:table-cell table:style-name="ce2" table:formula="of:=EXP(-[.E401]*([.E401]-1)/2/[.$F$7])" office:value-type="percentage" office:value="2.07244112855478E-064">
            <text:p>0.00%</text:p>
          </table:table-cell>
          <table:table-cell table:formula="of:=1-[.I402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90">
            <text:p>390</text:p>
          </table:table-cell>
          <table:table-cell table:style-name="ce2" table:formula="of:=EXP(-[.E403]*[.E403]/2/[.$F$7])" office:value-type="percentage" office:value="3.10456868096175E-065">
            <text:p>0.00%</text:p>
          </table:table-cell>
          <table:table-cell table:style-name="ce2" table:formula="of:=[.G402]*[.F403]" office:value-type="percentage" office:value="0">
            <text:p>0.00%</text:p>
          </table:table-cell>
          <table:table-cell table:style-name="ce2" table:formula="of:=1-[.G403]" office:value-type="percentage" office:value="1">
            <text:p>100.00%</text:p>
          </table:table-cell>
          <table:table-cell table:style-name="ce2" table:formula="of:=EXP(-[.E402]*([.E402]-1)/2/[.$F$7])" office:value-type="percentage" office:value="9.71333607748657E-065">
            <text:p>0.00%</text:p>
          </table:table-cell>
          <table:table-cell table:formula="of:=1-[.I403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91">
            <text:p>391</text:p>
          </table:table-cell>
          <table:table-cell table:style-name="ce2" table:formula="of:=EXP(-[.E404]*[.E404]/2/[.$F$7])" office:value-type="percentage" office:value="1.44799448045092E-065">
            <text:p>0.00%</text:p>
          </table:table-cell>
          <table:table-cell table:style-name="ce2" table:formula="of:=[.G403]*[.F404]" office:value-type="percentage" office:value="0">
            <text:p>0.00%</text:p>
          </table:table-cell>
          <table:table-cell table:style-name="ce2" table:formula="of:=1-[.G404]" office:value-type="percentage" office:value="1">
            <text:p>100.00%</text:p>
          </table:table-cell>
          <table:table-cell table:style-name="ce2" table:formula="of:=EXP(-[.E403]*([.E403]-1)/2/[.$F$7])" office:value-type="percentage" office:value="4.54366597463163E-065">
            <text:p>0.00%</text:p>
          </table:table-cell>
          <table:table-cell table:formula="of:=1-[.I40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92">
            <text:p>392</text:p>
          </table:table-cell>
          <table:table-cell table:style-name="ce2" table:formula="of:=EXP(-[.E405]*[.E405]/2/[.$F$7])" office:value-type="percentage" office:value="6.74037888413102E-066">
            <text:p>0.00%</text:p>
          </table:table-cell>
          <table:table-cell table:style-name="ce2" table:formula="of:=[.G404]*[.F405]" office:value-type="percentage" office:value="0">
            <text:p>0.00%</text:p>
          </table:table-cell>
          <table:table-cell table:style-name="ce2" table:formula="of:=1-[.G405]" office:value-type="percentage" office:value="1">
            <text:p>100.00%</text:p>
          </table:table-cell>
          <table:table-cell table:style-name="ce2" table:formula="of:=EXP(-[.E404]*([.E404]-1)/2/[.$F$7])" office:value-type="percentage" office:value="2.12127096239508E-065">
            <text:p>0.00%</text:p>
          </table:table-cell>
          <table:table-cell table:formula="of:=1-[.I405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93">
            <text:p>393</text:p>
          </table:table-cell>
          <table:table-cell table:style-name="ce2" table:formula="of:=EXP(-[.E406]*[.E406]/2/[.$F$7])" office:value-type="percentage" office:value="3.13150767883473E-066">
            <text:p>0.00%</text:p>
          </table:table-cell>
          <table:table-cell table:style-name="ce2" table:formula="of:=[.G405]*[.F406]" office:value-type="percentage" office:value="0">
            <text:p>0.00%</text:p>
          </table:table-cell>
          <table:table-cell table:style-name="ce2" table:formula="of:=1-[.G406]" office:value-type="percentage" office:value="1">
            <text:p>100.00%</text:p>
          </table:table-cell>
          <table:table-cell table:style-name="ce2" table:formula="of:=EXP(-[.E405]*([.E405]-1)/2/[.$F$7])" office:value-type="percentage" office:value="9.88411217890335E-066">
            <text:p>0.00%</text:p>
          </table:table-cell>
          <table:table-cell table:formula="of:=1-[.I406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94">
            <text:p>394</text:p>
          </table:table-cell>
          <table:table-cell table:style-name="ce2" table:formula="of:=EXP(-[.E407]*[.E407]/2/[.$F$7])" office:value-type="percentage" office:value="1.45202609442328E-066">
            <text:p>0.00%</text:p>
          </table:table-cell>
          <table:table-cell table:style-name="ce2" table:formula="of:=[.G406]*[.F407]" office:value-type="percentage" office:value="0">
            <text:p>0.00%</text:p>
          </table:table-cell>
          <table:table-cell table:style-name="ce2" table:formula="of:=1-[.G407]" office:value-type="percentage" office:value="1">
            <text:p>100.00%</text:p>
          </table:table-cell>
          <table:table-cell table:style-name="ce2" table:formula="of:=EXP(-[.E406]*([.E406]-1)/2/[.$F$7])" office:value-type="percentage" office:value="4.59653903955187E-066">
            <text:p>0.00%</text:p>
          </table:table-cell>
          <table:table-cell table:formula="of:=1-[.I407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95">
            <text:p>395</text:p>
          </table:table-cell>
          <table:table-cell table:style-name="ce2" table:formula="of:=EXP(-[.E408]*[.E408]/2/[.$F$7])" office:value-type="percentage" office:value="6.7196573798981E-067">
            <text:p>0.00%</text:p>
          </table:table-cell>
          <table:table-cell table:style-name="ce2" table:formula="of:=[.G407]*[.F408]" office:value-type="percentage" office:value="0">
            <text:p>0.00%</text:p>
          </table:table-cell>
          <table:table-cell table:style-name="ce2" table:formula="of:=1-[.G408]" office:value-type="percentage" office:value="1">
            <text:p>100.00%</text:p>
          </table:table-cell>
          <table:table-cell table:style-name="ce2" table:formula="of:=EXP(-[.E407]*([.E407]-1)/2/[.$F$7])" office:value-type="percentage" office:value="2.13341826496419E-066">
            <text:p>0.00%</text:p>
          </table:table-cell>
          <table:table-cell table:formula="of:=1-[.I408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96">
            <text:p>396</text:p>
          </table:table-cell>
          <table:table-cell table:style-name="ce2" table:formula="of:=EXP(-[.E409]*[.E409]/2/[.$F$7])" office:value-type="percentage" office:value="3.1036419068387E-067">
            <text:p>0.00%</text:p>
          </table:table-cell>
          <table:table-cell table:style-name="ce2" table:formula="of:=[.G408]*[.F409]" office:value-type="percentage" office:value="0">
            <text:p>0.00%</text:p>
          </table:table-cell>
          <table:table-cell table:style-name="ce2" table:formula="of:=1-[.G409]" office:value-type="percentage" office:value="1">
            <text:p>100.00%</text:p>
          </table:table-cell>
          <table:table-cell table:style-name="ce2" table:formula="of:=EXP(-[.E408]*([.E408]-1)/2/[.$F$7])" office:value-type="percentage" office:value="9.88263676893902E-067">
            <text:p>0.00%</text:p>
          </table:table-cell>
          <table:table-cell table:formula="of:=1-[.I409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97">
            <text:p>397</text:p>
          </table:table-cell>
          <table:table-cell table:style-name="ce2" table:formula="of:=EXP(-[.E410]*[.E410]/2/[.$F$7])" office:value-type="percentage" office:value="1.43069761518377E-067">
            <text:p>0.00%</text:p>
          </table:table-cell>
          <table:table-cell table:style-name="ce2" table:formula="of:=[.G409]*[.F410]" office:value-type="percentage" office:value="0">
            <text:p>0.00%</text:p>
          </table:table-cell>
          <table:table-cell table:style-name="ce2" table:formula="of:=1-[.G410]" office:value-type="percentage" office:value="1">
            <text:p>100.00%</text:p>
          </table:table-cell>
          <table:table-cell table:style-name="ce2" table:formula="of:=EXP(-[.E409]*([.E409]-1)/2/[.$F$7])" office:value-type="percentage" office:value="4.56900282373392E-067">
            <text:p>0.00%</text:p>
          </table:table-cell>
          <table:table-cell table:formula="of:=1-[.I410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98">
            <text:p>398</text:p>
          </table:table-cell>
          <table:table-cell table:style-name="ce2" table:formula="of:=EXP(-[.E411]*[.E411]/2/[.$F$7])" office:value-type="percentage" office:value="6.5822726523198E-068">
            <text:p>0.00%</text:p>
          </table:table-cell>
          <table:table-cell table:style-name="ce2" table:formula="of:=[.G410]*[.F411]" office:value-type="percentage" office:value="0">
            <text:p>0.00%</text:p>
          </table:table-cell>
          <table:table-cell table:style-name="ce2" table:formula="of:=1-[.G411]" office:value-type="percentage" office:value="1">
            <text:p>100.00%</text:p>
          </table:table-cell>
          <table:table-cell table:style-name="ce2" table:formula="of:=EXP(-[.E410]*([.E410]-1)/2/[.$F$7])" office:value-type="percentage" office:value="2.10824844227462E-067">
            <text:p>0.00%</text:p>
          </table:table-cell>
          <table:table-cell table:formula="of:=1-[.I411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399">
            <text:p>399</text:p>
          </table:table-cell>
          <table:table-cell table:style-name="ce2" table:formula="of:=EXP(-[.E412]*[.E412]/2/[.$F$7])" office:value-type="percentage" office:value="3.02242582147089E-068">
            <text:p>0.00%</text:p>
          </table:table-cell>
          <table:table-cell table:style-name="ce2" table:formula="of:=[.G411]*[.F412]" office:value-type="percentage" office:value="0">
            <text:p>0.00%</text:p>
          </table:table-cell>
          <table:table-cell table:style-name="ce2" table:formula="of:=1-[.G412]" office:value-type="percentage" office:value="1">
            <text:p>100.00%</text:p>
          </table:table-cell>
          <table:table-cell table:style-name="ce2" table:formula="of:=EXP(-[.E411]*([.E411]-1)/2/[.$F$7])" office:value-type="percentage" office:value="9.70898697254146E-068">
            <text:p>0.00%</text:p>
          </table:table-cell>
          <table:table-cell table:formula="of:=1-[.I412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00">
            <text:p>400</text:p>
          </table:table-cell>
          <table:table-cell table:style-name="ce2" table:formula="of:=EXP(-[.E413]*[.E413]/2/[.$F$7])" office:value-type="percentage" office:value="1.3851193699226E-068">
            <text:p>0.00%</text:p>
          </table:table-cell>
          <table:table-cell table:style-name="ce2" table:formula="of:=[.G412]*[.F413]" office:value-type="percentage" office:value="0">
            <text:p>0.00%</text:p>
          </table:table-cell>
          <table:table-cell table:style-name="ce2" table:formula="of:=1-[.G413]" office:value-type="percentage" office:value="1">
            <text:p>100.00%</text:p>
          </table:table-cell>
          <table:table-cell table:style-name="ce2" table:formula="of:=EXP(-[.E412]*([.E412]-1)/2/[.$F$7])" office:value-type="percentage" office:value="4.46249576727323E-068">
            <text:p>0.00%</text:p>
          </table:table-cell>
          <table:table-cell table:formula="of:=1-[.I413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01">
            <text:p>401</text:p>
          </table:table-cell>
          <table:table-cell table:style-name="ce2" table:formula="of:=EXP(-[.E414]*[.E414]/2/[.$F$7])" office:value-type="percentage" office:value="6.33534868999809E-069">
            <text:p>0.00%</text:p>
          </table:table-cell>
          <table:table-cell table:style-name="ce2" table:formula="of:=[.G413]*[.F414]" office:value-type="percentage" office:value="0">
            <text:p>0.00%</text:p>
          </table:table-cell>
          <table:table-cell table:style-name="ce2" table:formula="of:=1-[.G414]" office:value-type="percentage" office:value="1">
            <text:p>100.00%</text:p>
          </table:table-cell>
          <table:table-cell table:style-name="ce2" table:formula="of:=EXP(-[.E413]*([.E413]-1)/2/[.$F$7])" office:value-type="percentage" office:value="2.04707372795468E-068">
            <text:p>0.00%</text:p>
          </table:table-cell>
          <table:table-cell table:formula="of:=1-[.I41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02">
            <text:p>402</text:p>
          </table:table-cell>
          <table:table-cell table:style-name="ce2" table:formula="of:=EXP(-[.E415]*[.E415]/2/[.$F$7])" office:value-type="percentage" office:value="2.89204876616145E-069">
            <text:p>0.00%</text:p>
          </table:table-cell>
          <table:table-cell table:style-name="ce2" table:formula="of:=[.G414]*[.F415]" office:value-type="percentage" office:value="0">
            <text:p>0.00%</text:p>
          </table:table-cell>
          <table:table-cell table:style-name="ce2" table:formula="of:=1-[.G415]" office:value-type="percentage" office:value="1">
            <text:p>100.00%</text:p>
          </table:table-cell>
          <table:table-cell table:style-name="ce2" table:formula="of:=EXP(-[.E414]*([.E414]-1)/2/[.$F$7])" office:value-type="percentage" office:value="9.37218646663841E-069">
            <text:p>0.00%</text:p>
          </table:table-cell>
          <table:table-cell table:formula="of:=1-[.I415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03">
            <text:p>403</text:p>
          </table:table-cell>
          <table:table-cell table:style-name="ce2" table:formula="of:=EXP(-[.E416]*[.E416]/2/[.$F$7])" office:value-type="percentage" office:value="1.3176269507399E-069">
            <text:p>0.00%</text:p>
          </table:table-cell>
          <table:table-cell table:style-name="ce2" table:formula="of:=[.G415]*[.F416]" office:value-type="percentage" office:value="0">
            <text:p>0.00%</text:p>
          </table:table-cell>
          <table:table-cell table:style-name="ce2" table:formula="of:=1-[.G416]" office:value-type="percentage" office:value="1">
            <text:p>100.00%</text:p>
          </table:table-cell>
          <table:table-cell table:style-name="ce2" table:formula="of:=EXP(-[.E415]*([.E415]-1)/2/[.$F$7])" office:value-type="percentage" office:value="4.28252715273351E-069">
            <text:p>0.00%</text:p>
          </table:table-cell>
          <table:table-cell table:formula="of:=1-[.I416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04">
            <text:p>404</text:p>
          </table:table-cell>
          <table:table-cell table:style-name="ce2" table:formula="of:=EXP(-[.E417]*[.E417]/2/[.$F$7])" office:value-type="percentage" office:value="5.99143835642643E-070">
            <text:p>0.00%</text:p>
          </table:table-cell>
          <table:table-cell table:style-name="ce2" table:formula="of:=[.G416]*[.F417]" office:value-type="percentage" office:value="0">
            <text:p>0.00%</text:p>
          </table:table-cell>
          <table:table-cell table:style-name="ce2" table:formula="of:=1-[.G417]" office:value-type="percentage" office:value="1">
            <text:p>100.00%</text:p>
          </table:table-cell>
          <table:table-cell table:style-name="ce2" table:formula="of:=EXP(-[.E416]*([.E416]-1)/2/[.$F$7])" office:value-type="percentage" office:value="1.95303982147955E-069">
            <text:p>0.00%</text:p>
          </table:table-cell>
          <table:table-cell table:formula="of:=1-[.I417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05">
            <text:p>405</text:p>
          </table:table-cell>
          <table:table-cell table:style-name="ce2" table:formula="of:=EXP(-[.E418]*[.E418]/2/[.$F$7])" office:value-type="percentage" office:value="2.71907689830335E-070">
            <text:p>0.00%</text:p>
          </table:table-cell>
          <table:table-cell table:style-name="ce2" table:formula="of:=[.G417]*[.F418]" office:value-type="percentage" office:value="0">
            <text:p>0.00%</text:p>
          </table:table-cell>
          <table:table-cell table:style-name="ce2" table:formula="of:=1-[.G418]" office:value-type="percentage" office:value="1">
            <text:p>100.00%</text:p>
          </table:table-cell>
          <table:table-cell table:style-name="ce2" table:formula="of:=EXP(-[.E417]*([.E417]-1)/2/[.$F$7])" office:value-type="percentage" office:value="8.88942848078182E-070">
            <text:p>0.00%</text:p>
          </table:table-cell>
          <table:table-cell table:formula="of:=1-[.I418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06">
            <text:p>406</text:p>
          </table:table-cell>
          <table:table-cell table:style-name="ce2" table:formula="of:=EXP(-[.E419]*[.E419]/2/[.$F$7])" office:value-type="percentage" office:value="1.23158290860805E-070">
            <text:p>0.00%</text:p>
          </table:table-cell>
          <table:table-cell table:style-name="ce2" table:formula="of:=[.G418]*[.F419]" office:value-type="percentage" office:value="0">
            <text:p>0.00%</text:p>
          </table:table-cell>
          <table:table-cell table:style-name="ce2" table:formula="of:=1-[.G419]" office:value-type="percentage" office:value="1">
            <text:p>100.00%</text:p>
          </table:table-cell>
          <table:table-cell table:style-name="ce2" table:formula="of:=EXP(-[.E418]*([.E418]-1)/2/[.$F$7])" office:value-type="percentage" office:value="4.03820489207656E-070">
            <text:p>0.00%</text:p>
          </table:table-cell>
          <table:table-cell table:formula="of:=1-[.I419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07">
            <text:p>407</text:p>
          </table:table-cell>
          <table:table-cell table:style-name="ce2" table:formula="of:=EXP(-[.E420]*[.E420]/2/[.$F$7])" office:value-type="percentage" office:value="5.56746614930126E-071">
            <text:p>0.00%</text:p>
          </table:table-cell>
          <table:table-cell table:style-name="ce2" table:formula="of:=[.G419]*[.F420]" office:value-type="percentage" office:value="0">
            <text:p>0.00%</text:p>
          </table:table-cell>
          <table:table-cell table:style-name="ce2" table:formula="of:=1-[.G420]" office:value-type="percentage" office:value="1">
            <text:p>100.00%</text:p>
          </table:table-cell>
          <table:table-cell table:style-name="ce2" table:formula="of:=EXP(-[.E419]*([.E419]-1)/2/[.$F$7])" office:value-type="percentage" office:value="1.8308578629563E-070">
            <text:p>0.00%</text:p>
          </table:table-cell>
          <table:table-cell table:formula="of:=1-[.I420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08">
            <text:p>408</text:p>
          </table:table-cell>
          <table:table-cell table:style-name="ce2" table:formula="of:=EXP(-[.E421]*[.E421]/2/[.$F$7])" office:value-type="percentage" office:value="2.51190543495589E-071">
            <text:p>0.00%</text:p>
          </table:table-cell>
          <table:table-cell table:style-name="ce2" table:formula="of:=[.G420]*[.F421]" office:value-type="percentage" office:value="0">
            <text:p>0.00%</text:p>
          </table:table-cell>
          <table:table-cell table:style-name="ce2" table:formula="of:=1-[.G421]" office:value-type="percentage" office:value="1">
            <text:p>100.00%</text:p>
          </table:table-cell>
          <table:table-cell table:style-name="ce2" table:formula="of:=EXP(-[.E420]*([.E420]-1)/2/[.$F$7])" office:value-type="percentage" office:value="8.28462160534021E-071">
            <text:p>0.00%</text:p>
          </table:table-cell>
          <table:table-cell table:formula="of:=1-[.I421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09">
            <text:p>409</text:p>
          </table:table-cell>
          <table:table-cell table:style-name="ce2" table:formula="of:=EXP(-[.E422]*[.E422]/2/[.$F$7])" office:value-type="percentage" office:value="1.13109935473257E-071">
            <text:p>0.00%</text:p>
          </table:table-cell>
          <table:table-cell table:style-name="ce2" table:formula="of:=[.G421]*[.F422]" office:value-type="percentage" office:value="0">
            <text:p>0.00%</text:p>
          </table:table-cell>
          <table:table-cell table:style-name="ce2" table:formula="of:=1-[.G422]" office:value-type="percentage" office:value="1">
            <text:p>100.00%</text:p>
          </table:table-cell>
          <table:table-cell table:style-name="ce2" table:formula="of:=EXP(-[.E421]*([.E421]-1)/2/[.$F$7])" office:value-type="percentage" office:value="3.74147194648397E-071">
            <text:p>0.00%</text:p>
          </table:table-cell>
          <table:table-cell table:formula="of:=1-[.I422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10">
            <text:p>410</text:p>
          </table:table-cell>
          <table:table-cell table:style-name="ce2" table:formula="of:=EXP(-[.E423]*[.E423]/2/[.$F$7])" office:value-type="percentage" office:value="5.08334975855526E-072">
            <text:p>0.00%</text:p>
          </table:table-cell>
          <table:table-cell table:style-name="ce2" table:formula="of:=[.G422]*[.F423]" office:value-type="percentage" office:value="0">
            <text:p>0.00%</text:p>
          </table:table-cell>
          <table:table-cell table:style-name="ce2" table:formula="of:=1-[.G423]" office:value-type="percentage" office:value="1">
            <text:p>100.00%</text:p>
          </table:table-cell>
          <table:table-cell table:style-name="ce2" table:formula="of:=EXP(-[.E422]*([.E422]-1)/2/[.$F$7])" office:value-type="percentage" office:value="1.68641353039956E-071">
            <text:p>0.00%</text:p>
          </table:table-cell>
          <table:table-cell table:formula="of:=1-[.I423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11">
            <text:p>411</text:p>
          </table:table-cell>
          <table:table-cell table:style-name="ce2" table:formula="of:=EXP(-[.E424]*[.E424]/2/[.$F$7])" office:value-type="percentage" office:value="2.28008479501602E-072">
            <text:p>0.00%</text:p>
          </table:table-cell>
          <table:table-cell table:style-name="ce2" table:formula="of:=[.G423]*[.F424]" office:value-type="percentage" office:value="0">
            <text:p>0.00%</text:p>
          </table:table-cell>
          <table:table-cell table:style-name="ce2" table:formula="of:=1-[.G424]" office:value-type="percentage" office:value="1">
            <text:p>100.00%</text:p>
          </table:table-cell>
          <table:table-cell table:style-name="ce2" table:formula="of:=EXP(-[.E423]*([.E423]-1)/2/[.$F$7])" office:value-type="percentage" office:value="7.58642958689562E-072">
            <text:p>0.00%</text:p>
          </table:table-cell>
          <table:table-cell table:formula="of:=1-[.I42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12">
            <text:p>412</text:p>
          </table:table-cell>
          <table:table-cell table:style-name="ce2" table:formula="of:=EXP(-[.E425]*[.E425]/2/[.$F$7])" office:value-type="percentage" office:value="1.02071329893389E-072">
            <text:p>0.00%</text:p>
          </table:table-cell>
          <table:table-cell table:style-name="ce2" table:formula="of:=[.G424]*[.F425]" office:value-type="percentage" office:value="0">
            <text:p>0.00%</text:p>
          </table:table-cell>
          <table:table-cell table:style-name="ce2" table:formula="of:=1-[.G425]" office:value-type="percentage" office:value="1">
            <text:p>100.00%</text:p>
          </table:table-cell>
          <table:table-cell table:style-name="ce2" table:formula="of:=EXP(-[.E424]*([.E424]-1)/2/[.$F$7])" office:value-type="percentage" office:value="3.40614046065084E-072">
            <text:p>0.00%</text:p>
          </table:table-cell>
          <table:table-cell table:formula="of:=1-[.I425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13">
            <text:p>413</text:p>
          </table:table-cell>
          <table:table-cell table:style-name="ce2" table:formula="of:=EXP(-[.E426]*[.E426]/2/[.$F$7])" office:value-type="percentage" office:value="4.56045649042557E-073">
            <text:p>0.00%</text:p>
          </table:table-cell>
          <table:table-cell table:style-name="ce2" table:formula="of:=[.G425]*[.F426]" office:value-type="percentage" office:value="0">
            <text:p>0.00%</text:p>
          </table:table-cell>
          <table:table-cell table:style-name="ce2" table:formula="of:=1-[.G426]" office:value-type="percentage" office:value="1">
            <text:p>100.00%</text:p>
          </table:table-cell>
          <table:table-cell table:style-name="ce2" table:formula="of:=EXP(-[.E425]*([.E425]-1)/2/[.$F$7])" office:value-type="percentage" office:value="1.52629838156171E-072">
            <text:p>0.00%</text:p>
          </table:table-cell>
          <table:table-cell table:formula="of:=1-[.I426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14">
            <text:p>414</text:p>
          </table:table-cell>
          <table:table-cell table:style-name="ce2" table:formula="of:=EXP(-[.E427]*[.E427]/2/[.$F$7])" office:value-type="percentage" office:value="2.03359576424395E-073">
            <text:p>0.00%</text:p>
          </table:table-cell>
          <table:table-cell table:style-name="ce2" table:formula="of:=[.G426]*[.F427]" office:value-type="percentage" office:value="0">
            <text:p>0.00%</text:p>
          </table:table-cell>
          <table:table-cell table:style-name="ce2" table:formula="of:=1-[.G427]" office:value-type="percentage" office:value="1">
            <text:p>100.00%</text:p>
          </table:table-cell>
          <table:table-cell table:style-name="ce2" table:formula="of:=EXP(-[.E426]*([.E426]-1)/2/[.$F$7])" office:value-type="percentage" office:value="6.82602858789954E-073">
            <text:p>0.00%</text:p>
          </table:table-cell>
          <table:table-cell table:formula="of:=1-[.I427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15">
            <text:p>415</text:p>
          </table:table-cell>
          <table:table-cell table:style-name="ce2" table:formula="of:=EXP(-[.E428]*[.E428]/2/[.$F$7])" office:value-type="percentage" office:value="9.05050284416451E-074">
            <text:p>0.00%</text:p>
          </table:table-cell>
          <table:table-cell table:style-name="ce2" table:formula="of:=[.G427]*[.F428]" office:value-type="percentage" office:value="0">
            <text:p>0.00%</text:p>
          </table:table-cell>
          <table:table-cell table:style-name="ce2" table:formula="of:=1-[.G428]" office:value-type="percentage" office:value="1">
            <text:p>100.00%</text:p>
          </table:table-cell>
          <table:table-cell table:style-name="ce2" table:formula="of:=EXP(-[.E427]*([.E427]-1)/2/[.$F$7])" office:value-type="percentage" office:value="3.04683215624569E-073">
            <text:p>0.00%</text:p>
          </table:table-cell>
          <table:table-cell table:formula="of:=1-[.I428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16">
            <text:p>416</text:p>
          </table:table-cell>
          <table:table-cell table:style-name="ce2" table:formula="of:=EXP(-[.E429]*[.E429]/2/[.$F$7])" office:value-type="percentage" office:value="4.02006021574336E-074">
            <text:p>0.00%</text:p>
          </table:table-cell>
          <table:table-cell table:style-name="ce2" table:formula="of:=[.G428]*[.F429]" office:value-type="percentage" office:value="0">
            <text:p>0.00%</text:p>
          </table:table-cell>
          <table:table-cell table:style-name="ce2" table:formula="of:=1-[.G429]" office:value-type="percentage" office:value="1">
            <text:p>100.00%</text:p>
          </table:table-cell>
          <table:table-cell table:style-name="ce2" table:formula="of:=EXP(-[.E428]*([.E428]-1)/2/[.$F$7])" office:value-type="percentage" office:value="1.35731524425248E-073">
            <text:p>0.00%</text:p>
          </table:table-cell>
          <table:table-cell table:formula="of:=1-[.I429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17">
            <text:p>417</text:p>
          </table:table-cell>
          <table:table-cell table:style-name="ce2" table:formula="of:=EXP(-[.E430]*[.E430]/2/[.$F$7])" office:value-type="percentage" office:value="1.78214967648476E-074">
            <text:p>0.00%</text:p>
          </table:table-cell>
          <table:table-cell table:style-name="ce2" table:formula="of:=[.G429]*[.F430]" office:value-type="percentage" office:value="0">
            <text:p>0.00%</text:p>
          </table:table-cell>
          <table:table-cell table:style-name="ce2" table:formula="of:=1-[.G430]" office:value-type="percentage" office:value="1">
            <text:p>100.00%</text:p>
          </table:table-cell>
          <table:table-cell table:style-name="ce2" table:formula="of:=EXP(-[.E429]*([.E429]-1)/2/[.$F$7])" office:value-type="percentage" office:value="6.03482515053763E-074">
            <text:p>0.00%</text:p>
          </table:table-cell>
          <table:table-cell table:formula="of:=1-[.I430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18">
            <text:p>418</text:p>
          </table:table-cell>
          <table:table-cell table:style-name="ce2" table:formula="of:=EXP(-[.E431]*[.E431]/2/[.$F$7])" office:value-type="percentage" office:value="7.88510648085044E-075">
            <text:p>0.00%</text:p>
          </table:table-cell>
          <table:table-cell table:style-name="ce2" table:formula="of:=[.G430]*[.F431]" office:value-type="percentage" office:value="0">
            <text:p>0.00%</text:p>
          </table:table-cell>
          <table:table-cell table:style-name="ce2" table:formula="of:=1-[.G431]" office:value-type="percentage" office:value="1">
            <text:p>100.00%</text:p>
          </table:table-cell>
          <table:table-cell table:style-name="ce2" table:formula="of:=EXP(-[.E430]*([.E430]-1)/2/[.$F$7])" office:value-type="percentage" office:value="2.67793742736072E-074">
            <text:p>0.00%</text:p>
          </table:table-cell>
          <table:table-cell table:formula="of:=1-[.I431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19">
            <text:p>419</text:p>
          </table:table-cell>
          <table:table-cell table:style-name="ce2" table:formula="of:=EXP(-[.E432]*[.E432]/2/[.$F$7])" office:value-type="percentage" office:value="3.48195149854106E-075">
            <text:p>0.00%</text:p>
          </table:table-cell>
          <table:table-cell table:style-name="ce2" table:formula="of:=[.G431]*[.F432]" office:value-type="percentage" office:value="0">
            <text:p>0.00%</text:p>
          </table:table-cell>
          <table:table-cell table:style-name="ce2" table:formula="of:=1-[.G432]" office:value-type="percentage" office:value="1">
            <text:p>100.00%</text:p>
          </table:table-cell>
          <table:table-cell table:style-name="ce2" table:formula="of:=EXP(-[.E431]*([.E431]-1)/2/[.$F$7])" office:value-type="percentage" office:value="1.18600884282981E-074">
            <text:p>0.00%</text:p>
          </table:table-cell>
          <table:table-cell table:formula="of:=1-[.I432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20">
            <text:p>420</text:p>
          </table:table-cell>
          <table:table-cell table:style-name="ce2" table:formula="of:=EXP(-[.E433]*[.E433]/2/[.$F$7])" office:value-type="percentage" office:value="1.53458037841064E-075">
            <text:p>0.00%</text:p>
          </table:table-cell>
          <table:table-cell table:style-name="ce2" table:formula="of:=[.G432]*[.F433]" office:value-type="percentage" office:value="0">
            <text:p>0.00%</text:p>
          </table:table-cell>
          <table:table-cell table:style-name="ce2" table:formula="of:=1-[.G433]" office:value-type="percentage" office:value="1">
            <text:p>100.00%</text:p>
          </table:table-cell>
          <table:table-cell table:style-name="ce2" table:formula="of:=EXP(-[.E432]*([.E432]-1)/2/[.$F$7])" office:value-type="percentage" office:value="5.24236430362532E-075">
            <text:p>0.00%</text:p>
          </table:table-cell>
          <table:table-cell table:formula="of:=1-[.I433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21">
            <text:p>421</text:p>
          </table:table-cell>
          <table:table-cell table:style-name="ce2" table:formula="of:=EXP(-[.E434]*[.E434]/2/[.$F$7])" office:value-type="percentage" office:value="6.75007087647258E-076">
            <text:p>0.00%</text:p>
          </table:table-cell>
          <table:table-cell table:style-name="ce2" table:formula="of:=[.G433]*[.F434]" office:value-type="percentage" office:value="0">
            <text:p>0.00%</text:p>
          </table:table-cell>
          <table:table-cell table:style-name="ce2" table:formula="of:=1-[.G434]" office:value-type="percentage" office:value="1">
            <text:p>100.00%</text:p>
          </table:table-cell>
          <table:table-cell table:style-name="ce2" table:formula="of:=EXP(-[.E433]*([.E433]-1)/2/[.$F$7])" office:value-type="percentage" office:value="2.31269433713489E-075">
            <text:p>0.00%</text:p>
          </table:table-cell>
          <table:table-cell table:formula="of:=1-[.I43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22">
            <text:p>422</text:p>
          </table:table-cell>
          <table:table-cell table:style-name="ce2" table:formula="of:=EXP(-[.E435]*[.E435]/2/[.$F$7])" office:value-type="percentage" office:value="2.96332164801372E-076">
            <text:p>0.00%</text:p>
          </table:table-cell>
          <table:table-cell table:style-name="ce2" table:formula="of:=[.G434]*[.F435]" office:value-type="percentage" office:value="0">
            <text:p>0.00%</text:p>
          </table:table-cell>
          <table:table-cell table:style-name="ce2" table:formula="of:=1-[.G435]" office:value-type="percentage" office:value="1">
            <text:p>100.00%</text:p>
          </table:table-cell>
          <table:table-cell table:style-name="ce2" table:formula="of:=EXP(-[.E434]*([.E434]-1)/2/[.$F$7])" office:value-type="percentage" office:value="1.01826553556593E-075">
            <text:p>0.00%</text:p>
          </table:table-cell>
          <table:table-cell table:formula="of:=1-[.I435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23">
            <text:p>423</text:p>
          </table:table-cell>
          <table:table-cell table:style-name="ce2" table:formula="of:=EXP(-[.E436]*[.E436]/2/[.$F$7])" office:value-type="percentage" office:value="1.29837762594225E-076">
            <text:p>0.00%</text:p>
          </table:table-cell>
          <table:table-cell table:style-name="ce2" table:formula="of:=[.G435]*[.F436]" office:value-type="percentage" office:value="0">
            <text:p>0.00%</text:p>
          </table:table-cell>
          <table:table-cell table:style-name="ce2" table:formula="of:=1-[.G436]" office:value-type="percentage" office:value="1">
            <text:p>100.00%</text:p>
          </table:table-cell>
          <table:table-cell table:style-name="ce2" table:formula="of:=EXP(-[.E435]*([.E435]-1)/2/[.$F$7])" office:value-type="percentage" office:value="4.47461445428181E-076">
            <text:p>0.00%</text:p>
          </table:table-cell>
          <table:table-cell table:formula="of:=1-[.I436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24">
            <text:p>424</text:p>
          </table:table-cell>
          <table:table-cell table:style-name="ce2" table:formula="of:=EXP(-[.E437]*[.E437]/2/[.$F$7])" office:value-type="percentage" office:value="5.67773372218634E-077">
            <text:p>0.00%</text:p>
          </table:table-cell>
          <table:table-cell table:style-name="ce2" table:formula="of:=[.G436]*[.F437]" office:value-type="percentage" office:value="0">
            <text:p>0.00%</text:p>
          </table:table-cell>
          <table:table-cell table:style-name="ce2" table:formula="of:=1-[.G437]" office:value-type="percentage" office:value="1">
            <text:p>100.00%</text:p>
          </table:table-cell>
          <table:table-cell table:style-name="ce2" table:formula="of:=EXP(-[.E436]*([.E436]-1)/2/[.$F$7])" office:value-type="percentage" office:value="1.96246520885924E-076">
            <text:p>0.00%</text:p>
          </table:table-cell>
          <table:table-cell table:formula="of:=1-[.I437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25">
            <text:p>425</text:p>
          </table:table-cell>
          <table:table-cell table:style-name="ce2" table:formula="of:=EXP(-[.E438]*[.E438]/2/[.$F$7])" office:value-type="percentage" office:value="2.4779970631618E-077">
            <text:p>0.00%</text:p>
          </table:table-cell>
          <table:table-cell table:style-name="ce2" table:formula="of:=[.G437]*[.F438]" office:value-type="percentage" office:value="0">
            <text:p>0.00%</text:p>
          </table:table-cell>
          <table:table-cell table:style-name="ce2" table:formula="of:=1-[.G438]" office:value-type="percentage" office:value="1">
            <text:p>100.00%</text:p>
          </table:table-cell>
          <table:table-cell table:style-name="ce2" table:formula="of:=EXP(-[.E437]*([.E437]-1)/2/[.$F$7])" office:value-type="percentage" office:value="8.59013679293377E-077">
            <text:p>0.00%</text:p>
          </table:table-cell>
          <table:table-cell table:formula="of:=1-[.I438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26">
            <text:p>426</text:p>
          </table:table-cell>
          <table:table-cell table:style-name="ce2" table:formula="of:=EXP(-[.E439]*[.E439]/2/[.$F$7])" office:value-type="percentage" office:value="1.07938983138654E-077">
            <text:p>0.00%</text:p>
          </table:table-cell>
          <table:table-cell table:style-name="ce2" table:formula="of:=[.G438]*[.F439]" office:value-type="percentage" office:value="0">
            <text:p>0.00%</text:p>
          </table:table-cell>
          <table:table-cell table:style-name="ce2" table:formula="of:=1-[.G439]" office:value-type="percentage" office:value="1">
            <text:p>100.00%</text:p>
          </table:table-cell>
          <table:table-cell table:style-name="ce2" table:formula="of:=EXP(-[.E438]*([.E438]-1)/2/[.$F$7])" office:value-type="percentage" office:value="3.75275283701766E-077">
            <text:p>0.00%</text:p>
          </table:table-cell>
          <table:table-cell table:formula="of:=1-[.I439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27">
            <text:p>427</text:p>
          </table:table-cell>
          <table:table-cell table:style-name="ce2" table:formula="of:=EXP(-[.E440]*[.E440]/2/[.$F$7])" office:value-type="percentage" office:value="4.69253613969556E-078">
            <text:p>0.00%</text:p>
          </table:table-cell>
          <table:table-cell table:style-name="ce2" table:formula="of:=[.G439]*[.F440]" office:value-type="percentage" office:value="0">
            <text:p>0.00%</text:p>
          </table:table-cell>
          <table:table-cell table:style-name="ce2" table:formula="of:=1-[.G440]" office:value-type="percentage" office:value="1">
            <text:p>100.00%</text:p>
          </table:table-cell>
          <table:table-cell table:style-name="ce2" table:formula="of:=EXP(-[.E439]*([.E439]-1)/2/[.$F$7])" office:value-type="percentage" office:value="1.63625735872293E-077">
            <text:p>0.00%</text:p>
          </table:table-cell>
          <table:table-cell table:formula="of:=1-[.I440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28">
            <text:p>428</text:p>
          </table:table-cell>
          <table:table-cell table:style-name="ce2" table:formula="of:=EXP(-[.E441]*[.E441]/2/[.$F$7])" office:value-type="percentage" office:value="2.03605121591324E-078">
            <text:p>0.00%</text:p>
          </table:table-cell>
          <table:table-cell table:style-name="ce2" table:formula="of:=[.G440]*[.F441]" office:value-type="percentage" office:value="0">
            <text:p>0.00%</text:p>
          </table:table-cell>
          <table:table-cell table:style-name="ce2" table:formula="of:=1-[.G441]" office:value-type="percentage" office:value="1">
            <text:p>100.00%</text:p>
          </table:table-cell>
          <table:table-cell table:style-name="ce2" table:formula="of:=EXP(-[.E440]*([.E440]-1)/2/[.$F$7])" office:value-type="percentage" office:value="7.1204105019884E-078">
            <text:p>0.00%</text:p>
          </table:table-cell>
          <table:table-cell table:formula="of:=1-[.I441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29">
            <text:p>429</text:p>
          </table:table-cell>
          <table:table-cell table:style-name="ce2" table:formula="of:=EXP(-[.E442]*[.E442]/2/[.$F$7])" office:value-type="percentage" office:value="8.81701417708365E-079">
            <text:p>0.00%</text:p>
          </table:table-cell>
          <table:table-cell table:style-name="ce2" table:formula="of:=[.G441]*[.F442]" office:value-type="percentage" office:value="0">
            <text:p>0.00%</text:p>
          </table:table-cell>
          <table:table-cell table:style-name="ce2" table:formula="of:=1-[.G442]" office:value-type="percentage" office:value="1">
            <text:p>100.00%</text:p>
          </table:table-cell>
          <table:table-cell table:style-name="ce2" table:formula="of:=EXP(-[.E441]*([.E441]-1)/2/[.$F$7])" office:value-type="percentage" office:value="3.09250364374354E-078">
            <text:p>0.00%</text:p>
          </table:table-cell>
          <table:table-cell table:formula="of:=1-[.I442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30">
            <text:p>430</text:p>
          </table:table-cell>
          <table:table-cell table:style-name="ce2" table:formula="of:=EXP(-[.E443]*[.E443]/2/[.$F$7])" office:value-type="percentage" office:value="3.81071218371383E-079">
            <text:p>0.00%</text:p>
          </table:table-cell>
          <table:table-cell table:style-name="ce2" table:formula="of:=[.G442]*[.F443]" office:value-type="percentage" office:value="0">
            <text:p>0.00%</text:p>
          </table:table-cell>
          <table:table-cell table:style-name="ce2" table:formula="of:=1-[.G443]" office:value-type="percentage" office:value="1">
            <text:p>100.00%</text:p>
          </table:table-cell>
          <table:table-cell table:style-name="ce2" table:formula="of:=EXP(-[.E442]*([.E442]-1)/2/[.$F$7])" office:value-type="percentage" office:value="1.34050110570074E-078">
            <text:p>0.00%</text:p>
          </table:table-cell>
          <table:table-cell table:formula="of:=1-[.I443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31">
            <text:p>431</text:p>
          </table:table-cell>
          <table:table-cell table:style-name="ce2" table:formula="of:=EXP(-[.E444]*[.E444]/2/[.$F$7])" office:value-type="percentage" office:value="1.64377558859624E-079">
            <text:p>0.00%</text:p>
          </table:table-cell>
          <table:table-cell table:style-name="ce2" table:formula="of:=[.G443]*[.F444]" office:value-type="percentage" office:value="0">
            <text:p>0.00%</text:p>
          </table:table-cell>
          <table:table-cell table:style-name="ce2" table:formula="of:=1-[.G444]" office:value-type="percentage" office:value="1">
            <text:p>100.00%</text:p>
          </table:table-cell>
          <table:table-cell table:style-name="ce2" table:formula="of:=EXP(-[.E443]*([.E443]-1)/2/[.$F$7])" office:value-type="percentage" office:value="5.79930435478874E-079">
            <text:p>0.00%</text:p>
          </table:table-cell>
          <table:table-cell table:formula="of:=1-[.I44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32">
            <text:p>432</text:p>
          </table:table-cell>
          <table:table-cell table:style-name="ce2" table:formula="of:=EXP(-[.E445]*[.E445]/2/[.$F$7])" office:value-type="percentage" office:value="7.07669817542955E-080">
            <text:p>0.00%</text:p>
          </table:table-cell>
          <table:table-cell table:style-name="ce2" table:formula="of:=[.G444]*[.F445]" office:value-type="percentage" office:value="0">
            <text:p>0.00%</text:p>
          </table:table-cell>
          <table:table-cell table:style-name="ce2" table:formula="of:=1-[.G445]" office:value-type="percentage" office:value="1">
            <text:p>100.00%</text:p>
          </table:table-cell>
          <table:table-cell table:style-name="ce2" table:formula="of:=EXP(-[.E444]*([.E444]-1)/2/[.$F$7])" office:value-type="percentage" office:value="2.50401193983103E-079">
            <text:p>0.00%</text:p>
          </table:table-cell>
          <table:table-cell table:formula="of:=1-[.I445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33">
            <text:p>433</text:p>
          </table:table-cell>
          <table:table-cell table:style-name="ce2" table:formula="of:=EXP(-[.E446]*[.E446]/2/[.$F$7])" office:value-type="percentage" office:value="3.04067909511986E-080">
            <text:p>0.00%</text:p>
          </table:table-cell>
          <table:table-cell table:style-name="ce2" table:formula="of:=[.G445]*[.F446]" office:value-type="percentage" office:value="0">
            <text:p>0.00%</text:p>
          </table:table-cell>
          <table:table-cell table:style-name="ce2" table:formula="of:=1-[.G446]" office:value-type="percentage" office:value="1">
            <text:p>100.00%</text:p>
          </table:table-cell>
          <table:table-cell table:style-name="ce2" table:formula="of:=EXP(-[.E445]*([.E445]-1)/2/[.$F$7])" office:value-type="percentage" office:value="1.07906761253193E-079">
            <text:p>0.00%</text:p>
          </table:table-cell>
          <table:table-cell table:formula="of:=1-[.I446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34">
            <text:p>434</text:p>
          </table:table-cell>
          <table:table-cell table:style-name="ce2" table:formula="of:=EXP(-[.E447]*[.E447]/2/[.$F$7])" office:value-type="percentage" office:value="1.30395400354027E-080">
            <text:p>0.00%</text:p>
          </table:table-cell>
          <table:table-cell table:style-name="ce2" table:formula="of:=[.G446]*[.F447]" office:value-type="percentage" office:value="0">
            <text:p>0.00%</text:p>
          </table:table-cell>
          <table:table-cell table:style-name="ce2" table:formula="of:=1-[.G447]" office:value-type="percentage" office:value="1">
            <text:p>100.00%</text:p>
          </table:table-cell>
          <table:table-cell table:style-name="ce2" table:formula="of:=EXP(-[.E446]*([.E446]-1)/2/[.$F$7])" office:value-type="percentage" office:value="4.64101197038252E-080">
            <text:p>0.00%</text:p>
          </table:table-cell>
          <table:table-cell table:formula="of:=1-[.I447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35">
            <text:p>435</text:p>
          </table:table-cell>
          <table:table-cell table:style-name="ce2" table:formula="of:=EXP(-[.E448]*[.E448]/2/[.$F$7])" office:value-type="percentage" office:value="5.58091906610469E-081">
            <text:p>0.00%</text:p>
          </table:table-cell>
          <table:table-cell table:style-name="ce2" table:formula="of:=[.G447]*[.F448]" office:value-type="percentage" office:value="0">
            <text:p>0.00%</text:p>
          </table:table-cell>
          <table:table-cell table:style-name="ce2" table:formula="of:=1-[.G448]" office:value-type="percentage" office:value="1">
            <text:p>100.00%</text:p>
          </table:table-cell>
          <table:table-cell table:style-name="ce2" table:formula="of:=EXP(-[.E447]*([.E447]-1)/2/[.$F$7])" office:value-type="percentage" office:value="1.99217959757533E-080">
            <text:p>0.00%</text:p>
          </table:table-cell>
          <table:table-cell table:formula="of:=1-[.I448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36">
            <text:p>436</text:p>
          </table:table-cell>
          <table:table-cell table:style-name="ce2" table:formula="of:=EXP(-[.E449]*[.E449]/2/[.$F$7])" office:value-type="percentage" office:value="2.3839708755999E-081">
            <text:p>0.00%</text:p>
          </table:table-cell>
          <table:table-cell table:style-name="ce2" table:formula="of:=[.G448]*[.F449]" office:value-type="percentage" office:value="0">
            <text:p>0.00%</text:p>
          </table:table-cell>
          <table:table-cell table:style-name="ce2" table:formula="of:=1-[.G449]" office:value-type="percentage" office:value="1">
            <text:p>100.00%</text:p>
          </table:table-cell>
          <table:table-cell table:style-name="ce2" table:formula="of:=EXP(-[.E448]*([.E448]-1)/2/[.$F$7])" office:value-type="percentage" office:value="8.53485321011282E-081">
            <text:p>0.00%</text:p>
          </table:table-cell>
          <table:table-cell table:formula="of:=1-[.I449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37">
            <text:p>437</text:p>
          </table:table-cell>
          <table:table-cell table:style-name="ce2" table:formula="of:=EXP(-[.E450]*[.E450]/2/[.$F$7])" office:value-type="percentage" office:value="1.01636086686708E-081">
            <text:p>0.00%</text:p>
          </table:table-cell>
          <table:table-cell table:style-name="ce2" table:formula="of:=[.G449]*[.F450]" office:value-type="percentage" office:value="0">
            <text:p>0.00%</text:p>
          </table:table-cell>
          <table:table-cell table:style-name="ce2" table:formula="of:=1-[.G450]" office:value-type="percentage" office:value="1">
            <text:p>100.00%</text:p>
          </table:table-cell>
          <table:table-cell table:style-name="ce2" table:formula="of:=EXP(-[.E449]*([.E449]-1)/2/[.$F$7])" office:value-type="percentage" office:value="3.64934895254035E-081">
            <text:p>0.00%</text:p>
          </table:table-cell>
          <table:table-cell table:formula="of:=1-[.I450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38">
            <text:p>438</text:p>
          </table:table-cell>
          <table:table-cell table:style-name="ce2" table:formula="of:=EXP(-[.E451]*[.E451]/2/[.$F$7])" office:value-type="percentage" office:value="4.32460745974289E-082">
            <text:p>0.00%</text:p>
          </table:table-cell>
          <table:table-cell table:style-name="ce2" table:formula="of:=[.G450]*[.F451]" office:value-type="percentage" office:value="0">
            <text:p>0.00%</text:p>
          </table:table-cell>
          <table:table-cell table:style-name="ce2" table:formula="of:=1-[.G451]" office:value-type="percentage" office:value="1">
            <text:p>100.00%</text:p>
          </table:table-cell>
          <table:table-cell table:style-name="ce2" table:formula="of:=EXP(-[.E450]*([.E450]-1)/2/[.$F$7])" office:value-type="percentage" office:value="1.55735097126087E-081">
            <text:p>0.00%</text:p>
          </table:table-cell>
          <table:table-cell table:formula="of:=1-[.I451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39">
            <text:p>439</text:p>
          </table:table-cell>
          <table:table-cell table:style-name="ce2" table:formula="of:=EXP(-[.E452]*[.E452]/2/[.$F$7])" office:value-type="percentage" office:value="1.83652658671473E-082">
            <text:p>0.00%</text:p>
          </table:table-cell>
          <table:table-cell table:style-name="ce2" table:formula="of:=[.G451]*[.F452]" office:value-type="percentage" office:value="0">
            <text:p>0.00%</text:p>
          </table:table-cell>
          <table:table-cell table:style-name="ce2" table:formula="of:=1-[.G452]" office:value-type="percentage" office:value="1">
            <text:p>100.00%</text:p>
          </table:table-cell>
          <table:table-cell table:style-name="ce2" table:formula="of:=EXP(-[.E451]*([.E451]-1)/2/[.$F$7])" office:value-type="percentage" office:value="6.63299044827679E-082">
            <text:p>0.00%</text:p>
          </table:table-cell>
          <table:table-cell table:formula="of:=1-[.I452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40">
            <text:p>440</text:p>
          </table:table-cell>
          <table:table-cell table:style-name="ce2" table:formula="of:=EXP(-[.E453]*[.E453]/2/[.$F$7])" office:value-type="percentage" office:value="7.7839406365007E-083">
            <text:p>0.00%</text:p>
          </table:table-cell>
          <table:table-cell table:style-name="ce2" table:formula="of:=[.G452]*[.F453]" office:value-type="percentage" office:value="0">
            <text:p>0.00%</text:p>
          </table:table-cell>
          <table:table-cell table:style-name="ce2" table:formula="of:=1-[.G453]" office:value-type="percentage" office:value="1">
            <text:p>100.00%</text:p>
          </table:table-cell>
          <table:table-cell table:style-name="ce2" table:formula="of:=EXP(-[.E452]*([.E452]-1)/2/[.$F$7])" office:value-type="percentage" office:value="2.81957735755861E-082">
            <text:p>0.00%</text:p>
          </table:table-cell>
          <table:table-cell table:formula="of:=1-[.I453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41">
            <text:p>441</text:p>
          </table:table-cell>
          <table:table-cell table:style-name="ce2" table:formula="of:=EXP(-[.E454]*[.E454]/2/[.$F$7])" office:value-type="percentage" office:value="3.29271073125582E-083">
            <text:p>0.00%</text:p>
          </table:table-cell>
          <table:table-cell table:style-name="ce2" table:formula="of:=[.G453]*[.F454]" office:value-type="percentage" office:value="0">
            <text:p>0.00%</text:p>
          </table:table-cell>
          <table:table-cell table:style-name="ce2" table:formula="of:=1-[.G454]" office:value-type="percentage" office:value="1">
            <text:p>100.00%</text:p>
          </table:table-cell>
          <table:table-cell table:style-name="ce2" table:formula="of:=EXP(-[.E453]*([.E453]-1)/2/[.$F$7])" office:value-type="percentage" office:value="1.19621825401183E-082">
            <text:p>0.00%</text:p>
          </table:table-cell>
          <table:table-cell table:formula="of:=1-[.I45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42">
            <text:p>442</text:p>
          </table:table-cell>
          <table:table-cell table:style-name="ce2" table:formula="of:=EXP(-[.E455]*[.E455]/2/[.$F$7])" office:value-type="percentage" office:value="1.3901427900285E-083">
            <text:p>0.00%</text:p>
          </table:table-cell>
          <table:table-cell table:style-name="ce2" table:formula="of:=[.G454]*[.F455]" office:value-type="percentage" office:value="0">
            <text:p>0.00%</text:p>
          </table:table-cell>
          <table:table-cell table:style-name="ce2" table:formula="of:=1-[.G455]" office:value-type="percentage" office:value="1">
            <text:p>100.00%</text:p>
          </table:table-cell>
          <table:table-cell table:style-name="ce2" table:formula="of:=EXP(-[.E454]*([.E454]-1)/2/[.$F$7])" office:value-type="percentage" office:value="5.06510677540351E-083">
            <text:p>0.00%</text:p>
          </table:table-cell>
          <table:table-cell table:formula="of:=1-[.I455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43">
            <text:p>443</text:p>
          </table:table-cell>
          <table:table-cell table:style-name="ce2" table:formula="of:=EXP(-[.E456]*[.E456]/2/[.$F$7])" office:value-type="percentage" office:value="5.8575635987374E-084">
            <text:p>0.00%</text:p>
          </table:table-cell>
          <table:table-cell table:style-name="ce2" table:formula="of:=[.G455]*[.F456]" office:value-type="percentage" office:value="0">
            <text:p>0.00%</text:p>
          </table:table-cell>
          <table:table-cell table:style-name="ce2" table:formula="of:=1-[.G456]" office:value-type="percentage" office:value="1">
            <text:p>100.00%</text:p>
          </table:table-cell>
          <table:table-cell table:style-name="ce2" table:formula="of:=EXP(-[.E455]*([.E455]-1)/2/[.$F$7])" office:value-type="percentage" office:value="2.1405163682583E-083">
            <text:p>0.00%</text:p>
          </table:table-cell>
          <table:table-cell table:formula="of:=1-[.I456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44">
            <text:p>444</text:p>
          </table:table-cell>
          <table:table-cell table:style-name="ce2" table:formula="of:=EXP(-[.E457]*[.E457]/2/[.$F$7])" office:value-type="percentage" office:value="2.46335147636212E-084">
            <text:p>0.00%</text:p>
          </table:table-cell>
          <table:table-cell table:style-name="ce2" table:formula="of:=[.G456]*[.F457]" office:value-type="percentage" office:value="0">
            <text:p>0.00%</text:p>
          </table:table-cell>
          <table:table-cell table:style-name="ce2" table:formula="of:=1-[.G457]" office:value-type="percentage" office:value="1">
            <text:p>100.00%</text:p>
          </table:table-cell>
          <table:table-cell table:style-name="ce2" table:formula="of:=EXP(-[.E456]*([.E456]-1)/2/[.$F$7])" office:value-type="percentage" office:value="9.02818126189182E-084">
            <text:p>0.00%</text:p>
          </table:table-cell>
          <table:table-cell table:formula="of:=1-[.I457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45">
            <text:p>445</text:p>
          </table:table-cell>
          <table:table-cell table:style-name="ce2" table:formula="of:=EXP(-[.E458]*[.E458]/2/[.$F$7])" office:value-type="percentage" office:value="1.03392139098091E-084">
            <text:p>0.00%</text:p>
          </table:table-cell>
          <table:table-cell table:style-name="ce2" table:formula="of:=[.G457]*[.F458]" office:value-type="percentage" office:value="0">
            <text:p>0.00%</text:p>
          </table:table-cell>
          <table:table-cell table:style-name="ce2" table:formula="of:=1-[.G458]" office:value-type="percentage" office:value="1">
            <text:p>100.00%</text:p>
          </table:table-cell>
          <table:table-cell table:style-name="ce2" table:formula="of:=EXP(-[.E457]*([.E457]-1)/2/[.$F$7])" office:value-type="percentage" office:value="3.80043890546164E-084">
            <text:p>0.00%</text:p>
          </table:table-cell>
          <table:table-cell table:formula="of:=1-[.I458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46">
            <text:p>446</text:p>
          </table:table-cell>
          <table:table-cell table:style-name="ce2" table:formula="of:=EXP(-[.E459]*[.E459]/2/[.$F$7])" office:value-type="percentage" office:value="4.33112210240526E-085">
            <text:p>0.00%</text:p>
          </table:table-cell>
          <table:table-cell table:style-name="ce2" table:formula="of:=[.G458]*[.F459]" office:value-type="percentage" office:value="0">
            <text:p>0.00%</text:p>
          </table:table-cell>
          <table:table-cell table:style-name="ce2" table:formula="of:=1-[.G459]" office:value-type="percentage" office:value="1">
            <text:p>100.00%</text:p>
          </table:table-cell>
          <table:table-cell table:style-name="ce2" table:formula="of:=EXP(-[.E458]*([.E458]-1)/2/[.$F$7])" office:value-type="percentage" office:value="1.59668413229191E-084">
            <text:p>0.00%</text:p>
          </table:table-cell>
          <table:table-cell table:formula="of:=1-[.I459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47">
            <text:p>447</text:p>
          </table:table-cell>
          <table:table-cell table:style-name="ce2" table:formula="of:=EXP(-[.E460]*[.E460]/2/[.$F$7])" office:value-type="percentage" office:value="1.81077755602316E-085">
            <text:p>0.00%</text:p>
          </table:table-cell>
          <table:table-cell table:style-name="ce2" table:formula="of:=[.G459]*[.F460]" office:value-type="percentage" office:value="0">
            <text:p>0.00%</text:p>
          </table:table-cell>
          <table:table-cell table:style-name="ce2" table:formula="of:=1-[.G460]" office:value-type="percentage" office:value="1">
            <text:p>100.00%</text:p>
          </table:table-cell>
          <table:table-cell table:style-name="ce2" table:formula="of:=EXP(-[.E459]*([.E459]-1)/2/[.$F$7])" office:value-type="percentage" office:value="6.69508402512552E-085">
            <text:p>0.00%</text:p>
          </table:table-cell>
          <table:table-cell table:formula="of:=1-[.I460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48">
            <text:p>448</text:p>
          </table:table-cell>
          <table:table-cell table:style-name="ce2" table:formula="of:=EXP(-[.E461]*[.E461]/2/[.$F$7])" office:value-type="percentage" office:value="7.55581901971196E-086">
            <text:p>0.00%</text:p>
          </table:table-cell>
          <table:table-cell table:style-name="ce2" table:formula="of:=[.G460]*[.F461]" office:value-type="percentage" office:value="0">
            <text:p>0.00%</text:p>
          </table:table-cell>
          <table:table-cell table:style-name="ce2" table:formula="of:=1-[.G461]" office:value-type="percentage" office:value="1">
            <text:p>100.00%</text:p>
          </table:table-cell>
          <table:table-cell table:style-name="ce2" table:formula="of:=EXP(-[.E460]*([.E460]-1)/2/[.$F$7])" office:value-type="percentage" office:value="2.80184962511978E-085">
            <text:p>0.00%</text:p>
          </table:table-cell>
          <table:table-cell table:formula="of:=1-[.I461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49">
            <text:p>449</text:p>
          </table:table-cell>
          <table:table-cell table:style-name="ce2" table:formula="of:=EXP(-[.E462]*[.E462]/2/[.$F$7])" office:value-type="percentage" office:value="3.14665956621703E-086">
            <text:p>0.00%</text:p>
          </table:table-cell>
          <table:table-cell table:style-name="ce2" table:formula="of:=[.G461]*[.F462]" office:value-type="percentage" office:value="0">
            <text:p>0.00%</text:p>
          </table:table-cell>
          <table:table-cell table:style-name="ce2" table:formula="of:=1-[.G462]" office:value-type="percentage" office:value="1">
            <text:p>100.00%</text:p>
          </table:table-cell>
          <table:table-cell table:style-name="ce2" table:formula="of:=EXP(-[.E461]*([.E461]-1)/2/[.$F$7])" office:value-type="percentage" office:value="1.17026814287259E-085">
            <text:p>0.00%</text:p>
          </table:table-cell>
          <table:table-cell table:formula="of:=1-[.I462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50">
            <text:p>450</text:p>
          </table:table-cell>
          <table:table-cell table:style-name="ce2" table:formula="of:=EXP(-[.E463]*[.E463]/2/[.$F$7])" office:value-type="percentage" office:value="1.3078855477521E-086">
            <text:p>0.00%</text:p>
          </table:table-cell>
          <table:table-cell table:style-name="ce2" table:formula="of:=[.G462]*[.F463]" office:value-type="percentage" office:value="0">
            <text:p>0.00%</text:p>
          </table:table-cell>
          <table:table-cell table:style-name="ce2" table:formula="of:=1-[.G463]" office:value-type="percentage" office:value="1">
            <text:p>100.00%</text:p>
          </table:table-cell>
          <table:table-cell table:style-name="ce2" table:formula="of:=EXP(-[.E462]*([.E462]-1)/2/[.$F$7])" office:value-type="percentage" office:value="4.87840341603287E-086">
            <text:p>0.00%</text:p>
          </table:table-cell>
          <table:table-cell table:formula="of:=1-[.I463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51">
            <text:p>451</text:p>
          </table:table-cell>
          <table:table-cell table:style-name="ce2" table:formula="of:=EXP(-[.E464]*[.E464]/2/[.$F$7])" office:value-type="percentage" office:value="5.42552152247952E-087">
            <text:p>0.00%</text:p>
          </table:table-cell>
          <table:table-cell table:style-name="ce2" table:formula="of:=[.G463]*[.F464]" office:value-type="percentage" office:value="0">
            <text:p>0.00%</text:p>
          </table:table-cell>
          <table:table-cell table:style-name="ce2" table:formula="of:=1-[.G464]" office:value-type="percentage" office:value="1">
            <text:p>100.00%</text:p>
          </table:table-cell>
          <table:table-cell table:style-name="ce2" table:formula="of:=EXP(-[.E463]*([.E463]-1)/2/[.$F$7])" office:value-type="percentage" office:value="2.02965306090185E-086">
            <text:p>0.00%</text:p>
          </table:table-cell>
          <table:table-cell table:formula="of:=1-[.I46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52">
            <text:p>452</text:p>
          </table:table-cell>
          <table:table-cell table:style-name="ce2" table:formula="of:=EXP(-[.E465]*[.E465]/2/[.$F$7])" office:value-type="percentage" office:value="2.24628578611671E-087">
            <text:p>0.00%</text:p>
          </table:table-cell>
          <table:table-cell table:style-name="ce2" table:formula="of:=[.G464]*[.F465]" office:value-type="percentage" office:value="0">
            <text:p>0.00%</text:p>
          </table:table-cell>
          <table:table-cell table:style-name="ce2" table:formula="of:=1-[.G465]" office:value-type="percentage" office:value="1">
            <text:p>100.00%</text:p>
          </table:table-cell>
          <table:table-cell table:style-name="ce2" table:formula="of:=EXP(-[.E464]*([.E464]-1)/2/[.$F$7])" office:value-type="percentage" office:value="8.42786700333277E-087">
            <text:p>0.00%</text:p>
          </table:table-cell>
          <table:table-cell table:formula="of:=1-[.I465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53">
            <text:p>453</text:p>
          </table:table-cell>
          <table:table-cell table:style-name="ce2" table:formula="of:=EXP(-[.E466]*[.E466]/2/[.$F$7])" office:value-type="percentage" office:value="9.28197289805718E-088">
            <text:p>0.00%</text:p>
          </table:table-cell>
          <table:table-cell table:style-name="ce2" table:formula="of:=[.G465]*[.F466]" office:value-type="percentage" office:value="0">
            <text:p>0.00%</text:p>
          </table:table-cell>
          <table:table-cell table:style-name="ce2" table:formula="of:=1-[.G466]" office:value-type="percentage" office:value="1">
            <text:p>100.00%</text:p>
          </table:table-cell>
          <table:table-cell table:style-name="ce2" table:formula="of:=EXP(-[.E465]*([.E465]-1)/2/[.$F$7])" office:value-type="percentage" office:value="3.49273235793209E-087">
            <text:p>0.00%</text:p>
          </table:table-cell>
          <table:table-cell table:formula="of:=1-[.I466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54">
            <text:p>454</text:p>
          </table:table-cell>
          <table:table-cell table:style-name="ce2" table:formula="of:=EXP(-[.E467]*[.E467]/2/[.$F$7])" office:value-type="percentage" office:value="3.82795965265361E-088">
            <text:p>0.00%</text:p>
          </table:table-cell>
          <table:table-cell table:style-name="ce2" table:formula="of:=[.G466]*[.F467]" office:value-type="percentage" office:value="0">
            <text:p>0.00%</text:p>
          </table:table-cell>
          <table:table-cell table:style-name="ce2" table:formula="of:=1-[.G467]" office:value-type="percentage" office:value="1">
            <text:p>100.00%</text:p>
          </table:table-cell>
          <table:table-cell table:style-name="ce2" table:formula="of:=EXP(-[.E466]*([.E466]-1)/2/[.$F$7])" office:value-type="percentage" office:value="1.4446568805797E-087">
            <text:p>0.00%</text:p>
          </table:table-cell>
          <table:table-cell table:formula="of:=1-[.I467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55">
            <text:p>455</text:p>
          </table:table-cell>
          <table:table-cell table:style-name="ce2" table:formula="of:=EXP(-[.E468]*[.E468]/2/[.$F$7])" office:value-type="percentage" office:value="1.57560073873821E-088">
            <text:p>0.00%</text:p>
          </table:table-cell>
          <table:table-cell table:style-name="ce2" table:formula="of:=[.G467]*[.F468]" office:value-type="percentage" office:value="0">
            <text:p>0.00%</text:p>
          </table:table-cell>
          <table:table-cell table:style-name="ce2" table:formula="of:=1-[.G468]" office:value-type="percentage" office:value="1">
            <text:p>100.00%</text:p>
          </table:table-cell>
          <table:table-cell table:style-name="ce2" table:formula="of:=EXP(-[.E467]*([.E467]-1)/2/[.$F$7])" office:value-type="percentage" office:value="5.96370128010579E-088">
            <text:p>0.00%</text:p>
          </table:table-cell>
          <table:table-cell table:formula="of:=1-[.I468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56">
            <text:p>456</text:p>
          </table:table-cell>
          <table:table-cell table:style-name="ce2" table:formula="of:=EXP(-[.E469]*[.E469]/2/[.$F$7])" office:value-type="percentage" office:value="6.47257018704763E-089">
            <text:p>0.00%</text:p>
          </table:table-cell>
          <table:table-cell table:style-name="ce2" table:formula="of:=[.G468]*[.F469]" office:value-type="percentage" office:value="0">
            <text:p>0.00%</text:p>
          </table:table-cell>
          <table:table-cell table:style-name="ce2" table:formula="of:=1-[.G469]" office:value-type="percentage" office:value="1">
            <text:p>100.00%</text:p>
          </table:table-cell>
          <table:table-cell table:style-name="ce2" table:formula="of:=EXP(-[.E468]*([.E468]-1)/2/[.$F$7])" office:value-type="percentage" office:value="2.45707731056644E-088">
            <text:p>0.00%</text:p>
          </table:table-cell>
          <table:table-cell table:formula="of:=1-[.I469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57">
            <text:p>457</text:p>
          </table:table-cell>
          <table:table-cell table:style-name="ce2" table:formula="of:=EXP(-[.E470]*[.E470]/2/[.$F$7])" office:value-type="percentage" office:value="2.65374463925722E-089">
            <text:p>0.00%</text:p>
          </table:table-cell>
          <table:table-cell table:style-name="ce2" table:formula="of:=[.G469]*[.F470]" office:value-type="percentage" office:value="0">
            <text:p>0.00%</text:p>
          </table:table-cell>
          <table:table-cell table:style-name="ce2" table:formula="of:=1-[.G470]" office:value-type="percentage" office:value="1">
            <text:p>100.00%</text:p>
          </table:table-cell>
          <table:table-cell table:style-name="ce2" table:formula="of:=EXP(-[.E469]*([.E469]-1)/2/[.$F$7])" office:value-type="percentage" office:value="1.01035391814354E-088">
            <text:p>0.00%</text:p>
          </table:table-cell>
          <table:table-cell table:formula="of:=1-[.I470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58">
            <text:p>458</text:p>
          </table:table-cell>
          <table:table-cell table:style-name="ce2" table:formula="of:=EXP(-[.E471]*[.E471]/2/[.$F$7])" office:value-type="percentage" office:value="1.08590856803385E-089">
            <text:p>0.00%</text:p>
          </table:table-cell>
          <table:table-cell table:style-name="ce2" table:formula="of:=[.G470]*[.F471]" office:value-type="percentage" office:value="0">
            <text:p>0.00%</text:p>
          </table:table-cell>
          <table:table-cell table:style-name="ce2" table:formula="of:=1-[.G471]" office:value-type="percentage" office:value="1">
            <text:p>100.00%</text:p>
          </table:table-cell>
          <table:table-cell table:style-name="ce2" table:formula="of:=EXP(-[.E470]*([.E470]-1)/2/[.$F$7])" office:value-type="percentage" office:value="4.14648412540784E-089">
            <text:p>0.00%</text:p>
          </table:table-cell>
          <table:table-cell table:formula="of:=1-[.I471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59">
            <text:p>459</text:p>
          </table:table-cell>
          <table:table-cell table:style-name="ce2" table:formula="of:=EXP(-[.E472]*[.E472]/2/[.$F$7])" office:value-type="percentage" office:value="4.43485227794363E-090">
            <text:p>0.00%</text:p>
          </table:table-cell>
          <table:table-cell table:style-name="ce2" table:formula="of:=[.G471]*[.F472]" office:value-type="percentage" office:value="0">
            <text:p>0.00%</text:p>
          </table:table-cell>
          <table:table-cell table:style-name="ce2" table:formula="of:=1-[.G472]" office:value-type="percentage" office:value="1">
            <text:p>100.00%</text:p>
          </table:table-cell>
          <table:table-cell table:style-name="ce2" table:formula="of:=EXP(-[.E471]*([.E471]-1)/2/[.$F$7])" office:value-type="percentage" office:value="1.69839324048872E-089">
            <text:p>0.00%</text:p>
          </table:table-cell>
          <table:table-cell table:formula="of:=1-[.I472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60">
            <text:p>460</text:p>
          </table:table-cell>
          <table:table-cell table:style-name="ce2" table:formula="of:=EXP(-[.E473]*[.E473]/2/[.$F$7])" office:value-type="percentage" office:value="1.80766032226183E-090">
            <text:p>0.00%</text:p>
          </table:table-cell>
          <table:table-cell table:style-name="ce2" table:formula="of:=[.G472]*[.F473]" office:value-type="percentage" office:value="0">
            <text:p>0.00%</text:p>
          </table:table-cell>
          <table:table-cell table:style-name="ce2" table:formula="of:=1-[.G473]" office:value-type="percentage" office:value="1">
            <text:p>100.00%</text:p>
          </table:table-cell>
          <table:table-cell table:style-name="ce2" table:formula="of:=EXP(-[.E472]*([.E472]-1)/2/[.$F$7])" office:value-type="percentage" office:value="6.94301761228167E-090">
            <text:p>0.00%</text:p>
          </table:table-cell>
          <table:table-cell table:formula="of:=1-[.I473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61">
            <text:p>461</text:p>
          </table:table-cell>
          <table:table-cell table:style-name="ce2" table:formula="of:=EXP(-[.E474]*[.E474]/2/[.$F$7])" office:value-type="percentage" office:value="7.35370597147763E-091">
            <text:p>0.00%</text:p>
          </table:table-cell>
          <table:table-cell table:style-name="ce2" table:formula="of:=[.G473]*[.F474]" office:value-type="percentage" office:value="0">
            <text:p>0.00%</text:p>
          </table:table-cell>
          <table:table-cell table:style-name="ce2" table:formula="of:=1-[.G474]" office:value-type="percentage" office:value="1">
            <text:p>100.00%</text:p>
          </table:table-cell>
          <table:table-cell table:style-name="ce2" table:formula="of:=EXP(-[.E473]*([.E473]-1)/2/[.$F$7])" office:value-type="percentage" office:value="2.83276175079705E-090">
            <text:p>0.00%</text:p>
          </table:table-cell>
          <table:table-cell table:formula="of:=1-[.I47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62">
            <text:p>462</text:p>
          </table:table-cell>
          <table:table-cell table:style-name="ce2" table:formula="of:=EXP(-[.E475]*[.E475]/2/[.$F$7])" office:value-type="percentage" office:value="2.98570891902519E-091">
            <text:p>0.00%</text:p>
          </table:table-cell>
          <table:table-cell table:style-name="ce2" table:formula="of:=[.G474]*[.F475]" office:value-type="percentage" office:value="0">
            <text:p>0.00%</text:p>
          </table:table-cell>
          <table:table-cell table:style-name="ce2" table:formula="of:=1-[.G475]" office:value-type="percentage" office:value="1">
            <text:p>100.00%</text:p>
          </table:table-cell>
          <table:table-cell table:style-name="ce2" table:formula="of:=EXP(-[.E474]*([.E474]-1)/2/[.$F$7])" office:value-type="percentage" office:value="1.15351594244039E-090">
            <text:p>0.00%</text:p>
          </table:table-cell>
          <table:table-cell table:formula="of:=1-[.I475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63">
            <text:p>463</text:p>
          </table:table-cell>
          <table:table-cell table:style-name="ce2" table:formula="of:=EXP(-[.E476]*[.E476]/2/[.$F$7])" office:value-type="percentage" office:value="1.20987482029854E-091">
            <text:p>0.00%</text:p>
          </table:table-cell>
          <table:table-cell table:style-name="ce2" table:formula="of:=[.G475]*[.F476]" office:value-type="percentage" office:value="0">
            <text:p>0.00%</text:p>
          </table:table-cell>
          <table:table-cell table:style-name="ce2" table:formula="of:=1-[.G476]" office:value-type="percentage" office:value="1">
            <text:p>100.00%</text:p>
          </table:table-cell>
          <table:table-cell table:style-name="ce2" table:formula="of:=EXP(-[.E475]*([.E475]-1)/2/[.$F$7])" office:value-type="percentage" office:value="4.68801422896159E-091">
            <text:p>0.00%</text:p>
          </table:table-cell>
          <table:table-cell table:formula="of:=1-[.I476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64">
            <text:p>464</text:p>
          </table:table-cell>
          <table:table-cell table:style-name="ce2" table:formula="of:=EXP(-[.E477]*[.E477]/2/[.$F$7])" office:value-type="percentage" office:value="4.89311226209736E-092">
            <text:p>0.00%</text:p>
          </table:table-cell>
          <table:table-cell table:style-name="ce2" table:formula="of:=[.G476]*[.F477]" office:value-type="percentage" office:value="0">
            <text:p>0.00%</text:p>
          </table:table-cell>
          <table:table-cell table:style-name="ce2" table:formula="of:=1-[.G477]" office:value-type="percentage" office:value="1">
            <text:p>100.00%</text:p>
          </table:table-cell>
          <table:table-cell table:style-name="ce2" table:formula="of:=EXP(-[.E476]*([.E476]-1)/2/[.$F$7])" office:value-type="percentage" office:value="1.90154238314271E-091">
            <text:p>0.00%</text:p>
          </table:table-cell>
          <table:table-cell table:formula="of:=1-[.I477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65">
            <text:p>465</text:p>
          </table:table-cell>
          <table:table-cell table:style-name="ce2" table:formula="of:=EXP(-[.E478]*[.E478]/2/[.$F$7])" office:value-type="percentage" office:value="1.97506635044776E-092">
            <text:p>0.00%</text:p>
          </table:table-cell>
          <table:table-cell table:style-name="ce2" table:formula="of:=[.G477]*[.F478]" office:value-type="percentage" office:value="0">
            <text:p>0.00%</text:p>
          </table:table-cell>
          <table:table-cell table:style-name="ce2" table:formula="of:=1-[.G478]" office:value-type="percentage" office:value="1">
            <text:p>100.00%</text:p>
          </table:table-cell>
          <table:table-cell table:style-name="ce2" table:formula="of:=EXP(-[.E477]*([.E477]-1)/2/[.$F$7])" office:value-type="percentage" office:value="7.69794611873538E-092">
            <text:p>0.00%</text:p>
          </table:table-cell>
          <table:table-cell table:formula="of:=1-[.I478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66">
            <text:p>466</text:p>
          </table:table-cell>
          <table:table-cell table:style-name="ce2" table:formula="of:=EXP(-[.E479]*[.E479]/2/[.$F$7])" office:value-type="percentage" office:value="7.95664476011269E-093">
            <text:p>0.00%</text:p>
          </table:table-cell>
          <table:table-cell table:style-name="ce2" table:formula="of:=[.G478]*[.F479]" office:value-type="percentage" office:value="0">
            <text:p>0.00%</text:p>
          </table:table-cell>
          <table:table-cell table:style-name="ce2" table:formula="of:=1-[.G479]" office:value-type="percentage" office:value="1">
            <text:p>100.00%</text:p>
          </table:table-cell>
          <table:table-cell table:style-name="ce2" table:formula="of:=EXP(-[.E478]*([.E478]-1)/2/[.$F$7])" office:value-type="percentage" office:value="3.11025138916156E-092">
            <text:p>0.00%</text:p>
          </table:table-cell>
          <table:table-cell table:formula="of:=1-[.I479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67">
            <text:p>467</text:p>
          </table:table-cell>
          <table:table-cell table:style-name="ce2" table:formula="of:=EXP(-[.E480]*[.E480]/2/[.$F$7])" office:value-type="percentage" office:value="3.19911620571797E-093">
            <text:p>0.00%</text:p>
          </table:table-cell>
          <table:table-cell table:style-name="ce2" table:formula="of:=[.G479]*[.F480]" office:value-type="percentage" office:value="0">
            <text:p>0.00%</text:p>
          </table:table-cell>
          <table:table-cell table:style-name="ce2" table:formula="of:=1-[.G480]" office:value-type="percentage" office:value="1">
            <text:p>100.00%</text:p>
          </table:table-cell>
          <table:table-cell table:style-name="ce2" table:formula="of:=EXP(-[.E479]*([.E479]-1)/2/[.$F$7])" office:value-type="percentage" office:value="1.2542031497083E-092">
            <text:p>0.00%</text:p>
          </table:table-cell>
          <table:table-cell table:formula="of:=1-[.I480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68">
            <text:p>468</text:p>
          </table:table-cell>
          <table:table-cell table:style-name="ce2" table:formula="of:=EXP(-[.E481]*[.E481]/2/[.$F$7])" office:value-type="percentage" office:value="1.28375406459722E-093">
            <text:p>0.00%</text:p>
          </table:table-cell>
          <table:table-cell table:style-name="ce2" table:formula="of:=[.G480]*[.F481]" office:value-type="percentage" office:value="0">
            <text:p>0.00%</text:p>
          </table:table-cell>
          <table:table-cell table:style-name="ce2" table:formula="of:=1-[.G481]" office:value-type="percentage" office:value="1">
            <text:p>100.00%</text:p>
          </table:table-cell>
          <table:table-cell table:style-name="ce2" table:formula="of:=EXP(-[.E480]*([.E480]-1)/2/[.$F$7])" office:value-type="percentage" office:value="5.0476827341211E-093">
            <text:p>0.00%</text:p>
          </table:table-cell>
          <table:table-cell table:formula="of:=1-[.I481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69">
            <text:p>469</text:p>
          </table:table-cell>
          <table:table-cell table:style-name="ce2" table:formula="of:=EXP(-[.E482]*[.E482]/2/[.$F$7])" office:value-type="percentage" office:value="5.14144762510802E-094">
            <text:p>0.00%</text:p>
          </table:table-cell>
          <table:table-cell table:style-name="ce2" table:formula="of:=[.G481]*[.F482]" office:value-type="percentage" office:value="0">
            <text:p>0.00%</text:p>
          </table:table-cell>
          <table:table-cell table:style-name="ce2" table:formula="of:=1-[.G482]" office:value-type="percentage" office:value="1">
            <text:p>100.00%</text:p>
          </table:table-cell>
          <table:table-cell table:style-name="ce2" table:formula="of:=EXP(-[.E481]*([.E481]-1)/2/[.$F$7])" office:value-type="percentage" office:value="2.02753323391458E-093">
            <text:p>0.00%</text:p>
          </table:table-cell>
          <table:table-cell table:formula="of:=1-[.I482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70">
            <text:p>470</text:p>
          </table:table-cell>
          <table:table-cell table:style-name="ce2" table:formula="of:=EXP(-[.E483]*[.E483]/2/[.$F$7])" office:value-type="percentage" office:value="2.05513695693985E-094">
            <text:p>0.00%</text:p>
          </table:table-cell>
          <table:table-cell table:style-name="ce2" table:formula="of:=[.G482]*[.F483]" office:value-type="percentage" office:value="0">
            <text:p>0.00%</text:p>
          </table:table-cell>
          <table:table-cell table:style-name="ce2" table:formula="of:=1-[.G483]" office:value-type="percentage" office:value="1">
            <text:p>100.00%</text:p>
          </table:table-cell>
          <table:table-cell table:style-name="ce2" table:formula="of:=EXP(-[.E482]*([.E482]-1)/2/[.$F$7])" office:value-type="percentage" office:value="8.12822434080664E-094">
            <text:p>0.00%</text:p>
          </table:table-cell>
          <table:table-cell table:formula="of:=1-[.I483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71">
            <text:p>471</text:p>
          </table:table-cell>
          <table:table-cell table:style-name="ce2" table:formula="of:=EXP(-[.E484]*[.E484]/2/[.$F$7])" office:value-type="percentage" office:value="8.1987546594209E-095">
            <text:p>0.00%</text:p>
          </table:table-cell>
          <table:table-cell table:style-name="ce2" table:formula="of:=[.G483]*[.F484]" office:value-type="percentage" office:value="0">
            <text:p>0.00%</text:p>
          </table:table-cell>
          <table:table-cell table:style-name="ce2" table:formula="of:=1-[.G484]" office:value-type="percentage" office:value="1">
            <text:p>100.00%</text:p>
          </table:table-cell>
          <table:table-cell table:style-name="ce2" table:formula="of:=EXP(-[.E483]*([.E483]-1)/2/[.$F$7])" office:value-type="percentage" office:value="3.25218431152524E-094">
            <text:p>0.00%</text:p>
          </table:table-cell>
          <table:table-cell table:formula="of:=1-[.I48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72">
            <text:p>472</text:p>
          </table:table-cell>
          <table:table-cell table:style-name="ce2" table:formula="of:=EXP(-[.E485]*[.E485]/2/[.$F$7])" office:value-type="percentage" office:value="3.26442564464407E-095">
            <text:p>0.00%</text:p>
          </table:table-cell>
          <table:table-cell table:style-name="ce2" table:formula="of:=[.G484]*[.F485]" office:value-type="percentage" office:value="0">
            <text:p>0.00%</text:p>
          </table:table-cell>
          <table:table-cell table:style-name="ce2" table:formula="of:=1-[.G485]" office:value-type="percentage" office:value="1">
            <text:p>100.00%</text:p>
          </table:table-cell>
          <table:table-cell table:style-name="ce2" table:formula="of:=EXP(-[.E484]*([.E484]-1)/2/[.$F$7])" office:value-type="percentage" office:value="1.29869266536102E-094">
            <text:p>0.00%</text:p>
          </table:table-cell>
          <table:table-cell table:formula="of:=1-[.I485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73">
            <text:p>473</text:p>
          </table:table-cell>
          <table:table-cell table:style-name="ce2" table:formula="of:=EXP(-[.E486]*[.E486]/2/[.$F$7])" office:value-type="percentage" office:value="1.29723136211327E-095">
            <text:p>0.00%</text:p>
          </table:table-cell>
          <table:table-cell table:style-name="ce2" table:formula="of:=[.G485]*[.F486]" office:value-type="percentage" office:value="0">
            <text:p>0.00%</text:p>
          </table:table-cell>
          <table:table-cell table:style-name="ce2" table:formula="of:=1-[.G486]" office:value-type="percentage" office:value="1">
            <text:p>100.00%</text:p>
          </table:table-cell>
          <table:table-cell table:style-name="ce2" table:formula="of:=EXP(-[.E485]*([.E485]-1)/2/[.$F$7])" office:value-type="percentage" office:value="5.17594191129815E-095">
            <text:p>0.00%</text:p>
          </table:table-cell>
          <table:table-cell table:formula="of:=1-[.I486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74">
            <text:p>474</text:p>
          </table:table-cell>
          <table:table-cell table:style-name="ce2" table:formula="of:=EXP(-[.E487]*[.E487]/2/[.$F$7])" office:value-type="percentage" office:value="5.14493470080689E-096">
            <text:p>0.00%</text:p>
          </table:table-cell>
          <table:table-cell table:style-name="ce2" table:formula="of:=[.G486]*[.F487]" office:value-type="percentage" office:value="0">
            <text:p>0.00%</text:p>
          </table:table-cell>
          <table:table-cell table:style-name="ce2" table:formula="of:=1-[.G487]" office:value-type="percentage" office:value="1">
            <text:p>100.00%</text:p>
          </table:table-cell>
          <table:table-cell table:style-name="ce2" table:formula="of:=EXP(-[.E486]*([.E486]-1)/2/[.$F$7])" office:value-type="percentage" office:value="2.05884744690598E-095">
            <text:p>0.00%</text:p>
          </table:table-cell>
          <table:table-cell table:formula="of:=1-[.I487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75">
            <text:p>475</text:p>
          </table:table-cell>
          <table:table-cell table:style-name="ce2" table:formula="of:=EXP(-[.E488]*[.E488]/2/[.$F$7])" office:value-type="percentage" office:value="2.03654524506071E-096">
            <text:p>0.00%</text:p>
          </table:table-cell>
          <table:table-cell table:style-name="ce2" table:formula="of:=[.G487]*[.F488]" office:value-type="percentage" office:value="0">
            <text:p>0.00%</text:p>
          </table:table-cell>
          <table:table-cell table:style-name="ce2" table:formula="of:=1-[.G488]" office:value-type="percentage" office:value="1">
            <text:p>100.00%</text:p>
          </table:table-cell>
          <table:table-cell table:style-name="ce2" table:formula="of:=EXP(-[.E487]*([.E487]-1)/2/[.$F$7])" office:value-type="percentage" office:value="8.17354976629838E-096">
            <text:p>0.00%</text:p>
          </table:table-cell>
          <table:table-cell table:formula="of:=1-[.I488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76">
            <text:p>476</text:p>
          </table:table-cell>
          <table:table-cell table:style-name="ce2" table:formula="of:=EXP(-[.E489]*[.E489]/2/[.$F$7])" office:value-type="percentage" office:value="8.04562946524804E-097">
            <text:p>0.00%</text:p>
          </table:table-cell>
          <table:table-cell table:style-name="ce2" table:formula="of:=[.G488]*[.F489]" office:value-type="percentage" office:value="0">
            <text:p>0.00%</text:p>
          </table:table-cell>
          <table:table-cell table:style-name="ce2" table:formula="of:=1-[.G489]" office:value-type="percentage" office:value="1">
            <text:p>100.00%</text:p>
          </table:table-cell>
          <table:table-cell table:style-name="ce2" table:formula="of:=EXP(-[.E488]*([.E488]-1)/2/[.$F$7])" office:value-type="percentage" office:value="3.23853819116767E-096">
            <text:p>0.00%</text:p>
          </table:table-cell>
          <table:table-cell table:formula="of:=1-[.I489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77">
            <text:p>477</text:p>
          </table:table-cell>
          <table:table-cell table:style-name="ce2" table:formula="of:=EXP(-[.E490]*[.E490]/2/[.$F$7])" office:value-type="percentage" office:value="3.1723256356769E-097">
            <text:p>0.00%</text:p>
          </table:table-cell>
          <table:table-cell table:style-name="ce2" table:formula="of:=[.G489]*[.F490]" office:value-type="percentage" office:value="0">
            <text:p>0.00%</text:p>
          </table:table-cell>
          <table:table-cell table:style-name="ce2" table:formula="of:=1-[.G490]" office:value-type="percentage" office:value="1">
            <text:p>100.00%</text:p>
          </table:table-cell>
          <table:table-cell table:style-name="ce2" table:formula="of:=EXP(-[.E489]*([.E489]-1)/2/[.$F$7])" office:value-type="percentage" office:value="1.2806755055385E-096">
            <text:p>0.00%</text:p>
          </table:table-cell>
          <table:table-cell table:formula="of:=1-[.I490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78">
            <text:p>478</text:p>
          </table:table-cell>
          <table:table-cell table:style-name="ce2" table:formula="of:=EXP(-[.E491]*[.E491]/2/[.$F$7])" office:value-type="percentage" office:value="1.24838132283723E-097">
            <text:p>0.00%</text:p>
          </table:table-cell>
          <table:table-cell table:style-name="ce2" table:formula="of:=[.G490]*[.F491]" office:value-type="percentage" office:value="0">
            <text:p>0.00%</text:p>
          </table:table-cell>
          <table:table-cell table:style-name="ce2" table:formula="of:=1-[.G491]" office:value-type="percentage" office:value="1">
            <text:p>100.00%</text:p>
          </table:table-cell>
          <table:table-cell table:style-name="ce2" table:formula="of:=EXP(-[.E490]*([.E490]-1)/2/[.$F$7])" office:value-type="percentage" office:value="5.05453201940087E-097">
            <text:p>0.00%</text:p>
          </table:table-cell>
          <table:table-cell table:formula="of:=1-[.I491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79">
            <text:p>479</text:p>
          </table:table-cell>
          <table:table-cell table:style-name="ce2" table:formula="of:=EXP(-[.E492]*[.E492]/2/[.$F$7])" office:value-type="percentage" office:value="4.9030749588499E-098">
            <text:p>0.00%</text:p>
          </table:table-cell>
          <table:table-cell table:style-name="ce2" table:formula="of:=[.G491]*[.F492]" office:value-type="percentage" office:value="0">
            <text:p>0.00%</text:p>
          </table:table-cell>
          <table:table-cell table:style-name="ce2" table:formula="of:=1-[.G492]" office:value-type="percentage" office:value="1">
            <text:p>100.00%</text:p>
          </table:table-cell>
          <table:table-cell table:style-name="ce2" table:formula="of:=EXP(-[.E491]*([.E491]-1)/2/[.$F$7])" office:value-type="percentage" office:value="1.99101517215549E-097">
            <text:p>0.00%</text:p>
          </table:table-cell>
          <table:table-cell table:formula="of:=1-[.I492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80">
            <text:p>480</text:p>
          </table:table-cell>
          <table:table-cell table:style-name="ce2" table:formula="of:=EXP(-[.E493]*[.E493]/2/[.$F$7])" office:value-type="percentage" office:value="1.92194772782385E-098">
            <text:p>0.00%</text:p>
          </table:table-cell>
          <table:table-cell table:style-name="ce2" table:formula="of:=[.G492]*[.F493]" office:value-type="percentage" office:value="0">
            <text:p>0.00%</text:p>
          </table:table-cell>
          <table:table-cell table:style-name="ce2" table:formula="of:=1-[.G493]" office:value-type="percentage" office:value="1">
            <text:p>100.00%</text:p>
          </table:table-cell>
          <table:table-cell table:style-name="ce2" table:formula="of:=EXP(-[.E492]*([.E492]-1)/2/[.$F$7])" office:value-type="percentage" office:value="7.82744375333735E-098">
            <text:p>0.00%</text:p>
          </table:table-cell>
          <table:table-cell table:formula="of:=1-[.I493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81">
            <text:p>481</text:p>
          </table:table-cell>
          <table:table-cell table:style-name="ce2" table:formula="of:=EXP(-[.E494]*[.E494]/2/[.$F$7])" office:value-type="percentage" office:value="7.51910897752626E-099">
            <text:p>0.00%</text:p>
          </table:table-cell>
          <table:table-cell table:style-name="ce2" table:formula="of:=[.G493]*[.F494]" office:value-type="percentage" office:value="0">
            <text:p>0.00%</text:p>
          </table:table-cell>
          <table:table-cell table:style-name="ce2" table:formula="of:=1-[.G494]" office:value-type="percentage" office:value="1">
            <text:p>100.00%</text:p>
          </table:table-cell>
          <table:table-cell table:style-name="ce2" table:formula="of:=EXP(-[.E493]*([.E493]-1)/2/[.$F$7])" office:value-type="percentage" office:value="3.07126372410547E-098">
            <text:p>0.00%</text:p>
          </table:table-cell>
          <table:table-cell table:formula="of:=1-[.I49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82">
            <text:p>482</text:p>
          </table:table-cell>
          <table:table-cell table:style-name="ce2" table:formula="of:=EXP(-[.E495]*[.E495]/2/[.$F$7])" office:value-type="percentage" office:value="2.93591146818745E-099">
            <text:p>0.00%</text:p>
          </table:table-cell>
          <table:table-cell table:style-name="ce2" table:formula="of:=[.G494]*[.F495]" office:value-type="percentage" office:value="0">
            <text:p>0.00%</text:p>
          </table:table-cell>
          <table:table-cell table:style-name="ce2" table:formula="of:=1-[.G495]" office:value-type="percentage" office:value="1">
            <text:p>100.00%</text:p>
          </table:table-cell>
          <table:table-cell table:style-name="ce2" table:formula="of:=EXP(-[.E494]*([.E494]-1)/2/[.$F$7])" office:value-type="percentage" office:value="1.20272415536804E-098">
            <text:p>0.00%</text:p>
          </table:table-cell>
          <table:table-cell table:formula="of:=1-[.I495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83">
            <text:p>483</text:p>
          </table:table-cell>
          <table:table-cell table:style-name="ce2" table:formula="of:=EXP(-[.E496]*[.E496]/2/[.$F$7])" office:value-type="percentage" office:value="1.144119269307E-099">
            <text:p>0.00%</text:p>
          </table:table-cell>
          <table:table-cell table:style-name="ce2" table:formula="of:=[.G495]*[.F496]" office:value-type="percentage" office:value="0">
            <text:p>0.00%</text:p>
          </table:table-cell>
          <table:table-cell table:style-name="ce2" table:formula="of:=1-[.G496]" office:value-type="percentage" office:value="1">
            <text:p>100.00%</text:p>
          </table:table-cell>
          <table:table-cell table:style-name="ce2" table:formula="of:=EXP(-[.E495]*([.E495]-1)/2/[.$F$7])" office:value-type="percentage" office:value="4.70074535075877E-099">
            <text:p>0.00%</text:p>
          </table:table-cell>
          <table:table-cell table:formula="of:=1-[.I496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84">
            <text:p>484</text:p>
          </table:table-cell>
          <table:table-cell table:style-name="ce2" table:formula="of:=EXP(-[.E497]*[.E497]/2/[.$F$7])" office:value-type="percentage" office:value="4.44991190522957E-100">
            <text:p>0.00%</text:p>
          </table:table-cell>
          <table:table-cell table:style-name="ce2" table:formula="of:=[.G496]*[.F497]" office:value-type="percentage" office:value="0">
            <text:p>0.00%</text:p>
          </table:table-cell>
          <table:table-cell table:style-name="ce2" table:formula="of:=1-[.G497]" office:value-type="percentage" office:value="1">
            <text:p>100.00%</text:p>
          </table:table-cell>
          <table:table-cell table:style-name="ce2" table:formula="of:=EXP(-[.E496]*([.E496]-1)/2/[.$F$7])" office:value-type="percentage" office:value="1.83366158042219E-099">
            <text:p>0.00%</text:p>
          </table:table-cell>
          <table:table-cell table:formula="of:=1-[.I497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85">
            <text:p>485</text:p>
          </table:table-cell>
          <table:table-cell table:style-name="ce2" table:formula="of:=EXP(-[.E498]*[.E498]/2/[.$F$7])" office:value-type="percentage" office:value="1.72736173685638E-100">
            <text:p>0.00%</text:p>
          </table:table-cell>
          <table:table-cell table:style-name="ce2" table:formula="of:=[.G497]*[.F498]" office:value-type="percentage" office:value="0">
            <text:p>0.00%</text:p>
          </table:table-cell>
          <table:table-cell table:style-name="ce2" table:formula="of:=1-[.G498]" office:value-type="percentage" office:value="1">
            <text:p>100.00%</text:p>
          </table:table-cell>
          <table:table-cell table:style-name="ce2" table:formula="of:=EXP(-[.E497]*([.E497]-1)/2/[.$F$7])" office:value-type="percentage" office:value="7.13877040548665E-100">
            <text:p>0.00%</text:p>
          </table:table-cell>
          <table:table-cell table:formula="of:=1-[.I498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86">
            <text:p>486</text:p>
          </table:table-cell>
          <table:table-cell table:style-name="ce2" table:formula="of:=EXP(-[.E499]*[.E499]/2/[.$F$7])" office:value-type="percentage" office:value="6.69216970641366E-101">
            <text:p>0.00%</text:p>
          </table:table-cell>
          <table:table-cell table:style-name="ce2" table:formula="of:=[.G498]*[.F499]" office:value-type="percentage" office:value="0">
            <text:p>0.00%</text:p>
          </table:table-cell>
          <table:table-cell table:style-name="ce2" table:formula="of:=1-[.G499]" office:value-type="percentage" office:value="1">
            <text:p>100.00%</text:p>
          </table:table-cell>
          <table:table-cell table:style-name="ce2" table:formula="of:=EXP(-[.E498]*([.E498]-1)/2/[.$F$7])" office:value-type="percentage" office:value="2.77382726149657E-100">
            <text:p>0.00%</text:p>
          </table:table-cell>
          <table:table-cell table:formula="of:=1-[.I499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87">
            <text:p>487</text:p>
          </table:table-cell>
          <table:table-cell table:style-name="ce2" table:formula="of:=EXP(-[.E500]*[.E500]/2/[.$F$7])" office:value-type="percentage" office:value="2.58763111532905E-101">
            <text:p>0.00%</text:p>
          </table:table-cell>
          <table:table-cell table:style-name="ce2" table:formula="of:=[.G499]*[.F500]" office:value-type="percentage" office:value="0">
            <text:p>0.00%</text:p>
          </table:table-cell>
          <table:table-cell table:style-name="ce2" table:formula="of:=1-[.G500]" office:value-type="percentage" office:value="1">
            <text:p>100.00%</text:p>
          </table:table-cell>
          <table:table-cell table:style-name="ce2" table:formula="of:=EXP(-[.E499]*([.E499]-1)/2/[.$F$7])" office:value-type="percentage" office:value="1.07569011645867E-100">
            <text:p>0.00%</text:p>
          </table:table-cell>
          <table:table-cell table:formula="of:=1-[.I500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88">
            <text:p>488</text:p>
          </table:table-cell>
          <table:table-cell table:style-name="ce2" table:formula="of:=EXP(-[.E501]*[.E501]/2/[.$F$7])" office:value-type="percentage" office:value="9.98595379802291E-102">
            <text:p>0.00%</text:p>
          </table:table-cell>
          <table:table-cell table:style-name="ce2" table:formula="of:=[.G500]*[.F501]" office:value-type="percentage" office:value="0">
            <text:p>0.00%</text:p>
          </table:table-cell>
          <table:table-cell table:style-name="ce2" table:formula="of:=1-[.G501]" office:value-type="percentage" office:value="1">
            <text:p>100.00%</text:p>
          </table:table-cell>
          <table:table-cell table:style-name="ce2" table:formula="of:=EXP(-[.E500]*([.E500]-1)/2/[.$F$7])" office:value-type="percentage" office:value="4.16338634093617E-101">
            <text:p>0.00%</text:p>
          </table:table-cell>
          <table:table-cell table:formula="of:=1-[.I501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89">
            <text:p>489</text:p>
          </table:table-cell>
          <table:table-cell table:style-name="ce2" table:formula="of:=EXP(-[.E502]*[.E502]/2/[.$F$7])" office:value-type="percentage" office:value="3.84617028821226E-102">
            <text:p>0.00%</text:p>
          </table:table-cell>
          <table:table-cell table:style-name="ce2" table:formula="of:=[.G501]*[.F502]" office:value-type="percentage" office:value="0">
            <text:p>0.00%</text:p>
          </table:table-cell>
          <table:table-cell table:style-name="ce2" table:formula="of:=1-[.G502]" office:value-type="percentage" office:value="1">
            <text:p>100.00%</text:p>
          </table:table-cell>
          <table:table-cell table:style-name="ce2" table:formula="of:=EXP(-[.E501]*([.E501]-1)/2/[.$F$7])" office:value-type="percentage" office:value="1.60826650248208E-101">
            <text:p>0.00%</text:p>
          </table:table-cell>
          <table:table-cell table:formula="of:=1-[.I502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90">
            <text:p>490</text:p>
          </table:table-cell>
          <table:table-cell table:style-name="ce2" table:formula="of:=EXP(-[.E503]*[.E503]/2/[.$F$7])" office:value-type="percentage" office:value="1.47849286637634E-102">
            <text:p>0.00%</text:p>
          </table:table-cell>
          <table:table-cell table:style-name="ce2" table:formula="of:=[.G502]*[.F503]" office:value-type="percentage" office:value="0">
            <text:p>0.00%</text:p>
          </table:table-cell>
          <table:table-cell table:style-name="ce2" table:formula="of:=1-[.G503]" office:value-type="percentage" office:value="1">
            <text:p>100.00%</text:p>
          </table:table-cell>
          <table:table-cell table:style-name="ce2" table:formula="of:=EXP(-[.E502]*([.E502]-1)/2/[.$F$7])" office:value-type="percentage" office:value="6.20041971292373E-102">
            <text:p>0.00%</text:p>
          </table:table-cell>
          <table:table-cell table:formula="of:=1-[.I503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91">
            <text:p>491</text:p>
          </table:table-cell>
          <table:table-cell table:style-name="ce2" table:formula="of:=EXP(-[.E504]*[.E504]/2/[.$F$7])" office:value-type="percentage" office:value="5.67233310737886E-103">
            <text:p>0.00%</text:p>
          </table:table-cell>
          <table:table-cell table:style-name="ce2" table:formula="of:=[.G503]*[.F504]" office:value-type="percentage" office:value="0">
            <text:p>0.00%</text:p>
          </table:table-cell>
          <table:table-cell table:style-name="ce2" table:formula="of:=1-[.G504]" office:value-type="percentage" office:value="1">
            <text:p>100.00%</text:p>
          </table:table-cell>
          <table:table-cell table:style-name="ce2" table:formula="of:=EXP(-[.E503]*([.E503]-1)/2/[.$F$7])" office:value-type="percentage" office:value="2.3858104081395E-102">
            <text:p>0.00%</text:p>
          </table:table-cell>
          <table:table-cell table:formula="of:=1-[.I50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92">
            <text:p>492</text:p>
          </table:table-cell>
          <table:table-cell table:style-name="ce2" table:formula="of:=EXP(-[.E505]*[.E505]/2/[.$F$7])" office:value-type="percentage" office:value="2.17198083504077E-103">
            <text:p>0.00%</text:p>
          </table:table-cell>
          <table:table-cell table:style-name="ce2" table:formula="of:=[.G504]*[.F505]" office:value-type="percentage" office:value="0">
            <text:p>0.00%</text:p>
          </table:table-cell>
          <table:table-cell table:style-name="ce2" table:formula="of:=1-[.G505]" office:value-type="percentage" office:value="1">
            <text:p>100.00%</text:p>
          </table:table-cell>
          <table:table-cell table:style-name="ce2" table:formula="of:=EXP(-[.E504]*([.E504]-1)/2/[.$F$7])" office:value-type="percentage" office:value="9.16225844462786E-103">
            <text:p>0.00%</text:p>
          </table:table-cell>
          <table:table-cell table:formula="of:=1-[.I505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93">
            <text:p>493</text:p>
          </table:table-cell>
          <table:table-cell table:style-name="ce2" table:formula="of:=EXP(-[.E506]*[.E506]/2/[.$F$7])" office:value-type="percentage" office:value="8.30045729344602E-104">
            <text:p>0.00%</text:p>
          </table:table-cell>
          <table:table-cell table:style-name="ce2" table:formula="of:=[.G505]*[.F506]" office:value-type="percentage" office:value="0">
            <text:p>0.00%</text:p>
          </table:table-cell>
          <table:table-cell table:style-name="ce2" table:formula="of:=1-[.G506]" office:value-type="percentage" office:value="1">
            <text:p>100.00%</text:p>
          </table:table-cell>
          <table:table-cell table:style-name="ce2" table:formula="of:=EXP(-[.E505]*([.E505]-1)/2/[.$F$7])" office:value-type="percentage" office:value="3.511728366485E-103">
            <text:p>0.00%</text:p>
          </table:table-cell>
          <table:table-cell table:formula="of:=1-[.I506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94">
            <text:p>494</text:p>
          </table:table-cell>
          <table:table-cell table:style-name="ce2" table:formula="of:=EXP(-[.E507]*[.E507]/2/[.$F$7])" office:value-type="percentage" office:value="3.16591914114541E-104">
            <text:p>0.00%</text:p>
          </table:table-cell>
          <table:table-cell table:style-name="ce2" table:formula="of:=[.G506]*[.F507]" office:value-type="percentage" office:value="0">
            <text:p>0.00%</text:p>
          </table:table-cell>
          <table:table-cell table:style-name="ce2" table:formula="of:=1-[.G507]" office:value-type="percentage" office:value="1">
            <text:p>100.00%</text:p>
          </table:table-cell>
          <table:table-cell table:style-name="ce2" table:formula="of:=EXP(-[.E506]*([.E506]-1)/2/[.$F$7])" office:value-type="percentage" office:value="1.34335582239417E-103">
            <text:p>0.00%</text:p>
          </table:table-cell>
          <table:table-cell table:formula="of:=1-[.I507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95">
            <text:p>495</text:p>
          </table:table-cell>
          <table:table-cell table:style-name="ce2" table:formula="of:=EXP(-[.E508]*[.E508]/2/[.$F$7])" office:value-type="percentage" office:value="1.20517298045013E-104">
            <text:p>0.00%</text:p>
          </table:table-cell>
          <table:table-cell table:style-name="ce2" table:formula="of:=[.G507]*[.F508]" office:value-type="percentage" office:value="0">
            <text:p>0.00%</text:p>
          </table:table-cell>
          <table:table-cell table:style-name="ce2" table:formula="of:=1-[.G508]" office:value-type="percentage" office:value="1">
            <text:p>100.00%</text:p>
          </table:table-cell>
          <table:table-cell table:style-name="ce2" table:formula="of:=EXP(-[.E507]*([.E507]-1)/2/[.$F$7])" office:value-type="percentage" office:value="5.12876708700526E-104">
            <text:p>0.00%</text:p>
          </table:table-cell>
          <table:table-cell table:formula="of:=1-[.I508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96">
            <text:p>496</text:p>
          </table:table-cell>
          <table:table-cell table:style-name="ce2" table:formula="of:=EXP(-[.E509]*[.E509]/2/[.$F$7])" office:value-type="percentage" office:value="4.57878996929158E-105">
            <text:p>0.00%</text:p>
          </table:table-cell>
          <table:table-cell table:style-name="ce2" table:formula="of:=[.G508]*[.F509]" office:value-type="percentage" office:value="0">
            <text:p>0.00%</text:p>
          </table:table-cell>
          <table:table-cell table:style-name="ce2" table:formula="of:=1-[.G509]" office:value-type="percentage" office:value="1">
            <text:p>100.00%</text:p>
          </table:table-cell>
          <table:table-cell table:style-name="ce2" table:formula="of:=EXP(-[.E508]*([.E508]-1)/2/[.$F$7])" office:value-type="percentage" office:value="1.95427942783096E-104">
            <text:p>0.00%</text:p>
          </table:table-cell>
          <table:table-cell table:formula="of:=1-[.I509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97">
            <text:p>497</text:p>
          </table:table-cell>
          <table:table-cell table:style-name="ce2" table:formula="of:=EXP(-[.E510]*[.E510]/2/[.$F$7])" office:value-type="percentage" office:value="1.7362162941385E-105">
            <text:p>0.00%</text:p>
          </table:table-cell>
          <table:table-cell table:style-name="ce2" table:formula="of:=[.G509]*[.F510]" office:value-type="percentage" office:value="0">
            <text:p>0.00%</text:p>
          </table:table-cell>
          <table:table-cell table:style-name="ce2" table:formula="of:=1-[.G510]" office:value-type="percentage" office:value="1">
            <text:p>100.00%</text:p>
          </table:table-cell>
          <table:table-cell table:style-name="ce2" table:formula="of:=EXP(-[.E509]*([.E509]-1)/2/[.$F$7])" office:value-type="percentage" office:value="7.43210971840962E-105">
            <text:p>0.00%</text:p>
          </table:table-cell>
          <table:table-cell table:formula="of:=1-[.I510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98">
            <text:p>498</text:p>
          </table:table-cell>
          <table:table-cell table:style-name="ce2" table:formula="of:=EXP(-[.E511]*[.E511]/2/[.$F$7])" office:value-type="percentage" office:value="6.57065555361451E-106">
            <text:p>0.00%</text:p>
          </table:table-cell>
          <table:table-cell table:style-name="ce2" table:formula="of:=[.G510]*[.F511]" office:value-type="percentage" office:value="0">
            <text:p>0.00%</text:p>
          </table:table-cell>
          <table:table-cell table:style-name="ce2" table:formula="of:=1-[.G511]" office:value-type="percentage" office:value="1">
            <text:p>100.00%</text:p>
          </table:table-cell>
          <table:table-cell table:style-name="ce2" table:formula="of:=EXP(-[.E510]*([.E510]-1)/2/[.$F$7])" office:value-type="percentage" office:value="2.82091066698777E-105">
            <text:p>0.00%</text:p>
          </table:table-cell>
          <table:table-cell table:formula="of:=1-[.I511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499">
            <text:p>499</text:p>
          </table:table-cell>
          <table:table-cell table:style-name="ce2" table:formula="of:=EXP(-[.E512]*[.E512]/2/[.$F$7])" office:value-type="percentage" office:value="2.48179178900424E-106">
            <text:p>0.00%</text:p>
          </table:table-cell>
          <table:table-cell table:style-name="ce2" table:formula="of:=[.G511]*[.F512]" office:value-type="percentage" office:value="0">
            <text:p>0.00%</text:p>
          </table:table-cell>
          <table:table-cell table:style-name="ce2" table:formula="of:=1-[.G512]" office:value-type="percentage" office:value="1">
            <text:p>100.00%</text:p>
          </table:table-cell>
          <table:table-cell table:style-name="ce2" table:formula="of:=EXP(-[.E511]*([.E511]-1)/2/[.$F$7])" office:value-type="percentage" office:value="1.06860775681738E-105">
            <text:p>0.00%</text:p>
          </table:table-cell>
          <table:table-cell table:formula="of:=1-[.I512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500">
            <text:p>500</text:p>
          </table:table-cell>
          <table:table-cell table:style-name="ce2" table:formula="of:=EXP(-[.E513]*[.E513]/2/[.$F$7])" office:value-type="percentage" office:value="9.35564542967164E-107">
            <text:p>0.00%</text:p>
          </table:table-cell>
          <table:table-cell table:style-name="ce2" table:formula="of:=[.G512]*[.F513]" office:value-type="percentage" office:value="0">
            <text:p>0.00%</text:p>
          </table:table-cell>
          <table:table-cell table:style-name="ce2" table:formula="of:=1-[.G513]" office:value-type="percentage" office:value="1">
            <text:p>100.00%</text:p>
          </table:table-cell>
          <table:table-cell table:style-name="ce2" table:formula="of:=EXP(-[.E512]*([.E512]-1)/2/[.$F$7])" office:value-type="percentage" office:value="4.04016479656E-106">
            <text:p>0.00%</text:p>
          </table:table-cell>
          <table:table-cell table:formula="of:=1-[.I513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501">
            <text:p>501</text:p>
          </table:table-cell>
          <table:table-cell table:style-name="ce2" table:formula="of:=EXP(-[.E514]*[.E514]/2/[.$F$7])" office:value-type="percentage" office:value="3.51992924256132E-107">
            <text:p>0.00%</text:p>
          </table:table-cell>
          <table:table-cell table:style-name="ce2" table:formula="of:=[.G513]*[.F514]" office:value-type="percentage" office:value="0">
            <text:p>0.00%</text:p>
          </table:table-cell>
          <table:table-cell table:style-name="ce2" table:formula="of:=1-[.G514]" office:value-type="percentage" office:value="1">
            <text:p>100.00%</text:p>
          </table:table-cell>
          <table:table-cell table:style-name="ce2" table:formula="of:=EXP(-[.E513]*([.E513]-1)/2/[.$F$7])" office:value-type="percentage" office:value="1.52451466564265E-106">
            <text:p>0.00%</text:p>
          </table:table-cell>
          <table:table-cell table:formula="of:=1-[.I51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502">
            <text:p>502</text:p>
          </table:table-cell>
          <table:table-cell table:style-name="ce2" table:formula="of:=EXP(-[.E515]*[.E515]/2/[.$F$7])" office:value-type="percentage" office:value="1.32173953737171E-107">
            <text:p>0.00%</text:p>
          </table:table-cell>
          <table:table-cell table:style-name="ce2" table:formula="of:=[.G514]*[.F515]" office:value-type="percentage" office:value="0">
            <text:p>0.00%</text:p>
          </table:table-cell>
          <table:table-cell table:style-name="ce2" table:formula="of:=1-[.G515]" office:value-type="percentage" office:value="1">
            <text:p>100.00%</text:p>
          </table:table-cell>
          <table:table-cell table:style-name="ce2" table:formula="of:=EXP(-[.E514]*([.E514]-1)/2/[.$F$7])" office:value-type="percentage" office:value="5.74137483740367E-107">
            <text:p>0.00%</text:p>
          </table:table-cell>
          <table:table-cell table:formula="of:=1-[.I515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503">
            <text:p>503</text:p>
          </table:table-cell>
          <table:table-cell table:style-name="ce2" table:formula="of:=EXP(-[.E516]*[.E516]/2/[.$F$7])" office:value-type="percentage" office:value="4.95347069233732E-108">
            <text:p>0.00%</text:p>
          </table:table-cell>
          <table:table-cell table:style-name="ce2" table:formula="of:=[.G515]*[.F516]" office:value-type="percentage" office:value="0">
            <text:p>0.00%</text:p>
          </table:table-cell>
          <table:table-cell table:style-name="ce2" table:formula="of:=1-[.G516]" office:value-type="percentage" office:value="1">
            <text:p>100.00%</text:p>
          </table:table-cell>
          <table:table-cell table:style-name="ce2" table:formula="of:=EXP(-[.E515]*([.E515]-1)/2/[.$F$7])" office:value-type="percentage" office:value="2.15800260800272E-107">
            <text:p>0.00%</text:p>
          </table:table-cell>
          <table:table-cell table:formula="of:=1-[.I516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504">
            <text:p>504</text:p>
          </table:table-cell>
          <table:table-cell table:style-name="ce2" table:formula="of:=EXP(-[.E517]*[.E517]/2/[.$F$7])" office:value-type="percentage" office:value="1.85278524243339E-108">
            <text:p>0.00%</text:p>
          </table:table-cell>
          <table:table-cell table:style-name="ce2" table:formula="of:=[.G516]*[.F517]" office:value-type="percentage" office:value="0">
            <text:p>0.00%</text:p>
          </table:table-cell>
          <table:table-cell table:style-name="ce2" table:formula="of:=1-[.G517]" office:value-type="percentage" office:value="1">
            <text:p>100.00%</text:p>
          </table:table-cell>
          <table:table-cell table:style-name="ce2" table:formula="of:=EXP(-[.E516]*([.E516]-1)/2/[.$F$7])" office:value-type="percentage" office:value="8.09542768008261E-108">
            <text:p>0.00%</text:p>
          </table:table-cell>
          <table:table-cell table:formula="of:=1-[.I517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505">
            <text:p>505</text:p>
          </table:table-cell>
          <table:table-cell table:style-name="ce2" table:formula="of:=EXP(-[.E518]*[.E518]/2/[.$F$7])" office:value-type="percentage" office:value="6.91659484328272E-109">
            <text:p>0.00%</text:p>
          </table:table-cell>
          <table:table-cell table:style-name="ce2" table:formula="of:=[.G517]*[.F518]" office:value-type="percentage" office:value="0">
            <text:p>0.00%</text:p>
          </table:table-cell>
          <table:table-cell table:style-name="ce2" table:formula="of:=1-[.G518]" office:value-type="percentage" office:value="1">
            <text:p>100.00%</text:p>
          </table:table-cell>
          <table:table-cell table:style-name="ce2" table:formula="of:=EXP(-[.E517]*([.E517]-1)/2/[.$F$7])" office:value-type="percentage" office:value="3.030954369491E-108">
            <text:p>0.00%</text:p>
          </table:table-cell>
          <table:table-cell table:formula="of:=1-[.I518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506">
            <text:p>506</text:p>
          </table:table-cell>
          <table:table-cell table:style-name="ce2" table:formula="of:=EXP(-[.E519]*[.E519]/2/[.$F$7])" office:value-type="percentage" office:value="2.57698184427625E-109">
            <text:p>0.00%</text:p>
          </table:table-cell>
          <table:table-cell table:style-name="ce2" table:formula="of:=[.G518]*[.F519]" office:value-type="percentage" office:value="0">
            <text:p>0.00%</text:p>
          </table:table-cell>
          <table:table-cell table:style-name="ce2" table:formula="of:=1-[.G519]" office:value-type="percentage" office:value="1">
            <text:p>100.00%</text:p>
          </table:table-cell>
          <table:table-cell table:style-name="ce2" table:formula="of:=EXP(-[.E518]*([.E518]-1)/2/[.$F$7])" office:value-type="percentage" office:value="1.13258490102424E-108">
            <text:p>0.00%</text:p>
          </table:table-cell>
          <table:table-cell table:formula="of:=1-[.I519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507">
            <text:p>507</text:p>
          </table:table-cell>
          <table:table-cell table:style-name="ce2" table:formula="of:=EXP(-[.E520]*[.E520]/2/[.$F$7])" office:value-type="percentage" office:value="9.58257329272581E-110">
            <text:p>0.00%</text:p>
          </table:table-cell>
          <table:table-cell table:style-name="ce2" table:formula="of:=[.G519]*[.F520]" office:value-type="percentage" office:value="0">
            <text:p>0.00%</text:p>
          </table:table-cell>
          <table:table-cell table:style-name="ce2" table:formula="of:=1-[.G520]" office:value-type="percentage" office:value="1">
            <text:p>100.00%</text:p>
          </table:table-cell>
          <table:table-cell table:style-name="ce2" table:formula="of:=EXP(-[.E519]*([.E519]-1)/2/[.$F$7])" office:value-type="percentage" office:value="4.22390270105686E-109">
            <text:p>0.00%</text:p>
          </table:table-cell>
          <table:table-cell table:formula="of:=1-[.I520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508">
            <text:p>508</text:p>
          </table:table-cell>
          <table:table-cell table:style-name="ce2" table:formula="of:=EXP(-[.E521]*[.E521]/2/[.$F$7])" office:value-type="percentage" office:value="3.55635174737729E-110">
            <text:p>0.00%</text:p>
          </table:table-cell>
          <table:table-cell table:style-name="ce2" table:formula="of:=[.G520]*[.F521]" office:value-type="percentage" office:value="0">
            <text:p>0.00%</text:p>
          </table:table-cell>
          <table:table-cell table:style-name="ce2" table:formula="of:=1-[.G521]" office:value-type="percentage" office:value="1">
            <text:p>100.00%</text:p>
          </table:table-cell>
          <table:table-cell table:style-name="ce2" table:formula="of:=EXP(-[.E520]*([.E520]-1)/2/[.$F$7])" office:value-type="percentage" office:value="1.57220369306041E-109">
            <text:p>0.00%</text:p>
          </table:table-cell>
          <table:table-cell table:formula="of:=1-[.I521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509">
            <text:p>509</text:p>
          </table:table-cell>
          <table:table-cell table:style-name="ce2" table:formula="of:=EXP(-[.E522]*[.E522]/2/[.$F$7])" office:value-type="percentage" office:value="1.31728284832739E-110">
            <text:p>0.00%</text:p>
          </table:table-cell>
          <table:table-cell table:style-name="ce2" table:formula="of:=[.G521]*[.F522]" office:value-type="percentage" office:value="0">
            <text:p>0.00%</text:p>
          </table:table-cell>
          <table:table-cell table:style-name="ce2" table:formula="of:=1-[.G522]" office:value-type="percentage" office:value="1">
            <text:p>100.00%</text:p>
          </table:table-cell>
          <table:table-cell table:style-name="ce2" table:formula="of:=EXP(-[.E521]*([.E521]-1)/2/[.$F$7])" office:value-type="percentage" office:value="5.8405734139777E-110">
            <text:p>0.00%</text:p>
          </table:table-cell>
          <table:table-cell table:formula="of:=1-[.I522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510">
            <text:p>510</text:p>
          </table:table-cell>
          <table:table-cell table:style-name="ce2" table:formula="of:=EXP(-[.E523]*[.E523]/2/[.$F$7])" office:value-type="percentage" office:value="4.86973281597063E-111">
            <text:p>0.00%</text:p>
          </table:table-cell>
          <table:table-cell table:style-name="ce2" table:formula="of:=[.G522]*[.F523]" office:value-type="percentage" office:value="0">
            <text:p>0.00%</text:p>
          </table:table-cell>
          <table:table-cell table:style-name="ce2" table:formula="of:=1-[.G523]" office:value-type="percentage" office:value="1">
            <text:p>100.00%</text:p>
          </table:table-cell>
          <table:table-cell table:style-name="ce2" table:formula="of:=EXP(-[.E522]*([.E522]-1)/2/[.$F$7])" office:value-type="percentage" office:value="2.16547877316379E-110">
            <text:p>0.00%</text:p>
          </table:table-cell>
          <table:table-cell table:formula="of:=1-[.I523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511">
            <text:p>511</text:p>
          </table:table-cell>
          <table:table-cell table:style-name="ce2" table:formula="of:=EXP(-[.E524]*[.E524]/2/[.$F$7])" office:value-type="percentage" office:value="1.79673074338594E-111">
            <text:p>0.00%</text:p>
          </table:table-cell>
          <table:table-cell table:style-name="ce2" table:formula="of:=[.G523]*[.F524]" office:value-type="percentage" office:value="0">
            <text:p>0.00%</text:p>
          </table:table-cell>
          <table:table-cell table:style-name="ce2" table:formula="of:=1-[.G524]" office:value-type="percentage" office:value="1">
            <text:p>100.00%</text:p>
          </table:table-cell>
          <table:table-cell table:style-name="ce2" table:formula="of:=EXP(-[.E523]*([.E523]-1)/2/[.$F$7])" office:value-type="percentage" office:value="8.01316606748499E-111">
            <text:p>0.00%</text:p>
          </table:table-cell>
          <table:table-cell table:formula="of:=1-[.I52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512">
            <text:p>512</text:p>
          </table:table-cell>
          <table:table-cell table:style-name="ce2" table:formula="of:=EXP(-[.E525]*[.E525]/2/[.$F$7])" office:value-type="percentage" office:value="6.61626105670949E-112">
            <text:p>0.00%</text:p>
          </table:table-cell>
          <table:table-cell table:style-name="ce2" table:formula="of:=[.G524]*[.F525]" office:value-type="percentage" office:value="0">
            <text:p>0.00%</text:p>
          </table:table-cell>
          <table:table-cell table:style-name="ce2" table:formula="of:=1-[.G525]" office:value-type="percentage" office:value="1">
            <text:p>100.00%</text:p>
          </table:table-cell>
          <table:table-cell table:style-name="ce2" table:formula="of:=EXP(-[.E524]*([.E524]-1)/2/[.$F$7])" office:value-type="percentage" office:value="2.95941672732413E-111">
            <text:p>0.00%</text:p>
          </table:table-cell>
          <table:table-cell table:formula="of:=1-[.I525]" office:value-type="percentage" office:value="1">
            <text:p>100.00%</text:p>
          </table:table-cell>
          <table:table-cell table:number-columns-repeated="1014"/>
        </table:table-row>
        <table:table-row table:style-name="ro3" table:number-rows-repeated="10480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7">12/17/2023</text:date>, <text:time>00:5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7T00:41:17.81</meta:creation-date>
    <meta:editing-duration>PT9M1S</meta:editing-duration>
    <meta:editing-cycles>6</meta:editing-cycles>
    <meta:generator>OpenOffice/4.1.14$Win32 OpenOffice.org_project/4114m1$Build-9811</meta:generator>
    <meta:initial-creator>Eduardo Murillo</meta:initial-creator>
    <dc:date>2023-12-17T00:50:18.21</dc:date>
    <dc:creator>Eduardo Murillo</dc:creator>
    <meta:document-statistic meta:table-count="3" meta:cell-count="3087" meta:object-count="0"/>
  </office:meta>
</office:document-meta>
</file>